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7.168cm"/>
    </style:style>
    <style:style style:name="co3" style:family="table-column">
      <style:table-column-properties fo:break-before="auto" style:column-width="42.76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676-5656</text:p>
          </table:table-cell>
          <table:table-cell office:value-type="string">
            <text:p>ENGENHARIAS II <text:s text:c="35"/></text:p>
          </table:table-cell>
          <table:table-cell office:value-type="string">
            <text:p>ABCDes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9-1775</text:p>
          </table:table-cell>
          <table:table-cell office:value-type="string">
            <text:p>ENGENHARIAS II <text:s text:c="35"/></text:p>
          </table:table-cell>
          <table:table-cell office:value-type="string">
            <text:p>Accreditation and Quality Assura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325X</text:p>
          </table:table-cell>
          <table:table-cell office:value-type="string">
            <text:p>ENGENHARIAS II <text:s text:c="35"/></text:p>
          </table:table-cell>
          <table:table-cell office:value-type="string">
            <text:p>ACI Materials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6-3969</text:p>
          </table:table-cell>
          <table:table-cell office:value-type="string">
            <text:p>ENGENHARIAS II <text:s text:c="35"/></text:p>
          </table:table-cell>
          <table:table-cell office:value-type="string">
            <text:p>Acoustical Science and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6-7947</text:p>
          </table:table-cell>
          <table:table-cell office:value-type="string">
            <text:p>ENGENHARIAS II <text:s text:c="35"/></text:p>
          </table:table-cell>
          <table:table-cell office:value-type="string">
            <text:p>Acta Acust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9-3006</text:p>
          </table:table-cell>
          <table:table-cell office:value-type="string">
            <text:p>ENGENHARIAS II <text:s text:c="35"/></text:p>
          </table:table-cell>
          <table:table-cell office:value-type="string">
            <text:p>Acta Alimentari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5967</text:p>
          </table:table-cell>
          <table:table-cell office:value-type="string">
            <text:p>ENGENHARIAS II <text:s text:c="35"/></text:p>
          </table:table-cell>
          <table:table-cell office:value-type="string">
            <text:p>Acta Amazon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298</text:p>
          </table:table-cell>
          <table:table-cell office:value-type="string">
            <text:p>ENGENHARIAS II <text:s text:c="35"/></text:p>
          </table:table-cell>
          <table:table-cell office:value-type="string">
            <text:p>Acta Ambiental Catarinens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53-5150</text:p>
          </table:table-cell>
          <table:table-cell office:value-type="string">
            <text:p>ENGENHARIAS II <text:s text:c="35"/></text:p>
          </table:table-cell>
          <table:table-cell office:value-type="string">
            <text:p>Acta Analy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5765</text:p>
          </table:table-cell>
          <table:table-cell office:value-type="string">
            <text:p>ENGENHARIAS II <text:s text:c="35"/></text:p>
          </table:table-cell>
          <table:table-cell office:value-type="string">
            <text:p>Acta Astronaut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7061</text:p>
          </table:table-cell>
          <table:table-cell office:value-type="string">
            <text:p>ENGENHARIAS II <text:s text:c="35"/></text:p>
          </table:table-cell>
          <table:table-cell office:value-type="string">
            <text:p>Acta Biomateriali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306</text:p>
          </table:table-cell>
          <table:table-cell office:value-type="string">
            <text:p>ENGENHARIAS II <text:s text:c="35"/></text:p>
          </table:table-cell>
          <table:table-cell office:value-type="string">
            <text:p>Acta Botanica Brasíl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650</text:p>
          </table:table-cell>
          <table:table-cell office:value-type="string">
            <text:p>ENGENHARIAS II <text:s text:c="35"/></text:p>
          </table:table-cell>
          <table:table-cell office:value-type="string">
            <text:p>Acta Cirúrgica Brasileir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8-7681</text:p>
          </table:table-cell>
          <table:table-cell office:value-type="string">
            <text:p>ENGENHARIAS II <text:s text:c="35"/></text:p>
          </table:table-cell>
          <table:table-cell office:value-type="string">
            <text:p>Acta Crystallographica. Section B, Structural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8-2701</text:p>
          </table:table-cell>
          <table:table-cell office:value-type="string">
            <text:p>ENGENHARIAS II <text:s text:c="35"/></text:p>
          </table:table-cell>
          <table:table-cell office:value-type="string">
            <text:p>Acta Crystallographica. Section C, Crystal Structure Communications.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0-5368</text:p>
          </table:table-cell>
          <table:table-cell office:value-type="string">
            <text:p>ENGENHARIAS II <text:s text:c="35"/></text:p>
          </table:table-cell>
          <table:table-cell office:value-type="string">
            <text:p>Acta Crystallographica. Section 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2383</text:p>
          </table:table-cell>
          <table:table-cell office:value-type="string">
            <text:p>ENGENHARIAS II <text:s text:c="35"/></text:p>
          </table:table-cell>
          <table:table-cell office:value-type="string">
            <text:p>Acta Farmacéutica Bonaerens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7-7572</text:p>
          </table:table-cell>
          <table:table-cell office:value-type="string">
            <text:p>ENGENHARIAS II <text:s text:c="35"/></text:p>
          </table:table-cell>
          <table:table-cell office:value-type="string">
            <text:p>Acta Horticultura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6454</text:p>
          </table:table-cell>
          <table:table-cell office:value-type="string">
            <text:p>ENGENHARIAS II <text:s text:c="35"/></text:p>
          </table:table-cell>
          <table:table-cell office:value-type="string">
            <text:p>Acta Materialia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160</text:p>
          </table:table-cell>
          <table:table-cell office:value-type="string">
            <text:p>ENGENHARIAS II <text:s text:c="35"/></text:p>
          </table:table-cell>
          <table:table-cell office:value-type="string">
            <text:p>Acta Metallurg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35-1532</text:p>
          </table:table-cell>
          <table:table-cell office:value-type="string">
            <text:p>ENGENHARIAS II <text:s text:c="35"/></text:p>
          </table:table-cell>
          <table:table-cell office:value-type="string">
            <text:p>Acta Metallurgica Slova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8-4545</text:p>
          </table:table-cell>
          <table:table-cell office:value-type="string">
            <text:p>ENGENHARIAS II <text:s text:c="35"/></text:p>
          </table:table-cell>
          <table:table-cell office:value-type="string">
            <text:p>Acta Microscópica - Interamerican Committee of Societies for Electron Microscop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4815</text:p>
          </table:table-cell>
          <table:table-cell office:value-type="string">
            <text:p>ENGENHARIAS II <text:s text:c="35"/></text:p>
          </table:table-cell>
          <table:table-cell office:value-type="string">
            <text:p>Acta Odontológica Latinoamerica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357</text:p>
          </table:table-cell>
          <table:table-cell office:value-type="string">
            <text:p>ENGENHARIAS II <text:s text:c="35"/></text:p>
          </table:table-cell>
          <table:table-cell office:value-type="string">
            <text:p>Acta Odontologica Scandinavica (Trykt utg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365</text:p>
          </table:table-cell>
          <table:table-cell office:value-type="string">
            <text:p>ENGENHARIAS II <text:s text:c="35"/></text:p>
          </table:table-cell>
          <table:table-cell office:value-type="string">
            <text:p>Acta Odontológica Venezolan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100</text:p>
          </table:table-cell>
          <table:table-cell office:value-type="string">
            <text:p>ENGENHARIAS II <text:s text:c="35"/></text:p>
          </table:table-cell>
          <table:table-cell office:value-type="string">
            <text:p>Acta Paulista de Enfermagem (UNIFES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7-4246</text:p>
          </table:table-cell>
          <table:table-cell office:value-type="string">
            <text:p>ENGENHARIAS II <text:s text:c="35"/></text:p>
          </table:table-cell>
          <table:table-cell office:value-type="string">
            <text:p>Acta Physica Polonica. 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16</text:p>
          </table:table-cell>
          <table:table-cell office:value-type="string">
            <text:p>ENGENHARIAS II <text:s text:c="35"/></text:p>
          </table:table-cell>
          <table:table-cell office:value-type="string">
            <text:p>Acta Scientiae Veterinaria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814</text:p>
          </table:table-cell>
          <table:table-cell office:value-type="string">
            <text:p>ENGENHARIAS II <text:s text:c="35"/></text:p>
          </table:table-cell>
          <table:table-cell office:value-type="string">
            <text:p>Acta Scientiarum (UEM) (Cessou em 2002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563</text:p>
          </table:table-cell>
          <table:table-cell office:value-type="string">
            <text:p>ENGENHARIAS II <text:s text:c="35"/></text:p>
          </table:table-cell>
          <table:table-cell office:value-type="string">
            <text:p>Acta Scientiarum. Technolog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64</text:p>
          </table:table-cell>
          <table:table-cell office:value-type="string">
            <text:p>ENGENHARIAS II <text:s text:c="35"/></text:p>
          </table:table-cell>
          <table:table-cell office:value-type="string">
            <text:p>Acta Scientiarum. Techn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06X</text:p>
          </table:table-cell>
          <table:table-cell office:value-type="string">
            <text:p>ENGENHARIAS II <text:s text:c="35"/></text:p>
          </table:table-cell>
          <table:table-cell office:value-type="string">
            <text:p>Acta Tropic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204</text:p>
          </table:table-cell>
          <table:table-cell office:value-type="string">
            <text:p>ENGENHARIAS II <text:s text:c="35"/></text:p>
          </table:table-cell>
          <table:table-cell office:value-type="string">
            <text:p>Activity Report (Laboratório Nacional de Luz Síncrotro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929</text:p>
          </table:table-cell>
          <table:table-cell office:value-type="string">
            <text:p>ENGENHARIAS II <text:s text:c="35"/></text:p>
          </table:table-cell>
          <table:table-cell office:value-type="string">
            <text:p>Adm. MADE (Universidade Estácio de Sá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5607</text:p>
          </table:table-cell>
          <table:table-cell office:value-type="string">
            <text:p>ENGENHARIAS II <text:s text:c="35"/></text:p>
          </table:table-cell>
          <table:table-cell office:value-type="string">
            <text:p>Adsorption (Bost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6174</text:p>
          </table:table-cell>
          <table:table-cell office:value-type="string">
            <text:p>ENGENHARIAS II <text:s text:c="35"/></text:p>
          </table:table-cell>
          <table:table-cell office:value-type="string">
            <text:p>Adsorption Science &amp;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1656</text:p>
          </table:table-cell>
          <table:table-cell office:value-type="string">
            <text:p>ENGENHARIAS II <text:s text:c="35"/></text:p>
          </table:table-cell>
          <table:table-cell office:value-type="string">
            <text:p>Advanced Engineering Material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6-301X</text:p>
          </table:table-cell>
          <table:table-cell office:value-type="string">
            <text:p>ENGENHARIAS II <text:s text:c="35"/></text:p>
          </table:table-cell>
          <table:table-cell office:value-type="string">
            <text:p>Advanced Functional Material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5-9648</text:p>
          </table:table-cell>
          <table:table-cell office:value-type="string">
            <text:p>ENGENHARIAS II <text:s text:c="35"/></text:p>
          </table:table-cell>
          <table:table-cell office:value-type="string">
            <text:p>Advanced Materials (Weinheim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7-9257</text:p>
          </table:table-cell>
          <table:table-cell office:value-type="string">
            <text:p>ENGENHARIAS II <text:s text:c="35"/></text:p>
          </table:table-cell>
          <table:table-cell office:value-type="string">
            <text:p>Advanced Materials for Optics and Electronics (Cessou em 2000. Cont. ISSN 1616-301X Advanced Functional Materials (Print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831</text:p>
          </table:table-cell>
          <table:table-cell office:value-type="string">
            <text:p>ENGENHARIAS II <text:s text:c="35"/></text:p>
          </table:table-cell>
          <table:table-cell office:value-type="string">
            <text:p>Advanced Powder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4150</text:p>
          </table:table-cell>
          <table:table-cell office:value-type="string">
            <text:p>ENGENHARIAS II <text:s text:c="35"/></text:p>
          </table:table-cell>
          <table:table-cell office:value-type="string">
            <text:p>Advanced Synthesis &amp; Catalysi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6753</text:p>
          </table:table-cell>
          <table:table-cell office:value-type="string">
            <text:p>ENGENHARIAS II <text:s text:c="35"/></text:p>
          </table:table-cell>
          <table:table-cell office:value-type="string">
            <text:p>Advances in Applied Ceram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4-6145</text:p>
          </table:table-cell>
          <table:table-cell office:value-type="string">
            <text:p>ENGENHARIAS II <text:s text:c="35"/></text:p>
          </table:table-cell>
          <table:table-cell office:value-type="string">
            <text:p>Advances in Biochemical Engineering, Bio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7197</text:p>
          </table:table-cell>
          <table:table-cell office:value-type="string">
            <text:p>ENGENHARIAS II <text:s text:c="35"/></text:p>
          </table:table-cell>
          <table:table-cell office:value-type="string">
            <text:p>Advances in Cement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8686</text:p>
          </table:table-cell>
          <table:table-cell office:value-type="string">
            <text:p>ENGENHARIAS II <text:s text:c="35"/></text:p>
          </table:table-cell>
          <table:table-cell office:value-type="string">
            <text:p>Advances in Colloid and Interface 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6999</text:p>
          </table:table-cell>
          <table:table-cell office:value-type="string">
            <text:p>ENGENHARIAS II <text:s text:c="35"/></text:p>
          </table:table-cell>
          <table:table-cell office:value-type="string">
            <text:p>Advances in Computer Science and Engineer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0191</text:p>
          </table:table-cell>
          <table:table-cell office:value-type="string">
            <text:p>ENGENHARIAS II <text:s text:c="35"/></text:p>
          </table:table-cell>
          <table:table-cell office:value-type="string">
            <text:p>Advances in Environmental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6679</text:p>
          </table:table-cell>
          <table:table-cell office:value-type="string">
            <text:p>ENGENHARIAS II <text:s text:c="35"/></text:p>
          </table:table-cell>
          <table:table-cell office:value-type="string">
            <text:p>Advances in Polymer Tech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2-0356</text:p>
          </table:table-cell>
          <table:table-cell office:value-type="string">
            <text:p>ENGENHARIAS II <text:s text:c="35"/></text:p>
          </table:table-cell>
          <table:table-cell office:value-type="string">
            <text:p>Advances in Science and Techn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0-0731</text:p>
          </table:table-cell>
          <table:table-cell office:value-type="string">
            <text:p>ENGENHARIAS II <text:s text:c="35"/></text:p>
          </table:table-cell>
          <table:table-cell office:value-type="string">
            <text:p>Advances in Technology of Materials and Materials Process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9704</text:p>
          </table:table-cell>
          <table:table-cell office:value-type="string">
            <text:p>ENGENHARIAS II <text:s text:c="35"/></text:p>
          </table:table-cell>
          <table:table-cell office:value-type="string">
            <text:p>Afinidad (Barcelon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997</text:p>
          </table:table-cell>
          <table:table-cell office:value-type="string">
            <text:p>ENGENHARIAS II <text:s text:c="35"/></text:p>
          </table:table-cell>
          <table:table-cell office:value-type="string">
            <text:p>Agrária (Recife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3774</text:p>
          </table:table-cell>
          <table:table-cell office:value-type="string">
            <text:p>ENGENHARIAS II <text:s text:c="35"/></text:p>
          </table:table-cell>
          <table:table-cell office:value-type="string">
            <text:p>Agricultural Water Manage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2-6996</text:p>
          </table:table-cell>
          <table:table-cell office:value-type="string">
            <text:p>ENGENHARIAS II <text:s text:c="35"/></text:p>
          </table:table-cell>
          <table:table-cell office:value-type="string">
            <text:p>Agro Food Industry Hi-Te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0-6012</text:p>
          </table:table-cell>
          <table:table-cell office:value-type="string">
            <text:p>ENGENHARIAS II <text:s text:c="35"/></text:p>
          </table:table-cell>
          <table:table-cell office:value-type="string">
            <text:p>Agro-Industry Hi-Tech (Cessou em 1990. Cont. ISSN 1722-6996 Agro Food Industry Hi-Tech (Testo Stampat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467</text:p>
          </table:table-cell>
          <table:table-cell office:value-type="string">
            <text:p>ENGENHARIAS II <text:s text:c="35"/></text:p>
          </table:table-cell>
          <table:table-cell office:value-type="string">
            <text:p>Agropecuária Técnica (UFPB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004</text:p>
          </table:table-cell>
          <table:table-cell office:value-type="string">
            <text:p>ENGENHARIAS II <text:s text:c="35"/></text:p>
          </table:table-cell>
          <table:table-cell office:value-type="string">
            <text:p>Águas Subterrâneas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1541</text:p>
          </table:table-cell>
          <table:table-cell office:value-type="string">
            <text:p>ENGENHARIAS II <text:s text:c="35"/></text:p>
          </table:table-cell>
          <table:table-cell office:value-type="string">
            <text:p>AIChE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243X</text:p>
          </table:table-cell>
          <table:table-cell office:value-type="string">
            <text:p>ENGENHARIAS II <text:s text:c="35"/></text:p>
          </table:table-cell>
          <table:table-cell office:value-type="string">
            <text:p>AIP Conference Proceeding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4055</text:p>
          </table:table-cell>
          <table:table-cell office:value-type="string">
            <text:p>ENGENHARIAS II <text:s text:c="35"/></text:p>
          </table:table-cell>
          <table:table-cell office:value-type="string">
            <text:p>ALASBIMN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755</text:p>
          </table:table-cell>
          <table:table-cell office:value-type="string">
            <text:p>ENGENHARIAS II <text:s text:c="35"/></text:p>
          </table:table-cell>
          <table:table-cell office:value-type="string">
            <text:p>Alimentaria (Madrid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0-2180</text:p>
          </table:table-cell>
          <table:table-cell office:value-type="string">
            <text:p>ENGENHARIAS II <text:s text:c="35"/></text:p>
          </table:table-cell>
          <table:table-cell office:value-type="string">
            <text:p>Alimentos Ciencia e Ingenierí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235</text:p>
          </table:table-cell>
          <table:table-cell office:value-type="string">
            <text:p>ENGENHARIAS II <text:s text:c="35"/></text:p>
          </table:table-cell>
          <table:table-cell office:value-type="string">
            <text:p>Alimentos e Nutrição (UNESP. Maril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2-3818</text:p>
          </table:table-cell>
          <table:table-cell office:value-type="string">
            <text:p>ENGENHARIAS II <text:s text:c="35"/></text:p>
          </table:table-cell>
          <table:table-cell office:value-type="string">
            <text:p>Altlasten-Spektrum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621</text:p>
          </table:table-cell>
          <table:table-cell office:value-type="string">
            <text:p>ENGENHARIAS II <text:s text:c="35"/></text:p>
          </table:table-cell>
          <table:table-cell office:value-type="string">
            <text:p>Ambiente Construído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876</text:p>
          </table:table-cell>
          <table:table-cell office:value-type="string">
            <text:p>ENGENHARIAS II <text:s text:c="35"/></text:p>
          </table:table-cell>
          <table:table-cell office:value-type="string">
            <text:p>Ambiente Construído (São Paul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7812</text:p>
          </table:table-cell>
          <table:table-cell office:value-type="string">
            <text:p>ENGENHARIAS II <text:s text:c="35"/></text:p>
          </table:table-cell>
          <table:table-cell office:value-type="string">
            <text:p>American Ceramic Society Bulleti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5406</text:p>
          </table:table-cell>
          <table:table-cell office:value-type="string">
            <text:p>ENGENHARIAS II <text:s text:c="35"/></text:p>
          </table:table-cell>
          <table:table-cell office:value-type="string">
            <text:p>American Journal of Orthodontics and Dentofacial Orthoped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505</text:p>
          </table:table-cell>
          <table:table-cell office:value-type="string">
            <text:p>ENGENHARIAS II <text:s text:c="35"/></text:p>
          </table:table-cell>
          <table:table-cell office:value-type="string">
            <text:p>American Journal of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8012</text:p>
          </table:table-cell>
          <table:table-cell office:value-type="string">
            <text:p>ENGENHARIAS II <text:s text:c="35"/></text:p>
          </table:table-cell>
          <table:table-cell office:value-type="string">
            <text:p>American Pharmaceutical Review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3765</text:p>
          </table:table-cell>
          <table:table-cell office:value-type="string">
            <text:p>ENGENHARIAS II <text:s text:c="35"/></text:p>
          </table:table-cell>
          <table:table-cell office:value-type="string">
            <text:p>Anais da Academia Brasileira de Ciência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073</text:p>
          </table:table-cell>
          <table:table-cell office:value-type="string">
            <text:p>ENGENHARIAS II <text:s text:c="35"/></text:p>
          </table:table-cell>
          <table:table-cell office:value-type="string">
            <text:p>Anais da Associação Brasileira de Quím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54</text:p>
          </table:table-cell>
          <table:table-cell office:value-type="string">
            <text:p>ENGENHARIAS II <text:s text:c="35"/></text:p>
          </table:table-cell>
          <table:table-cell office:value-type="string">
            <text:p>Analyst (London. 1877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055</text:p>
          </table:table-cell>
          <table:table-cell office:value-type="string">
            <text:p>ENGENHARIAS II <text:s text:c="35"/></text:p>
          </table:table-cell>
          <table:table-cell office:value-type="string">
            <text:p>Analytica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70</text:p>
          </table:table-cell>
          <table:table-cell office:value-type="string">
            <text:p>ENGENHARIAS II <text:s text:c="35"/></text:p>
          </table:table-cell>
          <table:table-cell office:value-type="string">
            <text:p>Analytica Chimica Act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2642</text:p>
          </table:table-cell>
          <table:table-cell office:value-type="string">
            <text:p>ENGENHARIAS II <text:s text:c="35"/></text:p>
          </table:table-cell>
          <table:table-cell office:value-type="string">
            <text:p>Analytical and Bioanalytical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97</text:p>
          </table:table-cell>
          <table:table-cell office:value-type="string">
            <text:p>ENGENHARIAS II <text:s text:c="35"/></text:p>
          </table:table-cell>
          <table:table-cell office:value-type="string">
            <text:p>Analytical Bio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700</text:p>
          </table:table-cell>
          <table:table-cell office:value-type="string">
            <text:p>ENGENHARIAS II <text:s text:c="35"/></text:p>
          </table:table-cell>
          <table:table-cell office:value-type="string">
            <text:p>Analytical Chemistry (Washingt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719</text:p>
          </table:table-cell>
          <table:table-cell office:value-type="string">
            <text:p>ENGENHARIAS II <text:s text:c="35"/></text:p>
          </table:table-cell>
          <table:table-cell office:value-type="string">
            <text:p>Analytical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0-6340</text:p>
          </table:table-cell>
          <table:table-cell office:value-type="string">
            <text:p>ENGENHARIAS II <text:s text:c="35"/></text:p>
          </table:table-cell>
          <table:table-cell office:value-type="string">
            <text:p>Analytical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7851</text:p>
          </table:table-cell>
          <table:table-cell office:value-type="string">
            <text:p>ENGENHARIAS II <text:s text:c="35"/></text:p>
          </table:table-cell>
          <table:table-cell office:value-type="string">
            <text:p>Angewandte Chemie (International e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746</text:p>
          </table:table-cell>
          <table:table-cell office:value-type="string">
            <text:p>ENGENHARIAS II <text:s text:c="35"/></text:p>
          </table:table-cell>
          <table:table-cell office:value-type="string">
            <text:p>Annals of Applied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308</text:p>
          </table:table-cell>
          <table:table-cell office:value-type="string">
            <text:p>ENGENHARIAS II <text:s text:c="35"/></text:p>
          </table:table-cell>
          <table:table-cell office:value-type="string">
            <text:p>Annals of Magnetic Resona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549</text:p>
          </table:table-cell>
          <table:table-cell office:value-type="string">
            <text:p>ENGENHARIAS II <text:s text:c="35"/></text:p>
          </table:table-cell>
          <table:table-cell office:value-type="string">
            <text:p>Annals of Nuclear Ener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1-7331</text:p>
          </table:table-cell>
          <table:table-cell office:value-type="string">
            <text:p>ENGENHARIAS II <text:s text:c="35"/></text:p>
          </table:table-cell>
          <table:table-cell office:value-type="string">
            <text:p>Annual Review of Materials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5599</text:p>
          </table:table-cell>
          <table:table-cell office:value-type="string">
            <text:p>ENGENHARIAS II <text:s text:c="35"/></text:p>
          </table:table-cell>
          <table:table-cell office:value-type="string">
            <text:p>Anti-Corrosion Methods and Mate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4804</text:p>
          </table:table-cell>
          <table:table-cell office:value-type="string">
            <text:p>ENGENHARIAS II <text:s text:c="35"/></text:p>
          </table:table-cell>
          <table:table-cell office:value-type="string">
            <text:p>Antimicrobial Agents and Chemotherap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072</text:p>
          </table:table-cell>
          <table:table-cell office:value-type="string">
            <text:p>ENGENHARIAS II <text:s text:c="35"/></text:p>
          </table:table-cell>
          <table:table-cell office:value-type="string">
            <text:p>Antonie van Leeuwenhoek (Gedruk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38-6807</text:p>
          </table:table-cell>
          <table:table-cell office:value-type="string">
            <text:p>ENGENHARIAS II <text:s text:c="35"/></text:p>
          </table:table-cell>
          <table:table-cell office:value-type="string">
            <text:p>Appita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82X</text:p>
          </table:table-cell>
          <table:table-cell office:value-type="string">
            <text:p>ENGENHARIAS II <text:s text:c="35"/></text:p>
          </table:table-cell>
          <table:table-cell office:value-type="string">
            <text:p>Applied Acous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9514</text:p>
          </table:table-cell>
          <table:table-cell office:value-type="string">
            <text:p>ENGENHARIAS II <text:s text:c="35"/></text:p>
          </table:table-cell>
          <table:table-cell office:value-type="string">
            <text:p>Applied Artificial Intellig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2289</text:p>
          </table:table-cell>
          <table:table-cell office:value-type="string">
            <text:p>ENGENHARIAS II <text:s text:c="35"/></text:p>
          </table:table-cell>
          <table:table-cell office:value-type="string">
            <text:p>Applied Biochemistry and Bio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860X</text:p>
          </table:table-cell>
          <table:table-cell office:value-type="string">
            <text:p>ENGENHARIAS II <text:s text:c="35"/></text:p>
          </table:table-cell>
          <table:table-cell office:value-type="string">
            <text:p>Applied Catalysis. A, Gener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3373</text:p>
          </table:table-cell>
          <table:table-cell office:value-type="string">
            <text:p>ENGENHARIAS II <text:s text:c="35"/></text:p>
          </table:table-cell>
          <table:table-cell office:value-type="string">
            <text:p>Applied Catalysis. B, Environment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1317</text:p>
          </table:table-cell>
          <table:table-cell office:value-type="string">
            <text:p>ENGENHARIAS II <text:s text:c="35"/></text:p>
          </table:table-cell>
          <table:table-cell office:value-type="string">
            <text:p>Applied Clay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2619</text:p>
          </table:table-cell>
          <table:table-cell office:value-type="string">
            <text:p>ENGENHARIAS II <text:s text:c="35"/></text:p>
          </table:table-cell>
          <table:table-cell office:value-type="string">
            <text:p>Applied Ener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2927</text:p>
          </table:table-cell>
          <table:table-cell office:value-type="string">
            <text:p>ENGENHARIAS II <text:s text:c="35"/></text:p>
          </table:table-cell>
          <table:table-cell office:value-type="string">
            <text:p>Applied Ge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904X</text:p>
          </table:table-cell>
          <table:table-cell office:value-type="string">
            <text:p>ENGENHARIAS II <text:s text:c="35"/></text:p>
          </table:table-cell>
          <table:table-cell office:value-type="string">
            <text:p>Applied Mathematical Modell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6-3003</text:p>
          </table:table-cell>
          <table:table-cell office:value-type="string">
            <text:p>ENGENHARIAS II <text:s text:c="35"/></text:p>
          </table:table-cell>
          <table:table-cell office:value-type="string">
            <text:p>Applied Mathematics and Comput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5-7598</text:p>
          </table:table-cell>
          <table:table-cell office:value-type="string">
            <text:p>ENGENHARIAS II <text:s text:c="35"/></text:p>
          </table:table-cell>
          <table:table-cell office:value-type="string">
            <text:p>Applied Microbiology and Bio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935</text:p>
          </table:table-cell>
          <table:table-cell office:value-type="string">
            <text:p>ENGENHARIAS II <text:s text:c="35"/></text:p>
          </table:table-cell>
          <table:table-cell office:value-type="string">
            <text:p>Applied Optics (Cessou em 1989. Foi desdobrado em três: ISSN 1540-8973 Applied Optics. Information Processing, Applied Optics. Optical Technology e Applied Optics. Lasers and Photonic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2605</text:p>
          </table:table-cell>
          <table:table-cell office:value-type="string">
            <text:p>ENGENHARIAS II <text:s text:c="35"/></text:p>
          </table:table-cell>
          <table:table-cell office:value-type="string">
            <text:p>Applied Organometallic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951</text:p>
          </table:table-cell>
          <table:table-cell office:value-type="string">
            <text:p>ENGENHARIAS II <text:s text:c="35"/></text:p>
          </table:table-cell>
          <table:table-cell office:value-type="string">
            <text:p>Applied Physics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8396</text:p>
          </table:table-cell>
          <table:table-cell office:value-type="string">
            <text:p>ENGENHARIAS II <text:s text:c="35"/></text:p>
          </table:table-cell>
          <table:table-cell office:value-type="string">
            <text:p>Applied Physics. A, Materials Science &amp; Process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2171</text:p>
          </table:table-cell>
          <table:table-cell office:value-type="string">
            <text:p>ENGENHARIAS II <text:s text:c="35"/></text:p>
          </table:table-cell>
          <table:table-cell office:value-type="string">
            <text:p>Applied Physics. B, Lasers and Opt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8043</text:p>
          </table:table-cell>
          <table:table-cell office:value-type="string">
            <text:p>ENGENHARIAS II <text:s text:c="35"/></text:p>
          </table:table-cell>
          <table:table-cell office:value-type="string">
            <text:p>Applied Radiation and Isotop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0-6395</text:p>
          </table:table-cell>
          <table:table-cell office:value-type="string">
            <text:p>ENGENHARIAS II <text:s text:c="35"/></text:p>
          </table:table-cell>
          <table:table-cell office:value-type="string">
            <text:p>Applied Rhe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4946</text:p>
          </table:table-cell>
          <table:table-cell office:value-type="string">
            <text:p>ENGENHARIAS II <text:s text:c="35"/></text:p>
          </table:table-cell>
          <table:table-cell office:value-type="string">
            <text:p>Applied Soft Comput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7028</text:p>
          </table:table-cell>
          <table:table-cell office:value-type="string">
            <text:p>ENGENHARIAS II <text:s text:c="35"/></text:p>
          </table:table-cell>
          <table:table-cell office:value-type="string">
            <text:p>Applied Spectrosco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70-4928</text:p>
          </table:table-cell>
          <table:table-cell office:value-type="string">
            <text:p>ENGENHARIAS II <text:s text:c="35"/></text:p>
          </table:table-cell>
          <table:table-cell office:value-type="string">
            <text:p>Applied Spectroscopy Reviews (Softcover e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4332</text:p>
          </table:table-cell>
          <table:table-cell office:value-type="string">
            <text:p>ENGENHARIAS II <text:s text:c="35"/></text:p>
          </table:table-cell>
          <table:table-cell office:value-type="string">
            <text:p>Applied Surface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4311</text:p>
          </table:table-cell>
          <table:table-cell office:value-type="string">
            <text:p>ENGENHARIAS II <text:s text:c="35"/></text:p>
          </table:table-cell>
          <table:table-cell office:value-type="string">
            <text:p>Applied Thermal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5873</text:p>
          </table:table-cell>
          <table:table-cell office:value-type="string">
            <text:p>ENGENHARIAS II <text:s text:c="35"/></text:p>
          </table:table-cell>
          <table:table-cell office:value-type="string">
            <text:p>AQEIC. Asociación Química Española de la Industria del Cuer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4-3060</text:p>
          </table:table-cell>
          <table:table-cell office:value-type="string">
            <text:p>ENGENHARIAS II <text:s text:c="35"/></text:p>
          </table:table-cell>
          <table:table-cell office:value-type="string">
            <text:p>Archives of Computational Methods in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4341</text:p>
          </table:table-cell>
          <table:table-cell office:value-type="string">
            <text:p>ENGENHARIAS II <text:s text:c="35"/></text:p>
          </table:table-cell>
          <table:table-cell office:value-type="string">
            <text:p>Archives of Environmental Contamination and Toxi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8933</text:p>
          </table:table-cell>
          <table:table-cell office:value-type="string">
            <text:p>ENGENHARIAS II <text:s text:c="35"/></text:p>
          </table:table-cell>
          <table:table-cell office:value-type="string">
            <text:p>Archives of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69</text:p>
          </table:table-cell>
          <table:table-cell office:value-type="string">
            <text:p>ENGENHARIAS II <text:s text:c="35"/></text:p>
          </table:table-cell>
          <table:table-cell office:value-type="string">
            <text:p>Archives of Oral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84X</text:p>
          </table:table-cell>
          <table:table-cell office:value-type="string">
            <text:p>ENGENHARIAS II <text:s text:c="35"/></text:p>
          </table:table-cell>
          <table:table-cell office:value-type="string">
            <text:p>Archives of Veterinary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935</text:p>
          </table:table-cell>
          <table:table-cell office:value-type="string">
            <text:p>ENGENHARIAS II <text:s text:c="35"/></text:p>
          </table:table-cell>
          <table:table-cell office:value-type="string">
            <text:p>Arquivo Brasileiro de Medicina Veterinária e Zootecn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49</text:p>
          </table:table-cell>
          <table:table-cell office:value-type="string">
            <text:p>ENGENHARIAS II <text:s text:c="35"/></text:p>
          </table:table-cell>
          <table:table-cell office:value-type="string">
            <text:p>Arquivos Brasileiros de Oftalm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979</text:p>
          </table:table-cell>
          <table:table-cell office:value-type="string">
            <text:p>ENGENHARIAS II <text:s text:c="35"/></text:p>
          </table:table-cell>
          <table:table-cell office:value-type="string">
            <text:p>Arquivos de Biologia e Tecnologia (Cessou em 1997. Cont. ISSN 1516-8913 Brazilian Archives of Biology and Technology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167</text:p>
          </table:table-cell>
          <table:table-cell office:value-type="string">
            <text:p>ENGENHARIAS II <text:s text:c="35"/></text:p>
          </table:table-cell>
          <table:table-cell office:value-type="string">
            <text:p>Arquivos de Ciências Veterinárias e Zoologia da UNIPAR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3653</text:p>
          </table:table-cell>
          <table:table-cell office:value-type="string">
            <text:p>ENGENHARIAS II <text:s text:c="35"/></text:p>
          </table:table-cell>
          <table:table-cell office:value-type="string">
            <text:p>Arquivos do Instituto Biológic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1199</text:p>
          </table:table-cell>
          <table:table-cell office:value-type="string">
            <text:p>ENGENHARIAS II <text:s text:c="35"/></text:p>
          </table:table-cell>
          <table:table-cell office:value-type="string">
            <text:p>Artificial Cells, Blood Substitutes, and Immobilization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564X</text:p>
          </table:table-cell>
          <table:table-cell office:value-type="string">
            <text:p>ENGENHARIAS II <text:s text:c="35"/></text:p>
          </table:table-cell>
          <table:table-cell office:value-type="string">
            <text:p>Artificial Orga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2135</text:p>
          </table:table-cell>
          <table:table-cell office:value-type="string">
            <text:p>ENGENHARIAS II <text:s text:c="35"/></text:p>
          </table:table-cell>
          <table:table-cell office:value-type="string">
            <text:p>Asia-Pacific Journal of Chemical Engineer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3345</text:p>
          </table:table-cell>
          <table:table-cell office:value-type="string">
            <text:p>ENGENHARIAS II <text:s text:c="35"/></text:p>
          </table:table-cell>
          <table:table-cell office:value-type="string">
            <text:p>Asian Chitin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0-658X</text:p>
          </table:table-cell>
          <table:table-cell office:value-type="string">
            <text:p>ENGENHARIAS II <text:s text:c="35"/></text:p>
          </table:table-cell>
          <table:table-cell office:value-type="string">
            <text:p>Assay and Drug Development Technolog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6361</text:p>
          </table:table-cell>
          <table:table-cell office:value-type="string">
            <text:p>ENGENHARIAS II <text:s text:c="35"/></text:p>
          </table:table-cell>
          <table:table-cell office:value-type="string">
            <text:p>Astronomy &amp; Astrophysics (Berli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7324</text:p>
          </table:table-cell>
          <table:table-cell office:value-type="string">
            <text:p>ENGENHARIAS II <text:s text:c="35"/></text:p>
          </table:table-cell>
          <table:table-cell office:value-type="string">
            <text:p>Atmospheric Chemistry and Physics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7316</text:p>
          </table:table-cell>
          <table:table-cell office:value-type="string">
            <text:p>ENGENHARIAS II <text:s text:c="35"/></text:p>
          </table:table-cell>
          <table:table-cell office:value-type="string">
            <text:p>Atmospheric Chemistry and Phys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7375</text:p>
          </table:table-cell>
          <table:table-cell office:value-type="string">
            <text:p>ENGENHARIAS II <text:s text:c="35"/></text:p>
          </table:table-cell>
          <table:table-cell office:value-type="string">
            <text:p>Atmospheric Chemistry and Physics Discussion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2-2310</text:p>
          </table:table-cell>
          <table:table-cell office:value-type="string">
            <text:p>ENGENHARIAS II <text:s text:c="35"/></text:p>
          </table:table-cell>
          <table:table-cell office:value-type="string">
            <text:p>Atmospheric Environment (1994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8095</text:p>
          </table:table-cell>
          <table:table-cell office:value-type="string">
            <text:p>ENGENHARIAS II <text:s text:c="35"/></text:p>
          </table:table-cell>
          <table:table-cell office:value-type="string">
            <text:p>Atmospheric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5373</text:p>
          </table:table-cell>
          <table:table-cell office:value-type="string">
            <text:p>ENGENHARIAS II <text:s text:c="35"/></text:p>
          </table:table-cell>
          <table:table-cell office:value-type="string">
            <text:p>Atomic Spectrosco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5110</text:p>
          </table:table-cell>
          <table:table-cell office:value-type="string">
            <text:p>ENGENHARIAS II <text:s text:c="35"/></text:p>
          </table:table-cell>
          <table:table-cell office:value-type="string">
            <text:p>Atomization and Spray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9-1947</text:p>
          </table:table-cell>
          <table:table-cell office:value-type="string">
            <text:p>ENGENHARIAS II <text:s text:c="35"/></text:p>
          </table:table-cell>
          <table:table-cell office:value-type="string">
            <text:p>Australian Endodontic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55-0640</text:p>
          </table:table-cell>
          <table:table-cell office:value-type="string">
            <text:p>ENGENHARIAS II <text:s text:c="35"/></text:p>
          </table:table-cell>
          <table:table-cell office:value-type="string">
            <text:p>Australian Review of Applied Linguist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1098</text:p>
          </table:table-cell>
          <table:table-cell office:value-type="string">
            <text:p>ENGENHARIAS II <text:s text:c="35"/></text:p>
          </table:table-cell>
          <table:table-cell office:value-type="string">
            <text:p>Automatica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1565</text:p>
          </table:table-cell>
          <table:table-cell office:value-type="string">
            <text:p>ENGENHARIAS II <text:s text:c="35"/></text:p>
          </table:table-cell>
          <table:table-cell office:value-type="string">
            <text:p>Avances en Análisis por Técnicas de Rayos X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5184</text:p>
          </table:table-cell>
          <table:table-cell office:value-type="string">
            <text:p>ENGENHARIAS II <text:s text:c="35"/></text:p>
          </table:table-cell>
          <table:table-cell office:value-type="string">
            <text:p>Avances en Energías Renovables y Medio Ambien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845</text:p>
          </table:table-cell>
          <table:table-cell office:value-type="string">
            <text:p>ENGENHARIAS II <text:s text:c="35"/></text:p>
          </table:table-cell>
          <table:table-cell office:value-type="string">
            <text:p>Banas Qualidade (Cessou em 2003. Cont. ISSN 1679-9690 Falando em Qualidad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4469</text:p>
          </table:table-cell>
          <table:table-cell office:value-type="string">
            <text:p>ENGENHARIAS II <text:s text:c="35"/></text:p>
          </table:table-cell>
          <table:table-cell office:value-type="string">
            <text:p>BfS-Schrifte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2-451X</text:p>
          </table:table-cell>
          <table:table-cell office:value-type="string">
            <text:p>ENGENHARIAS II <text:s text:c="35"/></text:p>
          </table:table-cell>
          <table:table-cell office:value-type="string">
            <text:p>Bioautom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4-2422</text:p>
          </table:table-cell>
          <table:table-cell office:value-type="string">
            <text:p>ENGENHARIAS II <text:s text:c="35"/></text:p>
          </table:table-cell>
          <table:table-cell office:value-type="string">
            <text:p>Biocatalysis and Biotransform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703X</text:p>
          </table:table-cell>
          <table:table-cell office:value-type="string">
            <text:p>ENGENHARIAS II <text:s text:c="35"/></text:p>
          </table:table-cell>
          <table:table-cell office:value-type="string">
            <text:p>Biochemical Engineering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6021</text:p>
          </table:table-cell>
          <table:table-cell office:value-type="string">
            <text:p>ENGENHARIAS II <text:s text:c="35"/></text:p>
          </table:table-cell>
          <table:table-cell office:value-type="string">
            <text:p>Biochemical Journal (London. 1984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52</text:p>
          </table:table-cell>
          <table:table-cell office:value-type="string">
            <text:p>ENGENHARIAS II <text:s text:c="35"/></text:p>
          </table:table-cell>
          <table:table-cell office:value-type="string">
            <text:p>Biochemical 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60</text:p>
          </table:table-cell>
          <table:table-cell office:value-type="string">
            <text:p>ENGENHARIAS II <text:s text:c="35"/></text:p>
          </table:table-cell>
          <table:table-cell office:value-type="string">
            <text:p>Biochemistry (East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29-8211</text:p>
          </table:table-cell>
          <table:table-cell office:value-type="string">
            <text:p>ENGENHARIAS II <text:s text:c="35"/></text:p>
          </table:table-cell>
          <table:table-cell office:value-type="string">
            <text:p>Biochemistry and Cell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9639</text:p>
          </table:table-cell>
          <table:table-cell office:value-type="string">
            <text:p>ENGENHARIAS II <text:s text:c="35"/></text:p>
          </table:table-cell>
          <table:table-cell office:value-type="string">
            <text:p>Biochimica et Biophysica Acta. Proteins and Proteom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084</text:p>
          </table:table-cell>
          <table:table-cell office:value-type="string">
            <text:p>ENGENHARIAS II <text:s text:c="35"/></text:p>
          </table:table-cell>
          <table:table-cell office:value-type="string">
            <text:p>Biochimie (Paris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9820</text:p>
          </table:table-cell>
          <table:table-cell office:value-type="string">
            <text:p>ENGENHARIAS II <text:s text:c="35"/></text:p>
          </table:table-cell>
          <table:table-cell office:value-type="string">
            <text:p>Biodegradation (Dordrech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209</text:p>
          </table:table-cell>
          <table:table-cell office:value-type="string">
            <text:p>ENGENHARIAS II <text:s text:c="35"/></text:p>
          </table:table-cell>
          <table:table-cell office:value-type="string">
            <text:p>Biofar: Revista de Biologia e Farmác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7797</text:p>
          </table:table-cell>
          <table:table-cell office:value-type="string">
            <text:p>ENGENHARIAS II <text:s text:c="35"/></text:p>
          </table:table-cell>
          <table:table-cell office:value-type="string">
            <text:p>Biomacromolecul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810</text:p>
          </table:table-cell>
          <table:table-cell office:value-type="string">
            <text:p>ENGENHARIAS II <text:s text:c="35"/></text:p>
          </table:table-cell>
          <table:table-cell office:value-type="string">
            <text:p>Biomassa &amp; Energia (Viço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9612</text:p>
          </table:table-cell>
          <table:table-cell office:value-type="string">
            <text:p>ENGENHARIAS II <text:s text:c="35"/></text:p>
          </table:table-cell>
          <table:table-cell office:value-type="string">
            <text:p>Biomaterials (Guild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8-6041</text:p>
          </table:table-cell>
          <table:table-cell office:value-type="string">
            <text:p>ENGENHARIAS II <text:s text:c="35"/></text:p>
          </table:table-cell>
          <table:table-cell office:value-type="string">
            <text:p>Biomedical Materials (Bristol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0-938X</text:p>
          </table:table-cell>
          <table:table-cell office:value-type="string">
            <text:p>ENGENHARIAS II <text:s text:c="35"/></text:p>
          </table:table-cell>
          <table:table-cell office:value-type="string">
            <text:p>Biomedical Research (Aligarh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8-6107</text:p>
          </table:table-cell>
          <table:table-cell office:value-type="string">
            <text:p>ENGENHARIAS II <text:s text:c="35"/></text:p>
          </table:table-cell>
          <table:table-cell office:value-type="string">
            <text:p>Biomedical Research (Toky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0896</text:p>
          </table:table-cell>
          <table:table-cell office:value-type="string">
            <text:p>ENGENHARIAS II <text:s text:c="35"/></text:p>
          </table:table-cell>
          <table:table-cell office:value-type="string">
            <text:p>Bioorganic &amp; Medicinal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622</text:p>
          </table:table-cell>
          <table:table-cell office:value-type="string">
            <text:p>ENGENHARIAS II <text:s text:c="35"/></text:p>
          </table:table-cell>
          <table:table-cell office:value-type="string">
            <text:p>Biophysical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7591</text:p>
          </table:table-cell>
          <table:table-cell office:value-type="string">
            <text:p>ENGENHARIAS II <text:s text:c="35"/></text:p>
          </table:table-cell>
          <table:table-cell office:value-type="string">
            <text:p>Bioprocess and Biosystems Engineer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8-515X</text:p>
          </table:table-cell>
          <table:table-cell office:value-type="string">
            <text:p>ENGENHARIAS II <text:s text:c="35"/></text:p>
          </table:table-cell>
          <table:table-cell office:value-type="string">
            <text:p>Bioprocess Engineering (Berlin. Print) (Cessou em 2000. Cont. ISSN 1615-7591 Bioprocess and Biosystems Engineering (Print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524</text:p>
          </table:table-cell>
          <table:table-cell office:value-type="string">
            <text:p>ENGENHARIAS II <text:s text:c="35"/></text:p>
          </table:table-cell>
          <table:table-cell office:value-type="string">
            <text:p>Bioresource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5663</text:p>
          </table:table-cell>
          <table:table-cell office:value-type="string">
            <text:p>ENGENHARIAS II <text:s text:c="35"/></text:p>
          </table:table-cell>
          <table:table-cell office:value-type="string">
            <text:p>Biosensors &amp; Bioelectron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179X</text:p>
          </table:table-cell>
          <table:table-cell office:value-type="string">
            <text:p>ENGENHARIAS II <text:s text:c="35"/></text:p>
          </table:table-cell>
          <table:table-cell office:value-type="string">
            <text:p>Bioseparation (Dordrecht) (Cessou em 2001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5110</text:p>
          </table:table-cell>
          <table:table-cell office:value-type="string">
            <text:p>ENGENHARIAS II <text:s text:c="35"/></text:p>
          </table:table-cell>
          <table:table-cell office:value-type="string">
            <text:p>Biosystems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603</text:p>
          </table:table-cell>
          <table:table-cell office:value-type="string">
            <text:p>ENGENHARIAS II <text:s text:c="35"/></text:p>
          </table:table-cell>
          <table:table-cell office:value-type="string">
            <text:p>Biota Neopropica (Edição em Português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2-296X</text:p>
          </table:table-cell>
          <table:table-cell office:value-type="string">
            <text:p>ENGENHARIAS II <text:s text:c="35"/></text:p>
          </table:table-cell>
          <table:table-cell office:value-type="string">
            <text:p>Biotechnology (Faisalabad. 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4-9750</text:p>
          </table:table-cell>
          <table:table-cell office:value-type="string">
            <text:p>ENGENHARIAS II <text:s text:c="35"/></text:p>
          </table:table-cell>
          <table:table-cell office:value-type="string">
            <text:p>Biotechnology Advan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4513</text:p>
          </table:table-cell>
          <table:table-cell office:value-type="string">
            <text:p>ENGENHARIAS II <text:s text:c="35"/></text:p>
          </table:table-cell>
          <table:table-cell office:value-type="string">
            <text:p>Biotechnology and Applied Bio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592</text:p>
          </table:table-cell>
          <table:table-cell office:value-type="string">
            <text:p>ENGENHARIAS II <text:s text:c="35"/></text:p>
          </table:table-cell>
          <table:table-cell office:value-type="string">
            <text:p>Biotechnology and Bioengineer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6-8372</text:p>
          </table:table-cell>
          <table:table-cell office:value-type="string">
            <text:p>ENGENHARIAS II <text:s text:c="35"/></text:p>
          </table:table-cell>
          <table:table-cell office:value-type="string">
            <text:p>Biotechnology and Bioprocess Engineering (Seoul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0-6768</text:p>
          </table:table-cell>
          <table:table-cell office:value-type="string">
            <text:p>ENGENHARIAS II <text:s text:c="35"/></text:p>
          </table:table-cell>
          <table:table-cell office:value-type="string">
            <text:p>Biotechnology Journal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5492</text:p>
          </table:table-cell>
          <table:table-cell office:value-type="string">
            <text:p>ENGENHARIAS II <text:s text:c="35"/></text:p>
          </table:table-cell>
          <table:table-cell office:value-type="string">
            <text:p>Biotechnology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6-7938</text:p>
          </table:table-cell>
          <table:table-cell office:value-type="string">
            <text:p>ENGENHARIAS II <text:s text:c="35"/></text:p>
          </table:table-cell>
          <table:table-cell office:value-type="string">
            <text:p>Biotechnology Progres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522</text:p>
          </table:table-cell>
          <table:table-cell office:value-type="string">
            <text:p>ENGENHARIAS II <text:s text:c="35"/></text:p>
          </table:table-cell>
          <table:table-cell office:value-type="string">
            <text:p>Biotecnologia Ciência &amp; Desenvolviment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347</text:p>
          </table:table-cell>
          <table:table-cell office:value-type="string">
            <text:p>ENGENHARIAS II <text:s text:c="35"/></text:p>
          </table:table-cell>
          <table:table-cell office:value-type="string">
            <text:p>Biotecnologia Ciência &amp; Desenvolvimento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4096</text:p>
          </table:table-cell>
          <table:table-cell office:value-type="string">
            <text:p>ENGENHARIAS II <text:s text:c="35"/></text:p>
          </table:table-cell>
          <table:table-cell office:value-type="string">
            <text:p>BJU Internatio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750</text:p>
          </table:table-cell>
          <table:table-cell office:value-type="string">
            <text:p>ENGENHARIAS II <text:s text:c="35"/></text:p>
          </table:table-cell>
          <table:table-cell office:value-type="string">
            <text:p>BMC Biotechnolog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637</text:p>
          </table:table-cell>
          <table:table-cell office:value-type="string">
            <text:p>ENGENHARIAS II <text:s text:c="35"/></text:p>
          </table:table-cell>
          <table:table-cell office:value-type="string">
            <text:p>Boletim da Sociedade Brasileira de Ciência e Tecnologia de Aliment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662</text:p>
          </table:table-cell>
          <table:table-cell office:value-type="string">
            <text:p>ENGENHARIAS II <text:s text:c="35"/></text:p>
          </table:table-cell>
          <table:table-cell office:value-type="string">
            <text:p>Boletim da Sociedade Brasileira de Hematologia e Hemoterapia (Impresso) (Cessou em 1998. Cont. ISSN 1516-8484 Revista Brasileira de Hematologia e Hemoterapia (Impresso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569</text:p>
          </table:table-cell>
          <table:table-cell office:value-type="string">
            <text:p>ENGENHARIAS II <text:s text:c="35"/></text:p>
          </table:table-cell>
          <table:table-cell office:value-type="string">
            <text:p>Boletim da Sociedade Brasileira de Matemática (Cessou em 2001. Cont. ISSN 1678-7544 Bulletin Brazilian Mathematical Society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323</text:p>
          </table:table-cell>
          <table:table-cell office:value-type="string">
            <text:p>ENGENHARIAS II <text:s text:c="35"/></text:p>
          </table:table-cell>
          <table:table-cell office:value-type="string">
            <text:p>Boletim do Centro de Pesquisa e Processamento de Alimento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374</text:p>
          </table:table-cell>
          <table:table-cell office:value-type="string">
            <text:p>ENGENHARIAS II <text:s text:c="35"/></text:p>
          </table:table-cell>
          <table:table-cell office:value-type="string">
            <text:p>Boletim SBMAC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553</text:p>
          </table:table-cell>
          <table:table-cell office:value-type="string">
            <text:p>ENGENHARIAS II <text:s text:c="35"/></text:p>
          </table:table-cell>
          <table:table-cell office:value-type="string">
            <text:p>Boletim Técnico da Escola Politécnica da USP. BT/PM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176</text:p>
          </table:table-cell>
          <table:table-cell office:value-type="string">
            <text:p>ENGENHARIAS II <text:s text:c="35"/></text:p>
          </table:table-cell>
          <table:table-cell office:value-type="string">
            <text:p>Boletim Técnico da Escola Politécnica da USP. BT/PM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082</text:p>
          </table:table-cell>
          <table:table-cell office:value-type="string">
            <text:p>ENGENHARIAS II <text:s text:c="35"/></text:p>
          </table:table-cell>
          <table:table-cell office:value-type="string">
            <text:p>Boletim Técnico da Faculdade de Tecnologia de São Paul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385</text:p>
          </table:table-cell>
          <table:table-cell office:value-type="string">
            <text:p>ENGENHARIAS II <text:s text:c="35"/></text:p>
          </table:table-cell>
          <table:table-cell office:value-type="string">
            <text:p>Boletim Técnico da Petrobra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751</text:p>
          </table:table-cell>
          <table:table-cell office:value-type="string">
            <text:p>ENGENHARIAS II <text:s text:c="35"/></text:p>
          </table:table-cell>
          <table:table-cell office:value-type="string">
            <text:p>Boletim Técnico da Produção de Petróle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3175</text:p>
          </table:table-cell>
          <table:table-cell office:value-type="string">
            <text:p>ENGENHARIAS II <text:s text:c="35"/></text:p>
          </table:table-cell>
          <table:table-cell office:value-type="string">
            <text:p>Boletín de la Sociedad Española de Cerámica y Vidri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6910</text:p>
          </table:table-cell>
          <table:table-cell office:value-type="string">
            <text:p>ENGENHARIAS II <text:s text:c="35"/></text:p>
          </table:table-cell>
          <table:table-cell office:value-type="string">
            <text:p>Boletín de Sanidad Vegetal. Plag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6-3282</text:p>
          </table:table-cell>
          <table:table-cell office:value-type="string">
            <text:p>ENGENHARIAS II <text:s text:c="35"/></text:p>
          </table:table-cell>
          <table:table-cell office:value-type="string">
            <text:p>Bone (New York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993</text:p>
          </table:table-cell>
          <table:table-cell office:value-type="string">
            <text:p>ENGENHARIAS II <text:s text:c="35"/></text:p>
          </table:table-cell>
          <table:table-cell office:value-type="string">
            <text:p>Brain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728</text:p>
          </table:table-cell>
          <table:table-cell office:value-type="string">
            <text:p>ENGENHARIAS II <text:s text:c="35"/></text:p>
          </table:table-cell>
          <table:table-cell office:value-type="string">
            <text:p>Brasil Mineral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ENGENHARIAS II <text:s text:c="35"/></text:p>
          </table:table-cell>
          <table:table-cell office:value-type="string">
            <text:p>Brazilian Archives of Biology and Techn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440</text:p>
          </table:table-cell>
          <table:table-cell office:value-type="string">
            <text:p>ENGENHARIAS II <text:s text:c="35"/></text:p>
          </table:table-cell>
          <table:table-cell office:value-type="string">
            <text:p>Brazilian Dental Journ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741</text:p>
          </table:table-cell>
          <table:table-cell office:value-type="string">
            <text:p>ENGENHARIAS II <text:s text:c="35"/></text:p>
          </table:table-cell>
          <table:table-cell office:value-type="string">
            <text:p>Brazilian Journal of Cardiovascular Surger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383</text:p>
          </table:table-cell>
          <table:table-cell office:value-type="string">
            <text:p>ENGENHARIAS II <text:s text:c="35"/></text:p>
          </table:table-cell>
          <table:table-cell office:value-type="string">
            <text:p>Brazilian Journal of Chemical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632</text:p>
          </table:table-cell>
          <table:table-cell office:value-type="string">
            <text:p>ENGENHARIAS II <text:s text:c="35"/></text:p>
          </table:table-cell>
          <table:table-cell office:value-type="string">
            <text:p>Brazilian Journal of Chemical Engineering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275</text:p>
          </table:table-cell>
          <table:table-cell office:value-type="string">
            <text:p>ENGENHARIAS II <text:s text:c="35"/></text:p>
          </table:table-cell>
          <table:table-cell office:value-type="string">
            <text:p>Brazilian journal of food technolog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723</text:p>
          </table:table-cell>
          <table:table-cell office:value-type="string">
            <text:p>ENGENHARIAS II <text:s text:c="35"/></text:p>
          </table:table-cell>
          <table:table-cell office:value-type="string">
            <text:p>Brazilian Journal of Food Techn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645</text:p>
          </table:table-cell>
          <table:table-cell office:value-type="string">
            <text:p>ENGENHARIAS II <text:s text:c="35"/></text:p>
          </table:table-cell>
          <table:table-cell office:value-type="string">
            <text:p>Brazilian Journal of Food Technology. Preprint Seri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004</text:p>
          </table:table-cell>
          <table:table-cell office:value-type="string">
            <text:p>ENGENHARIAS II <text:s text:c="35"/></text:p>
          </table:table-cell>
          <table:table-cell office:value-type="string">
            <text:p>Brazilian Journal of Materials Science and Engineer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ENGENHARIAS II <text:s text:c="35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382</text:p>
          </table:table-cell>
          <table:table-cell office:value-type="string">
            <text:p>ENGENHARIAS II <text:s text:c="35"/></text:p>
          </table:table-cell>
          <table:table-cell office:value-type="string">
            <text:p>Brazilian Journal of Microbi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171</text:p>
          </table:table-cell>
          <table:table-cell office:value-type="string">
            <text:p>ENGENHARIAS II <text:s text:c="35"/></text:p>
          </table:table-cell>
          <table:table-cell office:value-type="string">
            <text:p>Brazilian Journal of Operations and Production Manag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217</text:p>
          </table:table-cell>
          <table:table-cell office:value-type="string">
            <text:p>ENGENHARIAS II <text:s text:c="35"/></text:p>
          </table:table-cell>
          <table:table-cell office:value-type="string">
            <text:p>Brazilian Journal of Oral Science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593</text:p>
          </table:table-cell>
          <table:table-cell office:value-type="string">
            <text:p>ENGENHARIAS II <text:s text:c="35"/></text:p>
          </table:table-cell>
          <table:table-cell office:value-type="string">
            <text:p>Brazilian Journal of Petroleum and Ga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33</text:p>
          </table:table-cell>
          <table:table-cell office:value-type="string">
            <text:p>ENGENHARIAS II <text:s text:c="35"/></text:p>
          </table:table-cell>
          <table:table-cell office:value-type="string">
            <text:p>Brazilian Journal of Physic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20</text:p>
          </table:table-cell>
          <table:table-cell office:value-type="string">
            <text:p>ENGENHARIAS II <text:s text:c="35"/></text:p>
          </table:table-cell>
          <table:table-cell office:value-type="string">
            <text:p>Brazilian Journal of Plant Physi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878</text:p>
          </table:table-cell>
          <table:table-cell office:value-type="string">
            <text:p>ENGENHARIAS II <text:s text:c="35"/></text:p>
          </table:table-cell>
          <table:table-cell office:value-type="string">
            <text:p>Brazilian Journal of Urology (Cessou em 2002. Cont. ISSN 1677-5538 International Braz J Urol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324</text:p>
          </table:table-cell>
          <table:table-cell office:value-type="string">
            <text:p>ENGENHARIAS II <text:s text:c="35"/></text:p>
          </table:table-cell>
          <table:table-cell office:value-type="string">
            <text:p>Brazilian Oral Research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9782</text:p>
          </table:table-cell>
          <table:table-cell office:value-type="string">
            <text:p>ENGENHARIAS II <text:s text:c="35"/></text:p>
          </table:table-cell>
          <table:table-cell office:value-type="string">
            <text:p>British Ceramic Transac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285</text:p>
          </table:table-cell>
          <table:table-cell office:value-type="string">
            <text:p>ENGENHARIAS II <text:s text:c="35"/></text:p>
          </table:table-cell>
          <table:table-cell office:value-type="string">
            <text:p>British Journal of Rad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1323</text:p>
          </table:table-cell>
          <table:table-cell office:value-type="string">
            <text:p>ENGENHARIAS II <text:s text:c="35"/></text:p>
          </table:table-cell>
          <table:table-cell office:value-type="string">
            <text:p>Building and Environ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3-0392</text:p>
          </table:table-cell>
          <table:table-cell office:value-type="string">
            <text:p>ENGENHARIAS II <text:s text:c="35"/></text:p>
          </table:table-cell>
          <table:table-cell office:value-type="string">
            <text:p>Buletin de Informare Documentara I.S.I.M.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5-9529</text:p>
          </table:table-cell>
          <table:table-cell office:value-type="string">
            <text:p>ENGENHARIAS II <text:s text:c="35"/></text:p>
          </table:table-cell>
          <table:table-cell office:value-type="string">
            <text:p>Bulletin of Engineering Geology and the Environment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4861</text:p>
          </table:table-cell>
          <table:table-cell office:value-type="string">
            <text:p>ENGENHARIAS II <text:s text:c="35"/></text:p>
          </table:table-cell>
          <table:table-cell office:value-type="string">
            <text:p>Bulletin of Environmental Contamination and Toxi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673</text:p>
          </table:table-cell>
          <table:table-cell office:value-type="string">
            <text:p>ENGENHARIAS II <text:s text:c="35"/></text:p>
          </table:table-cell>
          <table:table-cell office:value-type="string">
            <text:p>Bulletin of the Chemical Society of Japa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543</text:p>
          </table:table-cell>
          <table:table-cell office:value-type="string">
            <text:p>ENGENHARIAS II <text:s text:c="35"/></text:p>
          </table:table-cell>
          <table:table-cell office:value-type="string">
            <text:p>C&amp;T. Revista Militar de Ciência e Tecn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272</text:p>
          </table:table-cell>
          <table:table-cell office:value-type="string">
            <text:p>ENGENHARIAS II <text:s text:c="35"/></text:p>
          </table:table-cell>
          <table:table-cell office:value-type="string">
            <text:p>Caderno de Iniciação à Pesquisa (UNIVILL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ENGENHARIAS II <text:s text:c="35"/></text:p>
          </table:table-cell>
          <table:table-cell office:value-type="string">
            <text:p>Cadernos de Saúde Pública (EN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951</text:p>
          </table:table-cell>
          <table:table-cell office:value-type="string">
            <text:p>ENGENHARIAS II <text:s text:c="35"/></text:p>
          </table:table-cell>
          <table:table-cell office:value-type="string">
            <text:p>Cadernos EBAPE.BR (FGV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5916</text:p>
          </table:table-cell>
          <table:table-cell office:value-type="string">
            <text:p>ENGENHARIAS II <text:s text:c="35"/></text:p>
          </table:table-cell>
          <table:table-cell office:value-type="string">
            <text:p>Calphad (New York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343</text:p>
          </table:table-cell>
          <table:table-cell office:value-type="string">
            <text:p>ENGENHARIAS II <text:s text:c="35"/></text:p>
          </table:table-cell>
          <table:table-cell office:value-type="string">
            <text:p>Caminhos de Geografia (UFU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96-8975</text:p>
          </table:table-cell>
          <table:table-cell office:value-type="string">
            <text:p>ENGENHARIAS II <text:s text:c="35"/></text:p>
          </table:table-cell>
          <table:table-cell office:value-type="string">
            <text:p>Canadian Journal of Anaesthesi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5-6685</text:p>
          </table:table-cell>
          <table:table-cell office:value-type="string">
            <text:p>ENGENHARIAS II <text:s text:c="35"/></text:p>
          </table:table-cell>
          <table:table-cell office:value-type="string">
            <text:p>Canadian Journal of Analytical Sciences and Spectroscop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026</text:p>
          </table:table-cell>
          <table:table-cell office:value-type="string">
            <text:p>ENGENHARIAS II <text:s text:c="35"/></text:p>
          </table:table-cell>
          <table:table-cell office:value-type="string">
            <text:p>Canadian Journal of Botany (Print) (Cessou em 2007. Cont. ISSN 1916-2790 Botany (Ottawa. 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034</text:p>
          </table:table-cell>
          <table:table-cell office:value-type="string">
            <text:p>ENGENHARIAS II <text:s text:c="35"/></text:p>
          </table:table-cell>
          <table:table-cell office:value-type="string">
            <text:p>Canadian Journal of Chemical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042</text:p>
          </table:table-cell>
          <table:table-cell office:value-type="string">
            <text:p>ENGENHARIAS II <text:s text:c="35"/></text:p>
          </table:table-cell>
          <table:table-cell office:value-type="string">
            <text:p>Canadian Journal of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166</text:p>
          </table:table-cell>
          <table:table-cell office:value-type="string">
            <text:p>ENGENHARIAS II <text:s text:c="35"/></text:p>
          </table:table-cell>
          <table:table-cell office:value-type="string">
            <text:p>Canadian Journal of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433</text:p>
          </table:table-cell>
          <table:table-cell office:value-type="string">
            <text:p>ENGENHARIAS II <text:s text:c="35"/></text:p>
          </table:table-cell>
          <table:table-cell office:value-type="string">
            <text:p>Canadian Metallurgical Quarterl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4-5704</text:p>
          </table:table-cell>
          <table:table-cell office:value-type="string">
            <text:p>ENGENHARIAS II <text:s text:c="35"/></text:p>
          </table:table-cell>
          <table:table-cell office:value-type="string">
            <text:p>Cancer Chemotherapy and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1903</text:p>
          </table:table-cell>
          <table:table-cell office:value-type="string">
            <text:p>ENGENHARIAS II <text:s text:c="35"/></text:p>
          </table:table-cell>
          <table:table-cell office:value-type="string">
            <text:p>Cancer Gene Thera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76X</text:p>
          </table:table-cell>
          <table:table-cell office:value-type="string">
            <text:p>ENGENHARIAS II <text:s text:c="35"/></text:p>
          </table:table-cell>
          <table:table-cell office:value-type="string">
            <text:p>Canindé (MAX/UFS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617</text:p>
          </table:table-cell>
          <table:table-cell office:value-type="string">
            <text:p>ENGENHARIAS II <text:s text:c="35"/></text:p>
          </table:table-cell>
          <table:table-cell office:value-type="string">
            <text:p>Carbohydrate Polym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215</text:p>
          </table:table-cell>
          <table:table-cell office:value-type="string">
            <text:p>ENGENHARIAS II <text:s text:c="35"/></text:p>
          </table:table-cell>
          <table:table-cell office:value-type="string">
            <text:p>Carbohydrate Research (Chicago, Ill.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223</text:p>
          </table:table-cell>
          <table:table-cell office:value-type="string">
            <text:p>ENGENHARIAS II <text:s text:c="35"/></text:p>
          </table:table-cell>
          <table:table-cell office:value-type="string">
            <text:p>Carbon (New York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568</text:p>
          </table:table-cell>
          <table:table-cell office:value-type="string">
            <text:p>ENGENHARIAS II <text:s text:c="35"/></text:p>
          </table:table-cell>
          <table:table-cell office:value-type="string">
            <text:p>Caries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7367</text:p>
          </table:table-cell>
          <table:table-cell office:value-type="string">
            <text:p>ENGENHARIAS II <text:s text:c="35"/></text:p>
          </table:table-cell>
          <table:table-cell office:value-type="string">
            <text:p>Catalysis Communicatio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1-372X</text:p>
          </table:table-cell>
          <table:table-cell office:value-type="string">
            <text:p>ENGENHARIAS II <text:s text:c="35"/></text:p>
          </table:table-cell>
          <table:table-cell office:value-type="string">
            <text:p>Catalysis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5861</text:p>
          </table:table-cell>
          <table:table-cell office:value-type="string">
            <text:p>ENGENHARIAS II <text:s text:c="35"/></text:p>
          </table:table-cell>
          <table:table-cell office:value-type="string">
            <text:p>Catalysis Toda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4-6566</text:p>
          </table:table-cell>
          <table:table-cell office:value-type="string">
            <text:p>ENGENHARIAS II <text:s text:c="35"/></text:p>
          </table:table-cell>
          <table:table-cell office:value-type="string">
            <text:p>CATTech (Amsterda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6814</text:p>
          </table:table-cell>
          <table:table-cell office:value-type="string">
            <text:p>ENGENHARIAS II <text:s text:c="35"/></text:p>
          </table:table-cell>
          <table:table-cell office:value-type="string">
            <text:p>Cell and Tissue Banking (Dordrecht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5-9195</text:p>
          </table:table-cell>
          <table:table-cell office:value-type="string">
            <text:p>ENGENHARIAS II <text:s text:c="35"/></text:p>
          </table:table-cell>
          <table:table-cell office:value-type="string">
            <text:p>Cell Biochemistry and Bio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4160</text:p>
          </table:table-cell>
          <table:table-cell office:value-type="string">
            <text:p>ENGENHARIAS II <text:s text:c="35"/></text:p>
          </table:table-cell>
          <table:table-cell office:value-type="string">
            <text:p>Cell Calcium (Edinburgh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2421</text:p>
          </table:table-cell>
          <table:table-cell office:value-type="string">
            <text:p>ENGENHARIAS II <text:s text:c="35"/></text:p>
          </table:table-cell>
          <table:table-cell office:value-type="string">
            <text:p>Cellular Polymer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76-9787</text:p>
          </table:table-cell>
          <table:table-cell office:value-type="string">
            <text:p>ENGENHARIAS II <text:s text:c="35"/></text:p>
          </table:table-cell>
          <table:table-cell office:value-type="string">
            <text:p>Cellulose Chemistry and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2308</text:p>
          </table:table-cell>
          <table:table-cell office:value-type="string">
            <text:p>ENGENHARIAS II <text:s text:c="35"/></text:p>
          </table:table-cell>
          <table:table-cell office:value-type="string">
            <text:p>Celulosa y Pape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9465</text:p>
          </table:table-cell>
          <table:table-cell office:value-type="string">
            <text:p>ENGENHARIAS II <text:s text:c="35"/></text:p>
          </table:table-cell>
          <table:table-cell office:value-type="string">
            <text:p>Cement &amp; Concrete Composit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8846</text:p>
          </table:table-cell>
          <table:table-cell office:value-type="string">
            <text:p>ENGENHARIAS II <text:s text:c="35"/></text:p>
          </table:table-cell>
          <table:table-cell office:value-type="string">
            <text:p>Cement and Concret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6219</text:p>
          </table:table-cell>
          <table:table-cell office:value-type="string">
            <text:p>ENGENHARIAS II <text:s text:c="35"/></text:p>
          </table:table-cell>
          <table:table-cell office:value-type="string">
            <text:p>Ceramic Engineering and Science Proceeding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0220</text:p>
          </table:table-cell>
          <table:table-cell office:value-type="string">
            <text:p>ENGENHARIAS II <text:s text:c="35"/></text:p>
          </table:table-cell>
          <table:table-cell office:value-type="string">
            <text:p>Ceramic Indust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6913</text:p>
          </table:table-cell>
          <table:table-cell office:value-type="string">
            <text:p>ENGENHARIAS II <text:s text:c="35"/></text:p>
          </table:table-cell>
          <table:table-cell office:value-type="string">
            <text:p>Cerâmica (São Paul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608</text:p>
          </table:table-cell>
          <table:table-cell office:value-type="string">
            <text:p>ENGENHARIAS II <text:s text:c="35"/></text:p>
          </table:table-cell>
          <table:table-cell office:value-type="string">
            <text:p>Cerâmica Industri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22</text:p>
          </table:table-cell>
          <table:table-cell office:value-type="string">
            <text:p>ENGENHARIAS II <text:s text:c="35"/></text:p>
          </table:table-cell>
          <table:table-cell office:value-type="string">
            <text:p>Cerâmica Inform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8842</text:p>
          </table:table-cell>
          <table:table-cell office:value-type="string">
            <text:p>ENGENHARIAS II <text:s text:c="35"/></text:p>
          </table:table-cell>
          <table:table-cell office:value-type="string">
            <text:p>Ceramics Internatio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760</text:p>
          </table:table-cell>
          <table:table-cell office:value-type="string">
            <text:p>ENGENHARIAS II <text:s text:c="35"/></text:p>
          </table:table-cell>
          <table:table-cell office:value-type="string">
            <text:p>CERNE (UFL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3-9913</text:p>
          </table:table-cell>
          <table:table-cell office:value-type="string">
            <text:p>ENGENHARIAS II <text:s text:c="35"/></text:p>
          </table:table-cell>
          <table:table-cell office:value-type="string">
            <text:p>CFI. Ceramic Forum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0779</text:p>
          </table:table-cell>
          <table:table-cell office:value-type="string">
            <text:p>ENGENHARIAS II <text:s text:c="35"/></text:p>
          </table:table-cell>
          <table:table-cell office:value-type="string">
            <text:p>Chaos, Solitons and Fractal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52-9568</text:p>
          </table:table-cell>
          <table:table-cell office:value-type="string">
            <text:p>ENGENHARIAS II <text:s text:c="35"/></text:p>
          </table:table-cell>
          <table:table-cell office:value-type="string">
            <text:p>Chemical and Biochemical Engineering Quarterl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0-7516</text:p>
          </table:table-cell>
          <table:table-cell office:value-type="string">
            <text:p>ENGENHARIAS II <text:s text:c="35"/></text:p>
          </table:table-cell>
          <table:table-cell office:value-type="string">
            <text:p>Chemical Engineering &amp;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5-2701</text:p>
          </table:table-cell>
          <table:table-cell office:value-type="string">
            <text:p>ENGENHARIAS II <text:s text:c="35"/></text:p>
          </table:table-cell>
          <table:table-cell office:value-type="string">
            <text:p>Chemical Engineering and Process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6445</text:p>
          </table:table-cell>
          <table:table-cell office:value-type="string">
            <text:p>ENGENHARIAS II <text:s text:c="35"/></text:p>
          </table:table-cell>
          <table:table-cell office:value-type="string">
            <text:p>Chemical Engineering Communicatio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479</text:p>
          </table:table-cell>
          <table:table-cell office:value-type="string">
            <text:p>ENGENHARIAS II <text:s text:c="35"/></text:p>
          </table:table-cell>
          <table:table-cell office:value-type="string">
            <text:p>Chemical Engineering Educ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8947</text:p>
          </table:table-cell>
          <table:table-cell office:value-type="string">
            <text:p>ENGENHARIAS II <text:s text:c="35"/></text:p>
          </table:table-cell>
          <table:table-cell office:value-type="string">
            <text:p>Chemical Engineering Journal (1996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8762</text:p>
          </table:table-cell>
          <table:table-cell office:value-type="string">
            <text:p>ENGENHARIAS II <text:s text:c="35"/></text:p>
          </table:table-cell>
          <table:table-cell office:value-type="string">
            <text:p>Chemical Engineering Research &amp; Desig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509</text:p>
          </table:table-cell>
          <table:table-cell office:value-type="string">
            <text:p>ENGENHARIAS II <text:s text:c="35"/></text:p>
          </table:table-cell>
          <table:table-cell office:value-type="string">
            <text:p>Chemical Engineering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104</text:p>
          </table:table-cell>
          <table:table-cell office:value-type="string">
            <text:p>ENGENHARIAS II <text:s text:c="35"/></text:p>
          </table:table-cell>
          <table:table-cell office:value-type="string">
            <text:p>Chemical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614</text:p>
          </table:table-cell>
          <table:table-cell office:value-type="string">
            <text:p>ENGENHARIAS II <text:s text:c="35"/></text:p>
          </table:table-cell>
          <table:table-cell office:value-type="string">
            <text:p>Chemical Physics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797</text:p>
          </table:table-cell>
          <table:table-cell office:value-type="string">
            <text:p>ENGENHARIAS II <text:s text:c="35"/></text:p>
          </table:table-cell>
          <table:table-cell office:value-type="string">
            <text:p>Chemico-Biological Interactio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1872</text:p>
          </table:table-cell>
          <table:table-cell office:value-type="string">
            <text:p>ENGENHARIAS II <text:s text:c="35"/></text:p>
          </table:table-cell>
          <table:table-cell office:value-type="string">
            <text:p>Chemistry &amp; Biodiversit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3084</text:p>
          </table:table-cell>
          <table:table-cell office:value-type="string">
            <text:p>ENGENHARIAS II <text:s text:c="35"/></text:p>
          </table:table-cell>
          <table:table-cell office:value-type="string">
            <text:p>Chemistry and Physics of Lipid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7022</text:p>
          </table:table-cell>
          <table:table-cell office:value-type="string">
            <text:p>ENGENHARIAS II <text:s text:c="35"/></text:p>
          </table:table-cell>
          <table:table-cell office:value-type="string">
            <text:p>Chemistry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4756</text:p>
          </table:table-cell>
          <table:table-cell office:value-type="string">
            <text:p>ENGENHARIAS II <text:s text:c="35"/></text:p>
          </table:table-cell>
          <table:table-cell office:value-type="string">
            <text:p>Chemistry of Material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7439</text:p>
          </table:table-cell>
          <table:table-cell office:value-type="string">
            <text:p>ENGENHARIAS II <text:s text:c="35"/></text:p>
          </table:table-cell>
          <table:table-cell office:value-type="string">
            <text:p>Chemometrics and Intelligent Laboratory System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6535</text:p>
          </table:table-cell>
          <table:table-cell office:value-type="string">
            <text:p>ENGENHARIAS II <text:s text:c="35"/></text:p>
          </table:table-cell>
          <table:table-cell office:value-type="string">
            <text:p>Chemosphere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4235</text:p>
          </table:table-cell>
          <table:table-cell office:value-type="string">
            <text:p>ENGENHARIAS II <text:s text:c="35"/></text:p>
          </table:table-cell>
          <table:table-cell office:value-type="string">
            <text:p>ChemPhysChem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4-5631</text:p>
          </table:table-cell>
          <table:table-cell office:value-type="string">
            <text:p>ENGENHARIAS II <text:s text:c="35"/></text:p>
          </table:table-cell>
          <table:table-cell office:value-type="string">
            <text:p>ChemSusChem (Weinheim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4293</text:p>
          </table:table-cell>
          <table:table-cell office:value-type="string">
            <text:p>ENGENHARIAS II <text:s text:c="35"/></text:p>
          </table:table-cell>
          <table:table-cell office:value-type="string">
            <text:p>Chimia (Bas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839X</text:p>
          </table:table-cell>
          <table:table-cell office:value-type="string">
            <text:p>ENGENHARIAS II <text:s text:c="35"/></text:p>
          </table:table-cell>
          <table:table-cell office:value-type="string">
            <text:p>Chimica Oggi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4-9541</text:p>
          </table:table-cell>
          <table:table-cell office:value-type="string">
            <text:p>ENGENHARIAS II <text:s text:c="35"/></text:p>
          </table:table-cell>
          <table:table-cell office:value-type="string">
            <text:p>Chinese Journal of Chemical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9-1963</text:p>
          </table:table-cell>
          <table:table-cell office:value-type="string">
            <text:p>ENGENHARIAS II <text:s text:c="35"/></text:p>
          </table:table-cell>
          <table:table-cell office:value-type="string">
            <text:p>Chinese Physics (Beijing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307X</text:p>
          </table:table-cell>
          <table:table-cell office:value-type="string">
            <text:p>ENGENHARIAS II <text:s text:c="35"/></text:p>
          </table:table-cell>
          <table:table-cell office:value-type="string">
            <text:p>Chinese Physics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44X</text:p>
          </table:table-cell>
          <table:table-cell office:value-type="string">
            <text:p>ENGENHARIAS II <text:s text:c="35"/></text:p>
          </table:table-cell>
          <table:table-cell office:value-type="string">
            <text:p>Ciência &amp; Engenharia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965</text:p>
          </table:table-cell>
          <table:table-cell office:value-type="string">
            <text:p>ENGENHARIAS II <text:s text:c="35"/></text:p>
          </table:table-cell>
          <table:table-cell office:value-type="string">
            <text:p>Ciência da Informaçã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054</text:p>
          </table:table-cell>
          <table:table-cell office:value-type="string">
            <text:p>ENGENHARIAS II <text:s text:c="35"/></text:p>
          </table:table-cell>
          <table:table-cell office:value-type="string">
            <text:p>Ciência e Agrotecnologia (UFL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029</text:p>
          </table:table-cell>
          <table:table-cell office:value-type="string">
            <text:p>ENGENHARIAS II <text:s text:c="35"/></text:p>
          </table:table-cell>
          <table:table-cell office:value-type="string">
            <text:p>Ciência e Cultura (Barret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307</text:p>
          </table:table-cell>
          <table:table-cell office:value-type="string">
            <text:p>ENGENHARIAS II <text:s text:c="35"/></text:p>
          </table:table-cell>
          <table:table-cell office:value-type="string">
            <text:p>Ciência e Na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ENGENHARIAS II <text:s text:c="35"/></text:p>
          </table:table-cell>
          <table:table-cell office:value-type="string">
            <text:p>Ciência e Saúde Coletiv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061</text:p>
          </table:table-cell>
          <table:table-cell office:value-type="string">
            <text:p>ENGENHARIAS II <text:s text:c="35"/></text:p>
          </table:table-cell>
          <table:table-cell office:value-type="string">
            <text:p>Ciência e Tecnologia de Alimento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57X</text:p>
          </table:table-cell>
          <table:table-cell office:value-type="string">
            <text:p>ENGENHARIAS II <text:s text:c="35"/></text:p>
          </table:table-cell>
          <table:table-cell office:value-type="string">
            <text:p>Ciência e Tecnologia de Alimento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8312</text:p>
          </table:table-cell>
          <table:table-cell office:value-type="string">
            <text:p>ENGENHARIAS II <text:s text:c="35"/></text:p>
          </table:table-cell>
          <table:table-cell office:value-type="string">
            <text:p>Ciência e Tecnologia dos Materia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14</text:p>
          </table:table-cell>
          <table:table-cell office:value-type="string">
            <text:p>ENGENHARIAS II <text:s text:c="35"/></text:p>
          </table:table-cell>
          <table:table-cell office:value-type="string">
            <text:p>Ciência em Moviment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54</text:p>
          </table:table-cell>
          <table:table-cell office:value-type="string">
            <text:p>ENGENHARIAS II <text:s text:c="35"/></text:p>
          </table:table-cell>
          <table:table-cell office:value-type="string">
            <text:p>Ciência Florestal (UFSM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ENGENHARIAS II <text:s text:c="35"/></text:p>
          </table:table-cell>
          <table:table-cell office:value-type="string">
            <text:p>Ciência Hoj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78</text:p>
          </table:table-cell>
          <table:table-cell office:value-type="string">
            <text:p>ENGENHARIAS II <text:s text:c="35"/></text:p>
          </table:table-cell>
          <table:table-cell office:value-type="string">
            <text:p>Ciência Rural (UFSM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5-8122</text:p>
          </table:table-cell>
          <table:table-cell office:value-type="string">
            <text:p>ENGENHARIAS II <text:s text:c="35"/></text:p>
          </table:table-cell>
          <table:table-cell office:value-type="string">
            <text:p>Ciencia y Tecnología Alimentar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758</text:p>
          </table:table-cell>
          <table:table-cell office:value-type="string">
            <text:p>ENGENHARIAS II <text:s text:c="35"/></text:p>
          </table:table-cell>
          <table:table-cell office:value-type="string">
            <text:p>Ciências e Tecnologia (UEC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7322</text:p>
          </table:table-cell>
          <table:table-cell office:value-type="string">
            <text:p>ENGENHARIAS II <text:s text:c="35"/></text:p>
          </table:table-cell>
          <table:table-cell office:value-type="string">
            <text:p>Circulation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8558</text:p>
          </table:table-cell>
          <table:table-cell office:value-type="string">
            <text:p>ENGENHARIAS II <text:s text:c="35"/></text:p>
          </table:table-cell>
          <table:table-cell office:value-type="string">
            <text:p>Clay Mineral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3-0669</text:p>
          </table:table-cell>
          <table:table-cell office:value-type="string">
            <text:p>ENGENHARIAS II <text:s text:c="35"/></text:p>
          </table:table-cell>
          <table:table-cell office:value-type="string">
            <text:p>Clean (Weinheim. 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3-0650</text:p>
          </table:table-cell>
          <table:table-cell office:value-type="string">
            <text:p>ENGENHARIAS II <text:s text:c="35"/></text:p>
          </table:table-cell>
          <table:table-cell office:value-type="string">
            <text:p>Clean (Weinheim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1-4417</text:p>
          </table:table-cell>
          <table:table-cell office:value-type="string">
            <text:p>ENGENHARIAS II <text:s text:c="35"/></text:p>
          </table:table-cell>
          <table:table-cell office:value-type="string">
            <text:p>Clean Air: Environmental Combustion Technologi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9558</text:p>
          </table:table-cell>
          <table:table-cell office:value-type="string">
            <text:p>ENGENHARIAS II <text:s text:c="35"/></text:p>
          </table:table-cell>
          <table:table-cell office:value-type="string">
            <text:p>Clean Technologies and Environmental Policy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015</text:p>
          </table:table-cell>
          <table:table-cell office:value-type="string">
            <text:p>ENGENHARIAS II <text:s text:c="35"/></text:p>
          </table:table-cell>
          <table:table-cell office:value-type="string">
            <text:p>Clínica (São José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4838</text:p>
          </table:table-cell>
          <table:table-cell office:value-type="string">
            <text:p>ENGENHARIAS II <text:s text:c="35"/></text:p>
          </table:table-cell>
          <table:table-cell office:value-type="string">
            <text:p>Clinical Infectious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7161</text:p>
          </table:table-cell>
          <table:table-cell office:value-type="string">
            <text:p>ENGENHARIAS II <text:s text:c="35"/></text:p>
          </table:table-cell>
          <table:table-cell office:value-type="string">
            <text:p>Clinical Oral Implants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932</text:p>
          </table:table-cell>
          <table:table-cell office:value-type="string">
            <text:p>ENGENHARIAS II <text:s text:c="35"/></text:p>
          </table:table-cell>
          <table:table-cell office:value-type="string">
            <text:p>Clinics (U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4-9343</text:p>
          </table:table-cell>
          <table:table-cell office:value-type="string">
            <text:p>ENGENHARIAS II <text:s text:c="35"/></text:p>
          </table:table-cell>
          <table:table-cell office:value-type="string">
            <text:p>Coal Preparation (New York, N.Y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50X</text:p>
          </table:table-cell>
          <table:table-cell office:value-type="string">
            <text:p>ENGENHARIAS II <text:s text:c="35"/></text:p>
          </table:table-cell>
          <table:table-cell office:value-type="string">
            <text:p>Coletânea do Instituto de Tecnologia de Alimentos (Cessou em 1997. Cont. ISSN 1516-7275 Braziilan Journal of Food Technolog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402X</text:p>
          </table:table-cell>
          <table:table-cell office:value-type="string">
            <text:p>ENGENHARIAS II <text:s text:c="35"/></text:p>
          </table:table-cell>
          <table:table-cell office:value-type="string">
            <text:p>Colloid and Polymer 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7757</text:p>
          </table:table-cell>
          <table:table-cell office:value-type="string">
            <text:p>ENGENHARIAS II <text:s text:c="35"/></text:p>
          </table:table-cell>
          <table:table-cell office:value-type="string">
            <text:p>Colloids and Surfaces. A, Physicochemical and Engineering Aspect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7765</text:p>
          </table:table-cell>
          <table:table-cell office:value-type="string">
            <text:p>ENGENHARIAS II <text:s text:c="35"/></text:p>
          </table:table-cell>
          <table:table-cell office:value-type="string">
            <text:p>Colloids and Surfaces. B, Biointerfac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2202</text:p>
          </table:table-cell>
          <table:table-cell office:value-type="string">
            <text:p>ENGENHARIAS II <text:s text:c="35"/></text:p>
          </table:table-cell>
          <table:table-cell office:value-type="string">
            <text:p>Combustion Science and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9-8299</text:p>
          </table:table-cell>
          <table:table-cell office:value-type="string">
            <text:p>ENGENHARIAS II <text:s text:c="35"/></text:p>
          </table:table-cell>
          <table:table-cell office:value-type="string">
            <text:p>Communications in Numerical Methods in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3624</text:p>
          </table:table-cell>
          <table:table-cell office:value-type="string">
            <text:p>ENGENHARIAS II <text:s text:c="35"/></text:p>
          </table:table-cell>
          <table:table-cell office:value-type="string">
            <text:p>Communications in Soil Science and Plant Analy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2-1649</text:p>
          </table:table-cell>
          <table:table-cell office:value-type="string">
            <text:p>ENGENHARIAS II <text:s text:c="35"/></text:p>
          </table:table-cell>
          <table:table-cell office:value-type="string">
            <text:p>Compel (Bradford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8223</text:p>
          </table:table-cell>
          <table:table-cell office:value-type="string">
            <text:p>ENGENHARIAS II <text:s text:c="35"/></text:p>
          </table:table-cell>
          <table:table-cell office:value-type="string">
            <text:p>Composite Structur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3538</text:p>
          </table:table-cell>
          <table:table-cell office:value-type="string">
            <text:p>ENGENHARIAS II <text:s text:c="35"/></text:p>
          </table:table-cell>
          <table:table-cell office:value-type="string">
            <text:p>Composites Science and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835X</text:p>
          </table:table-cell>
          <table:table-cell office:value-type="string">
            <text:p>ENGENHARIAS II <text:s text:c="35"/></text:p>
          </table:table-cell>
          <table:table-cell office:value-type="string">
            <text:p>Composites. Part A, Applied Science and Manufactur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0256</text:p>
          </table:table-cell>
          <table:table-cell office:value-type="string">
            <text:p>ENGENHARIAS II <text:s text:c="35"/></text:p>
          </table:table-cell>
          <table:table-cell office:value-type="string">
            <text:p>Computational Materials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3773</text:p>
          </table:table-cell>
          <table:table-cell office:value-type="string">
            <text:p>ENGENHARIAS II <text:s text:c="35"/></text:p>
          </table:table-cell>
          <table:table-cell office:value-type="string">
            <text:p>Computer Applications in Engineering Educ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7825</text:p>
          </table:table-cell>
          <table:table-cell office:value-type="string">
            <text:p>ENGENHARIAS II <text:s text:c="35"/></text:p>
          </table:table-cell>
          <table:table-cell office:value-type="string">
            <text:p>Computer Methods in Applied Mechanics and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1-8581</text:p>
          </table:table-cell>
          <table:table-cell office:value-type="string">
            <text:p>ENGENHARIAS II <text:s text:c="35"/></text:p>
          </table:table-cell>
          <table:table-cell office:value-type="string">
            <text:p>Computer Methods in Materials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6680</text:p>
          </table:table-cell>
          <table:table-cell office:value-type="string">
            <text:p>ENGENHARIAS II <text:s text:c="35"/></text:p>
          </table:table-cell>
          <table:table-cell office:value-type="string">
            <text:p>Computer Optical Disc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655</text:p>
          </table:table-cell>
          <table:table-cell office:value-type="string">
            <text:p>ENGENHARIAS II <text:s text:c="35"/></text:p>
          </table:table-cell>
          <table:table-cell office:value-type="string">
            <text:p>Computer Physics Commun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7946</text:p>
          </table:table-cell>
          <table:table-cell office:value-type="string">
            <text:p>ENGENHARIAS II <text:s text:c="35"/></text:p>
          </table:table-cell>
          <table:table-cell office:value-type="string">
            <text:p>Computer-Aided Chemical Engineer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1354</text:p>
          </table:table-cell>
          <table:table-cell office:value-type="string">
            <text:p>ENGENHARIAS II <text:s text:c="35"/></text:p>
          </table:table-cell>
          <table:table-cell office:value-type="string">
            <text:p>Computers &amp; Chemical Engineer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0548</text:p>
          </table:table-cell>
          <table:table-cell office:value-type="string">
            <text:p>ENGENHARIAS II <text:s text:c="35"/></text:p>
          </table:table-cell>
          <table:table-cell office:value-type="string">
            <text:p>Computers &amp; Operations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699</text:p>
          </table:table-cell>
          <table:table-cell office:value-type="string">
            <text:p>ENGENHARIAS II <text:s text:c="35"/></text:p>
          </table:table-cell>
          <table:table-cell office:value-type="string">
            <text:p>Computers and Electronics in Agricultu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9615</text:p>
          </table:table-cell>
          <table:table-cell office:value-type="string">
            <text:p>ENGENHARIAS II <text:s text:c="35"/></text:p>
          </table:table-cell>
          <table:table-cell office:value-type="string">
            <text:p>Computing in Science &amp; Engineer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25</text:p>
          </table:table-cell>
          <table:table-cell office:value-type="string">
            <text:p>ENGENHARIAS II <text:s text:c="35"/></text:p>
          </table:table-cell>
          <table:table-cell office:value-type="string">
            <text:p>Comunicação &amp; Polí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231</text:p>
          </table:table-cell>
          <table:table-cell office:value-type="string">
            <text:p>ENGENHARIAS II <text:s text:c="35"/></text:p>
          </table:table-cell>
          <table:table-cell office:value-type="string">
            <text:p>Comunicado Tecnico - Centro Nacional de Pesquisa de Tecnologia Agroindustrial de Aliment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673</text:p>
          </table:table-cell>
          <table:table-cell office:value-type="string">
            <text:p>ENGENHARIAS II <text:s text:c="35"/></text:p>
          </table:table-cell>
          <table:table-cell office:value-type="string">
            <text:p>Concreto (São Paulo) (Cessou em 2006. Cont. 1809-7197 Concreto &amp; Contrução (São Paul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0618</text:p>
          </table:table-cell>
          <table:table-cell office:value-type="string">
            <text:p>ENGENHARIAS II <text:s text:c="35"/></text:p>
          </table:table-cell>
          <table:table-cell office:value-type="string">
            <text:p>Construction &amp; Building Materia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4343</text:p>
          </table:table-cell>
          <table:table-cell office:value-type="string">
            <text:p>ENGENHARIAS II <text:s text:c="35"/></text:p>
          </table:table-cell>
          <table:table-cell office:value-type="string">
            <text:p>Continental Shelf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0661</text:p>
          </table:table-cell>
          <table:table-cell office:value-type="string">
            <text:p>ENGENHARIAS II <text:s text:c="35"/></text:p>
          </table:table-cell>
          <table:table-cell office:value-type="string">
            <text:p>Control Engineering Practi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759</text:p>
          </table:table-cell>
          <table:table-cell office:value-type="string">
            <text:p>ENGENHARIAS II <text:s text:c="35"/></text:p>
          </table:table-cell>
          <table:table-cell office:value-type="string">
            <text:p>Controle &amp; Automaçã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485</text:p>
          </table:table-cell>
          <table:table-cell office:value-type="string">
            <text:p>ENGENHARIAS II <text:s text:c="35"/></text:p>
          </table:table-cell>
          <table:table-cell office:value-type="string">
            <text:p>Corrosão e Prote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1164</text:p>
          </table:table-cell>
          <table:table-cell office:value-type="string">
            <text:p>ENGENHARIAS II <text:s text:c="35"/></text:p>
          </table:table-cell>
          <table:table-cell office:value-type="string">
            <text:p>Corrosão e Protecção de Materia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9312</text:p>
          </table:table-cell>
          <table:table-cell office:value-type="string">
            <text:p>ENGENHARIAS II <text:s text:c="35"/></text:p>
          </table:table-cell>
          <table:table-cell office:value-type="string">
            <text:p>Corrosion (Houston, Tex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422X</text:p>
          </table:table-cell>
          <table:table-cell office:value-type="string">
            <text:p>ENGENHARIAS II <text:s text:c="35"/></text:p>
          </table:table-cell>
          <table:table-cell office:value-type="string">
            <text:p>Corrosion Engineering, Science and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9371</text:p>
          </table:table-cell>
          <table:table-cell office:value-type="string">
            <text:p>ENGENHARIAS II <text:s text:c="35"/></text:p>
          </table:table-cell>
          <table:table-cell office:value-type="string">
            <text:p>Corrosion Prevention &amp; Contro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4-6005</text:p>
          </table:table-cell>
          <table:table-cell office:value-type="string">
            <text:p>ENGENHARIAS II <text:s text:c="35"/></text:p>
          </table:table-cell>
          <table:table-cell office:value-type="string">
            <text:p>Corrosion Review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938X</text:p>
          </table:table-cell>
          <table:table-cell office:value-type="string">
            <text:p>ENGENHARIAS II <text:s text:c="35"/></text:p>
          </table:table-cell>
          <table:table-cell office:value-type="string">
            <text:p>Corrosion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51X</text:p>
          </table:table-cell>
          <table:table-cell office:value-type="string">
            <text:p>ENGENHARIAS II <text:s text:c="35"/></text:p>
          </table:table-cell>
          <table:table-cell office:value-type="string">
            <text:p>Corte e Conformação de Met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30</text:p>
          </table:table-cell>
          <table:table-cell office:value-type="string">
            <text:p>ENGENHARIAS II <text:s text:c="35"/></text:p>
          </table:table-cell>
          <table:table-cell office:value-type="string">
            <text:p>Cosmetics &amp; toiletries (Ed. portugu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7483</text:p>
          </table:table-cell>
          <table:table-cell office:value-type="string">
            <text:p>ENGENHARIAS II <text:s text:c="35"/></text:p>
          </table:table-cell>
          <table:table-cell office:value-type="string">
            <text:p>Crystal Growth &amp; Desig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2-1300</text:p>
          </table:table-cell>
          <table:table-cell office:value-type="string">
            <text:p>ENGENHARIAS II <text:s text:c="35"/></text:p>
          </table:table-cell>
          <table:table-cell office:value-type="string">
            <text:p>Crystal Research and Technology (1981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3034</text:p>
          </table:table-cell>
          <table:table-cell office:value-type="string">
            <text:p>ENGENHARIAS II <text:s text:c="35"/></text:p>
          </table:table-cell>
          <table:table-cell office:value-type="string">
            <text:p>Cuoio, Pelli, Materie Concianti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5232</text:p>
          </table:table-cell>
          <table:table-cell office:value-type="string">
            <text:p>ENGENHARIAS II <text:s text:c="35"/></text:p>
          </table:table-cell>
          <table:table-cell office:value-type="string">
            <text:p>Current Gene Therap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3-8651</text:p>
          </table:table-cell>
          <table:table-cell office:value-type="string">
            <text:p>ENGENHARIAS II <text:s text:c="35"/></text:p>
          </table:table-cell>
          <table:table-cell office:value-type="string">
            <text:p>Current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0294</text:p>
          </table:table-cell>
          <table:table-cell office:value-type="string">
            <text:p>ENGENHARIAS II <text:s text:c="35"/></text:p>
          </table:table-cell>
          <table:table-cell office:value-type="string">
            <text:p>Current Opinion in Colloid &amp; Interface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4129</text:p>
          </table:table-cell>
          <table:table-cell office:value-type="string">
            <text:p>ENGENHARIAS II <text:s text:c="35"/></text:p>
          </table:table-cell>
          <table:table-cell office:value-type="string">
            <text:p>Current Pharmaceutical Analy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7-5019</text:p>
          </table:table-cell>
          <table:table-cell office:value-type="string">
            <text:p>ENGENHARIAS II <text:s text:c="35"/></text:p>
          </table:table-cell>
          <table:table-cell office:value-type="string">
            <text:p>Cybermetrics (Madrid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9069</text:p>
          </table:table-cell>
          <table:table-cell office:value-type="string">
            <text:p>ENGENHARIAS II <text:s text:c="35"/></text:p>
          </table:table-cell>
          <table:table-cell office:value-type="string">
            <text:p>Cytotechnology (Dordrech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12-1800</text:p>
          </table:table-cell>
          <table:table-cell office:value-type="string">
            <text:p>ENGENHARIAS II <text:s text:c="35"/></text:p>
          </table:table-cell>
          <table:table-cell office:value-type="string">
            <text:p>Czech Journal of Food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4626</text:p>
          </table:table-cell>
          <table:table-cell office:value-type="string">
            <text:p>ENGENHARIAS II <text:s text:c="35"/></text:p>
          </table:table-cell>
          <table:table-cell office:value-type="string">
            <text:p>Czechoslovak Journal of Physics (Prague, Print) Cessou em 2006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9226</text:p>
          </table:table-cell>
          <table:table-cell office:value-type="string">
            <text:p>ENGENHARIAS II <text:s text:c="35"/></text:p>
          </table:table-cell>
          <table:table-cell office:value-type="string">
            <text:p>Dalton Transactions (2003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01</text:p>
          </table:table-cell>
          <table:table-cell office:value-type="string">
            <text:p>ENGENHARIAS II <text:s text:c="35"/></text:p>
          </table:table-cell>
          <table:table-cell office:value-type="string">
            <text:p>Datagramazero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0-315X</text:p>
          </table:table-cell>
          <table:table-cell office:value-type="string">
            <text:p>ENGENHARIAS II <text:s text:c="35"/></text:p>
          </table:table-cell>
          <table:table-cell office:value-type="string">
            <text:p>Dechema-Monographie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9-5641</text:p>
          </table:table-cell>
          <table:table-cell office:value-type="string">
            <text:p>ENGENHARIAS II <text:s text:c="35"/></text:p>
          </table:table-cell>
          <table:table-cell office:value-type="string">
            <text:p>Dental Material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7-4547</text:p>
          </table:table-cell>
          <table:table-cell office:value-type="string">
            <text:p>ENGENHARIAS II <text:s text:c="35"/></text:p>
          </table:table-cell>
          <table:table-cell office:value-type="string">
            <text:p>Dental Materials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9164</text:p>
          </table:table-cell>
          <table:table-cell office:value-type="string">
            <text:p>ENGENHARIAS II <text:s text:c="35"/></text:p>
          </table:table-cell>
          <table:table-cell office:value-type="string">
            <text:p>Desalination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772X</text:p>
          </table:table-cell>
          <table:table-cell office:value-type="string">
            <text:p>ENGENHARIAS II <text:s text:c="35"/></text:p>
          </table:table-cell>
          <table:table-cell office:value-type="string">
            <text:p>Designed Monomers and Polym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1855</text:p>
          </table:table-cell>
          <table:table-cell office:value-type="string">
            <text:p>ENGENHARIAS II <text:s text:c="35"/></text:p>
          </table:table-cell>
          <table:table-cell office:value-type="string">
            <text:p>Developments in Chemical Engineering and Mineral Process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197</text:p>
          </table:table-cell>
          <table:table-cell office:value-type="string">
            <text:p>ENGENHARIAS II <text:s text:c="35"/></text:p>
          </table:table-cell>
          <table:table-cell office:value-type="string">
            <text:p>Diálogos &amp; Ciência (FTC Feira de Santan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493</text:p>
          </table:table-cell>
          <table:table-cell office:value-type="string">
            <text:p>ENGENHARIAS II <text:s text:c="35"/></text:p>
          </table:table-cell>
          <table:table-cell office:value-type="string">
            <text:p>Diálogos &amp; Ciênci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4-5765</text:p>
          </table:table-cell>
          <table:table-cell office:value-type="string">
            <text:p>ENGENHARIAS II <text:s text:c="35"/></text:p>
          </table:table-cell>
          <table:table-cell office:value-type="string">
            <text:p>Diamante. Applicazioni &amp; Tecn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9635</text:p>
          </table:table-cell>
          <table:table-cell office:value-type="string">
            <text:p>ENGENHARIAS II <text:s text:c="35"/></text:p>
          </table:table-cell>
          <table:table-cell office:value-type="string">
            <text:p>Diamond and Related Material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2-0386</text:p>
          </table:table-cell>
          <table:table-cell office:value-type="string">
            <text:p>ENGENHARIAS II <text:s text:c="35"/></text:p>
          </table:table-cell>
          <table:table-cell office:value-type="string">
            <text:p>Diffusion and Defect Data, Solid State Data. Part A, Defect and Diffusion Forum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2-0394</text:p>
          </table:table-cell>
          <table:table-cell office:value-type="string">
            <text:p>ENGENHARIAS II <text:s text:c="35"/></text:p>
          </table:table-cell>
          <table:table-cell office:value-type="string">
            <text:p>Diffusion and Defect Data, Solid State Data. Part B, Solid State Phenome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969</text:p>
          </table:table-cell>
          <table:table-cell office:value-type="string">
            <text:p>ENGENHARIAS II <text:s text:c="35"/></text:p>
          </table:table-cell>
          <table:table-cell office:value-type="string">
            <text:p>Divulgacoes do Museu de Ciencias e Tecnologia-UBEA/PUCR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110</text:p>
          </table:table-cell>
          <table:table-cell office:value-type="string">
            <text:p>ENGENHARIAS II <text:s text:c="35"/></text:p>
          </table:table-cell>
          <table:table-cell office:value-type="string">
            <text:p>Documentos (Centro Nacional de Recursos Genéticos e Biotecnologi) (Cessou em 19uu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0702</text:p>
          </table:table-cell>
          <table:table-cell office:value-type="string">
            <text:p>ENGENHARIAS II <text:s text:c="35"/></text:p>
          </table:table-cell>
          <table:table-cell office:value-type="string">
            <text:p>Drilling Contracto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9045</text:p>
          </table:table-cell>
          <table:table-cell office:value-type="string">
            <text:p>ENGENHARIAS II <text:s text:c="35"/></text:p>
          </table:table-cell>
          <table:table-cell office:value-type="string">
            <text:p>Drug Development and Industrial Pharmac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7-3937</text:p>
          </table:table-cell>
          <table:table-cell office:value-type="string">
            <text:p>ENGENHARIAS II <text:s text:c="35"/></text:p>
          </table:table-cell>
          <table:table-cell office:value-type="string">
            <text:p>Drying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7208</text:p>
          </table:table-cell>
          <table:table-cell office:value-type="string">
            <text:p>ENGENHARIAS II <text:s text:c="35"/></text:p>
          </table:table-cell>
          <table:table-cell office:value-type="string">
            <text:p>Dyes and Pigment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7353</text:p>
          </table:table-cell>
          <table:table-cell office:value-type="string">
            <text:p>ENGENHARIAS II <text:s text:c="35"/></text:p>
          </table:table-cell>
          <table:table-cell office:value-type="string">
            <text:p>DYNA (Medellí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5-4934</text:p>
          </table:table-cell>
          <table:table-cell office:value-type="string">
            <text:p>ENGENHARIAS II <text:s text:c="35"/></text:p>
          </table:table-cell>
          <table:table-cell office:value-type="string">
            <text:p>E-Journal of Nondestructive Testing and Ultrason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7229</text:p>
          </table:table-cell>
          <table:table-cell office:value-type="string">
            <text:p>ENGENHARIAS II <text:s text:c="35"/></text:p>
          </table:table-cell>
          <table:table-cell office:value-type="string">
            <text:p>E-Polym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821X</text:p>
          </table:table-cell>
          <table:table-cell office:value-type="string">
            <text:p>ENGENHARIAS II <text:s text:c="35"/></text:p>
          </table:table-cell>
          <table:table-cell office:value-type="string">
            <text:p>Earth and Planetary Science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670</text:p>
          </table:table-cell>
          <table:table-cell office:value-type="string">
            <text:p>ENGENHARIAS II <text:s text:c="35"/></text:p>
          </table:table-cell>
          <table:table-cell office:value-type="string">
            <text:p>Eclética Química (UNESP. Araraquara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00</text:p>
          </table:table-cell>
          <table:table-cell office:value-type="string">
            <text:p>ENGENHARIAS II <text:s text:c="35"/></text:p>
          </table:table-cell>
          <table:table-cell office:value-type="string">
            <text:p>Ecological Modell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932</text:p>
          </table:table-cell>
          <table:table-cell office:value-type="string">
            <text:p>ENGENHARIAS II <text:s text:c="35"/></text:p>
          </table:table-cell>
          <table:table-cell office:value-type="string">
            <text:p>Economia &amp; Energi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0128</text:p>
          </table:table-cell>
          <table:table-cell office:value-type="string">
            <text:p>ENGENHARIAS II <text:s text:c="35"/></text:p>
          </table:table-cell>
          <table:table-cell office:value-type="string">
            <text:p>Economic Geology and the Bulletin of the Society of Economic Geologis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6513</text:p>
          </table:table-cell>
          <table:table-cell office:value-type="string">
            <text:p>ENGENHARIAS II <text:s text:c="35"/></text:p>
          </table:table-cell>
          <table:table-cell office:value-type="string">
            <text:p>Ecotoxicology and Environmental Saf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8-5862</text:p>
          </table:table-cell>
          <table:table-cell office:value-type="string">
            <text:p>ENGENHARIAS II <text:s text:c="35"/></text:p>
          </table:table-cell>
          <table:table-cell office:value-type="string">
            <text:p>ECS Transac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057</text:p>
          </table:table-cell>
          <table:table-cell office:value-type="string">
            <text:p>ENGENHARIAS II <text:s text:c="35"/></text:p>
          </table:table-cell>
          <table:table-cell office:value-type="string">
            <text:p>Educação &amp;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56X</text:p>
          </table:table-cell>
          <table:table-cell office:value-type="string">
            <text:p>ENGENHARIAS II <text:s text:c="35"/></text:p>
          </table:table-cell>
          <table:table-cell office:value-type="string">
            <text:p>Educação Agrícola Superio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7921</text:p>
          </table:table-cell>
          <table:table-cell office:value-type="string">
            <text:p>ENGENHARIAS II <text:s text:c="35"/></text:p>
          </table:table-cell>
          <table:table-cell office:value-type="string">
            <text:p>Electrical Engineering (Berli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0397</text:p>
          </table:table-cell>
          <table:table-cell office:value-type="string">
            <text:p>ENGENHARIAS II <text:s text:c="35"/></text:p>
          </table:table-cell>
          <table:table-cell office:value-type="string">
            <text:p>Electroanalysis (New York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0062</text:p>
          </table:table-cell>
          <table:table-cell office:value-type="string">
            <text:p>ENGENHARIAS II <text:s text:c="35"/></text:p>
          </table:table-cell>
          <table:table-cell office:value-type="string">
            <text:p>Electrochemical and Solid-State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2481</text:p>
          </table:table-cell>
          <table:table-cell office:value-type="string">
            <text:p>ENGENHARIAS II <text:s text:c="35"/></text:p>
          </table:table-cell>
          <table:table-cell office:value-type="string">
            <text:p>Electrochemistry Communica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4686</text:p>
          </table:table-cell>
          <table:table-cell office:value-type="string">
            <text:p>ENGENHARIAS II <text:s text:c="35"/></text:p>
          </table:table-cell>
          <table:table-cell office:value-type="string">
            <text:p>Electrochimica Act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3458</text:p>
          </table:table-cell>
          <table:table-cell office:value-type="string">
            <text:p>ENGENHARIAS II <text:s text:c="35"/></text:p>
          </table:table-cell>
          <table:table-cell office:value-type="string">
            <text:p>Electronic Journal of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5194</text:p>
          </table:table-cell>
          <table:table-cell office:value-type="string">
            <text:p>ENGENHARIAS II <text:s text:c="35"/></text:p>
          </table:table-cell>
          <table:table-cell office:value-type="string">
            <text:p>Electronics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104</text:p>
          </table:table-cell>
          <table:table-cell office:value-type="string">
            <text:p>ENGENHARIAS II <text:s text:c="35"/></text:p>
          </table:table-cell>
          <table:table-cell office:value-type="string">
            <text:p>Eletricidade Moder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877</text:p>
          </table:table-cell>
          <table:table-cell office:value-type="string">
            <text:p>ENGENHARIAS II <text:s text:c="35"/></text:p>
          </table:table-cell>
          <table:table-cell office:value-type="string">
            <text:p>Eletroevolução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583</text:p>
          </table:table-cell>
          <table:table-cell office:value-type="string">
            <text:p>ENGENHARIAS II <text:s text:c="35"/></text:p>
          </table:table-cell>
          <table:table-cell office:value-type="string">
            <text:p>Enciclopédia Biosfe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924</text:p>
          </table:table-cell>
          <table:table-cell office:value-type="string">
            <text:p>ENGENHARIAS II <text:s text:c="35"/></text:p>
          </table:table-cell>
          <table:table-cell office:value-type="string">
            <text:p>Encontros Bibli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0088</text:p>
          </table:table-cell>
          <table:table-cell office:value-type="string">
            <text:p>ENGENHARIAS II <text:s text:c="35"/></text:p>
          </table:table-cell>
          <table:table-cell office:value-type="string">
            <text:p>Endocrine-Related Cance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7227</text:p>
          </table:table-cell>
          <table:table-cell office:value-type="string">
            <text:p>ENGENHARIAS II <text:s text:c="35"/></text:p>
          </table:table-cell>
          <table:table-cell office:value-type="string">
            <text:p>Endocrinology (Philadelphi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0624</text:p>
          </table:table-cell>
          <table:table-cell office:value-type="string">
            <text:p>ENGENHARIAS II <text:s text:c="35"/></text:p>
          </table:table-cell>
          <table:table-cell office:value-type="string">
            <text:p>Energy &amp; Fuel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5442</text:p>
          </table:table-cell>
          <table:table-cell office:value-type="string">
            <text:p>ENGENHARIAS II <text:s text:c="35"/></text:p>
          </table:table-cell>
          <table:table-cell office:value-type="string">
            <text:p>Energy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8904</text:p>
          </table:table-cell>
          <table:table-cell office:value-type="string">
            <text:p>ENGENHARIAS II <text:s text:c="35"/></text:p>
          </table:table-cell>
          <table:table-cell office:value-type="string">
            <text:p>Energy Conversion and Manag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215</text:p>
          </table:table-cell>
          <table:table-cell office:value-type="string">
            <text:p>ENGENHARIAS II <text:s text:c="35"/></text:p>
          </table:table-cell>
          <table:table-cell office:value-type="string">
            <text:p>Energy Polic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7707</text:p>
          </table:table-cell>
          <table:table-cell office:value-type="string">
            <text:p>ENGENHARIAS II <text:s text:c="35"/></text:p>
          </table:table-cell>
          <table:table-cell office:value-type="string">
            <text:p>Engenhari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16</text:p>
          </table:table-cell>
          <table:table-cell office:value-type="string">
            <text:p>ENGENHARIAS II <text:s text:c="35"/></text:p>
          </table:table-cell>
          <table:table-cell office:value-type="string">
            <text:p>Engenharia Agrícol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1152</text:p>
          </table:table-cell>
          <table:table-cell office:value-type="string">
            <text:p>ENGENHARIAS II <text:s text:c="35"/></text:p>
          </table:table-cell>
          <table:table-cell office:value-type="string">
            <text:p>Engenharia Civil UM (Brag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014</text:p>
          </table:table-cell>
          <table:table-cell office:value-type="string">
            <text:p>ENGENHARIAS II <text:s text:c="35"/></text:p>
          </table:table-cell>
          <table:table-cell office:value-type="string">
            <text:p>Engenharia e Constru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025</text:p>
          </table:table-cell>
          <table:table-cell office:value-type="string">
            <text:p>ENGENHARIAS II <text:s text:c="35"/></text:p>
          </table:table-cell>
          <table:table-cell office:value-type="string">
            <text:p>Engenharia Estudo e Pesquis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984</text:p>
          </table:table-cell>
          <table:table-cell office:value-type="string">
            <text:p>ENGENHARIAS II <text:s text:c="35"/></text:p>
          </table:table-cell>
          <table:table-cell office:value-type="string">
            <text:p>Engenharia na Agricultu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284X</text:p>
          </table:table-cell>
          <table:table-cell office:value-type="string">
            <text:p>ENGENHARIAS II <text:s text:c="35"/></text:p>
          </table:table-cell>
          <table:table-cell office:value-type="string">
            <text:p>Engenharia Química (Por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152</text:p>
          </table:table-cell>
          <table:table-cell office:value-type="string">
            <text:p>ENGENHARIAS II <text:s text:c="35"/></text:p>
          </table:table-cell>
          <table:table-cell office:value-type="string">
            <text:p>Engenharia Sanitária e Ambient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790</text:p>
          </table:table-cell>
          <table:table-cell office:value-type="string">
            <text:p>ENGENHARIAS II <text:s text:c="35"/></text:p>
          </table:table-cell>
          <table:table-cell office:value-type="string">
            <text:p>Engenharia Térm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314</text:p>
          </table:table-cell>
          <table:table-cell office:value-type="string">
            <text:p>ENGENHARIAS II <text:s text:c="35"/></text:p>
          </table:table-cell>
          <table:table-cell office:value-type="string">
            <text:p>Engevista (UFF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7997</text:p>
          </table:table-cell>
          <table:table-cell office:value-type="string">
            <text:p>ENGENHARIAS II <text:s text:c="35"/></text:p>
          </table:table-cell>
          <table:table-cell office:value-type="string">
            <text:p>Engineering Analysis with Boundary Elemen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1976</text:p>
          </table:table-cell>
          <table:table-cell office:value-type="string">
            <text:p>ENGENHARIAS II <text:s text:c="35"/></text:p>
          </table:table-cell>
          <table:table-cell office:value-type="string">
            <text:p>Engineering Applications of Artificial Intellig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4-2060</text:p>
          </table:table-cell>
          <table:table-cell office:value-type="string">
            <text:p>ENGENHARIAS II <text:s text:c="35"/></text:p>
          </table:table-cell>
          <table:table-cell office:value-type="string">
            <text:p>Engineering Applications of Computational Fluid Mechan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4401</text:p>
          </table:table-cell>
          <table:table-cell office:value-type="string">
            <text:p>ENGENHARIAS II <text:s text:c="35"/></text:p>
          </table:table-cell>
          <table:table-cell office:value-type="string">
            <text:p>Engineering Comput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6307</text:p>
          </table:table-cell>
          <table:table-cell office:value-type="string">
            <text:p>ENGENHARIAS II <text:s text:c="35"/></text:p>
          </table:table-cell>
          <table:table-cell office:value-type="string">
            <text:p>Engineering Failure Analy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7944</text:p>
          </table:table-cell>
          <table:table-cell office:value-type="string">
            <text:p>ENGENHARIAS II <text:s text:c="35"/></text:p>
          </table:table-cell>
          <table:table-cell office:value-type="string">
            <text:p>Engineering Fracture Mechan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7952</text:p>
          </table:table-cell>
          <table:table-cell office:value-type="string">
            <text:p>ENGENHARIAS II <text:s text:c="35"/></text:p>
          </table:table-cell>
          <table:table-cell office:value-type="string">
            <text:p>Engineering Ge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0240</text:p>
          </table:table-cell>
          <table:table-cell office:value-type="string">
            <text:p>ENGENHARIAS II <text:s text:c="35"/></text:p>
          </table:table-cell>
          <table:table-cell office:value-type="string">
            <text:p>Engineering in Life Scienc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198</text:p>
          </table:table-cell>
          <table:table-cell office:value-type="string">
            <text:p>ENGENHARIAS II <text:s text:c="35"/></text:p>
          </table:table-cell>
          <table:table-cell office:value-type="string">
            <text:p>Ensino Superior (ABM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6692</text:p>
          </table:table-cell>
          <table:table-cell office:value-type="string">
            <text:p>ENGENHARIAS II <text:s text:c="35"/></text:p>
          </table:table-cell>
          <table:table-cell office:value-type="string">
            <text:p>Environmental and Molecular Mutagenes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8758</text:p>
          </table:table-cell>
          <table:table-cell office:value-type="string">
            <text:p>ENGENHARIAS II <text:s text:c="35"/></text:p>
          </table:table-cell>
          <table:table-cell office:value-type="string">
            <text:p>Environmental Engineering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7419</text:p>
          </table:table-cell>
          <table:table-cell office:value-type="string">
            <text:p>ENGENHARIAS II <text:s text:c="35"/></text:p>
          </table:table-cell>
          <table:table-cell office:value-type="string">
            <text:p>Environmental Fluid Mechanics (Dordrecht. 2001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3-0105</text:p>
          </table:table-cell>
          <table:table-cell office:value-type="string">
            <text:p>ENGENHARIAS II <text:s text:c="35"/></text:p>
          </table:table-cell>
          <table:table-cell office:value-type="string">
            <text:p>Environmental Geology (Berli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9255</text:p>
          </table:table-cell>
          <table:table-cell office:value-type="string">
            <text:p>ENGENHARIAS II <text:s text:c="35"/></text:p>
          </table:table-cell>
          <table:table-cell office:value-type="string">
            <text:p>Environmental Impact Assessment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6163</text:p>
          </table:table-cell>
          <table:table-cell office:value-type="string">
            <text:p>ENGENHARIAS II <text:s text:c="35"/></text:p>
          </table:table-cell>
          <table:table-cell office:value-type="string">
            <text:p>Environmental Management and Health (Cessou em 2002. Cont. ISSN 1477-7835 Management of Environmental Qualit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369</text:p>
          </table:table-cell>
          <table:table-cell office:value-type="string">
            <text:p>ENGENHARIAS II <text:s text:c="35"/></text:p>
          </table:table-cell>
          <table:table-cell office:value-type="string">
            <text:p>Environmental Monitoring and Assessment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7491</text:p>
          </table:table-cell>
          <table:table-cell office:value-type="string">
            <text:p>ENGENHARIAS II <text:s text:c="35"/></text:p>
          </table:table-cell>
          <table:table-cell office:value-type="string">
            <text:p>Environmental Pollution (1987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4491</text:p>
          </table:table-cell>
          <table:table-cell office:value-type="string">
            <text:p>ENGENHARIAS II <text:s text:c="35"/></text:p>
          </table:table-cell>
          <table:table-cell office:value-type="string">
            <text:p>Environmental Progress (Cessou em 2008. Cont. ISSN 1944-7442 Environmental Progress &amp; Sustainable Energ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351</text:p>
          </table:table-cell>
          <table:table-cell office:value-type="string">
            <text:p>ENGENHARIAS II <text:s text:c="35"/></text:p>
          </table:table-cell>
          <table:table-cell office:value-type="string">
            <text:p>Environmental Research (New York, N.Y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36X</text:p>
          </table:table-cell>
          <table:table-cell office:value-type="string">
            <text:p>ENGENHARIAS II <text:s text:c="35"/></text:p>
          </table:table-cell>
          <table:table-cell office:value-type="string">
            <text:p>Environmental Science &amp;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330</text:p>
          </table:table-cell>
          <table:table-cell office:value-type="string">
            <text:p>ENGENHARIAS II <text:s text:c="35"/></text:p>
          </table:table-cell>
          <table:table-cell office:value-type="string">
            <text:p>Environmental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4081</text:p>
          </table:table-cell>
          <table:table-cell office:value-type="string">
            <text:p>ENGENHARIAS II <text:s text:c="35"/></text:p>
          </table:table-cell>
          <table:table-cell office:value-type="string">
            <text:p>Environmental Toxi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2-6689</text:p>
          </table:table-cell>
          <table:table-cell office:value-type="string">
            <text:p>ENGENHARIAS II <text:s text:c="35"/></text:p>
          </table:table-cell>
          <table:table-cell office:value-type="string">
            <text:p>Environmental Toxicology and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0229</text:p>
          </table:table-cell>
          <table:table-cell office:value-type="string">
            <text:p>ENGENHARIAS II <text:s text:c="35"/></text:p>
          </table:table-cell>
          <table:table-cell office:value-type="string">
            <text:p>Enzyme and Microbial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8-1015</text:p>
          </table:table-cell>
          <table:table-cell office:value-type="string">
            <text:p>ENGENHARIAS II <text:s text:c="35"/></text:p>
          </table:table-cell>
          <table:table-cell office:value-type="string">
            <text:p>Espacios (Caraca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575</text:p>
          </table:table-cell>
          <table:table-cell office:value-type="string">
            <text:p>ENGENHARIAS II <text:s text:c="35"/></text:p>
          </table:table-cell>
          <table:table-cell office:value-type="string">
            <text:p>Espaço Ener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7714</text:p>
          </table:table-cell>
          <table:table-cell office:value-type="string">
            <text:p>ENGENHARIAS II <text:s text:c="35"/></text:p>
          </table:table-cell>
          <table:table-cell office:value-type="string">
            <text:p>Estuarine, Coastal and Shelf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319</text:p>
          </table:table-cell>
          <table:table-cell office:value-type="string">
            <text:p>ENGENHARIAS II <text:s text:c="35"/></text:p>
          </table:table-cell>
          <table:table-cell office:value-type="string">
            <text:p>Estudos e Documentos - CETE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249</text:p>
          </table:table-cell>
          <table:table-cell office:value-type="string">
            <text:p>ENGENHARIAS II <text:s text:c="35"/></text:p>
          </table:table-cell>
          <table:table-cell office:value-type="string">
            <text:p>Estudos em Design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208</text:p>
          </table:table-cell>
          <table:table-cell office:value-type="string">
            <text:p>ENGENHARIAS II <text:s text:c="35"/></text:p>
          </table:table-cell>
          <table:table-cell office:value-type="string">
            <text:p>Estudos Geológicos (UFP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310</text:p>
          </table:table-cell>
          <table:table-cell office:value-type="string">
            <text:p>ENGENHARIAS II <text:s text:c="35"/></text:p>
          </table:table-cell>
          <table:table-cell office:value-type="string">
            <text:p>Estudos Tecnológico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303</text:p>
          </table:table-cell>
          <table:table-cell office:value-type="string">
            <text:p>ENGENHARIAS II <text:s text:c="35"/></text:p>
          </table:table-cell>
          <table:table-cell office:value-type="string">
            <text:p>Estudos Tecnológicos (UNISINO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615</text:p>
          </table:table-cell>
          <table:table-cell office:value-type="string">
            <text:p>ENGENHARIAS II <text:s text:c="35"/></text:p>
          </table:table-cell>
          <table:table-cell office:value-type="string">
            <text:p>Estudos Tecnológicos. Engenharia (Cessou em 2003. Cont. ISSN 1808-7310 Estudos Tecnológicos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38-1548</text:p>
          </table:table-cell>
          <table:table-cell office:value-type="string">
            <text:p>ENGENHARIAS II <text:s text:c="35"/></text:p>
          </table:table-cell>
          <table:table-cell office:value-type="string">
            <text:p>Europages (Paris. En lig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2377</text:p>
          </table:table-cell>
          <table:table-cell office:value-type="string">
            <text:p>ENGENHARIAS II <text:s text:c="35"/></text:p>
          </table:table-cell>
          <table:table-cell office:value-type="string">
            <text:p>European Food Research &amp;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1948</text:p>
          </table:table-cell>
          <table:table-cell office:value-type="string">
            <text:p>ENGENHARIAS II <text:s text:c="35"/></text:p>
          </table:table-cell>
          <table:table-cell office:value-type="string">
            <text:p>European Journal of Inorganic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23-5234</text:p>
          </table:table-cell>
          <table:table-cell office:value-type="string">
            <text:p>ENGENHARIAS II <text:s text:c="35"/></text:p>
          </table:table-cell>
          <table:table-cell office:value-type="string">
            <text:p>European Journal of Medicinal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03-0868</text:p>
          </table:table-cell>
          <table:table-cell office:value-type="string">
            <text:p>ENGENHARIAS II <text:s text:c="35"/></text:p>
          </table:table-cell>
          <table:table-cell office:value-type="string">
            <text:p>European Journal of Mineral Processing and Environmental Protec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193X</text:p>
          </table:table-cell>
          <table:table-cell office:value-type="string">
            <text:p>ENGENHARIAS II <text:s text:c="35"/></text:p>
          </table:table-cell>
          <table:table-cell office:value-type="string">
            <text:p>European Journal of Organic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5387</text:p>
          </table:table-cell>
          <table:table-cell office:value-type="string">
            <text:p>ENGENHARIAS II <text:s text:c="35"/></text:p>
          </table:table-cell>
          <table:table-cell office:value-type="string">
            <text:p>European Journal of Orthodon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0987</text:p>
          </table:table-cell>
          <table:table-cell office:value-type="string">
            <text:p>ENGENHARIAS II <text:s text:c="35"/></text:p>
          </table:table-cell>
          <table:table-cell office:value-type="string">
            <text:p>European Journal of Pharmaceutical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0-048X</text:p>
          </table:table-cell>
          <table:table-cell office:value-type="string">
            <text:p>ENGENHARIAS II <text:s text:c="35"/></text:p>
          </table:table-cell>
          <table:table-cell office:value-type="string">
            <text:p>European Journal of Rad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0754</text:p>
          </table:table-cell>
          <table:table-cell office:value-type="string">
            <text:p>ENGENHARIAS II <text:s text:c="35"/></text:p>
          </table:table-cell>
          <table:table-cell office:value-type="string">
            <text:p>European Journal of Soil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3057</text:p>
          </table:table-cell>
          <table:table-cell office:value-type="string">
            <text:p>ENGENHARIAS II <text:s text:c="35"/></text:p>
          </table:table-cell>
          <table:table-cell office:value-type="string">
            <text:p>European Polymer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95-5075</text:p>
          </table:table-cell>
          <table:table-cell office:value-type="string">
            <text:p>ENGENHARIAS II <text:s text:c="35"/></text:p>
          </table:table-cell>
          <table:table-cell office:value-type="string">
            <text:p>Europhysics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428</text:p>
          </table:table-cell>
          <table:table-cell office:value-type="string">
            <text:p>ENGENHARIAS II <text:s text:c="35"/></text:p>
          </table:table-cell>
          <table:table-cell office:value-type="string">
            <text:p>Exacta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162</text:p>
          </table:table-cell>
          <table:table-cell office:value-type="string">
            <text:p>ENGENHARIAS II <text:s text:c="35"/></text:p>
          </table:table-cell>
          <table:table-cell office:value-type="string">
            <text:p>Experimental &amp; Applied Aca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2993</text:p>
          </table:table-cell>
          <table:table-cell office:value-type="string">
            <text:p>ENGENHARIAS II <text:s text:c="35"/></text:p>
          </table:table-cell>
          <table:table-cell office:value-type="string">
            <text:p>Experimental and Toxicologic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2-6435</text:p>
          </table:table-cell>
          <table:table-cell office:value-type="string">
            <text:p>ENGENHARIAS II <text:s text:c="35"/></text:p>
          </table:table-cell>
          <table:table-cell office:value-type="string">
            <text:p>Experimental Astronom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51</text:p>
          </table:table-cell>
          <table:table-cell office:value-type="string">
            <text:p>ENGENHARIAS II <text:s text:c="35"/></text:p>
          </table:table-cell>
          <table:table-cell office:value-type="string">
            <text:p>Experimental Mechan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598</text:p>
          </table:table-cell>
          <table:table-cell office:value-type="string">
            <text:p>ENGENHARIAS II <text:s text:c="35"/></text:p>
          </table:table-cell>
          <table:table-cell office:value-type="string">
            <text:p>Expert Opinion on Biological Therap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1823</text:p>
          </table:table-cell>
          <table:table-cell office:value-type="string">
            <text:p>ENGENHARIAS II <text:s text:c="35"/></text:p>
          </table:table-cell>
          <table:table-cell office:value-type="string">
            <text:p>Exploration and Mining Ge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88-618X</text:p>
          </table:table-cell>
          <table:table-cell office:value-type="string">
            <text:p>ENGENHARIAS II <text:s text:c="35"/></text:p>
          </table:table-cell>
          <table:table-cell office:value-type="string">
            <text:p>Express Polymer Lett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0960</text:p>
          </table:table-cell>
          <table:table-cell office:value-type="string">
            <text:p>ENGENHARIAS II <text:s text:c="35"/></text:p>
          </table:table-cell>
          <table:table-cell office:value-type="string">
            <text:p>Far East Journal of Applied Mathema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678</text:p>
          </table:table-cell>
          <table:table-cell office:value-type="string">
            <text:p>ENGENHARIAS II <text:s text:c="35"/></text:p>
          </table:table-cell>
          <table:table-cell office:value-type="string">
            <text:p>Fármacos &amp; Medicament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6-758X</text:p>
          </table:table-cell>
          <table:table-cell office:value-type="string">
            <text:p>ENGENHARIAS II <text:s text:c="35"/></text:p>
          </table:table-cell>
          <table:table-cell office:value-type="string">
            <text:p>Fatigue &amp; Fracture of Engineering Materials &amp; Structur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699</text:p>
          </table:table-cell>
          <table:table-cell office:value-type="string">
            <text:p>ENGENHARIAS II <text:s text:c="35"/></text:p>
          </table:table-cell>
          <table:table-cell office:value-type="string">
            <text:p>FAZU em Revista (Ubera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1356</text:p>
          </table:table-cell>
          <table:table-cell office:value-type="string">
            <text:p>ENGENHARIAS II <text:s text:c="35"/></text:p>
          </table:table-cell>
          <table:table-cell office:value-type="string">
            <text:p>FEMS Yeast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0010</text:p>
          </table:table-cell>
          <table:table-cell office:value-type="string">
            <text:p>ENGENHARIAS II <text:s text:c="35"/></text:p>
          </table:table-cell>
          <table:table-cell office:value-type="string">
            <text:p>Fennia (Helsinki. 1889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97X</text:p>
          </table:table-cell>
          <table:table-cell office:value-type="string">
            <text:p>ENGENHARIAS II <text:s text:c="35"/></text:p>
          </table:table-cell>
          <table:table-cell office:value-type="string">
            <text:p>Fepam em Revist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40X</text:p>
          </table:table-cell>
          <table:table-cell office:value-type="string">
            <text:p>ENGENHARIAS II <text:s text:c="35"/></text:p>
          </table:table-cell>
          <table:table-cell office:value-type="string">
            <text:p>Ferramental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0193</text:p>
          </table:table-cell>
          <table:table-cell office:value-type="string">
            <text:p>ENGENHARIAS II <text:s text:c="35"/></text:p>
          </table:table-cell>
          <table:table-cell office:value-type="string">
            <text:p>Ferroelectr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72X</text:p>
          </table:table-cell>
          <table:table-cell office:value-type="string">
            <text:p>ENGENHARIAS II <text:s text:c="35"/></text:p>
          </table:table-cell>
          <table:table-cell office:value-type="string">
            <text:p>FI. Food Ingredient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1882</text:p>
          </table:table-cell>
          <table:table-cell office:value-type="string">
            <text:p>ENGENHARIAS II <text:s text:c="35"/></text:p>
          </table:table-cell>
          <table:table-cell office:value-type="string">
            <text:p>Filtration &amp; Separ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0602</text:p>
          </table:table-cell>
          <table:table-cell office:value-type="string">
            <text:p>ENGENHARIAS II <text:s text:c="35"/></text:p>
          </table:table-cell>
          <table:table-cell office:value-type="string">
            <text:p>Filtration (Coalvill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5734</text:p>
          </table:table-cell>
          <table:table-cell office:value-type="string">
            <text:p>ENGENHARIAS II <text:s text:c="35"/></text:p>
          </table:table-cell>
          <table:table-cell office:value-type="string">
            <text:p>Flavour and Fragrance Jour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3812</text:p>
          </table:table-cell>
          <table:table-cell office:value-type="string">
            <text:p>ENGENHARIAS II <text:s text:c="35"/></text:p>
          </table:table-cell>
          <table:table-cell office:value-type="string">
            <text:p>Fluid Phase Equilibri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5632</text:p>
          </table:table-cell>
          <table:table-cell office:value-type="string">
            <text:p>ENGENHARIAS II <text:s text:c="35"/></text:p>
          </table:table-cell>
          <table:table-cell office:value-type="string">
            <text:p>Folia Microbiologica (Pragu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715</text:p>
          </table:table-cell>
          <table:table-cell office:value-type="string">
            <text:p>ENGENHARIAS II <text:s text:c="35"/></text:p>
          </table:table-cell>
          <table:table-cell office:value-type="string">
            <text:p>Fonte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5-5130</text:p>
          </table:table-cell>
          <table:table-cell office:value-type="string">
            <text:p>ENGENHARIAS II <text:s text:c="35"/></text:p>
          </table:table-cell>
          <table:table-cell office:value-type="string">
            <text:p>FOOD AND BIOPROCESS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085</text:p>
          </table:table-cell>
          <table:table-cell office:value-type="string">
            <text:p>ENGENHARIAS II <text:s text:c="35"/></text:p>
          </table:table-cell>
          <table:table-cell office:value-type="string">
            <text:p>Food and Bioproducts Process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7-1858</text:p>
          </table:table-cell>
          <table:table-cell office:value-type="string">
            <text:p>ENGENHARIAS II <text:s text:c="35"/></text:p>
          </table:table-cell>
          <table:table-cell office:value-type="string">
            <text:p>Food Bio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5436</text:p>
          </table:table-cell>
          <table:table-cell office:value-type="string">
            <text:p>ENGENHARIAS II <text:s text:c="35"/></text:p>
          </table:table-cell>
          <table:table-cell office:value-type="string">
            <text:p>Food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8146</text:p>
          </table:table-cell>
          <table:table-cell office:value-type="string">
            <text:p>ENGENHARIAS II <text:s text:c="35"/></text:p>
          </table:table-cell>
          <table:table-cell office:value-type="string">
            <text:p>Food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7135</text:p>
          </table:table-cell>
          <table:table-cell office:value-type="string">
            <text:p>ENGENHARIAS II <text:s text:c="35"/></text:p>
          </table:table-cell>
          <table:table-cell office:value-type="string">
            <text:p>Food Contro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005X</text:p>
          </table:table-cell>
          <table:table-cell office:value-type="string">
            <text:p>ENGENHARIAS II <text:s text:c="35"/></text:p>
          </table:table-cell>
          <table:table-cell office:value-type="string">
            <text:p>Food Hydrocolloi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0020</text:p>
          </table:table-cell>
          <table:table-cell office:value-type="string">
            <text:p>ENGENHARIAS II <text:s text:c="35"/></text:p>
          </table:table-cell>
          <table:table-cell office:value-type="string">
            <text:p>Food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9969</text:p>
          </table:table-cell>
          <table:table-cell office:value-type="string">
            <text:p>ENGENHARIAS II <text:s text:c="35"/></text:p>
          </table:table-cell>
          <table:table-cell office:value-type="string">
            <text:p>Food Research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6-7708</text:p>
          </table:table-cell>
          <table:table-cell office:value-type="string">
            <text:p>ENGENHARIAS II <text:s text:c="35"/></text:p>
          </table:table-cell>
          <table:table-cell office:value-type="string">
            <text:p>Food Science and Biotechnology (Seou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0132</text:p>
          </table:table-cell>
          <table:table-cell office:value-type="string">
            <text:p>ENGENHARIAS II <text:s text:c="35"/></text:p>
          </table:table-cell>
          <table:table-cell office:value-type="string">
            <text:p>Food Science and Technology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6639</text:p>
          </table:table-cell>
          <table:table-cell office:value-type="string">
            <text:p>ENGENHARIAS II <text:s text:c="35"/></text:p>
          </table:table-cell>
          <table:table-cell office:value-type="string">
            <text:p>Food Technology (Chicag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30-9862</text:p>
          </table:table-cell>
          <table:table-cell office:value-type="string">
            <text:p>ENGENHARIAS II <text:s text:c="35"/></text:p>
          </table:table-cell>
          <table:table-cell office:value-type="string">
            <text:p>Food Technology and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0738</text:p>
          </table:table-cell>
          <table:table-cell office:value-type="string">
            <text:p>ENGENHARIAS II <text:s text:c="35"/></text:p>
          </table:table-cell>
          <table:table-cell office:value-type="string">
            <text:p>Forensic Science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6689</text:p>
          </table:table-cell>
          <table:table-cell office:value-type="string">
            <text:p>ENGENHARIAS II <text:s text:c="35"/></text:p>
          </table:table-cell>
          <table:table-cell office:value-type="string">
            <text:p>Foresight (Cambridge. 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7473</text:p>
          </table:table-cell>
          <table:table-cell office:value-type="string">
            <text:p>ENGENHARIAS II <text:s text:c="35"/></text:p>
          </table:table-cell>
          <table:table-cell office:value-type="string">
            <text:p>Forest Products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0665</text:p>
          </table:table-cell>
          <table:table-cell office:value-type="string">
            <text:p>ENGENHARIAS II <text:s text:c="35"/></text:p>
          </table:table-cell>
          <table:table-cell office:value-type="string">
            <text:p>Frío, Calor, Aire Acondicionad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587</text:p>
          </table:table-cell>
          <table:table-cell office:value-type="string">
            <text:p>ENGENHARIAS II <text:s text:c="35"/></text:p>
          </table:table-cell>
          <table:table-cell office:value-type="string">
            <text:p>FS. Fundição e Serviç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2361</text:p>
          </table:table-cell>
          <table:table-cell office:value-type="string">
            <text:p>ENGENHARIAS II <text:s text:c="35"/></text:p>
          </table:table-cell>
          <table:table-cell office:value-type="string">
            <text:p>Fuel (Guild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6701</text:p>
          </table:table-cell>
          <table:table-cell office:value-type="string">
            <text:p>ENGENHARIAS II <text:s text:c="35"/></text:p>
          </table:table-cell>
          <table:table-cell office:value-type="string">
            <text:p>Fuel and Energy Abstract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3820</text:p>
          </table:table-cell>
          <table:table-cell office:value-type="string">
            <text:p>ENGENHARIAS II <text:s text:c="35"/></text:p>
          </table:table-cell>
          <table:table-cell office:value-type="string">
            <text:p>Fuel Processing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268</text:p>
          </table:table-cell>
          <table:table-cell office:value-type="string">
            <text:p>ENGENHARIAS II <text:s text:c="35"/></text:p>
          </table:table-cell>
          <table:table-cell office:value-type="string">
            <text:p>Gaia Scientia (UFP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49-749X</text:p>
          </table:table-cell>
          <table:table-cell office:value-type="string">
            <text:p>ENGENHARIAS II <text:s text:c="35"/></text:p>
          </table:table-cell>
          <table:table-cell office:value-type="string">
            <text:p>Gangtie (Beijing) / Iron and Steel (Beijin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6480</text:p>
          </table:table-cell>
          <table:table-cell office:value-type="string">
            <text:p>ENGENHARIAS II <text:s text:c="35"/></text:p>
          </table:table-cell>
          <table:table-cell office:value-type="string">
            <text:p>General and Comparative Endocri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57</text:p>
          </table:table-cell>
          <table:table-cell office:value-type="string">
            <text:p>ENGENHARIAS II <text:s text:c="35"/></text:p>
          </table:table-cell>
          <table:table-cell office:value-type="string">
            <text:p>Genetics and Molecular Bi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80</text:p>
          </table:table-cell>
          <table:table-cell office:value-type="string">
            <text:p>ENGENHARIAS II <text:s text:c="35"/></text:p>
          </table:table-cell>
          <table:table-cell office:value-type="string">
            <text:p>Genetics and Molecular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002</text:p>
          </table:table-cell>
          <table:table-cell office:value-type="string">
            <text:p>ENGENHARIAS II <text:s text:c="35"/></text:p>
          </table:table-cell>
          <table:table-cell office:value-type="string">
            <text:p>Geochemical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800</text:p>
          </table:table-cell>
          <table:table-cell office:value-type="string">
            <text:p>ENGENHARIAS II <text:s text:c="35"/></text:p>
          </table:table-cell>
          <table:table-cell office:value-type="string">
            <text:p>Geochimica Brasiliens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061</text:p>
          </table:table-cell>
          <table:table-cell office:value-type="string">
            <text:p>ENGENHARIAS II <text:s text:c="35"/></text:p>
          </table:table-cell>
          <table:table-cell office:value-type="string">
            <text:p>Geoderma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74X</text:p>
          </table:table-cell>
          <table:table-cell office:value-type="string">
            <text:p>ENGENHARIAS II <text:s text:c="35"/></text:p>
          </table:table-cell>
          <table:table-cell office:value-type="string">
            <text:p>Geologia USP. Série Científ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097</text:p>
          </table:table-cell>
          <table:table-cell office:value-type="string">
            <text:p>ENGENHARIAS II <text:s text:c="35"/></text:p>
          </table:table-cell>
          <table:table-cell office:value-type="string">
            <text:p>Geomática (Santa Maria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8276</text:p>
          </table:table-cell>
          <table:table-cell office:value-type="string">
            <text:p>ENGENHARIAS II <text:s text:c="35"/></text:p>
          </table:table-cell>
          <table:table-cell office:value-type="string">
            <text:p>Geophysical Research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39-4488</text:p>
          </table:table-cell>
          <table:table-cell office:value-type="string">
            <text:p>ENGENHARIAS II <text:s text:c="35"/></text:p>
          </table:table-cell>
          <table:table-cell office:value-type="string">
            <text:p>Geostandards and Geoanalytic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6349</text:p>
          </table:table-cell>
          <table:table-cell office:value-type="string">
            <text:p>ENGENHARIAS II <text:s text:c="35"/></text:p>
          </table:table-cell>
          <table:table-cell office:value-type="string">
            <text:p>Geosynthetics Internat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6596</text:p>
          </table:table-cell>
          <table:table-cell office:value-type="string">
            <text:p>ENGENHARIAS II <text:s text:c="35"/></text:p>
          </table:table-cell>
          <table:table-cell office:value-type="string">
            <text:p>Glass Physics and Chem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1050</text:p>
          </table:table-cell>
          <table:table-cell office:value-type="string">
            <text:p>ENGENHARIAS II <text:s text:c="35"/></text:p>
          </table:table-cell>
          <table:table-cell office:value-type="string">
            <text:p>Glass Technology (Cessou em 2005. Fundiu-se com ISSN 0031-9090, 0946-7475, 1753-3546 e 1753-356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1013</text:p>
          </table:table-cell>
          <table:table-cell office:value-type="string">
            <text:p>ENGENHARIAS II <text:s text:c="35"/></text:p>
          </table:table-cell>
          <table:table-cell office:value-type="string">
            <text:p>Global Change 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819</text:p>
          </table:table-cell>
          <table:table-cell office:value-type="string">
            <text:p>ENGENHARIAS II <text:s text:c="35"/></text:p>
          </table:table-cell>
          <table:table-cell office:value-type="string">
            <text:p>Global Manager (FS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9262</text:p>
          </table:table-cell>
          <table:table-cell office:value-type="string">
            <text:p>ENGENHARIAS II <text:s text:c="35"/></text:p>
          </table:table-cell>
          <table:table-cell office:value-type="string">
            <text:p>Green Chemis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9078</text:p>
          </table:table-cell>
          <table:table-cell office:value-type="string">
            <text:p>ENGENHARIAS II <text:s text:c="35"/></text:p>
          </table:table-cell>
          <table:table-cell office:value-type="string">
            <text:p>Health Physics (1958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7411</text:p>
          </table:table-cell>
          <table:table-cell office:value-type="string">
            <text:p>ENGENHARIAS II <text:s text:c="35"/></text:p>
          </table:table-cell>
          <table:table-cell office:value-type="string">
            <text:p>Heat and Mass Transf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8764</text:p>
          </table:table-cell>
          <table:table-cell office:value-type="string">
            <text:p>ENGENHARIAS II <text:s text:c="35"/></text:p>
          </table:table-cell>
          <table:table-cell office:value-type="string">
            <text:p>Heat and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7632</text:p>
          </table:table-cell>
          <table:table-cell office:value-type="string">
            <text:p>ENGENHARIAS II <text:s text:c="35"/></text:p>
          </table:table-cell>
          <table:table-cell office:value-type="string">
            <text:p>Heat Transfer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4829</text:p>
          </table:table-cell>
          <table:table-cell office:value-type="string">
            <text:p>ENGENHARIAS II <text:s text:c="35"/></text:p>
          </table:table-cell>
          <table:table-cell office:value-type="string">
            <text:p>Heat Treatment of Metals (Cessou em 2004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9139</text:p>
          </table:table-cell>
          <table:table-cell office:value-type="string">
            <text:p>ENGENHARIAS II <text:s text:c="35"/></text:p>
          </table:table-cell>
          <table:table-cell office:value-type="string">
            <text:p>Hepatology (Baltimore, M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7959</text:p>
          </table:table-cell>
          <table:table-cell office:value-type="string">
            <text:p>ENGENHARIAS II <text:s text:c="35"/></text:p>
          </table:table-cell>
          <table:table-cell office:value-type="string">
            <text:p>High Pressure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171</text:p>
          </table:table-cell>
          <table:table-cell office:value-type="string">
            <text:p>ENGENHARIAS II <text:s text:c="35"/></text:p>
          </table:table-cell>
          <table:table-cell office:value-type="string">
            <text:p>Higiene Alimenta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70</text:p>
          </table:table-cell>
          <table:table-cell office:value-type="string">
            <text:p>ENGENHARIAS II <text:s text:c="35"/></text:p>
          </table:table-cell>
          <table:table-cell office:value-type="string">
            <text:p>História, Ciências, Saúde-Manguinho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634</text:p>
          </table:table-cell>
          <table:table-cell office:value-type="string">
            <text:p>ENGENHARIAS II <text:s text:c="35"/></text:p>
          </table:table-cell>
          <table:table-cell office:value-type="string">
            <text:p>Holos (Natal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600</text:p>
          </table:table-cell>
          <table:table-cell office:value-type="string">
            <text:p>ENGENHARIAS II <text:s text:c="35"/></text:p>
          </table:table-cell>
          <table:table-cell office:value-type="string">
            <text:p>Holos (Natal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3768</text:p>
          </table:table-cell>
          <table:table-cell office:value-type="string">
            <text:p>ENGENHARIAS II <text:s text:c="35"/></text:p>
          </table:table-cell>
          <table:table-cell office:value-type="string">
            <text:p>Holz als Roh- und Werkstoff (Print) / European Journal of Wood and Wood Product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064</text:p>
          </table:table-cell>
          <table:table-cell office:value-type="string">
            <text:p>ENGENHARIAS II <text:s text:c="35"/></text:p>
          </table:table-cell>
          <table:table-cell office:value-type="string">
            <text:p>Horizonte Científico (Uberlând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868</text:p>
          </table:table-cell>
          <table:table-cell office:value-type="string">
            <text:p>ENGENHARIAS II <text:s text:c="35"/></text:p>
          </table:table-cell>
          <table:table-cell office:value-type="string">
            <text:p>HSM Manag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8177</text:p>
          </table:table-cell>
          <table:table-cell office:value-type="string">
            <text:p>ENGENHARIAS II <text:s text:c="35"/></text:p>
          </table:table-cell>
          <table:table-cell office:value-type="string">
            <text:p>Human Path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218</text:p>
          </table:table-cell>
          <table:table-cell office:value-type="string">
            <text:p>ENGENHARIAS II <text:s text:c="35"/></text:p>
          </table:table-cell>
          <table:table-cell office:value-type="string">
            <text:p>Hydro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6X</text:p>
          </table:table-cell>
          <table:table-cell office:value-type="string">
            <text:p>ENGENHARIAS II <text:s text:c="35"/></text:p>
          </table:table-cell>
          <table:table-cell office:value-type="string">
            <text:p>Hydrometallurgy (Amsterdam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43</text:p>
          </table:table-cell>
          <table:table-cell office:value-type="string">
            <text:p>ENGENHARIAS II <text:s text:c="35"/></text:p>
          </table:table-cell>
          <table:table-cell office:value-type="string">
            <text:p>Hyperfine Interac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383</text:p>
          </table:table-cell>
          <table:table-cell office:value-type="string">
            <text:p>ENGENHARIAS II <text:s text:c="35"/></text:p>
          </table:table-cell>
          <table:table-cell office:value-type="string">
            <text:p>I.E.E.E. Transactions on Electron Devi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1-4289</text:p>
          </table:table-cell>
          <table:table-cell office:value-type="string">
            <text:p>ENGENHARIAS II <text:s text:c="35"/></text:p>
          </table:table-cell>
          <table:table-cell office:value-type="string">
            <text:p>IAEA-Tecdoc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7815</text:p>
          </table:table-cell>
          <table:table-cell office:value-type="string">
            <text:p>ENGENHARIAS II <text:s text:c="35"/></text:p>
          </table:table-cell>
          <table:table-cell office:value-type="string">
            <text:p>IAHS-AISH Public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957</text:p>
          </table:table-cell>
          <table:table-cell office:value-type="string">
            <text:p>ENGENHARIAS II <text:s text:c="35"/></text:p>
          </table:table-cell>
          <table:table-cell office:value-type="string">
            <text:p>Idéias &amp; Fatos (FINTE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1716</text:p>
          </table:table-cell>
          <table:table-cell office:value-type="string">
            <text:p>ENGENHARIAS II <text:s text:c="35"/></text:p>
          </table:table-cell>
          <table:table-cell office:value-type="string">
            <text:p>IEEE Computer Graphics and Appl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9-5175</text:p>
          </table:table-cell>
          <table:table-cell office:value-type="string">
            <text:p>ENGENHARIAS II <text:s text:c="35"/></text:p>
          </table:table-cell>
          <table:table-cell office:value-type="string">
            <text:p>IEEE Engineering in Medicine and Biology Magaz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197</text:p>
          </table:table-cell>
          <table:table-cell office:value-type="string">
            <text:p>ENGENHARIAS II <text:s text:c="35"/></text:p>
          </table:table-cell>
          <table:table-cell office:value-type="string">
            <text:p>IEEE Journal of Quantum Electron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1-8223</text:p>
          </table:table-cell>
          <table:table-cell office:value-type="string">
            <text:p>ENGENHARIAS II <text:s text:c="35"/></text:p>
          </table:table-cell>
          <table:table-cell office:value-type="string">
            <text:p>IEEE Transactions on Applied Superconductivit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9878</text:p>
          </table:table-cell>
          <table:table-cell office:value-type="string">
            <text:p>ENGENHARIAS II <text:s text:c="35"/></text:p>
          </table:table-cell>
          <table:table-cell office:value-type="string">
            <text:p>IEEE Transactions on Dielectrics and Electrical Insul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64</text:p>
          </table:table-cell>
          <table:table-cell office:value-type="string">
            <text:p>ENGENHARIAS II <text:s text:c="35"/></text:p>
          </table:table-cell>
          <table:table-cell office:value-type="string">
            <text:p>IEEE Transactions on Magne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99</text:p>
          </table:table-cell>
          <table:table-cell office:value-type="string">
            <text:p>ENGENHARIAS II <text:s text:c="35"/></text:p>
          </table:table-cell>
          <table:table-cell office:value-type="string">
            <text:p>IEEE Transactions on Nuclear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3813</text:p>
          </table:table-cell>
          <table:table-cell office:value-type="string">
            <text:p>ENGENHARIAS II <text:s text:c="35"/></text:p>
          </table:table-cell>
          <table:table-cell office:value-type="string">
            <text:p>IEEE Transactions on Plasma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010</text:p>
          </table:table-cell>
          <table:table-cell office:value-type="string">
            <text:p>ENGENHARIAS II <text:s text:c="35"/></text:p>
          </table:table-cell>
          <table:table-cell office:value-type="string">
            <text:p>IEEE Transactions on Ultrasonics, Ferroelectrics, and Frequency Contro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3-666X</text:p>
          </table:table-cell>
          <table:table-cell office:value-type="string">
            <text:p>ENGENHARIAS II <text:s text:c="35"/></text:p>
          </table:table-cell>
          <table:table-cell office:value-type="string">
            <text:p>IJPAC. International Journal of Polymer Analysis and Characteriz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2805</text:p>
          </table:table-cell>
          <table:table-cell office:value-type="string">
            <text:p>ENGENHARIAS II <text:s text:c="35"/></text:p>
          </table:table-cell>
          <table:table-cell office:value-type="string">
            <text:p>Immunology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2478</text:p>
          </table:table-cell>
          <table:table-cell office:value-type="string">
            <text:p>ENGENHARIAS II <text:s text:c="35"/></text:p>
          </table:table-cell>
          <table:table-cell office:value-type="string">
            <text:p>Immunology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1-5517</text:p>
          </table:table-cell>
          <table:table-cell office:value-type="string">
            <text:p>ENGENHARIAS II <text:s text:c="35"/></text:p>
          </table:table-cell>
          <table:table-cell office:value-type="string">
            <text:p>Impact Assessment and Project Appraisal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6-6163</text:p>
          </table:table-cell>
          <table:table-cell office:value-type="string">
            <text:p>ENGENHARIAS II <text:s text:c="35"/></text:p>
          </table:table-cell>
          <table:table-cell office:value-type="string">
            <text:p>Implant Dentist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661</text:p>
          </table:table-cell>
          <table:table-cell office:value-type="string">
            <text:p>ENGENHARIAS II <text:s text:c="35"/></text:p>
          </table:table-cell>
          <table:table-cell office:value-type="string">
            <text:p>Implant New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5476</text:p>
          </table:table-cell>
          <table:table-cell office:value-type="string">
            <text:p>ENGENHARIAS II <text:s text:c="35"/></text:p>
          </table:table-cell>
          <table:table-cell office:value-type="string">
            <text:p>In Vitro Cellular &amp; Developmental Biology. Pla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5849</text:p>
          </table:table-cell>
          <table:table-cell office:value-type="string">
            <text:p>ENGENHARIAS II <text:s text:c="35"/></text:p>
          </table:table-cell>
          <table:table-cell office:value-type="string">
            <text:p>Indian Journal of Biotechn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326X</text:p>
          </table:table-cell>
          <table:table-cell office:value-type="string">
            <text:p>ENGENHARIAS II <text:s text:c="35"/></text:p>
          </table:table-cell>
          <table:table-cell office:value-type="string">
            <text:p>Indoor + Built Environ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0432</text:p>
          </table:table-cell>
          <table:table-cell office:value-type="string">
            <text:p>ENGENHARIAS II <text:s text:c="35"/></text:p>
          </table:table-cell>
          <table:table-cell office:value-type="string">
            <text:p>Induambiente (Santiag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5885</text:p>
          </table:table-cell>
          <table:table-cell office:value-type="string">
            <text:p>ENGENHARIAS II <text:s text:c="35"/></text:p>
          </table:table-cell>
          <table:table-cell office:value-type="string">
            <text:p>Industrial &amp; Engineering Chemistry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1-7588</text:p>
          </table:table-cell>
          <table:table-cell office:value-type="string">
            <text:p>ENGENHARIAS II <text:s text:c="35"/></text:p>
          </table:table-cell>
          <table:table-cell office:value-type="string">
            <text:p>Industrial Cera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6690</text:p>
          </table:table-cell>
          <table:table-cell office:value-type="string">
            <text:p>ENGENHARIAS II <text:s text:c="35"/></text:p>
          </table:table-cell>
          <table:table-cell office:value-type="string">
            <text:p>Industrial Crops and Produc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8756</text:p>
          </table:table-cell>
          <table:table-cell office:value-type="string">
            <text:p>ENGENHARIAS II <text:s text:c="35"/></text:p>
          </table:table-cell>
          <table:table-cell office:value-type="string">
            <text:p>Información Tecnológica (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364</text:p>
          </table:table-cell>
          <table:table-cell office:value-type="string">
            <text:p>ENGENHARIAS II <text:s text:c="35"/></text:p>
          </table:table-cell>
          <table:table-cell office:value-type="string">
            <text:p>Informe Agropecuário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495</text:p>
          </table:table-cell>
          <table:table-cell office:value-type="string">
            <text:p>ENGENHARIAS II <text:s text:c="35"/></text:p>
          </table:table-cell>
          <table:table-cell office:value-type="string">
            <text:p>Infrared Physics &amp;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6-4076</text:p>
          </table:table-cell>
          <table:table-cell office:value-type="string">
            <text:p>ENGENHARIAS II <text:s text:c="35"/></text:p>
          </table:table-cell>
          <table:table-cell office:value-type="string">
            <text:p>Ingenieria Hidráulica en México (1985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2064</text:p>
          </table:table-cell>
          <table:table-cell office:value-type="string">
            <text:p>ENGENHARIAS II <text:s text:c="35"/></text:p>
          </table:table-cell>
          <table:table-cell office:value-type="string">
            <text:p>Ingeniería Química (Madrid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7-4930</text:p>
          </table:table-cell>
          <table:table-cell office:value-type="string">
            <text:p>ENGENHARIAS II <text:s text:c="35"/></text:p>
          </table:table-cell>
          <table:table-cell office:value-type="string">
            <text:p>Ingeniería Química (Montevide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8378</text:p>
          </table:table-cell>
          <table:table-cell office:value-type="string">
            <text:p>ENGENHARIAS II <text:s text:c="35"/></text:p>
          </table:table-cell>
          <table:table-cell office:value-type="string">
            <text:p>Inhalation Toxi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6311</text:p>
          </table:table-cell>
          <table:table-cell office:value-type="string">
            <text:p>ENGENHARIAS II <text:s text:c="35"/></text:p>
          </table:table-cell>
          <table:table-cell office:value-type="string">
            <text:p>Innovación (Antofagasta. 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669</text:p>
          </table:table-cell>
          <table:table-cell office:value-type="string">
            <text:p>ENGENHARIAS II <text:s text:c="35"/></text:p>
          </table:table-cell>
          <table:table-cell office:value-type="string">
            <text:p>Inorganic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7003</text:p>
          </table:table-cell>
          <table:table-cell office:value-type="string">
            <text:p>ENGENHARIAS II <text:s text:c="35"/></text:p>
          </table:table-cell>
          <table:table-cell office:value-type="string">
            <text:p>Inorganic Chemistry Commun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685</text:p>
          </table:table-cell>
          <table:table-cell office:value-type="string">
            <text:p>ENGENHARIAS II <text:s text:c="35"/></text:p>
          </table:table-cell>
          <table:table-cell office:value-type="string">
            <text:p>Inorganic Materia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693</text:p>
          </table:table-cell>
          <table:table-cell office:value-type="string">
            <text:p>ENGENHARIAS II <text:s text:c="35"/></text:p>
          </table:table-cell>
          <table:table-cell office:value-type="string">
            <text:p>Inorganica Chimica Acta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2575</text:p>
          </table:table-cell>
          <table:table-cell office:value-type="string">
            <text:p>ENGENHARIAS II <text:s text:c="35"/></text:p>
          </table:table-cell>
          <table:table-cell office:value-type="string">
            <text:p>Insight (Northampto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9149</text:p>
          </table:table-cell>
          <table:table-cell office:value-type="string">
            <text:p>ENGENHARIAS II <text:s text:c="35"/></text:p>
          </table:table-cell>
          <table:table-cell office:value-type="string">
            <text:p>Instrumentation Science &amp;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024</text:p>
          </table:table-cell>
          <table:table-cell office:value-type="string">
            <text:p>ENGENHARIAS II <text:s text:c="35"/></text:p>
          </table:table-cell>
          <table:table-cell office:value-type="string">
            <text:p>Intech Brasil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4587</text:p>
          </table:table-cell>
          <table:table-cell office:value-type="string">
            <text:p>ENGENHARIAS II <text:s text:c="35"/></text:p>
          </table:table-cell>
          <table:table-cell office:value-type="string">
            <text:p>Integrated Ferroelectr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60</text:p>
          </table:table-cell>
          <table:table-cell office:value-type="string">
            <text:p>ENGENHARIAS II <text:s text:c="35"/></text:p>
          </table:table-cell>
          <table:table-cell office:value-type="string">
            <text:p>Inteligência Empresarial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5214</text:p>
          </table:table-cell>
          <table:table-cell office:value-type="string">
            <text:p>ENGENHARIAS II <text:s text:c="35"/></text:p>
          </table:table-cell>
          <table:table-cell office:value-type="string">
            <text:p>Interceram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844</text:p>
          </table:table-cell>
          <table:table-cell office:value-type="string">
            <text:p>ENGENHARIAS II <text:s text:c="35"/></text:p>
          </table:table-cell>
          <table:table-cell office:value-type="string">
            <text:p>Interciencia (Caraca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894</text:p>
          </table:table-cell>
          <table:table-cell office:value-type="string">
            <text:p>ENGENHARIAS II <text:s text:c="35"/></text:p>
          </table:table-cell>
          <table:table-cell office:value-type="string">
            <text:p>InterfacEHS (Ed. portuguê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9795</text:p>
          </table:table-cell>
          <table:table-cell office:value-type="string">
            <text:p>ENGENHARIAS II <text:s text:c="35"/></text:p>
          </table:table-cell>
          <table:table-cell office:value-type="string">
            <text:p>Intermetallics (Barking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8305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Biodeterioration &amp; Biodegrad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538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Braz J Uro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1933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Communications in Heat and Mass Transfe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2885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Endodontic Jour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6814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Geology Review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5769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Immunopharma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9061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for Numerical and Analytical Methods in Geomechan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5981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for Numerical Methods in Engineer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2091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for Numerical Methods in Fluid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8579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Antimicrobial Agent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542X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Applied Ceramic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416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Applied Electromagnetics and Mechan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8130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Biological Macromolecul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9-2288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Biological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273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Card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4-5793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Chemical Engineer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6580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Chemical Reactor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5162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Coal Ge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8763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Computational Engineering Science (Cessou em 2004. Cont. ISSN 1550-2287 International Journal for Computational Methods in Engineering Science and Mechanic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5463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Cosmetic Scien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727X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Dairy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21-4749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Design and Innovation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209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Electrical Engineering Educ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2-3981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Electrochemical Scienc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907X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Energy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352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Environment and Pollu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9868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Environment and Waste Management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233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Environmental Studi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1123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Fatigu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3758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Food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2912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Food Properti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5423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Food Science &amp;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9-0255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Food, Agriculture and Environment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0-2816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Foresight and Innovation Polic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2-7775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Forming Processes (Cessou em 2007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6-9429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Fractur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9310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Heat and Mass Transfe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3199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Hydrogen Ener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9271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Infrared and Millimeter Wav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6049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Inorganic Materi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4-8173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Intelligent System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6545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Low Radi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9190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Low Radiation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6955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Machine Tools &amp; Manufactu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3806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Mass Spectrome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60-6206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Material Form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60-6214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Material Forming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1900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Materials &amp; Product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2-5282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Materials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403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Mechanical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3-1039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Mechatronics and Manufacturing System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9437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Medicinal Mushroo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7516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Mineral Process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4-890X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Mining and Mineral Engineering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036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Modeling and Simulation for the Petroleum Industr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6-6172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Modelling, Identification and Control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7-9792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Modern Physics B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9-1831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Modern Physics C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2-0067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Molecular Science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637X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Nuclear Energy, Science and Techn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6361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Nuclear Energy, Science and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5418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Nuclear Knowledge Management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540X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Nuclear Knowledge Management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5539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Numerical Methods for Heat &amp; Fluid Flo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173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Pharmaceut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6419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Plastici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4037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Polymeric Material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2-8356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Poultry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7462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Powder Metallurgy (1986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0161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Pressure Vessels and Pip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608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Quantum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3002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Radiation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3016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Radiation Oncology, Biology, Phys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4368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Refractory &amp; Hard Metals (Cessou em 1988. Cont. 0958-0611 International Journal of Refractory Metals &amp; Hard Materials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0611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Refractory Metals &amp; Hard Material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7007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Refriger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1161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Remote Sens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9062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Rock Mechanics and Mining Sciences &amp; Geomechanics Abstracts (Cessou em 1996. Foi desdobrado em três: International Journal of Rock Mechanics and Mining Sciences, 1365-1617 e 1365-1609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8031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Simulation: Systems, Science &amp; Techn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683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Solids and Structur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748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Theoretical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0-0729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Thermal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5818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0-0627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 of Water Resources Develop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3768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Journal, Advanced Manufacturing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6608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Materials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6709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Micro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0-777X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Polymer Process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0-8734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Review of Mechanical Engineering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8841</text:p>
          </table:table-cell>
          <table:table-cell office:value-type="string">
            <text:p>ENGENHARIAS II <text:s text:c="35"/></text:p>
          </table:table-cell>
          <table:table-cell office:value-type="string">
            <text:p>International Sugar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44</text:p>
          </table:table-cell>
          <table:table-cell office:value-type="string">
            <text:p>ENGENHARIAS II <text:s text:c="35"/></text:p>
          </table:table-cell>
          <table:table-cell office:value-type="string">
            <text:p>InterScience Pla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8-2767</text:p>
          </table:table-cell>
          <table:table-cell office:value-type="string">
            <text:p>ENGENHARIAS II <text:s text:c="35"/></text:p>
          </table:table-cell>
          <table:table-cell office:value-type="string">
            <text:p>Inverse Problems in Engineering (Cessou em 2003. Cont. ISSN 1741-5977 Inverse Problems in Science &amp; Engineering (Print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5977</text:p>
          </table:table-cell>
          <table:table-cell office:value-type="string">
            <text:p>ENGENHARIAS II <text:s text:c="35"/></text:p>
          </table:table-cell>
          <table:table-cell office:value-type="string">
            <text:p>Inverse Problems in Science &amp; Engineer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5985</text:p>
          </table:table-cell>
          <table:table-cell office:value-type="string">
            <text:p>ENGENHARIAS II <text:s text:c="35"/></text:p>
          </table:table-cell>
          <table:table-cell office:value-type="string">
            <text:p>Inverse Problems in Science and Engineering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7047</text:p>
          </table:table-cell>
          <table:table-cell office:value-type="string">
            <text:p>ENGENHARIAS II <text:s text:c="35"/></text:p>
          </table:table-cell>
          <table:table-cell office:value-type="string">
            <text:p>Ionics (Ki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299</text:p>
          </table:table-cell>
          <table:table-cell office:value-type="string">
            <text:p>ENGENHARIAS II <text:s text:c="35"/></text:p>
          </table:table-cell>
          <table:table-cell office:value-type="string">
            <text:p>IPESI. Metal Meca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9233</text:p>
          </table:table-cell>
          <table:table-cell office:value-type="string">
            <text:p>ENGENHARIAS II <text:s text:c="35"/></text:p>
          </table:table-cell>
          <table:table-cell office:value-type="string">
            <text:p>Ironmaking &amp; Steelmak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765</text:p>
          </table:table-cell>
          <table:table-cell office:value-type="string">
            <text:p>ENGENHARIAS II <text:s text:c="35"/></text:p>
          </table:table-cell>
          <table:table-cell office:value-type="string">
            <text:p>Irriga (UNESP. CD-RO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0578</text:p>
          </table:table-cell>
          <table:table-cell office:value-type="string">
            <text:p>ENGENHARIAS II <text:s text:c="35"/></text:p>
          </table:table-cell>
          <table:table-cell office:value-type="string">
            <text:p>ISA Transac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5-1559</text:p>
          </table:table-cell>
          <table:table-cell office:value-type="string">
            <text:p>ENGENHARIAS II <text:s text:c="35"/></text:p>
          </table:table-cell>
          <table:table-cell office:value-type="string">
            <text:p>ISIJ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0-1770</text:p>
          </table:table-cell>
          <table:table-cell office:value-type="string">
            <text:p>ENGENHARIAS II <text:s text:c="35"/></text:p>
          </table:table-cell>
          <table:table-cell office:value-type="string">
            <text:p>Italian Journal of Food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4922</text:p>
          </table:table-cell>
          <table:table-cell office:value-type="string">
            <text:p>ENGENHARIAS II <text:s text:c="35"/></text:p>
          </table:table-cell>
          <table:table-cell office:value-type="string">
            <text:p>Japanese Journal of Applied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763</text:p>
          </table:table-cell>
          <table:table-cell office:value-type="string">
            <text:p>ENGENHARIAS II <text:s text:c="35"/></text:p>
          </table:table-cell>
          <table:table-cell office:value-type="string">
            <text:p>JBD. Revista Íbero-Americana de Odontologia Estética &amp; Dentística Operatór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387</text:p>
          </table:table-cell>
          <table:table-cell office:value-type="string">
            <text:p>ENGENHARIAS II <text:s text:c="35"/></text:p>
          </table:table-cell>
          <table:table-cell office:value-type="string">
            <text:p>JBT. Jornal Brasileiro de Transplant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8858</text:p>
          </table:table-cell>
          <table:table-cell office:value-type="string">
            <text:p>ENGENHARIAS II <text:s text:c="35"/></text:p>
          </table:table-cell>
          <table:table-cell office:value-type="string">
            <text:p>JCSE. The Journal of Corrosion Science and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6051</text:p>
          </table:table-cell>
          <table:table-cell office:value-type="string">
            <text:p>ENGENHARIAS II <text:s text:c="35"/></text:p>
          </table:table-cell>
          <table:table-cell office:value-type="string">
            <text:p>Jinshu Rèchuli / Heat Treatment of Metals (Beijin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1-8428</text:p>
          </table:table-cell>
          <table:table-cell office:value-type="string">
            <text:p>ENGENHARIAS II <text:s text:c="35"/></text:p>
          </table:table-cell>
          <table:table-cell office:value-type="string">
            <text:p>JN. Journal of Nephrology (Milano. 199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4838</text:p>
          </table:table-cell>
          <table:table-cell office:value-type="string">
            <text:p>ENGENHARIAS II <text:s text:c="35"/></text:p>
          </table:table-cell>
          <table:table-cell office:value-type="string">
            <text:p>JOM (Warrendal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819</text:p>
          </table:table-cell>
          <table:table-cell office:value-type="string">
            <text:p>ENGENHARIAS II <text:s text:c="35"/></text:p>
          </table:table-cell>
          <table:table-cell office:value-type="string">
            <text:p>Jornal Brasileiro de Lase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569</text:p>
          </table:table-cell>
          <table:table-cell office:value-type="string">
            <text:p>ENGENHARIAS II <text:s text:c="35"/></text:p>
          </table:table-cell>
          <table:table-cell office:value-type="string">
            <text:p>Jornal Brasileiro de Ortodontia &amp; Ortopedia Faci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5-4339</text:p>
          </table:table-cell>
          <table:table-cell office:value-type="string">
            <text:p>ENGENHARIAS II <text:s text:c="35"/></text:p>
          </table:table-cell>
          <table:table-cell office:value-type="string">
            <text:p>Journal de Physique. IV (Cessou em 2006. Cont. ISSN 1951-6355 The European Physical Journal. Special Topic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1-0285</text:p>
          </table:table-cell>
          <table:table-cell office:value-type="string">
            <text:p>ENGENHARIAS II <text:s text:c="35"/></text:p>
          </table:table-cell>
          <table:table-cell office:value-type="string">
            <text:p>Journal International des Sciences de la Vigne et du Vi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561</text:p>
          </table:table-cell>
          <table:table-cell office:value-type="string">
            <text:p>ENGENHARIAS II <text:s text:c="35"/></text:p>
          </table:table-cell>
          <table:table-cell office:value-type="string">
            <text:p>Journal of Agricultural and Food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634</text:p>
          </table:table-cell>
          <table:table-cell office:value-type="string">
            <text:p>ENGENHARIAS II <text:s text:c="35"/></text:p>
          </table:table-cell>
          <table:table-cell office:value-type="string">
            <text:p>Journal of Agricultural Engineering Research (Print) (Cessou em 2001. Cont. ISSN 1537-5110 Biosystems Engineerin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9-1250</text:p>
          </table:table-cell>
          <table:table-cell office:value-type="string">
            <text:p>ENGENHARIAS II <text:s text:c="35"/></text:p>
          </table:table-cell>
          <table:table-cell office:value-type="string">
            <text:p>Journal of Agricultural Science and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8388</text:p>
          </table:table-cell>
          <table:table-cell office:value-type="string">
            <text:p>ENGENHARIAS II <text:s text:c="35"/></text:p>
          </table:table-cell>
          <table:table-cell office:value-type="string">
            <text:p>Journal of Alloys and Compound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2370</text:p>
          </table:table-cell>
          <table:table-cell office:value-type="string">
            <text:p>ENGENHARIAS II <text:s text:c="35"/></text:p>
          </table:table-cell>
          <table:table-cell office:value-type="string">
            <text:p>Journal of Analytical and Applied Pyrolys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4760</text:p>
          </table:table-cell>
          <table:table-cell office:value-type="string">
            <text:p>ENGENHARIAS II <text:s text:c="35"/></text:p>
          </table:table-cell>
          <table:table-cell office:value-type="string">
            <text:p>Journal of Analytical Toxi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453</text:p>
          </table:table-cell>
          <table:table-cell office:value-type="string">
            <text:p>ENGENHARIAS II <text:s text:c="35"/></text:p>
          </table:table-cell>
          <table:table-cell office:value-type="string">
            <text:p>Journal of Antimicrobial Chemotherap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0-3271</text:p>
          </table:table-cell>
          <table:table-cell office:value-type="string">
            <text:p>ENGENHARIAS II <text:s text:c="35"/></text:p>
          </table:table-cell>
          <table:table-cell office:value-type="string">
            <text:p>Journal of AOAC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3-8407</text:p>
          </table:table-cell>
          <table:table-cell office:value-type="string">
            <text:p>ENGENHARIAS II <text:s text:c="35"/></text:p>
          </table:table-cell>
          <table:table-cell office:value-type="string">
            <text:p>Journal of AOTs. Advanced Oxidation Technologi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898</text:p>
          </table:table-cell>
          <table:table-cell office:value-type="string">
            <text:p>ENGENHARIAS II <text:s text:c="35"/></text:p>
          </table:table-cell>
          <table:table-cell office:value-type="string">
            <text:p>Journal of Applied Crystallograph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1X</text:p>
          </table:table-cell>
          <table:table-cell office:value-type="string">
            <text:p>ENGENHARIAS II <text:s text:c="35"/></text:p>
          </table:table-cell>
          <table:table-cell office:value-type="string">
            <text:p>Journal of Applied Electr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5072</text:p>
          </table:table-cell>
          <table:table-cell office:value-type="string">
            <text:p>ENGENHARIAS II <text:s text:c="35"/></text:p>
          </table:table-cell>
          <table:table-cell office:value-type="string">
            <text:p>Journal of Applied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57</text:p>
          </table:table-cell>
          <table:table-cell office:value-type="string">
            <text:p>ENGENHARIAS II <text:s text:c="35"/></text:p>
          </table:table-cell>
          <table:table-cell office:value-type="string">
            <text:p>Journal of Applied Oral Scienc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65</text:p>
          </table:table-cell>
          <table:table-cell office:value-type="string">
            <text:p>ENGENHARIAS II <text:s text:c="35"/></text:p>
          </table:table-cell>
          <table:table-cell office:value-type="string">
            <text:p>Journal of Applied Oral Science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79</text:p>
          </table:table-cell>
          <table:table-cell office:value-type="string">
            <text:p>ENGENHARIAS II <text:s text:c="35"/></text:p>
          </table:table-cell>
          <table:table-cell office:value-type="string">
            <text:p>Journal of Applied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4628</text:p>
          </table:table-cell>
          <table:table-cell office:value-type="string">
            <text:p>ENGENHARIAS II <text:s text:c="35"/></text:p>
          </table:table-cell>
          <table:table-cell office:value-type="string">
            <text:p>Journal of Applied Polymer Science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95</text:p>
          </table:table-cell>
          <table:table-cell office:value-type="string">
            <text:p>ENGENHARIAS II <text:s text:c="35"/></text:p>
          </table:table-cell>
          <table:table-cell office:value-type="string">
            <text:p>Journal of Applied Polymer 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962X</text:p>
          </table:table-cell>
          <table:table-cell office:value-type="string">
            <text:p>ENGENHARIAS II <text:s text:c="35"/></text:p>
          </table:table-cell>
          <table:table-cell office:value-type="string">
            <text:p>Journal of ASTM International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9-0572</text:p>
          </table:table-cell>
          <table:table-cell office:value-type="string">
            <text:p>ENGENHARIAS II <text:s text:c="35"/></text:p>
          </table:table-cell>
          <table:table-cell office:value-type="string">
            <text:p>Journal of Atmospheric and Oceanic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764</text:p>
          </table:table-cell>
          <table:table-cell office:value-type="string">
            <text:p>ENGENHARIAS II <text:s text:c="35"/></text:p>
          </table:table-cell>
          <table:table-cell office:value-type="string">
            <text:p>Journal of Atmospheric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3-111X</text:p>
          </table:table-cell>
          <table:table-cell office:value-type="string">
            <text:p>ENGENHARIAS II <text:s text:c="35"/></text:p>
          </table:table-cell>
          <table:table-cell office:value-type="string">
            <text:p>Journal of Basic Micr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6560</text:p>
          </table:table-cell>
          <table:table-cell office:value-type="string">
            <text:p>ENGENHARIAS II <text:s text:c="35"/></text:p>
          </table:table-cell>
          <table:table-cell office:value-type="string">
            <text:p>Journal of Biobased Materials and Bioener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479X</text:p>
          </table:table-cell>
          <table:table-cell office:value-type="string">
            <text:p>ENGENHARIAS II <text:s text:c="35"/></text:p>
          </table:table-cell>
          <table:table-cell office:value-type="string">
            <text:p>Journal of Bioenergetics and Biomembran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351X</text:p>
          </table:table-cell>
          <table:table-cell office:value-type="string">
            <text:p>ENGENHARIAS II <text:s text:c="35"/></text:p>
          </table:table-cell>
          <table:table-cell office:value-type="string">
            <text:p>Journal of Biological Chemistr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2-0606</text:p>
          </table:table-cell>
          <table:table-cell office:value-type="string">
            <text:p>ENGENHARIAS II <text:s text:c="35"/></text:p>
          </table:table-cell>
          <table:table-cell office:value-type="string">
            <text:p>Journal of Biological Phys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282</text:p>
          </table:table-cell>
          <table:table-cell office:value-type="string">
            <text:p>ENGENHARIAS II <text:s text:c="35"/></text:p>
          </table:table-cell>
          <table:table-cell office:value-type="string">
            <text:p>Journal of Biological Sciences (Bombay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7-3048</text:p>
          </table:table-cell>
          <table:table-cell office:value-type="string">
            <text:p>ENGENHARIAS II <text:s text:c="35"/></text:p>
          </table:table-cell>
          <table:table-cell office:value-type="string">
            <text:p>Journal of Biological Sciences (Faisalabad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5063</text:p>
          </table:table-cell>
          <table:table-cell office:value-type="string">
            <text:p>ENGENHARIAS II <text:s text:c="35"/></text:p>
          </table:table-cell>
          <table:table-cell office:value-type="string">
            <text:p>Journal of Biomaterials Science. Polymer ed.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290</text:p>
          </table:table-cell>
          <table:table-cell office:value-type="string">
            <text:p>ENGENHARIAS II <text:s text:c="35"/></text:p>
          </table:table-cell>
          <table:table-cell office:value-type="string">
            <text:p>Journal of Biomechan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3296</text:p>
          </table:table-cell>
          <table:table-cell office:value-type="string">
            <text:p>ENGENHARIAS II <text:s text:c="35"/></text:p>
          </table:table-cell>
          <table:table-cell office:value-type="string">
            <text:p>Journal of Biomedical Materials Research. Part 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973</text:p>
          </table:table-cell>
          <table:table-cell office:value-type="string">
            <text:p>ENGENHARIAS II <text:s text:c="35"/></text:p>
          </table:table-cell>
          <table:table-cell office:value-type="string">
            <text:p>Journal of Biomedical Materials Research. Part B, Applied Biomaterial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3668</text:p>
          </table:table-cell>
          <table:table-cell office:value-type="string">
            <text:p>ENGENHARIAS II <text:s text:c="35"/></text:p>
          </table:table-cell>
          <table:table-cell office:value-type="string">
            <text:p>Journal of Biomedical Op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2-6529</text:p>
          </table:table-cell>
          <table:table-cell office:value-type="string">
            <text:p>ENGENHARIAS II <text:s text:c="35"/></text:p>
          </table:table-cell>
          <table:table-cell office:value-type="string">
            <text:p>Journal of Bionics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656</text:p>
          </table:table-cell>
          <table:table-cell office:value-type="string">
            <text:p>ENGENHARIAS II <text:s text:c="35"/></text:p>
          </table:table-cell>
          <table:table-cell office:value-type="string">
            <text:p>Journal of Bio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2446</text:p>
          </table:table-cell>
          <table:table-cell office:value-type="string">
            <text:p>ENGENHARIAS II <text:s text:c="35"/></text:p>
          </table:table-cell>
          <table:table-cell office:value-type="string">
            <text:p>Journal of Cardiovascular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09</text:p>
          </table:table-cell>
          <table:table-cell office:value-type="string">
            <text:p>ENGENHARIAS II <text:s text:c="35"/></text:p>
          </table:table-cell>
          <table:table-cell office:value-type="string">
            <text:p>Journal of Cardiovascular Surgery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17</text:p>
          </table:table-cell>
          <table:table-cell office:value-type="string">
            <text:p>ENGENHARIAS II <text:s text:c="35"/></text:p>
          </table:table-cell>
          <table:table-cell office:value-type="string">
            <text:p>Journal of Catalysi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6924</text:p>
          </table:table-cell>
          <table:table-cell office:value-type="string">
            <text:p>ENGENHARIAS II <text:s text:c="35"/></text:p>
          </table:table-cell>
          <table:table-cell office:value-type="string">
            <text:p>Journal of Caves and Karst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5210</text:p>
          </table:table-cell>
          <table:table-cell office:value-type="string">
            <text:p>ENGENHARIAS II <text:s text:c="35"/></text:p>
          </table:table-cell>
          <table:table-cell office:value-type="string">
            <text:p>Journal of Cereal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68</text:p>
          </table:table-cell>
          <table:table-cell office:value-type="string">
            <text:p>ENGENHARIAS II <text:s text:c="35"/></text:p>
          </table:table-cell>
          <table:table-cell office:value-type="string">
            <text:p>Journal of Chemical and Engineering Dat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4-1542</text:p>
          </table:table-cell>
          <table:table-cell office:value-type="string">
            <text:p>ENGENHARIAS II <text:s text:c="35"/></text:p>
          </table:table-cell>
          <table:table-cell office:value-type="string">
            <text:p>Journal of Chemical Crystallograph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84</text:p>
          </table:table-cell>
          <table:table-cell office:value-type="string">
            <text:p>ENGENHARIAS II <text:s text:c="35"/></text:p>
          </table:table-cell>
          <table:table-cell office:value-type="string">
            <text:p>Journal of Chemical Educ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92</text:p>
          </table:table-cell>
          <table:table-cell office:value-type="string">
            <text:p>ENGENHARIAS II <text:s text:c="35"/></text:p>
          </table:table-cell>
          <table:table-cell office:value-type="string">
            <text:p>Journal of Chemical Engineering of Japa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2575</text:p>
          </table:table-cell>
          <table:table-cell office:value-type="string">
            <text:p>ENGENHARIAS II <text:s text:c="35"/></text:p>
          </table:table-cell>
          <table:table-cell office:value-type="string">
            <text:p>Journal of Chemical Technology and Biotechnology (1986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14</text:p>
          </table:table-cell>
          <table:table-cell office:value-type="string">
            <text:p>ENGENHARIAS II <text:s text:c="35"/></text:p>
          </table:table-cell>
          <table:table-cell office:value-type="string">
            <text:p>Journal of Chemical Thermodyna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128X</text:p>
          </table:table-cell>
          <table:table-cell office:value-type="string">
            <text:p>ENGENHARIAS II <text:s text:c="35"/></text:p>
          </table:table-cell>
          <table:table-cell office:value-type="string">
            <text:p>Journal of Chemometric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9383</text:p>
          </table:table-cell>
          <table:table-cell office:value-type="string">
            <text:p>ENGENHARIAS II <text:s text:c="35"/></text:p>
          </table:table-cell>
          <table:table-cell office:value-type="string">
            <text:p>Journal of Chemometr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73</text:p>
          </table:table-cell>
          <table:table-cell office:value-type="string">
            <text:p>ENGENHARIAS II <text:s text:c="35"/></text:p>
          </table:table-cell>
          <table:table-cell office:value-type="string">
            <text:p>Journal of Chromatograph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0232</text:p>
          </table:table-cell>
          <table:table-cell office:value-type="string">
            <text:p>ENGENHARIAS II <text:s text:c="35"/></text:p>
          </table:table-cell>
          <table:table-cell office:value-type="string">
            <text:p>Journal of Chromatography. B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6526</text:p>
          </table:table-cell>
          <table:table-cell office:value-type="string">
            <text:p>ENGENHARIAS II <text:s text:c="35"/></text:p>
          </table:table-cell>
          <table:table-cell office:value-type="string">
            <text:p>Journal of Cleaner Produc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5471</text:p>
          </table:table-cell>
          <table:table-cell office:value-type="string">
            <text:p>ENGENHARIAS II <text:s text:c="35"/></text:p>
          </table:table-cell>
          <table:table-cell office:value-type="string">
            <text:p>Journal of Clinical Laser Medicine &amp; Surgery (Cessou em 2004. Cont. ISSN 1549-5418 Photomedicine and Laser Surger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1137</text:p>
          </table:table-cell>
          <table:table-cell office:value-type="string">
            <text:p>ENGENHARIAS II <text:s text:c="35"/></text:p>
          </table:table-cell>
          <table:table-cell office:value-type="string">
            <text:p>Journal of Clinical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0208</text:p>
          </table:table-cell>
          <table:table-cell office:value-type="string">
            <text:p>ENGENHARIAS II <text:s text:c="35"/></text:p>
          </table:table-cell>
          <table:table-cell office:value-type="string">
            <text:p>Journal of Coast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97</text:p>
          </table:table-cell>
          <table:table-cell office:value-type="string">
            <text:p>ENGENHARIAS II <text:s text:c="35"/></text:p>
          </table:table-cell>
          <table:table-cell office:value-type="string">
            <text:p>Journal of Colloid and Interface 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8956</text:p>
          </table:table-cell>
          <table:table-cell office:value-type="string">
            <text:p>ENGENHARIAS II <text:s text:c="35"/></text:p>
          </table:table-cell>
          <table:table-cell office:value-type="string">
            <text:p>Journal of Combinatorial Theory. Series B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983</text:p>
          </table:table-cell>
          <table:table-cell office:value-type="string">
            <text:p>ENGENHARIAS II <text:s text:c="35"/></text:p>
          </table:table-cell>
          <table:table-cell office:value-type="string">
            <text:p>Journal of Composite Materia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8409</text:p>
          </table:table-cell>
          <table:table-cell office:value-type="string">
            <text:p>ENGENHARIAS II <text:s text:c="35"/></text:p>
          </table:table-cell>
          <table:table-cell office:value-type="string">
            <text:p>Journal of Computational Interdisciplinary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1045</text:p>
          </table:table-cell>
          <table:table-cell office:value-type="string">
            <text:p>ENGENHARIAS II <text:s text:c="35"/></text:p>
          </table:table-cell>
          <table:table-cell office:value-type="string">
            <text:p>Journal of Computer-Aided Materials Desig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3659</text:p>
          </table:table-cell>
          <table:table-cell office:value-type="string">
            <text:p>ENGENHARIAS II <text:s text:c="35"/></text:p>
          </table:table-cell>
          <table:table-cell office:value-type="string">
            <text:p>Journal of Controlled Releas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248</text:p>
          </table:table-cell>
          <table:table-cell office:value-type="string">
            <text:p>ENGENHARIAS II <text:s text:c="35"/></text:p>
          </table:table-cell>
          <table:table-cell office:value-type="string">
            <text:p>Journal of Crystal Grow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45</text:p>
          </table:table-cell>
          <table:table-cell office:value-type="string">
            <text:p>ENGENHARIAS II <text:s text:c="35"/></text:p>
          </table:table-cell>
          <table:table-cell office:value-type="string">
            <text:p>Journal of Dent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712</text:p>
          </table:table-cell>
          <table:table-cell office:value-type="string">
            <text:p>ENGENHARIAS II <text:s text:c="35"/></text:p>
          </table:table-cell>
          <table:table-cell office:value-type="string">
            <text:p>Journal of Dent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53</text:p>
          </table:table-cell>
          <table:table-cell office:value-type="string">
            <text:p>ENGENHARIAS II <text:s text:c="35"/></text:p>
          </table:table-cell>
          <table:table-cell office:value-type="string">
            <text:p>Journal of Dentistry for Children (Cessou em 1968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1551</text:p>
          </table:table-cell>
          <table:table-cell office:value-type="string">
            <text:p>ENGENHARIAS II <text:s text:c="35"/></text:p>
          </table:table-cell>
          <table:table-cell office:value-type="string">
            <text:p>Journal of Design Research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3-2691</text:p>
          </table:table-cell>
          <table:table-cell office:value-type="string">
            <text:p>ENGENHARIAS II <text:s text:c="35"/></text:p>
          </table:table-cell>
          <table:table-cell office:value-type="string">
            <text:p>Journal of Dispersion Science and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2443</text:p>
          </table:table-cell>
          <table:table-cell office:value-type="string">
            <text:p>ENGENHARIAS II <text:s text:c="35"/></text:p>
          </table:table-cell>
          <table:table-cell office:value-type="string">
            <text:p>Journal of Elastomers and Plast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6657</text:p>
          </table:table-cell>
          <table:table-cell office:value-type="string">
            <text:p>ENGENHARIAS II <text:s text:c="35"/></text:p>
          </table:table-cell>
          <table:table-cell office:value-type="string">
            <text:p>Journal of Electroanalytical Chemistry (1992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728</text:p>
          </table:table-cell>
          <table:table-cell office:value-type="string">
            <text:p>ENGENHARIAS II <text:s text:c="35"/></text:p>
          </table:table-cell>
          <table:table-cell office:value-type="string">
            <text:p>Journal of Electroanalytical Chemistry and Interfacial Electrochemistry (Cessou em 1992. Cont. ISSN 1572-6657 Journal of Electroanalytical Chemistry (1992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3449</text:p>
          </table:table-cell>
          <table:table-cell office:value-type="string">
            <text:p>ENGENHARIAS II <text:s text:c="35"/></text:p>
          </table:table-cell>
          <table:table-cell office:value-type="string">
            <text:p>Journal of Electrocera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8-2048</text:p>
          </table:table-cell>
          <table:table-cell office:value-type="string">
            <text:p>ENGENHARIAS II <text:s text:c="35"/></text:p>
          </table:table-cell>
          <table:table-cell office:value-type="string">
            <text:p>Journal of Electron Spectroscopy and Related Phenomen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7398</text:p>
          </table:table-cell>
          <table:table-cell office:value-type="string">
            <text:p>ENGENHARIAS II <text:s text:c="35"/></text:p>
          </table:table-cell>
          <table:table-cell office:value-type="string">
            <text:p>Journal of Electronic Packag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4-2296</text:p>
          </table:table-cell>
          <table:table-cell office:value-type="string">
            <text:p>ENGENHARIAS II <text:s text:c="35"/></text:p>
          </table:table-cell>
          <table:table-cell office:value-type="string">
            <text:p>Journal of Elemen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9-2399</text:p>
          </table:table-cell>
          <table:table-cell office:value-type="string">
            <text:p>ENGENHARIAS II <text:s text:c="35"/></text:p>
          </table:table-cell>
          <table:table-cell office:value-type="string">
            <text:p>Journal of Endodon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3-4690</text:p>
          </table:table-cell>
          <table:table-cell office:value-type="string">
            <text:p>ENGENHARIAS II <text:s text:c="35"/></text:p>
          </table:table-cell>
          <table:table-cell office:value-type="string">
            <text:p>Journal of Engineering Science &amp;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96-2551</text:p>
          </table:table-cell>
          <table:table-cell office:value-type="string">
            <text:p>ENGENHARIAS II <text:s text:c="35"/></text:p>
          </table:table-cell>
          <table:table-cell office:value-type="string">
            <text:p>Journal of Environmental Engineering and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797</text:p>
          </table:table-cell>
          <table:table-cell office:value-type="string">
            <text:p>ENGENHARIAS II <text:s text:c="35"/></text:p>
          </table:table-cell>
          <table:table-cell office:value-type="string">
            <text:p>Journal of Environmental Manage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425</text:p>
          </table:table-cell>
          <table:table-cell office:value-type="string">
            <text:p>ENGENHARIAS II <text:s text:c="35"/></text:p>
          </table:table-cell>
          <table:table-cell office:value-type="string">
            <text:p>Journal of Environmental Qual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931X</text:p>
          </table:table-cell>
          <table:table-cell office:value-type="string">
            <text:p>ENGENHARIAS II <text:s text:c="35"/></text:p>
          </table:table-cell>
          <table:table-cell office:value-type="string">
            <text:p>Journal of Environmental Radioactiv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1204</text:p>
          </table:table-cell>
          <table:table-cell office:value-type="string">
            <text:p>ENGENHARIAS II <text:s text:c="35"/></text:p>
          </table:table-cell>
          <table:table-cell office:value-type="string">
            <text:p>Journal of Environmental Science and Health Part A - Environmental Science and Engineering &amp; Toxic and Hazardous Substance Contro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4529</text:p>
          </table:table-cell>
          <table:table-cell office:value-type="string">
            <text:p>ENGENHARIAS II <text:s text:c="35"/></text:p>
          </table:table-cell>
          <table:table-cell office:value-type="string">
            <text:p>Journal of Environmental Science and Health. Part A, Toxic Hazardous Substances and Environmental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1234</text:p>
          </table:table-cell>
          <table:table-cell office:value-type="string">
            <text:p>ENGENHARIAS II <text:s text:c="35"/></text:p>
          </table:table-cell>
          <table:table-cell office:value-type="string">
            <text:p>Journal of Environmental Science and Health. Part B. Pesticides, Food Contaminants, and Agricultural Wast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060X</text:p>
          </table:table-cell>
          <table:table-cell office:value-type="string">
            <text:p>ENGENHARIAS II <text:s text:c="35"/></text:p>
          </table:table-cell>
          <table:table-cell office:value-type="string">
            <text:p>Journal of Essential Oil-Bearing Plant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8741</text:p>
          </table:table-cell>
          <table:table-cell office:value-type="string">
            <text:p>ENGENHARIAS II <text:s text:c="35"/></text:p>
          </table:table-cell>
          <table:table-cell office:value-type="string">
            <text:p>Journal of Ethno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949</text:p>
          </table:table-cell>
          <table:table-cell office:value-type="string">
            <text:p>ENGENHARIAS II <text:s text:c="35"/></text:p>
          </table:table-cell>
          <table:table-cell office:value-type="string">
            <text:p>Journal of Experimental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3915</text:p>
          </table:table-cell>
          <table:table-cell office:value-type="string">
            <text:p>ENGENHARIAS II <text:s text:c="35"/></text:p>
          </table:table-cell>
          <table:table-cell office:value-type="string">
            <text:p>Journal of Fire Protection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9746</text:p>
          </table:table-cell>
          <table:table-cell office:value-type="string">
            <text:p>ENGENHARIAS II <text:s text:c="35"/></text:p>
          </table:table-cell>
          <table:table-cell office:value-type="string">
            <text:p>Journal of Fluids and Structur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0509</text:p>
          </table:table-cell>
          <table:table-cell office:value-type="string">
            <text:p>ENGENHARIAS II <text:s text:c="35"/></text:p>
          </table:table-cell>
          <table:table-cell office:value-type="string">
            <text:p>Journal of Fluoresc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8884</text:p>
          </table:table-cell>
          <table:table-cell office:value-type="string">
            <text:p>ENGENHARIAS II <text:s text:c="35"/></text:p>
          </table:table-cell>
          <table:table-cell office:value-type="string">
            <text:p>Journal of Food Bio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1575</text:p>
          </table:table-cell>
          <table:table-cell office:value-type="string">
            <text:p>ENGENHARIAS II <text:s text:c="35"/></text:p>
          </table:table-cell>
          <table:table-cell office:value-type="string">
            <text:p>Journal of Food Composition and Analys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8774</text:p>
          </table:table-cell>
          <table:table-cell office:value-type="string">
            <text:p>ENGENHARIAS II <text:s text:c="35"/></text:p>
          </table:table-cell>
          <table:table-cell office:value-type="string">
            <text:p>Journal of Food Engineer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8876</text:p>
          </table:table-cell>
          <table:table-cell office:value-type="string">
            <text:p>ENGENHARIAS II <text:s text:c="35"/></text:p>
          </table:table-cell>
          <table:table-cell office:value-type="string">
            <text:p>Journal of Food Process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47</text:p>
          </table:table-cell>
          <table:table-cell office:value-type="string">
            <text:p>ENGENHARIAS II <text:s text:c="35"/></text:p>
          </table:table-cell>
          <table:table-cell office:value-type="string">
            <text:p>Journal of Food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98</text:p>
          </table:table-cell>
          <table:table-cell office:value-type="string">
            <text:p>ENGENHARIAS II <text:s text:c="35"/></text:p>
          </table:table-cell>
          <table:table-cell office:value-type="string">
            <text:p>Journal of Forensic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1-6989</text:p>
          </table:table-cell>
          <table:table-cell office:value-type="string">
            <text:p>ENGENHARIAS II <text:s text:c="35"/></text:p>
          </table:table-cell>
          <table:table-cell office:value-type="string">
            <text:p>Journal of Fuel Cell Science and Techn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260</text:p>
          </table:table-cell>
          <table:table-cell office:value-type="string">
            <text:p>ENGENHARIAS II <text:s text:c="35"/></text:p>
          </table:table-cell>
          <table:table-cell office:value-type="string">
            <text:p>Journal of General and Applied Micr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3707</text:p>
          </table:table-cell>
          <table:table-cell office:value-type="string">
            <text:p>ENGENHARIAS II <text:s text:c="35"/></text:p>
          </table:table-cell>
          <table:table-cell office:value-type="string">
            <text:p>Journal of Geodyna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0227</text:p>
          </table:table-cell>
          <table:table-cell office:value-type="string">
            <text:p>ENGENHARIAS II <text:s text:c="35"/></text:p>
          </table:table-cell>
          <table:table-cell office:value-type="string">
            <text:p>Journal of Geophysic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94</text:p>
          </table:table-cell>
          <table:table-cell office:value-type="string">
            <text:p>ENGENHARIAS II <text:s text:c="35"/></text:p>
          </table:table-cell>
          <table:table-cell office:value-type="string">
            <text:p>Journal of Hazardous Material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481</text:p>
          </table:table-cell>
          <table:table-cell office:value-type="string">
            <text:p>ENGENHARIAS II <text:s text:c="35"/></text:p>
          </table:table-cell>
          <table:table-cell office:value-type="string">
            <text:p>Journal of Heat Transf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278</text:p>
          </table:table-cell>
          <table:table-cell office:value-type="string">
            <text:p>ENGENHARIAS II <text:s text:c="35"/></text:p>
          </table:table-cell>
          <table:table-cell office:value-type="string">
            <text:p>Journal of Hepa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11</text:p>
          </table:table-cell>
          <table:table-cell office:value-type="string">
            <text:p>ENGENHARIAS II <text:s text:c="35"/></text:p>
          </table:table-cell>
          <table:table-cell office:value-type="string">
            <text:p>Journal of Herpe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1231</text:p>
          </table:table-cell>
          <table:table-cell office:value-type="string">
            <text:p>ENGENHARIAS II <text:s text:c="35"/></text:p>
          </table:table-cell>
          <table:table-cell office:value-type="string">
            <text:p>Journal of Heuris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0316</text:p>
          </table:table-cell>
          <table:table-cell office:value-type="string">
            <text:p>ENGENHARIAS II <text:s text:c="35"/></text:p>
          </table:table-cell>
          <table:table-cell office:value-type="string">
            <text:p>Journal of Horticultural Science &amp;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694</text:p>
          </table:table-cell>
          <table:table-cell office:value-type="string">
            <text:p>ENGENHARIAS II <text:s text:c="35"/></text:p>
          </table:table-cell>
          <table:table-cell office:value-type="string">
            <text:p>Journal of Hydrology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759</text:p>
          </table:table-cell>
          <table:table-cell office:value-type="string">
            <text:p>ENGENHARIAS II <text:s text:c="35"/></text:p>
          </table:table-cell>
          <table:table-cell office:value-type="string">
            <text:p>Journal of Immunological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3127</text:p>
          </table:table-cell>
          <table:table-cell office:value-type="string">
            <text:p>ENGENHARIAS II <text:s text:c="35"/></text:p>
          </table:table-cell>
          <table:table-cell office:value-type="string">
            <text:p>Journal of Inclusion Phenomena and Macrocyclic 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5435</text:p>
          </table:table-cell>
          <table:table-cell office:value-type="string">
            <text:p>ENGENHARIAS II <text:s text:c="35"/></text:p>
          </table:table-cell>
          <table:table-cell office:value-type="string">
            <text:p>Journal of Industrial Microbiology &amp; Bio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2-0134</text:p>
          </table:table-cell>
          <table:table-cell office:value-type="string">
            <text:p>ENGENHARIAS II <text:s text:c="35"/></text:p>
          </table:table-cell>
          <table:table-cell office:value-type="string">
            <text:p>Journal of Inorganic Bi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6-706X</text:p>
          </table:table-cell>
          <table:table-cell office:value-type="string">
            <text:p>ENGENHARIAS II <text:s text:c="35"/></text:p>
          </table:table-cell>
          <table:table-cell office:value-type="string">
            <text:p>Journal of Iron and Steel Research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346X</text:p>
          </table:table-cell>
          <table:table-cell office:value-type="string">
            <text:p>ENGENHARIAS II <text:s text:c="35"/></text:p>
          </table:table-cell>
          <table:table-cell office:value-type="string">
            <text:p>Journal of Laser Appl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5317</text:p>
          </table:table-cell>
          <table:table-cell office:value-type="string">
            <text:p>ENGENHARIAS II <text:s text:c="35"/></text:p>
          </table:table-cell>
          <table:table-cell office:value-type="string">
            <text:p>Journal of Light Metals (Cessou em 200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9-5767</text:p>
          </table:table-cell>
          <table:table-cell office:value-type="string">
            <text:p>ENGENHARIAS II <text:s text:c="35"/></text:p>
          </table:table-cell>
          <table:table-cell office:value-type="string">
            <text:p>Journal of Limnology (Testo Stampat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2104</text:p>
          </table:table-cell>
          <table:table-cell office:value-type="string">
            <text:p>ENGENHARIAS II <text:s text:c="35"/></text:p>
          </table:table-cell>
          <table:table-cell office:value-type="string">
            <text:p>Journal of Liposome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6076</text:p>
          </table:table-cell>
          <table:table-cell office:value-type="string">
            <text:p>ENGENHARIAS II <text:s text:c="35"/></text:p>
          </table:table-cell>
          <table:table-cell office:value-type="string">
            <text:p>Journal of Liquid Chromatography &amp; Related Technologi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4230</text:p>
          </table:table-cell>
          <table:table-cell office:value-type="string">
            <text:p>ENGENHARIAS II <text:s text:c="35"/></text:p>
          </table:table-cell>
          <table:table-cell office:value-type="string">
            <text:p>Journal of Loss Prevention in the Process Industr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291</text:p>
          </table:table-cell>
          <table:table-cell office:value-type="string">
            <text:p>ENGENHARIAS II <text:s text:c="35"/></text:p>
          </table:table-cell>
          <table:table-cell office:value-type="string">
            <text:p>Journal of Low Temperature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313</text:p>
          </table:table-cell>
          <table:table-cell office:value-type="string">
            <text:p>ENGENHARIAS II <text:s text:c="35"/></text:p>
          </table:table-cell>
          <table:table-cell office:value-type="string">
            <text:p>Journal of Luminesc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348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acromolecular Science.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609X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acromolecular Science. Physic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0-1325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acromolecular Science. Pure and Applied Chem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7807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agnetic Resonance (San Diego, Calif. 1997: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1807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agnetic Resonance Imag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8853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agnetism and Magnetic Mate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6125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anufacturing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9428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aterials Chemis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9495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aterials Engineering and Performa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0136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aterials Processing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4-2914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aterials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461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aterials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4803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aterials Science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8028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aterials Science Letters (Cessou em 2003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522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aterials Science. Materials in Electron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530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aterials Science. Materials in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4838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aterials Science. Materials in Medicine (Dordrecht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7562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aterials Synthesis and Processing (Cessou em 200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4-8938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echanical Behaviour of Materi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9-3959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echanics of Materials and Structures. Tít. existe. Ñ registrado no ISSN Reg.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1902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edical Engineering &amp; 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615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edical Micro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6-7388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embrane 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2-6375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etastable and Nanocrystalline Materi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2048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icroencapsul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1317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icromechanics and Microengineer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720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icroscop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99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icrowaves and Optoelectron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1169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olecular Catalysis. A, Chemic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1177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olecular Catalysis. B, Enzymatic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3263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olecular Graphics &amp; Modell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322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olecular Liquid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2716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olecular Medicine (Berli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1801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olecular Microbiology and Biotechnology (Basel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0-2940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olecular Model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52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olecular Spectroscop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60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olecular Structur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1280</text:p>
          </table:table-cell>
          <table:table-cell office:value-type="string">
            <text:p>ENGENHARIAS II <text:s text:c="35"/></text:p>
          </table:table-cell>
          <table:table-cell office:value-type="string">
            <text:p>Journal of Molecular Structure. Theochem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0764</text:p>
          </table:table-cell>
          <table:table-cell office:value-type="string">
            <text:p>ENGENHARIAS II <text:s text:c="35"/></text:p>
          </table:table-cell>
          <table:table-cell office:value-type="string">
            <text:p>Journal of Nanoparticle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4880</text:p>
          </table:table-cell>
          <table:table-cell office:value-type="string">
            <text:p>ENGENHARIAS II <text:s text:c="35"/></text:p>
          </table:table-cell>
          <table:table-cell office:value-type="string">
            <text:p>Journal of Nanoscience and Nanotech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4-0478</text:p>
          </table:table-cell>
          <table:table-cell office:value-type="string">
            <text:p>ENGENHARIAS II <text:s text:c="35"/></text:p>
          </table:table-cell>
          <table:table-cell office:value-type="string">
            <text:p>Journal of Natural Fiber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3-9953</text:p>
          </table:table-cell>
          <table:table-cell office:value-type="string">
            <text:p>ENGENHARIAS II <text:s text:c="35"/></text:p>
          </table:table-cell>
          <table:table-cell office:value-type="string">
            <text:p>Journal of Natural Gas 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0335</text:p>
          </table:table-cell>
          <table:table-cell office:value-type="string">
            <text:p>ENGENHARIAS II <text:s text:c="35"/></text:p>
          </table:table-cell>
          <table:table-cell office:value-type="string">
            <text:p>Journal of Near Infrared Spectrosco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93</text:p>
          </table:table-cell>
          <table:table-cell office:value-type="string">
            <text:p>ENGENHARIAS II <text:s text:c="35"/></text:p>
          </table:table-cell>
          <table:table-cell office:value-type="string">
            <text:p>Journal of Non-Crystalline Solid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0257</text:p>
          </table:table-cell>
          <table:table-cell office:value-type="string">
            <text:p>ENGENHARIAS II <text:s text:c="35"/></text:p>
          </table:table-cell>
          <table:table-cell office:value-type="string">
            <text:p>Journal of Non-Newtonian Fluid Mechan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9298</text:p>
          </table:table-cell>
          <table:table-cell office:value-type="string">
            <text:p>ENGENHARIAS II <text:s text:c="35"/></text:p>
          </table:table-cell>
          <table:table-cell office:value-type="string">
            <text:p>Journal of Nondestructive Evalu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5489</text:p>
          </table:table-cell>
          <table:table-cell office:value-type="string">
            <text:p>ENGENHARIAS II <text:s text:c="35"/></text:p>
          </table:table-cell>
          <table:table-cell office:value-type="string">
            <text:p>Journal of Nuclear Agriculture an B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115</text:p>
          </table:table-cell>
          <table:table-cell office:value-type="string">
            <text:p>ENGENHARIAS II <text:s text:c="35"/></text:p>
          </table:table-cell>
          <table:table-cell office:value-type="string">
            <text:p>Journal of Nuclear Material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131</text:p>
          </table:table-cell>
          <table:table-cell office:value-type="string">
            <text:p>ENGENHARIAS II <text:s text:c="35"/></text:p>
          </table:table-cell>
          <table:table-cell office:value-type="string">
            <text:p>Journal of Nuclear Science and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1-7871</text:p>
          </table:table-cell>
          <table:table-cell office:value-type="string">
            <text:p>ENGENHARIAS II <text:s text:c="35"/></text:p>
          </table:table-cell>
          <table:table-cell office:value-type="string">
            <text:p>Journal of Oil Palm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4258</text:p>
          </table:table-cell>
          <table:table-cell office:value-type="string">
            <text:p>ENGENHARIAS II <text:s text:c="35"/></text:p>
          </table:table-cell>
          <table:table-cell office:value-type="string">
            <text:p>Journal of Optics. A, Pure and Applied Op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4-4164</text:p>
          </table:table-cell>
          <table:table-cell office:value-type="string">
            <text:p>ENGENHARIAS II <text:s text:c="35"/></text:p>
          </table:table-cell>
          <table:table-cell office:value-type="string">
            <text:p>Journal of Optoelectronics and Advanced Material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7809</text:p>
          </table:table-cell>
          <table:table-cell office:value-type="string">
            <text:p>ENGENHARIAS II <text:s text:c="35"/></text:p>
          </table:table-cell>
          <table:table-cell office:value-type="string">
            <text:p>Journal of Oral Laser Applica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263</text:p>
          </table:table-cell>
          <table:table-cell office:value-type="string">
            <text:p>ENGENHARIAS II <text:s text:c="35"/></text:p>
          </table:table-cell>
          <table:table-cell office:value-type="string">
            <text:p>Journal of Organic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28X</text:p>
          </table:table-cell>
          <table:table-cell office:value-type="string">
            <text:p>ENGENHARIAS II <text:s text:c="35"/></text:p>
          </table:table-cell>
          <table:table-cell office:value-type="string">
            <text:p>Journal of Organometallic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4114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ediatric Hematology/On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84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eriodont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92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eriodontology (1970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4105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etroleum Science &amp;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7085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harmaceutical and Biomedical Analys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73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harmacy and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9714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hase Equilibria (Cessou em 2003. Cont. ISSN 1547-7037 Journal of Phase Equilibria and Diffusio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7-7037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hase Equilibria and Diffus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6030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hotochemistry and Photobiology. A,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1-1344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hotochemistry and Photobiology. B,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5-8555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hoto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654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hysical Chemistry (1952) (Cessou em 1996. Cont. ISSN 1089-5639 The Journal of Physical Chemistry. A e ISSN 1520-6106 Journal of Physical Chemistry. B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6106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hysical Chemistry. B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7447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hysical Chemistry. C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3230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hysical Organic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697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hysics and Chemistry of Soli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4470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hysics. A, Mathematical and General (Print) (Cessou em 2006. Cont. ISSN 1751-8113 Journal of Physics. A, Mathematical and Theoretical (Print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984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hysics. Condensed Matter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6596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hysics. Conference Serie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727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hysics. D, Applied Phys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7-5910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hysiology and 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3098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ine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4-6447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olymer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0-0838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olymer Mate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9760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olymer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624X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olymer Science. Part A, Polymer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6266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olymer Science. Part B, Polymer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2543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olymers and the Environ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0-2224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orous Materia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028X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orous Med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4246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orphyrins and Phthalocyanin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7753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ower Sourc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9930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ressure Vessel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1524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rocess Contro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941X</text:p>
          </table:table-cell>
          <table:table-cell office:value-type="string">
            <text:p>ENGENHARIAS II <text:s text:c="35"/></text:p>
          </table:table-cell>
          <table:table-cell office:value-type="string">
            <text:p>Journal of Prosthodont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6-5731</text:p>
          </table:table-cell>
          <table:table-cell office:value-type="string">
            <text:p>ENGENHARIAS II <text:s text:c="35"/></text:p>
          </table:table-cell>
          <table:table-cell office:value-type="string">
            <text:p>Journal of Radioanalytical and Nuclear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4746</text:p>
          </table:table-cell>
          <table:table-cell office:value-type="string">
            <text:p>ENGENHARIAS II <text:s text:c="35"/></text:p>
          </table:table-cell>
          <table:table-cell office:value-type="string">
            <text:p>Journal of Radiological Protec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0486</text:p>
          </table:table-cell>
          <table:table-cell office:value-type="string">
            <text:p>ENGENHARIAS II <text:s text:c="35"/></text:p>
          </table:table-cell>
          <table:table-cell office:value-type="string">
            <text:p>Journal of Raman Spectrosco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6844</text:p>
          </table:table-cell>
          <table:table-cell office:value-type="string">
            <text:p>ENGENHARIAS II <text:s text:c="35"/></text:p>
          </table:table-cell>
          <table:table-cell office:value-type="string">
            <text:p>Journal of Reinforced Plastics and Composit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1-2276</text:p>
          </table:table-cell>
          <table:table-cell office:value-type="string">
            <text:p>ENGENHARIAS II <text:s text:c="35"/></text:p>
          </table:table-cell>
          <table:table-cell office:value-type="string">
            <text:p>Journal of Renal Nutri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1-1768</text:p>
          </table:table-cell>
          <table:table-cell office:value-type="string">
            <text:p>ENGENHARIAS II <text:s text:c="35"/></text:p>
          </table:table-cell>
          <table:table-cell office:value-type="string">
            <text:p>Journal of Rubber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0145</text:p>
          </table:table-cell>
          <table:table-cell office:value-type="string">
            <text:p>ENGENHARIAS II <text:s text:c="35"/></text:p>
          </table:table-cell>
          <table:table-cell office:value-type="string">
            <text:p>Journal of Science Education and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456</text:p>
          </table:table-cell>
          <table:table-cell office:value-type="string">
            <text:p>ENGENHARIAS II <text:s text:c="35"/></text:p>
          </table:table-cell>
          <table:table-cell office:value-type="string">
            <text:p>Journal of Scientific &amp; Industrial Research (1963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9306</text:p>
          </table:table-cell>
          <table:table-cell office:value-type="string">
            <text:p>ENGENHARIAS II <text:s text:c="35"/></text:p>
          </table:table-cell>
          <table:table-cell office:value-type="string">
            <text:p>Journal of Separation 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0707</text:p>
          </table:table-cell>
          <table:table-cell office:value-type="string">
            <text:p>ENGENHARIAS II <text:s text:c="35"/></text:p>
          </table:table-cell>
          <table:table-cell office:value-type="string">
            <text:p>Journal of Sol-Gel Science and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9-6231</text:p>
          </table:table-cell>
          <table:table-cell office:value-type="string">
            <text:p>ENGENHARIAS II <text:s text:c="35"/></text:p>
          </table:table-cell>
          <table:table-cell office:value-type="string">
            <text:p>Journal of Solar Energy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596</text:p>
          </table:table-cell>
          <table:table-cell office:value-type="string">
            <text:p>ENGENHARIAS II <text:s text:c="35"/></text:p>
          </table:table-cell>
          <table:table-cell office:value-type="string">
            <text:p>Journal of Solid State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8488</text:p>
          </table:table-cell>
          <table:table-cell office:value-type="string">
            <text:p>ENGENHARIAS II <text:s text:c="35"/></text:p>
          </table:table-cell>
          <table:table-cell office:value-type="string">
            <text:p>Journal of Solid State Electro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9782</text:p>
          </table:table-cell>
          <table:table-cell office:value-type="string">
            <text:p>ENGENHARIAS II <text:s text:c="35"/></text:p>
          </table:table-cell>
          <table:table-cell office:value-type="string">
            <text:p>Journal of Solution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60X</text:p>
          </table:table-cell>
          <table:table-cell office:value-type="string">
            <text:p>ENGENHARIAS II <text:s text:c="35"/></text:p>
          </table:table-cell>
          <table:table-cell office:value-type="string">
            <text:p>Journal of Sound and Vibr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9811</text:p>
          </table:table-cell>
          <table:table-cell office:value-type="string">
            <text:p>ENGENHARIAS II <text:s text:c="35"/></text:p>
          </table:table-cell>
          <table:table-cell office:value-type="string">
            <text:p>Journal of South American Earth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74X</text:p>
          </table:table-cell>
          <table:table-cell office:value-type="string">
            <text:p>ENGENHARIAS II <text:s text:c="35"/></text:p>
          </table:table-cell>
          <table:table-cell office:value-type="string">
            <text:p>Journal of Stored Products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1-8141</text:p>
          </table:table-cell>
          <table:table-cell office:value-type="string">
            <text:p>ENGENHARIAS II <text:s text:c="35"/></text:p>
          </table:table-cell>
          <table:table-cell office:value-type="string">
            <text:p>Journal of Structural Ge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1107</text:p>
          </table:table-cell>
          <table:table-cell office:value-type="string">
            <text:p>ENGENHARIAS II <text:s text:c="35"/></text:p>
          </table:table-cell>
          <table:table-cell office:value-type="string">
            <text:p>Journal of Superconductivit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7-1939</text:p>
          </table:table-cell>
          <table:table-cell office:value-type="string">
            <text:p>ENGENHARIAS II <text:s text:c="35"/></text:p>
          </table:table-cell>
          <table:table-cell office:value-type="string">
            <text:p>Journal of Superconductivity and Novel Magnetis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4576</text:p>
          </table:table-cell>
          <table:table-cell office:value-type="string">
            <text:p>ENGENHARIAS II <text:s text:c="35"/></text:p>
          </table:table-cell>
          <table:table-cell office:value-type="string">
            <text:p>Journal of Superhard Materi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9-0495</text:p>
          </table:table-cell>
          <table:table-cell office:value-type="string">
            <text:p>ENGENHARIAS II <text:s text:c="35"/></text:p>
          </table:table-cell>
          <table:table-cell office:value-type="string">
            <text:p>Journal of Synchrotron Radi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2724</text:p>
          </table:table-cell>
          <table:table-cell office:value-type="string">
            <text:p>ENGENHARIAS II <text:s text:c="35"/></text:p>
          </table:table-cell>
          <table:table-cell office:value-type="string">
            <text:p>Journal of Technology Management &amp; Innov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3973</text:p>
          </table:table-cell>
          <table:table-cell office:value-type="string">
            <text:p>ENGENHARIAS II <text:s text:c="35"/></text:p>
          </table:table-cell>
          <table:table-cell office:value-type="string">
            <text:p>Journal of Testing and Evalu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3289</text:p>
          </table:table-cell>
          <table:table-cell office:value-type="string">
            <text:p>ENGENHARIAS II <text:s text:c="35"/></text:p>
          </table:table-cell>
          <table:table-cell office:value-type="string">
            <text:p>Journal of the Air &amp; Waste Management Association (Cessou em 1992. Cont. ISSN 1073-161X Air &amp; Wast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7820</text:p>
          </table:table-cell>
          <table:table-cell office:value-type="string">
            <text:p>ENGENHARIAS II <text:s text:c="35"/></text:p>
          </table:table-cell>
          <table:table-cell office:value-type="string">
            <text:p>Journal of the American Ceramic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7863</text:p>
          </table:table-cell>
          <table:table-cell office:value-type="string">
            <text:p>ENGENHARIAS II <text:s text:c="35"/></text:p>
          </table:table-cell>
          <table:table-cell office:value-type="string">
            <text:p>Journal of the American Chemical Societ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21X</text:p>
          </table:table-cell>
          <table:table-cell office:value-type="string">
            <text:p>ENGENHARIAS II <text:s text:c="35"/></text:p>
          </table:table-cell>
          <table:table-cell office:value-type="string">
            <text:p>Journal of the American Oil Chemists' Soci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6689</text:p>
          </table:table-cell>
          <table:table-cell office:value-type="string">
            <text:p>ENGENHARIAS II <text:s text:c="35"/></text:p>
          </table:table-cell>
          <table:table-cell office:value-type="string">
            <text:p>Journal of the Australasian Ceramic Societ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53</text:p>
          </table:table-cell>
          <table:table-cell office:value-type="string">
            <text:p>ENGENHARIAS II <text:s text:c="35"/></text:p>
          </table:table-cell>
          <table:table-cell office:value-type="string">
            <text:p>Journal of the Brazilian Chemical Societ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790</text:p>
          </table:table-cell>
          <table:table-cell office:value-type="string">
            <text:p>ENGENHARIAS II <text:s text:c="35"/></text:p>
          </table:table-cell>
          <table:table-cell office:value-type="string">
            <text:p>Journal of the Brazilian Chemical Societ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01</text:p>
          </table:table-cell>
          <table:table-cell office:value-type="string">
            <text:p>ENGENHARIAS II <text:s text:c="35"/></text:p>
          </table:table-cell>
          <table:table-cell office:value-type="string">
            <text:p>Journal of the Brazilian Society of Ecotoxic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878</text:p>
          </table:table-cell>
          <table:table-cell office:value-type="string">
            <text:p>ENGENHARIAS II <text:s text:c="35"/></text:p>
          </table:table-cell>
          <table:table-cell office:value-type="string">
            <text:p>Journal of the Brazilian Society of Mechanical Sciences and Engineering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707</text:p>
          </table:table-cell>
          <table:table-cell office:value-type="string">
            <text:p>ENGENHARIAS II <text:s text:c="35"/></text:p>
          </table:table-cell>
          <table:table-cell office:value-type="string">
            <text:p>Journal of the Chilean Chemical Societ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8-1653</text:p>
          </table:table-cell>
          <table:table-cell office:value-type="string">
            <text:p>ENGENHARIAS II <text:s text:c="35"/></text:p>
          </table:table-cell>
          <table:table-cell office:value-type="string">
            <text:p>Journal of the Chinese Institute of Chemical Engineers (Cessou em <text:s/>2009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4651</text:p>
          </table:table-cell>
          <table:table-cell office:value-type="string">
            <text:p>ENGENHARIAS II <text:s text:c="35"/></text:p>
          </table:table-cell>
          <table:table-cell office:value-type="string">
            <text:p>Journal of the Electrochemical Soci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2219</text:p>
          </table:table-cell>
          <table:table-cell office:value-type="string">
            <text:p>ENGENHARIAS II <text:s text:c="35"/></text:p>
          </table:table-cell>
          <table:table-cell office:value-type="string">
            <text:p>Journal of the European Ceramic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4-4884</text:p>
          </table:table-cell>
          <table:table-cell office:value-type="string">
            <text:p>ENGENHARIAS II <text:s text:c="35"/></text:p>
          </table:table-cell>
          <table:table-cell office:value-type="string">
            <text:p>Journal of the Korean Physical Societ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6161</text:p>
          </table:table-cell>
          <table:table-cell office:value-type="string">
            <text:p>ENGENHARIAS II <text:s text:c="35"/></text:p>
          </table:table-cell>
          <table:table-cell office:value-type="string">
            <text:p>Journal of the mechanical behavior of biomedical materi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096</text:p>
          </table:table-cell>
          <table:table-cell office:value-type="string">
            <text:p>ENGENHARIAS II <text:s text:c="35"/></text:p>
          </table:table-cell>
          <table:table-cell office:value-type="string">
            <text:p>Journal of the Mechanics and Physics of Solid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3224</text:p>
          </table:table-cell>
          <table:table-cell office:value-type="string">
            <text:p>ENGENHARIAS II <text:s text:c="35"/></text:p>
          </table:table-cell>
          <table:table-cell office:value-type="string">
            <text:p>Journal of the Optical Society of America. B, Optical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42</text:p>
          </table:table-cell>
          <table:table-cell office:value-type="string">
            <text:p>ENGENHARIAS II <text:s text:c="35"/></text:p>
          </table:table-cell>
          <table:table-cell office:value-type="string">
            <text:p>Journal of the Science of Food and Agricultu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8-4466</text:p>
          </table:table-cell>
          <table:table-cell office:value-type="string">
            <text:p>ENGENHARIAS II <text:s text:c="35"/></text:p>
          </table:table-cell>
          <table:table-cell office:value-type="string">
            <text:p>Journal of Thermal Analysis (Cessou em 1997. Cont. ISSN 1388-6150 Journal of Thermal Analysis and Calorimetry (Print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6150</text:p>
          </table:table-cell>
          <table:table-cell office:value-type="string">
            <text:p>ENGENHARIAS II <text:s text:c="35"/></text:p>
          </table:table-cell>
          <table:table-cell office:value-type="string">
            <text:p>Journal of Thermal Analysis and Calorime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8943</text:p>
          </table:table-cell>
          <table:table-cell office:value-type="string">
            <text:p>ENGENHARIAS II <text:s text:c="35"/></text:p>
          </table:table-cell>
          <table:table-cell office:value-type="string">
            <text:p>Journal of Thermal Analysis and Calorimetry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9630</text:p>
          </table:table-cell>
          <table:table-cell office:value-type="string">
            <text:p>ENGENHARIAS II <text:s text:c="35"/></text:p>
          </table:table-cell>
          <table:table-cell office:value-type="string">
            <text:p>Journal of Thermal Spray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7057</text:p>
          </table:table-cell>
          <table:table-cell office:value-type="string">
            <text:p>ENGENHARIAS II <text:s text:c="35"/></text:p>
          </table:table-cell>
          <table:table-cell office:value-type="string">
            <text:p>Journal of Thermoplastic Composite Mate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6254</text:p>
          </table:table-cell>
          <table:table-cell office:value-type="string">
            <text:p>ENGENHARIAS II <text:s text:c="35"/></text:p>
          </table:table-cell>
          <table:table-cell office:value-type="string">
            <text:p>Journal of Tissue Engineering and Regenerative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4680</text:p>
          </table:table-cell>
          <table:table-cell office:value-type="string">
            <text:p>ENGENHARIAS II <text:s text:c="35"/></text:p>
          </table:table-cell>
          <table:table-cell office:value-type="string">
            <text:p>Journal of Trace and Microprobe Techniques (Print) (Cessou em 2003. Foi absorvido pelo ISSN 1073-9149 Instrumentation Science &amp; Technolog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672X</text:p>
          </table:table-cell>
          <table:table-cell office:value-type="string">
            <text:p>ENGENHARIAS II <text:s text:c="35"/></text:p>
          </table:table-cell>
          <table:table-cell office:value-type="string">
            <text:p>Journal of Trace Elements in Medicine and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4787</text:p>
          </table:table-cell>
          <table:table-cell office:value-type="string">
            <text:p>ENGENHARIAS II <text:s text:c="35"/></text:p>
          </table:table-cell>
          <table:table-cell office:value-type="string">
            <text:p>Journal of Trib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4-2101</text:p>
          </table:table-cell>
          <table:table-cell office:value-type="string">
            <text:p>ENGENHARIAS II <text:s text:c="35"/></text:p>
          </table:table-cell>
          <table:table-cell office:value-type="string">
            <text:p>Journal of Vacuum Science &amp; Technology. A. Vacuum, Surfaces and Films (Cessou em 2002. Cont. ISSN 1553-1813 Journal of Vacuum Science &amp; Technology. A, International Journal Devoted to Vacuum, Surfaces, and Film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8-0585</text:p>
          </table:table-cell>
          <table:table-cell office:value-type="string">
            <text:p>ENGENHARIAS II <text:s text:c="35"/></text:p>
          </table:table-cell>
          <table:table-cell office:value-type="string">
            <text:p>Journal of Vinyl &amp; Additive Technology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0934</text:p>
          </table:table-cell>
          <table:table-cell office:value-type="string">
            <text:p>ENGENHARIAS II <text:s text:c="35"/></text:p>
          </table:table-cell>
          <table:table-cell office:value-type="string">
            <text:p>Journal of Virological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2-7158</text:p>
          </table:table-cell>
          <table:table-cell office:value-type="string">
            <text:p>ENGENHARIAS II <text:s text:c="35"/></text:p>
          </table:table-cell>
          <table:table-cell office:value-type="string">
            <text:p>Journal of Water Science (Paris) (Cessou em 2005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780X</text:p>
          </table:table-cell>
          <table:table-cell office:value-type="string">
            <text:p>ENGENHARIAS II <text:s text:c="35"/></text:p>
          </table:table-cell>
          <table:table-cell office:value-type="string">
            <text:p>Kéramica (Coimbr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3902</text:p>
          </table:table-cell>
          <table:table-cell office:value-type="string">
            <text:p>ENGENHARIAS II <text:s text:c="35"/></text:p>
          </table:table-cell>
          <table:table-cell office:value-type="string">
            <text:p>Kerntechnik (1987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3-9826</text:p>
          </table:table-cell>
          <table:table-cell office:value-type="string">
            <text:p>ENGENHARIAS II <text:s text:c="35"/></text:p>
          </table:table-cell>
          <table:table-cell office:value-type="string">
            <text:p>Key Engineering Materi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3276</text:p>
          </table:table-cell>
          <table:table-cell office:value-type="string">
            <text:p>ENGENHARIAS II <text:s text:c="35"/></text:p>
          </table:table-cell>
          <table:table-cell office:value-type="string">
            <text:p>KGK. Kautschuk, Gummi, Kunststoff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8-4534</text:p>
          </table:table-cell>
          <table:table-cell office:value-type="string">
            <text:p>ENGENHARIAS II <text:s text:c="35"/></text:p>
          </table:table-cell>
          <table:table-cell office:value-type="string">
            <text:p>Kona (Hirakata, Osak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5-5610</text:p>
          </table:table-cell>
          <table:table-cell office:value-type="string">
            <text:p>ENGENHARIAS II <text:s text:c="35"/></text:p>
          </table:table-cell>
          <table:table-cell office:value-type="string">
            <text:p>Korean Journal of Orthodon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3-7463</text:p>
          </table:table-cell>
          <table:table-cell office:value-type="string">
            <text:p>ENGENHARIAS II <text:s text:c="35"/></text:p>
          </table:table-cell>
          <table:table-cell office:value-type="string">
            <text:p>Langmui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660X</text:p>
          </table:table-cell>
          <table:table-cell office:value-type="string">
            <text:p>ENGENHARIAS II <text:s text:c="35"/></text:p>
          </table:table-cell>
          <table:table-cell office:value-type="string">
            <text:p>Laser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2011</text:p>
          </table:table-cell>
          <table:table-cell office:value-type="string">
            <text:p>ENGENHARIAS II <text:s text:c="35"/></text:p>
          </table:table-cell>
          <table:table-cell office:value-type="string">
            <text:p>Laser Physics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8921</text:p>
          </table:table-cell>
          <table:table-cell office:value-type="string">
            <text:p>ENGENHARIAS II <text:s text:c="35"/></text:p>
          </table:table-cell>
          <table:table-cell office:value-type="string">
            <text:p>Lasers in Medical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8092</text:p>
          </table:table-cell>
          <table:table-cell office:value-type="string">
            <text:p>ENGENHARIAS II <text:s text:c="35"/></text:p>
          </table:table-cell>
          <table:table-cell office:value-type="string">
            <text:p>Lasers in Surgery and Medic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0793</text:p>
          </table:table-cell>
          <table:table-cell office:value-type="string">
            <text:p>ENGENHARIAS II <text:s text:c="35"/></text:p>
          </table:table-cell>
          <table:table-cell office:value-type="string">
            <text:p>Latin American Applied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8526</text:p>
          </table:table-cell>
          <table:table-cell office:value-type="string">
            <text:p>ENGENHARIAS II <text:s text:c="35"/></text:p>
          </table:table-cell>
          <table:table-cell office:value-type="string">
            <text:p>Latin American Business Review (Binghamton, N.Y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817</text:p>
          </table:table-cell>
          <table:table-cell office:value-type="string">
            <text:p>ENGENHARIAS II <text:s text:c="35"/></text:p>
          </table:table-cell>
          <table:table-cell office:value-type="string">
            <text:p>Latin American Journal of Solids and Structure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6314</text:p>
          </table:table-cell>
          <table:table-cell office:value-type="string">
            <text:p>ENGENHARIAS II <text:s text:c="35"/></text:p>
          </table:table-cell>
          <table:table-cell office:value-type="string">
            <text:p>Leather Internat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6438</text:p>
          </table:table-cell>
          <table:table-cell office:value-type="string">
            <text:p>ENGENHARIAS II <text:s text:c="35"/></text:p>
          </table:table-cell>
          <table:table-cell office:value-type="string">
            <text:p>Lebensmittel-Wissenschaft + Technologie / Food Science +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9743</text:p>
          </table:table-cell>
          <table:table-cell office:value-type="string">
            <text:p>ENGENHARIAS II <text:s text:c="35"/></text:p>
          </table:table-cell>
          <table:table-cell office:value-type="string">
            <text:p>Lecture Notes in Computer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6-9281</text:p>
          </table:table-cell>
          <table:table-cell office:value-type="string">
            <text:p>ENGENHARIAS II <text:s text:c="35"/></text:p>
          </table:table-cell>
          <table:table-cell office:value-type="string">
            <text:p>Les Téchniques de l'Industrie Minerale (Cessou em 2006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8254</text:p>
          </table:table-cell>
          <table:table-cell office:value-type="string">
            <text:p>ENGENHARIAS II <text:s text:c="35"/></text:p>
          </table:table-cell>
          <table:table-cell office:value-type="string">
            <text:p>Letters in Applied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786</text:p>
          </table:table-cell>
          <table:table-cell office:value-type="string">
            <text:p>ENGENHARIAS II <text:s text:c="35"/></text:p>
          </table:table-cell>
          <table:table-cell office:value-type="string">
            <text:p>Letters in Organic 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205</text:p>
          </table:table-cell>
          <table:table-cell office:value-type="string">
            <text:p>ENGENHARIAS II <text:s text:c="35"/></text:p>
          </table:table-cell>
          <table:table-cell office:value-type="string">
            <text:p>Life Sciences (1973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4201</text:p>
          </table:table-cell>
          <table:table-cell office:value-type="string">
            <text:p>ENGENHARIAS II <text:s text:c="35"/></text:p>
          </table:table-cell>
          <table:table-cell office:value-type="string">
            <text:p>Lipi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8292</text:p>
          </table:table-cell>
          <table:table-cell office:value-type="string">
            <text:p>ENGENHARIAS II <text:s text:c="35"/></text:p>
          </table:table-cell>
          <table:table-cell office:value-type="string">
            <text:p>Liquid Crystal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790</text:p>
          </table:table-cell>
          <table:table-cell office:value-type="string">
            <text:p>ENGENHARIAS II <text:s text:c="35"/></text:p>
          </table:table-cell>
          <table:table-cell office:value-type="string">
            <text:p>Locus Científic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2-7235</text:p>
          </table:table-cell>
          <table:table-cell office:value-type="string">
            <text:p>ENGENHARIAS II <text:s text:c="35"/></text:p>
          </table:table-cell>
          <table:table-cell office:value-type="string">
            <text:p>Luminescence (Chichester, England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6-5187</text:p>
          </table:table-cell>
          <table:table-cell office:value-type="string">
            <text:p>ENGENHARIAS II <text:s text:c="35"/></text:p>
          </table:table-cell>
          <table:table-cell office:value-type="string">
            <text:p>Macromolecular Bio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1352</text:p>
          </table:table-cell>
          <table:table-cell office:value-type="string">
            <text:p>ENGENHARIAS II <text:s text:c="35"/></text:p>
          </table:table-cell>
          <table:table-cell office:value-type="string">
            <text:p>Macromolecular Chemistry and Phys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7492</text:p>
          </table:table-cell>
          <table:table-cell office:value-type="string">
            <text:p>ENGENHARIAS II <text:s text:c="35"/></text:p>
          </table:table-cell>
          <table:table-cell office:value-type="string">
            <text:p>Macromolecular Materials and Engineer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1336</text:p>
          </table:table-cell>
          <table:table-cell office:value-type="string">
            <text:p>ENGENHARIAS II <text:s text:c="35"/></text:p>
          </table:table-cell>
          <table:table-cell office:value-type="string">
            <text:p>Macromolecular Rapid Commun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2-8338</text:p>
          </table:table-cell>
          <table:table-cell office:value-type="string">
            <text:p>ENGENHARIAS II <text:s text:c="35"/></text:p>
          </table:table-cell>
          <table:table-cell office:value-type="string">
            <text:p>Macromolecular Reaction Engineering (Interne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2-832X</text:p>
          </table:table-cell>
          <table:table-cell office:value-type="string">
            <text:p>ENGENHARIAS II <text:s text:c="35"/></text:p>
          </table:table-cell>
          <table:table-cell office:value-type="string">
            <text:p>Macromolecular Reaction Engineer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1360</text:p>
          </table:table-cell>
          <table:table-cell office:value-type="string">
            <text:p>ENGENHARIAS II <text:s text:c="35"/></text:p>
          </table:table-cell>
          <table:table-cell office:value-type="string">
            <text:p>Macromolecular Sympos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1344</text:p>
          </table:table-cell>
          <table:table-cell office:value-type="string">
            <text:p>ENGENHARIAS II <text:s text:c="35"/></text:p>
          </table:table-cell>
          <table:table-cell office:value-type="string">
            <text:p>Macromolecular Theory and Simula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9297</text:p>
          </table:table-cell>
          <table:table-cell office:value-type="string">
            <text:p>ENGENHARIAS II <text:s text:c="35"/></text:p>
          </table:table-cell>
          <table:table-cell office:value-type="string">
            <text:p>Macromolecul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850</text:p>
          </table:table-cell>
          <table:table-cell office:value-type="string">
            <text:p>ENGENHARIAS II <text:s text:c="35"/></text:p>
          </table:table-cell>
          <table:table-cell office:value-type="string">
            <text:p>Madeir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3644</text:p>
          </table:table-cell>
          <table:table-cell office:value-type="string">
            <text:p>ENGENHARIAS II <text:s text:c="35"/></text:p>
          </table:table-cell>
          <table:table-cell office:value-type="string">
            <text:p>Maderas. Ciencia y Tecnología (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1581</text:p>
          </table:table-cell>
          <table:table-cell office:value-type="string">
            <text:p>ENGENHARIAS II <text:s text:c="35"/></text:p>
          </table:table-cell>
          <table:table-cell office:value-type="string">
            <text:p>Magnetic Resonance in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5-1466</text:p>
          </table:table-cell>
          <table:table-cell office:value-type="string">
            <text:p>ENGENHARIAS II <text:s text:c="35"/></text:p>
          </table:table-cell>
          <table:table-cell office:value-type="string">
            <text:p>Maikotokishi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2-1241</text:p>
          </table:table-cell>
          <table:table-cell office:value-type="string">
            <text:p>ENGENHARIAS II <text:s text:c="35"/></text:p>
          </table:table-cell>
          <table:table-cell office:value-type="string">
            <text:p>Main Group Metal Chemist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2700</text:p>
          </table:table-cell>
          <table:table-cell office:value-type="string">
            <text:p>ENGENHARIAS II <text:s text:c="35"/></text:p>
          </table:table-cell>
          <table:table-cell office:value-type="string">
            <text:p>Maquinas e Meta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203</text:p>
          </table:table-cell>
          <table:table-cell office:value-type="string">
            <text:p>ENGENHARIAS II <text:s text:c="35"/></text:p>
          </table:table-cell>
          <table:table-cell office:value-type="string">
            <text:p>Marine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26X</text:p>
          </table:table-cell>
          <table:table-cell office:value-type="string">
            <text:p>ENGENHARIAS II <text:s text:c="35"/></text:p>
          </table:table-cell>
          <table:table-cell office:value-type="string">
            <text:p>Marine Pollution Bulletin.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076</text:p>
          </table:table-cell>
          <table:table-cell office:value-type="string">
            <text:p>ENGENHARIAS II <text:s text:c="35"/></text:p>
          </table:table-cell>
          <table:table-cell office:value-type="string">
            <text:p>Matéria (UF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416</text:p>
          </table:table-cell>
          <table:table-cell office:value-type="string">
            <text:p>ENGENHARIAS II <text:s text:c="35"/></text:p>
          </table:table-cell>
          <table:table-cell office:value-type="string">
            <text:p>Material Sciences and Engineering (Cessou em 1988. Cont. ISSN 0921-5093 Materials Science &amp; Engineering. A, Structural Materials: Properties, Microstructure and Processin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4-579X</text:p>
          </table:table-cell>
          <table:table-cell office:value-type="string">
            <text:p>ENGENHARIAS II <text:s text:c="35"/></text:p>
          </table:table-cell>
          <table:table-cell office:value-type="string">
            <text:p>Materialovedenie (Moskva) / Materials Sciences Transac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1275</text:p>
          </table:table-cell>
          <table:table-cell office:value-type="string">
            <text:p>ENGENHARIAS II <text:s text:c="35"/></text:p>
          </table:table-cell>
          <table:table-cell office:value-type="string">
            <text:p>Materials &amp; Desig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5117</text:p>
          </table:table-cell>
          <table:table-cell office:value-type="string">
            <text:p>ENGENHARIAS II <text:s text:c="35"/></text:p>
          </table:table-cell>
          <table:table-cell office:value-type="string">
            <text:p>Materials and Corrosion (1995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6914</text:p>
          </table:table-cell>
          <table:table-cell office:value-type="string">
            <text:p>ENGENHARIAS II <text:s text:c="35"/></text:p>
          </table:table-cell>
          <table:table-cell office:value-type="string">
            <text:p>Materials and Manufacturing Process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5997</text:p>
          </table:table-cell>
          <table:table-cell office:value-type="string">
            <text:p>ENGENHARIAS II <text:s text:c="35"/></text:p>
          </table:table-cell>
          <table:table-cell office:value-type="string">
            <text:p>Materials and Structur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5803</text:p>
          </table:table-cell>
          <table:table-cell office:value-type="string">
            <text:p>ENGENHARIAS II <text:s text:c="35"/></text:p>
          </table:table-cell>
          <table:table-cell office:value-type="string">
            <text:p>Materials Characteriz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0584</text:p>
          </table:table-cell>
          <table:table-cell office:value-type="string">
            <text:p>ENGENHARIAS II <text:s text:c="35"/></text:p>
          </table:table-cell>
          <table:table-cell office:value-type="string">
            <text:p>Materials Chemistry and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327</text:p>
          </table:table-cell>
          <table:table-cell office:value-type="string">
            <text:p>ENGENHARIAS II <text:s text:c="35"/></text:p>
          </table:table-cell>
          <table:table-cell office:value-type="string">
            <text:p>Materials Evalu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2900</text:p>
          </table:table-cell>
          <table:table-cell office:value-type="string">
            <text:p>ENGENHARIAS II <text:s text:c="35"/></text:p>
          </table:table-cell>
          <table:table-cell office:value-type="string">
            <text:p>Materials Forum (Rushcutters Ba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3069</text:p>
          </table:table-cell>
          <table:table-cell office:value-type="string">
            <text:p>ENGENHARIAS II <text:s text:c="35"/></text:p>
          </table:table-cell>
          <table:table-cell office:value-type="string">
            <text:p>Materials in Engineering (Cessou em 1982. Cont. ISSN 0264-1275 Materials and Desig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77X</text:p>
          </table:table-cell>
          <table:table-cell office:value-type="string">
            <text:p>ENGENHARIAS II <text:s text:c="35"/></text:p>
          </table:table-cell>
          <table:table-cell office:value-type="string">
            <text:p>Materials Letters (General e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1725</text:p>
          </table:table-cell>
          <table:table-cell office:value-type="string">
            <text:p>ENGENHARIAS II <text:s text:c="35"/></text:p>
          </table:table-cell>
          <table:table-cell office:value-type="string">
            <text:p>Materials Letters (Individual member e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1492</text:p>
          </table:table-cell>
          <table:table-cell office:value-type="string">
            <text:p>ENGENHARIAS II <text:s text:c="35"/></text:p>
          </table:table-cell>
          <table:table-cell office:value-type="string">
            <text:p>Materials Performa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439</text:p>
          </table:table-cell>
          <table:table-cell office:value-type="string">
            <text:p>ENGENHARIAS II <text:s text:c="35"/></text:p>
          </table:table-cell>
          <table:table-cell office:value-type="string">
            <text:p>Materials Research (São Carlos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408</text:p>
          </table:table-cell>
          <table:table-cell office:value-type="string">
            <text:p>ENGENHARIAS II <text:s text:c="35"/></text:p>
          </table:table-cell>
          <table:table-cell office:value-type="string">
            <text:p>Materials Research Bulleti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8917</text:p>
          </table:table-cell>
          <table:table-cell office:value-type="string">
            <text:p>ENGENHARIAS II <text:s text:c="35"/></text:p>
          </table:table-cell>
          <table:table-cell office:value-type="string">
            <text:p>Materials Research Innov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7-1339</text:p>
          </table:table-cell>
          <table:table-cell office:value-type="string">
            <text:p>ENGENHARIAS II <text:s text:c="35"/></text:p>
          </table:table-cell>
          <table:table-cell office:value-type="string">
            <text:p>Materials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5093</text:p>
          </table:table-cell>
          <table:table-cell office:value-type="string">
            <text:p>ENGENHARIAS II <text:s text:c="35"/></text:p>
          </table:table-cell>
          <table:table-cell office:value-type="string">
            <text:p>Materials Science &amp; Engineering. A, Structural Materials: properties, microstructure and process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5107</text:p>
          </table:table-cell>
          <table:table-cell office:value-type="string">
            <text:p>ENGENHARIAS II <text:s text:c="35"/></text:p>
          </table:table-cell>
          <table:table-cell office:value-type="string">
            <text:p>Materials Science &amp; Engineering. B, Solid-State Materials for Advanced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4931</text:p>
          </table:table-cell>
          <table:table-cell office:value-type="string">
            <text:p>ENGENHARIAS II <text:s text:c="35"/></text:p>
          </table:table-cell>
          <table:table-cell office:value-type="string">
            <text:p>Materials Science &amp; Engineering. C, Biomimetic Materials, Sensors and System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2-1320</text:p>
          </table:table-cell>
          <table:table-cell office:value-type="string">
            <text:p>ENGENHARIAS II <text:s text:c="35"/></text:p>
          </table:table-cell>
          <table:table-cell office:value-type="string">
            <text:p>Materials Science (Kaunas University of Technolog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0836</text:p>
          </table:table-cell>
          <table:table-cell office:value-type="string">
            <text:p>ENGENHARIAS II <text:s text:c="35"/></text:p>
          </table:table-cell>
          <table:table-cell office:value-type="string">
            <text:p>Materials Science and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5-5476</text:p>
          </table:table-cell>
          <table:table-cell office:value-type="string">
            <text:p>ENGENHARIAS II <text:s text:c="35"/></text:p>
          </table:table-cell>
          <table:table-cell office:value-type="string">
            <text:p>Materials Science Foru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5-2441</text:p>
          </table:table-cell>
          <table:table-cell office:value-type="string">
            <text:p>ENGENHARIAS II <text:s text:c="35"/></text:p>
          </table:table-cell>
          <table:table-cell office:value-type="string">
            <text:p>Materials Science Research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7857</text:p>
          </table:table-cell>
          <table:table-cell office:value-type="string">
            <text:p>ENGENHARIAS II <text:s text:c="35"/></text:p>
          </table:table-cell>
          <table:table-cell office:value-type="string">
            <text:p>Materials Technology (New York, N.Y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5-9678</text:p>
          </table:table-cell>
          <table:table-cell office:value-type="string">
            <text:p>ENGENHARIAS II <text:s text:c="35"/></text:p>
          </table:table-cell>
          <table:table-cell office:value-type="string">
            <text:p>Materials Transac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3-5137</text:p>
          </table:table-cell>
          <table:table-cell office:value-type="string">
            <text:p>ENGENHARIAS II <text:s text:c="35"/></text:p>
          </table:table-cell>
          <table:table-cell office:value-type="string">
            <text:p>Materialwissenschaft und Werkstofftechnik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7177</text:p>
          </table:table-cell>
          <table:table-cell office:value-type="string">
            <text:p>ENGENHARIAS II <text:s text:c="35"/></text:p>
          </table:table-cell>
          <table:table-cell office:value-type="string">
            <text:p>Mathematical and Computer Modell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564</text:p>
          </table:table-cell>
          <table:table-cell office:value-type="string">
            <text:p>ENGENHARIAS II <text:s text:c="35"/></text:p>
          </table:table-cell>
          <table:table-cell office:value-type="string">
            <text:p>Mathematical Bio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4-123X</text:p>
          </table:table-cell>
          <table:table-cell office:value-type="string">
            <text:p>ENGENHARIAS II <text:s text:c="35"/></text:p>
          </table:table-cell>
          <table:table-cell office:value-type="string">
            <text:p>Mathematical Problems in Engineer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122</text:p>
          </table:table-cell>
          <table:table-cell office:value-type="string">
            <text:p>ENGENHARIAS II <text:s text:c="35"/></text:p>
          </table:table-cell>
          <table:table-cell office:value-type="string">
            <text:p>Maturitas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2241</text:p>
          </table:table-cell>
          <table:table-cell office:value-type="string">
            <text:p>ENGENHARIAS II <text:s text:c="35"/></text:p>
          </table:table-cell>
          <table:table-cell office:value-type="string">
            <text:p>Measurement (Londo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0233</text:p>
          </table:table-cell>
          <table:table-cell office:value-type="string">
            <text:p>ENGENHARIAS II <text:s text:c="35"/></text:p>
          </table:table-cell>
          <table:table-cell office:value-type="string">
            <text:p>Measurement Science &amp;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1740</text:p>
          </table:table-cell>
          <table:table-cell office:value-type="string">
            <text:p>ENGENHARIAS II <text:s text:c="35"/></text:p>
          </table:table-cell>
          <table:table-cell office:value-type="string">
            <text:p>Meat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980</text:p>
          </table:table-cell>
          <table:table-cell office:value-type="string">
            <text:p>ENGENHARIAS II <text:s text:c="35"/></text:p>
          </table:table-cell>
          <table:table-cell office:value-type="string">
            <text:p>Mecatrônica Fáci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6455</text:p>
          </table:table-cell>
          <table:table-cell office:value-type="string">
            <text:p>ENGENHARIAS II <text:s text:c="35"/></text:p>
          </table:table-cell>
          <table:table-cell office:value-type="string">
            <text:p>Meccanica (Milano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3270</text:p>
          </table:table-cell>
          <table:table-cell office:value-type="string">
            <text:p>ENGENHARIAS II <text:s text:c="35"/></text:p>
          </table:table-cell>
          <table:table-cell office:value-type="string">
            <text:p>Mechanical Systems and Signal Process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6413</text:p>
          </table:table-cell>
          <table:table-cell office:value-type="string">
            <text:p>ENGENHARIAS II <text:s text:c="35"/></text:p>
          </table:table-cell>
          <table:table-cell office:value-type="string">
            <text:p>Mechanics Research Commun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1258</text:p>
          </table:table-cell>
          <table:table-cell office:value-type="string">
            <text:p>ENGENHARIAS II <text:s text:c="35"/></text:p>
          </table:table-cell>
          <table:table-cell office:value-type="string">
            <text:p>Médecine Nucléaire (Par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0118</text:p>
          </table:table-cell>
          <table:table-cell office:value-type="string">
            <text:p>ENGENHARIAS II <text:s text:c="35"/></text:p>
          </table:table-cell>
          <table:table-cell office:value-type="string">
            <text:p>Medical &amp; Biological Engineering &amp; Comput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2405</text:p>
          </table:table-cell>
          <table:table-cell office:value-type="string">
            <text:p>ENGENHARIAS II <text:s text:c="35"/></text:p>
          </table:table-cell>
          <table:table-cell office:value-type="string">
            <text:p>Medical Physics (Lancaster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027</text:p>
          </table:table-cell>
          <table:table-cell office:value-type="string">
            <text:p>ENGENHARIAS II <text:s text:c="35"/></text:p>
          </table:table-cell>
          <table:table-cell office:value-type="string">
            <text:p>Meio Filtran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31</text:p>
          </table:table-cell>
          <table:table-cell office:value-type="string">
            <text:p>ENGENHARIAS II <text:s text:c="35"/></text:p>
          </table:table-cell>
          <table:table-cell office:value-type="string">
            <text:p>Melanoma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791</text:p>
          </table:table-cell>
          <table:table-cell office:value-type="string">
            <text:p>ENGENHARIAS II <text:s text:c="35"/></text:p>
          </table:table-cell>
          <table:table-cell office:value-type="string">
            <text:p>Mens Agita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7490</text:p>
          </table:table-cell>
          <table:table-cell office:value-type="string">
            <text:p>ENGENHARIAS II <text:s text:c="35"/></text:p>
          </table:table-cell>
          <table:table-cell office:value-type="string">
            <text:p>Metabolic Brain Disea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0576</text:p>
          </table:table-cell>
          <table:table-cell office:value-type="string">
            <text:p>ENGENHARIAS II <text:s text:c="35"/></text:p>
          </table:table-cell>
          <table:table-cell office:value-type="string">
            <text:p>Metal Finish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7161</text:p>
          </table:table-cell>
          <table:table-cell office:value-type="string">
            <text:p>ENGENHARIAS II <text:s text:c="35"/></text:p>
          </table:table-cell>
          <table:table-cell office:value-type="string">
            <text:p>Metal News (Calcutt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5623</text:p>
          </table:table-cell>
          <table:table-cell office:value-type="string">
            <text:p>ENGENHARIAS II <text:s text:c="35"/></text:p>
          </table:table-cell>
          <table:table-cell office:value-type="string">
            <text:p>Metallurgical and Materials Transactions. A, Physical Metallurgy and Materials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5615</text:p>
          </table:table-cell>
          <table:table-cell office:value-type="string">
            <text:p>ENGENHARIAS II <text:s text:c="35"/></text:p>
          </table:table-cell>
          <table:table-cell office:value-type="string">
            <text:p>Metallurgical and Materials Transactions. B, Process Metallurgy and Materials Processing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0-423X</text:p>
          </table:table-cell>
          <table:table-cell office:value-type="string">
            <text:p>ENGENHARIAS II <text:s text:c="35"/></text:p>
          </table:table-cell>
          <table:table-cell office:value-type="string">
            <text:p>Metals Materials and Process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898</text:p>
          </table:table-cell>
          <table:table-cell office:value-type="string">
            <text:p>ENGENHARIAS II <text:s text:c="35"/></text:p>
          </table:table-cell>
          <table:table-cell office:value-type="string">
            <text:p>Metalurgia &amp; Materia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575</text:p>
          </table:table-cell>
          <table:table-cell office:value-type="string">
            <text:p>ENGENHARIAS II <text:s text:c="35"/></text:p>
          </table:table-cell>
          <table:table-cell office:value-type="string">
            <text:p>Metrologia &amp; Instrument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0-8229</text:p>
          </table:table-cell>
          <table:table-cell office:value-type="string">
            <text:p>ENGENHARIAS II <text:s text:c="35"/></text:p>
          </table:table-cell>
          <table:table-cell office:value-type="string">
            <text:p>Metrologia i Systemy Pomiarowe / Metrology and Measuring System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65X</text:p>
          </table:table-cell>
          <table:table-cell office:value-type="string">
            <text:p>ENGENHARIAS II <text:s text:c="35"/></text:p>
          </table:table-cell>
          <table:table-cell office:value-type="string">
            <text:p>Microchemical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692</text:p>
          </table:table-cell>
          <table:table-cell office:value-type="string">
            <text:p>ENGENHARIAS II <text:s text:c="35"/></text:p>
          </table:table-cell>
          <table:table-cell office:value-type="string">
            <text:p>Microelectronics (Luton) (Cessou em 1978. Cont. ISSN 0959-8324 Microelectronics Journa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8324</text:p>
          </table:table-cell>
          <table:table-cell office:value-type="string">
            <text:p>ENGENHARIAS II <text:s text:c="35"/></text:p>
          </table:table-cell>
          <table:table-cell office:value-type="string">
            <text:p>Microelectronics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3-4982</text:p>
          </table:table-cell>
          <table:table-cell office:value-type="string">
            <text:p>ENGENHARIAS II <text:s text:c="35"/></text:p>
          </table:table-cell>
          <table:table-cell office:value-type="string">
            <text:p>Microfluidics and Nanofluid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7206</text:p>
          </table:table-cell>
          <table:table-cell office:value-type="string">
            <text:p>ENGENHARIAS II <text:s text:c="35"/></text:p>
          </table:table-cell>
          <table:table-cell office:value-type="string">
            <text:p>Micron (London. 1969) (Cessou em 1983. Cont. 0739-6260 Micron and Microscopica Act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1811</text:p>
          </table:table-cell>
          <table:table-cell office:value-type="string">
            <text:p>ENGENHARIAS II <text:s text:c="35"/></text:p>
          </table:table-cell>
          <table:table-cell office:value-type="string">
            <text:p>Microporous and Mesoporous Material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1952</text:p>
          </table:table-cell>
          <table:table-cell office:value-type="string">
            <text:p>ENGENHARIAS II <text:s text:c="35"/></text:p>
          </table:table-cell>
          <table:table-cell office:value-type="string">
            <text:p>Microscopy and Analys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9276</text:p>
          </table:table-cell>
          <table:table-cell office:value-type="string">
            <text:p>ENGENHARIAS II <text:s text:c="35"/></text:p>
          </table:table-cell>
          <table:table-cell office:value-type="string">
            <text:p>Microscopy and Microanaly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3672</text:p>
          </table:table-cell>
          <table:table-cell office:value-type="string">
            <text:p>ENGENHARIAS II <text:s text:c="35"/></text:p>
          </table:table-cell>
          <table:table-cell office:value-type="string">
            <text:p>Mikrochimica Acta (1966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7508</text:p>
          </table:table-cell>
          <table:table-cell office:value-type="string">
            <text:p>ENGENHARIAS II <text:s text:c="35"/></text:p>
          </table:table-cell>
          <table:table-cell office:value-type="string">
            <text:p>Mineral Processing and Extractive Metallurgy Review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6098</text:p>
          </table:table-cell>
          <table:table-cell office:value-type="string">
            <text:p>ENGENHARIAS II <text:s text:c="35"/></text:p>
          </table:table-cell>
          <table:table-cell office:value-type="string">
            <text:p>Mineral Resources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458X</text:p>
          </table:table-cell>
          <table:table-cell office:value-type="string">
            <text:p>ENGENHARIAS II <text:s text:c="35"/></text:p>
          </table:table-cell>
          <table:table-cell office:value-type="string">
            <text:p>Minerales (Santiag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4598</text:p>
          </table:table-cell>
          <table:table-cell office:value-type="string">
            <text:p>ENGENHARIAS II <text:s text:c="35"/></text:p>
          </table:table-cell>
          <table:table-cell office:value-type="string">
            <text:p>Mineralium Deposit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7-9182</text:p>
          </table:table-cell>
          <table:table-cell office:value-type="string">
            <text:p>ENGENHARIAS II <text:s text:c="35"/></text:p>
          </table:table-cell>
          <table:table-cell office:value-type="string">
            <text:p>Minerals &amp; Metallurgical Process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6875</text:p>
          </table:table-cell>
          <table:table-cell office:value-type="string">
            <text:p>ENGENHARIAS II <text:s text:c="35"/></text:p>
          </table:table-cell>
          <table:table-cell office:value-type="string">
            <text:p>Minerals Engineer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0-4826</text:p>
          </table:table-cell>
          <table:table-cell office:value-type="string">
            <text:p>ENGENHARIAS II <text:s text:c="35"/></text:p>
          </table:table-cell>
          <table:table-cell office:value-type="string">
            <text:p>Minerva Biotecnologica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0393</text:p>
          </table:table-cell>
          <table:table-cell office:value-type="string">
            <text:p>ENGENHARIAS II <text:s text:c="35"/></text:p>
          </table:table-cell>
          <table:table-cell office:value-type="string">
            <text:p>Modelling and Simulation in Materials Science and Engineer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177</text:p>
          </table:table-cell>
          <table:table-cell office:value-type="string">
            <text:p>ENGENHARIAS II <text:s text:c="35"/></text:p>
          </table:table-cell>
          <table:table-cell office:value-type="string">
            <text:p>Molecular and Cellular Bi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6085</text:p>
          </table:table-cell>
          <table:table-cell office:value-type="string">
            <text:p>ENGENHARIAS II <text:s text:c="35"/></text:p>
          </table:table-cell>
          <table:table-cell office:value-type="string">
            <text:p>Molecular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1406</text:p>
          </table:table-cell>
          <table:table-cell office:value-type="string">
            <text:p>ENGENHARIAS II <text:s text:c="35"/></text:p>
          </table:table-cell>
          <table:table-cell office:value-type="string">
            <text:p>Molecular Crystals and Liquid Crystals (Philadelphia, Pa. : 2003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725X</text:p>
          </table:table-cell>
          <table:table-cell office:value-type="string">
            <text:p>ENGENHARIAS II <text:s text:c="35"/></text:p>
          </table:table-cell>
          <table:table-cell office:value-type="string">
            <text:p>Molecular Crystals and Liquid Crystals Science and Technology. Section A, Molecular Crystals and Liquid Crystal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895X</text:p>
          </table:table-cell>
          <table:table-cell office:value-type="string">
            <text:p>ENGENHARIAS II <text:s text:c="35"/></text:p>
          </table:table-cell>
          <table:table-cell office:value-type="string">
            <text:p>Molecular Pharma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7022</text:p>
          </table:table-cell>
          <table:table-cell office:value-type="string">
            <text:p>ENGENHARIAS II <text:s text:c="35"/></text:p>
          </table:table-cell>
          <table:table-cell office:value-type="string">
            <text:p>Molecular Simul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0016</text:p>
          </table:table-cell>
          <table:table-cell office:value-type="string">
            <text:p>ENGENHARIAS II <text:s text:c="35"/></text:p>
          </table:table-cell>
          <table:table-cell office:value-type="string">
            <text:p>Molecular Therap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611</text:p>
          </table:table-cell>
          <table:table-cell office:value-type="string">
            <text:p>ENGENHARIAS II <text:s text:c="35"/></text:p>
          </table:table-cell>
          <table:table-cell office:value-type="string">
            <text:p>Mundo &amp; Vida (UF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5107</text:p>
          </table:table-cell>
          <table:table-cell office:value-type="string">
            <text:p>ENGENHARIAS II <text:s text:c="35"/></text:p>
          </table:table-cell>
          <table:table-cell office:value-type="string">
            <text:p>Mutation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18</text:p>
          </table:table-cell>
          <table:table-cell office:value-type="string">
            <text:p>ENGENHARIAS II <text:s text:c="35"/></text:p>
          </table:table-cell>
          <table:table-cell office:value-type="string">
            <text:p>Mutation Research. Genetic Toxicology and Environmental Mutagene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86X</text:p>
          </table:table-cell>
          <table:table-cell office:value-type="string">
            <text:p>ENGENHARIAS II <text:s text:c="35"/></text:p>
          </table:table-cell>
          <table:table-cell office:value-type="string">
            <text:p>Mycopathologia (1975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3-7407</text:p>
          </table:table-cell>
          <table:table-cell office:value-type="string">
            <text:p>ENGENHARIAS II <text:s text:c="35"/></text:p>
          </table:table-cell>
          <table:table-cell office:value-type="string">
            <text:p>Mycoses (Berli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6984</text:p>
          </table:table-cell>
          <table:table-cell office:value-type="string">
            <text:p>ENGENHARIAS II <text:s text:c="35"/></text:p>
          </table:table-cell>
          <table:table-cell office:value-type="string">
            <text:p>Nano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9773</text:p>
          </table:table-cell>
          <table:table-cell office:value-type="string">
            <text:p>ENGENHARIAS II <text:s text:c="35"/></text:p>
          </table:table-cell>
          <table:table-cell office:value-type="string">
            <text:p>Nanostructured Materi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484</text:p>
          </table:table-cell>
          <table:table-cell office:value-type="string">
            <text:p>ENGENHARIAS II <text:s text:c="35"/></text:p>
          </table:table-cell>
          <table:table-cell office:value-type="string">
            <text:p>Nanotechnology (Bristol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6-4196</text:p>
          </table:table-cell>
          <table:table-cell office:value-type="string">
            <text:p>ENGENHARIAS II <text:s text:c="35"/></text:p>
          </table:table-cell>
          <table:table-cell office:value-type="string">
            <text:p>Nas Gorod Plu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0-3443</text:p>
          </table:table-cell>
          <table:table-cell office:value-type="string">
            <text:p>ENGENHARIAS II <text:s text:c="35"/></text:p>
          </table:table-cell>
          <table:table-cell office:value-type="string">
            <text:p>Natural Medicin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4-578X</text:p>
          </table:table-cell>
          <table:table-cell office:value-type="string">
            <text:p>ENGENHARIAS II <text:s text:c="35"/></text:p>
          </table:table-cell>
          <table:table-cell office:value-type="string">
            <text:p>Natural Product Commun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7439</text:p>
          </table:table-cell>
          <table:table-cell office:value-type="string">
            <text:p>ENGENHARIAS II <text:s text:c="35"/></text:p>
          </table:table-cell>
          <table:table-cell office:value-type="string">
            <text:p>Natural Resources Research (New York, N.Y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0836</text:p>
          </table:table-cell>
          <table:table-cell office:value-type="string">
            <text:p>ENGENHARIAS II <text:s text:c="35"/></text:p>
          </table:table-cell>
          <table:table-cell office:value-type="string">
            <text:p>Nature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8695</text:p>
          </table:table-cell>
          <table:table-cell office:value-type="string">
            <text:p>ENGENHARIAS II <text:s text:c="35"/></text:p>
          </table:table-cell>
          <table:table-cell office:value-type="string">
            <text:p>NDT &amp; E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0-5358</text:p>
          </table:table-cell>
          <table:table-cell office:value-type="string">
            <text:p>ENGENHARIAS II <text:s text:c="35"/></text:p>
          </table:table-cell>
          <table:table-cell office:value-type="string">
            <text:p>Nephrology (Carlto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7-7757</text:p>
          </table:table-cell>
          <table:table-cell office:value-type="string">
            <text:p>ENGENHARIAS II <text:s text:c="35"/></text:p>
          </table:table-cell>
          <table:table-cell office:value-type="string">
            <text:p>Neues Jahrbuch für Mineralogie. Abhandlunge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9961</text:p>
          </table:table-cell>
          <table:table-cell office:value-type="string">
            <text:p>ENGENHARIAS II <text:s text:c="35"/></text:p>
          </table:table-cell>
          <table:table-cell office:value-type="string">
            <text:p>Neurobiology of Diseas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66</text:p>
          </table:table-cell>
          <table:table-cell office:value-type="string">
            <text:p>ENGENHARIAS II <text:s text:c="35"/></text:p>
          </table:table-cell>
          <table:table-cell office:value-type="string">
            <text:p>Neuromuscular Disord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0102</text:p>
          </table:table-cell>
          <table:table-cell office:value-type="string">
            <text:p>ENGENHARIAS II <text:s text:c="35"/></text:p>
          </table:table-cell>
          <table:table-cell office:value-type="string">
            <text:p>Neuroscience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565</text:p>
          </table:table-cell>
          <table:table-cell office:value-type="string">
            <text:p>ENGENHARIAS II <text:s text:c="35"/></text:p>
          </table:table-cell>
          <table:table-cell office:value-type="string">
            <text:p>Noise &amp; Vibration Worldwi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8-1218</text:p>
          </table:table-cell>
          <table:table-cell office:value-type="string">
            <text:p>ENGENHARIAS II <text:s text:c="35"/></text:p>
          </table:table-cell>
          <table:table-cell office:value-type="string">
            <text:p>Nonlinear Analysis: Real World Appl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090X</text:p>
          </table:table-cell>
          <table:table-cell office:value-type="string">
            <text:p>ENGENHARIAS II <text:s text:c="35"/></text:p>
          </table:table-cell>
          <table:table-cell office:value-type="string">
            <text:p>Nonlinear Dyna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3-0537</text:p>
          </table:table-cell>
          <table:table-cell office:value-type="string">
            <text:p>ENGENHARIAS II <text:s text:c="35"/></text:p>
          </table:table-cell>
          <table:table-cell office:value-type="string">
            <text:p>Nonlinear Optics, Quantum Op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5493</text:p>
          </table:table-cell>
          <table:table-cell office:value-type="string">
            <text:p>ENGENHARIAS II <text:s text:c="35"/></text:p>
          </table:table-cell>
          <table:table-cell office:value-type="string">
            <text:p>Nuclear Engineering and Desig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002</text:p>
          </table:table-cell>
          <table:table-cell office:value-type="string">
            <text:p>ENGENHARIAS II <text:s text:c="35"/></text:p>
          </table:table-cell>
          <table:table-cell office:value-type="string">
            <text:p>Nuclear Instruments &amp; Methods in Physics Research. Section A, Accelerators, Spectrometers, Detectors and Associated Equipment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583X</text:p>
          </table:table-cell>
          <table:table-cell office:value-type="string">
            <text:p>ENGENHARIAS II <text:s text:c="35"/></text:p>
          </table:table-cell>
          <table:table-cell office:value-type="string">
            <text:p>Nuclear Instruments &amp; Methods in Physics Research. Section B, Beam Interactions with Materials and Atom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087</text:p>
          </table:table-cell>
          <table:table-cell office:value-type="string">
            <text:p>ENGENHARIAS II <text:s text:c="35"/></text:p>
          </table:table-cell>
          <table:table-cell office:value-type="string">
            <text:p>Nuclear Instruments and Methods in Physics Research (Print) (Cessou em 1983. Desmembrado em 2: ISSN 0168-9002 Nuclear iInstruments &amp; Methods in Physics Research. Sec. A (Print); ISSN 0168-583X Nuclear Instruments &amp; Methods In Physics... Sec. B (Print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8051</text:p>
          </table:table-cell>
          <table:table-cell office:value-type="string">
            <text:p>ENGENHARIAS II <text:s text:c="35"/></text:p>
          </table:table-cell>
          <table:table-cell office:value-type="string">
            <text:p>Nuclear Medicine and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0-3213</text:p>
          </table:table-cell>
          <table:table-cell office:value-type="string">
            <text:p>ENGENHARIAS II <text:s text:c="35"/></text:p>
          </table:table-cell>
          <table:table-cell office:value-type="string">
            <text:p>Nuclear Physics. B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5639</text:p>
          </table:table-cell>
          <table:table-cell office:value-type="string">
            <text:p>ENGENHARIAS II <text:s text:c="35"/></text:p>
          </table:table-cell>
          <table:table-cell office:value-type="string">
            <text:p>Nuclear Science and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1-8042</text:p>
          </table:table-cell>
          <table:table-cell office:value-type="string">
            <text:p>ENGENHARIAS II <text:s text:c="35"/></text:p>
          </table:table-cell>
          <table:table-cell office:value-type="string">
            <text:p>Nuclear Science and Techniqu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5450</text:p>
          </table:table-cell>
          <table:table-cell office:value-type="string">
            <text:p>ENGENHARIAS II <text:s text:c="35"/></text:p>
          </table:table-cell>
          <table:table-cell office:value-type="string">
            <text:p>Nuclear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7782</text:p>
          </table:table-cell>
          <table:table-cell office:value-type="string">
            <text:p>ENGENHARIAS II <text:s text:c="35"/></text:p>
          </table:table-cell>
          <table:table-cell office:value-type="string">
            <text:p>Numerical Heat Transfer. Part A, Applica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274</text:p>
          </table:table-cell>
          <table:table-cell office:value-type="string">
            <text:p>ENGENHARIAS II <text:s text:c="35"/></text:p>
          </table:table-cell>
          <table:table-cell office:value-type="string">
            <text:p>Nutrição em Pau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1314</text:p>
          </table:table-cell>
          <table:table-cell office:value-type="string">
            <text:p>ENGENHARIAS II <text:s text:c="35"/></text:p>
          </table:table-cell>
          <table:table-cell office:value-type="string">
            <text:p>Nutrient Cycling in Agroeco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928</text:p>
          </table:table-cell>
          <table:table-cell office:value-type="string">
            <text:p>ENGENHARIAS II <text:s text:c="35"/></text:p>
          </table:table-cell>
          <table:table-cell office:value-type="string">
            <text:p>Nutrire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9007</text:p>
          </table:table-cell>
          <table:table-cell office:value-type="string">
            <text:p>ENGENHARIAS II <text:s text:c="35"/></text:p>
          </table:table-cell>
          <table:table-cell office:value-type="string">
            <text:p>Nutrition (Burbank, Los Angeles County, Calif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809</text:p>
          </table:table-cell>
          <table:table-cell office:value-type="string">
            <text:p>ENGENHARIAS II <text:s text:c="35"/></text:p>
          </table:table-cell>
          <table:table-cell office:value-type="string">
            <text:p>O Mundo da Saúde (CUSC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091</text:p>
          </table:table-cell>
          <table:table-cell office:value-type="string">
            <text:p>ENGENHARIAS II <text:s text:c="35"/></text:p>
          </table:table-cell>
          <table:table-cell office:value-type="string">
            <text:p>O Mundo da Usinagem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1057</text:p>
          </table:table-cell>
          <table:table-cell office:value-type="string">
            <text:p>ENGENHARIAS II <text:s text:c="35"/></text:p>
          </table:table-cell>
          <table:table-cell office:value-type="string">
            <text:p>O Papel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4-4475</text:p>
          </table:table-cell>
          <table:table-cell office:value-type="string">
            <text:p>ENGENHARIAS II <text:s text:c="35"/></text:p>
          </table:table-cell>
          <table:table-cell office:value-type="string">
            <text:p>Oil &amp; Gas Science and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335X</text:p>
          </table:table-cell>
          <table:table-cell office:value-type="string">
            <text:p>ENGENHARIAS II <text:s text:c="35"/></text:p>
          </table:table-cell>
          <table:table-cell office:value-type="string">
            <text:p>Oncology Repor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0407</text:p>
          </table:table-cell>
          <table:table-cell office:value-type="string">
            <text:p>ENGENHARIAS II <text:s text:c="35"/></text:p>
          </table:table-cell>
          <table:table-cell office:value-type="string">
            <text:p>Oncology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0-5181</text:p>
          </table:table-cell>
          <table:table-cell office:value-type="string">
            <text:p>ENGENHARIAS II <text:s text:c="35"/></text:p>
          </table:table-cell>
          <table:table-cell office:value-type="string">
            <text:p>Operation Maintenance and Materials Issu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7734</text:p>
          </table:table-cell>
          <table:table-cell office:value-type="string">
            <text:p>ENGENHARIAS II <text:s text:c="35"/></text:p>
          </table:table-cell>
          <table:table-cell office:value-type="string">
            <text:p>Operative Dent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9303</text:p>
          </table:table-cell>
          <table:table-cell office:value-type="string">
            <text:p>ENGENHARIAS II <text:s text:c="35"/></text:p>
          </table:table-cell>
          <table:table-cell office:value-type="string">
            <text:p>Ophthalmic Plastic and Reconstructive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3917</text:p>
          </table:table-cell>
          <table:table-cell office:value-type="string">
            <text:p>ENGENHARIAS II <text:s text:c="35"/></text:p>
          </table:table-cell>
          <table:table-cell office:value-type="string">
            <text:p>Optica Pura y Aplicad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8-5200</text:p>
          </table:table-cell>
          <table:table-cell office:value-type="string">
            <text:p>ENGENHARIAS II <text:s text:c="35"/></text:p>
          </table:table-cell>
          <table:table-cell office:value-type="string">
            <text:p>Optical Fiber 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3467</text:p>
          </table:table-cell>
          <table:table-cell office:value-type="string">
            <text:p>ENGENHARIAS II <text:s text:c="35"/></text:p>
          </table:table-cell>
          <table:table-cell office:value-type="string">
            <text:p>Optical Materials (Amsterdam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3992</text:p>
          </table:table-cell>
          <table:table-cell office:value-type="string">
            <text:p>ENGENHARIAS II <text:s text:c="35"/></text:p>
          </table:table-cell>
          <table:table-cell office:value-type="string">
            <text:p>Optics and Laser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8166</text:p>
          </table:table-cell>
          <table:table-cell office:value-type="string">
            <text:p>ENGENHARIAS II <text:s text:c="35"/></text:p>
          </table:table-cell>
          <table:table-cell office:value-type="string">
            <text:p>Optics and Lasers in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4018</text:p>
          </table:table-cell>
          <table:table-cell office:value-type="string">
            <text:p>ENGENHARIAS II <text:s text:c="35"/></text:p>
          </table:table-cell>
          <table:table-cell office:value-type="string">
            <text:p>Optics Communic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4087</text:p>
          </table:table-cell>
          <table:table-cell office:value-type="string">
            <text:p>ENGENHARIAS II <text:s text:c="35"/></text:p>
          </table:table-cell>
          <table:table-cell office:value-type="string">
            <text:p>Optics Expres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9592</text:p>
          </table:table-cell>
          <table:table-cell office:value-type="string">
            <text:p>ENGENHARIAS II <text:s text:c="35"/></text:p>
          </table:table-cell>
          <table:table-cell office:value-type="string">
            <text:p>Optics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4420</text:p>
          </table:table-cell>
          <table:table-cell office:value-type="string">
            <text:p>ENGENHARIAS II <text:s text:c="35"/></text:p>
          </table:table-cell>
          <table:table-cell office:value-type="string">
            <text:p>Optimization and Engineer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523X</text:p>
          </table:table-cell>
          <table:table-cell office:value-type="string">
            <text:p>ENGENHARIAS II <text:s text:c="35"/></text:p>
          </table:table-cell>
          <table:table-cell office:value-type="string">
            <text:p>Oral Disea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2104</text:p>
          </table:table-cell>
          <table:table-cell office:value-type="string">
            <text:p>ENGENHARIAS II <text:s text:c="35"/></text:p>
          </table:table-cell>
          <table:table-cell office:value-type="string">
            <text:p>Oral Surgery, Oral Medicine, Oral Pathology, Oral Radiology and Endodon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1199</text:p>
          </table:table-cell>
          <table:table-cell office:value-type="string">
            <text:p>ENGENHARIAS II <text:s text:c="35"/></text:p>
          </table:table-cell>
          <table:table-cell office:value-type="string">
            <text:p>Organic Electron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6160</text:p>
          </table:table-cell>
          <table:table-cell office:value-type="string">
            <text:p>ENGENHARIAS II <text:s text:c="35"/></text:p>
          </table:table-cell>
          <table:table-cell office:value-type="string">
            <text:p>Organic Process Research &amp; Develop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85X</text:p>
          </table:table-cell>
          <table:table-cell office:value-type="string">
            <text:p>ENGENHARIAS II <text:s text:c="35"/></text:p>
          </table:table-cell>
          <table:table-cell office:value-type="string">
            <text:p>Organizações &amp; Sociedad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6-7333</text:p>
          </table:table-cell>
          <table:table-cell office:value-type="string">
            <text:p>ENGENHARIAS II <text:s text:c="35"/></text:p>
          </table:table-cell>
          <table:table-cell office:value-type="string">
            <text:p>Organometall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5944</text:p>
          </table:table-cell>
          <table:table-cell office:value-type="string">
            <text:p>ENGENHARIAS II <text:s text:c="35"/></text:p>
          </table:table-cell>
          <table:table-cell office:value-type="string">
            <text:p>Ortodontia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674</text:p>
          </table:table-cell>
          <table:table-cell office:value-type="string">
            <text:p>ENGENHARIAS II <text:s text:c="35"/></text:p>
          </table:table-cell>
          <table:table-cell office:value-type="string">
            <text:p>Ortodontia Gaúch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92X</text:p>
          </table:table-cell>
          <table:table-cell office:value-type="string">
            <text:p>ENGENHARIAS II <text:s text:c="35"/></text:p>
          </table:table-cell>
          <table:table-cell office:value-type="string">
            <text:p>Ortopedia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770X</text:p>
          </table:table-cell>
          <table:table-cell office:value-type="string">
            <text:p>ENGENHARIAS II <text:s text:c="35"/></text:p>
          </table:table-cell>
          <table:table-cell office:value-type="string">
            <text:p>Oxidation of Metal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1-9512</text:p>
          </table:table-cell>
          <table:table-cell office:value-type="string">
            <text:p>ENGENHARIAS II <text:s text:c="35"/></text:p>
          </table:table-cell>
          <table:table-cell office:value-type="string">
            <text:p>Ozone: Science &amp; Engineer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7-2478</text:p>
          </table:table-cell>
          <table:table-cell office:value-type="string">
            <text:p>ENGENHARIAS II <text:s text:c="35"/></text:p>
          </table:table-cell>
          <table:table-cell office:value-type="string">
            <text:p>P/M Science &amp; Technology Brief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3214</text:p>
          </table:table-cell>
          <table:table-cell office:value-type="string">
            <text:p>ENGENHARIAS II <text:s text:c="35"/></text:p>
          </table:table-cell>
          <table:table-cell office:value-type="string">
            <text:p>Packaging Technology &amp;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885</text:p>
          </table:table-cell>
          <table:table-cell office:value-type="string">
            <text:p>ENGENHARIAS II <text:s text:c="35"/></text:p>
          </table:table-cell>
          <table:table-cell office:value-type="string">
            <text:p>Padeceme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177</text:p>
          </table:table-cell>
          <table:table-cell office:value-type="string">
            <text:p>ENGENHARIAS II <text:s text:c="35"/></text:p>
          </table:table-cell>
          <table:table-cell office:value-type="string">
            <text:p>Pancreas (New York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141</text:p>
          </table:table-cell>
          <table:table-cell office:value-type="string">
            <text:p>ENGENHARIAS II <text:s text:c="35"/></text:p>
          </table:table-cell>
          <table:table-cell office:value-type="string">
            <text:p>Panorama da Aqüicul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69</text:p>
          </table:table-cell>
          <table:table-cell office:value-type="string">
            <text:p>ENGENHARIAS II <text:s text:c="35"/></text:p>
          </table:table-cell>
          <table:table-cell office:value-type="string">
            <text:p>Parasitology Internatio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375</text:p>
          </table:table-cell>
          <table:table-cell office:value-type="string">
            <text:p>ENGENHARIAS II <text:s text:c="35"/></text:p>
          </table:table-cell>
          <table:table-cell office:value-type="string">
            <text:p>Parcerias Estratégicas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6351</text:p>
          </table:table-cell>
          <table:table-cell office:value-type="string">
            <text:p>ENGENHARIAS II <text:s text:c="35"/></text:p>
          </table:table-cell>
          <table:table-cell office:value-type="string">
            <text:p>Particulate Science and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4-2001</text:p>
          </table:table-cell>
          <table:table-cell office:value-type="string">
            <text:p>ENGENHARIAS II <text:s text:c="35"/></text:p>
          </table:table-cell>
          <table:table-cell office:value-type="string">
            <text:p>Particu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3-0341</text:p>
          </table:table-cell>
          <table:table-cell office:value-type="string">
            <text:p>ENGENHARIAS II <text:s text:c="35"/></text:p>
          </table:table-cell>
          <table:table-cell office:value-type="string">
            <text:p>Passages de Paris (APEB-Fr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9076</text:p>
          </table:table-cell>
          <table:table-cell office:value-type="string">
            <text:p>ENGENHARIAS II <text:s text:c="35"/></text:p>
          </table:table-cell>
          <table:table-cell office:value-type="string">
            <text:p>PCCP. Physical Chemistry Chemical Phys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78X</text:p>
          </table:table-cell>
          <table:table-cell office:value-type="string">
            <text:p>ENGENHARIAS II <text:s text:c="35"/></text:p>
          </table:table-cell>
          <table:table-cell office:value-type="string">
            <text:p>PCL. Revista Íbero-Americana de Prótese Clínica &amp; Laborator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109</text:p>
          </table:table-cell>
          <table:table-cell office:value-type="string">
            <text:p>ENGENHARIAS II <text:s text:c="35"/></text:p>
          </table:table-cell>
          <table:table-cell office:value-type="string">
            <text:p>Pensamento &amp; Reali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2666</text:p>
          </table:table-cell>
          <table:table-cell office:value-type="string">
            <text:p>ENGENHARIAS II <text:s text:c="35"/></text:p>
          </table:table-cell>
          <table:table-cell office:value-type="string">
            <text:p>Perfumer &amp; Flavoris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374</text:p>
          </table:table-cell>
          <table:table-cell office:value-type="string">
            <text:p>ENGENHARIAS II <text:s text:c="35"/></text:p>
          </table:table-cell>
          <table:table-cell office:value-type="string">
            <text:p>Periódico Tchê Quím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04X</text:p>
          </table:table-cell>
          <table:table-cell office:value-type="string">
            <text:p>ENGENHARIAS II <text:s text:c="35"/></text:p>
          </table:table-cell>
          <table:table-cell office:value-type="string">
            <text:p>Pesquisa Agropecuária Brasileira (1977. Impres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921</text:p>
          </table:table-cell>
          <table:table-cell office:value-type="string">
            <text:p>ENGENHARIAS II <text:s text:c="35"/></text:p>
          </table:table-cell>
          <table:table-cell office:value-type="string">
            <text:p>Pesquisa Agropecuária Brasileir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595</text:p>
          </table:table-cell>
          <table:table-cell office:value-type="string">
            <text:p>ENGENHARIAS II <text:s text:c="35"/></text:p>
          </table:table-cell>
          <table:table-cell office:value-type="string">
            <text:p>Pesquisa Naval (SD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806</text:p>
          </table:table-cell>
          <table:table-cell office:value-type="string">
            <text:p>ENGENHARIAS II <text:s text:c="35"/></text:p>
          </table:table-cell>
          <table:table-cell office:value-type="string">
            <text:p>Pesquisas em Geociência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398</text:p>
          </table:table-cell>
          <table:table-cell office:value-type="string">
            <text:p>ENGENHARIAS II <text:s text:c="35"/></text:p>
          </table:table-cell>
          <table:table-cell office:value-type="string">
            <text:p>Pesquisas em Geociências (UFRG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73X</text:p>
          </table:table-cell>
          <table:table-cell office:value-type="string">
            <text:p>ENGENHARIAS II <text:s text:c="35"/></text:p>
          </table:table-cell>
          <table:table-cell office:value-type="string">
            <text:p>Pesquisas em Turismo e Paisagens Cárst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277</text:p>
          </table:table-cell>
          <table:table-cell office:value-type="string">
            <text:p>ENGENHARIAS II <text:s text:c="35"/></text:p>
          </table:table-cell>
          <table:table-cell office:value-type="string">
            <text:p>Pesticidas (UF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3575</text:p>
          </table:table-cell>
          <table:table-cell office:value-type="string">
            <text:p>ENGENHARIAS II <text:s text:c="35"/></text:p>
          </table:table-cell>
          <table:table-cell office:value-type="string">
            <text:p>Pesticide Biochemistry and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397</text:p>
          </table:table-cell>
          <table:table-cell office:value-type="string">
            <text:p>ENGENHARIAS II <text:s text:c="35"/></text:p>
          </table:table-cell>
          <table:table-cell office:value-type="string">
            <text:p>Petro &amp; Quím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6466</text:p>
          </table:table-cell>
          <table:table-cell office:value-type="string">
            <text:p>ENGENHARIAS II <text:s text:c="35"/></text:p>
          </table:table-cell>
          <table:table-cell office:value-type="string">
            <text:p>Petroleum Science and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6598</text:p>
          </table:table-cell>
          <table:table-cell office:value-type="string">
            <text:p>ENGENHARIAS II <text:s text:c="35"/></text:p>
          </table:table-cell>
          <table:table-cell office:value-type="string">
            <text:p>Petrotecnia (Buenos Air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0-4003</text:p>
          </table:table-cell>
          <table:table-cell office:value-type="string">
            <text:p>ENGENHARIAS II <text:s text:c="35"/></text:p>
          </table:table-cell>
          <table:table-cell office:value-type="string">
            <text:p>Pharmachem (Milan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6435</text:p>
          </table:table-cell>
          <table:table-cell office:value-type="string">
            <text:p>ENGENHARIAS II <text:s text:c="35"/></text:p>
          </table:table-cell>
          <table:table-cell office:value-type="string">
            <text:p>Philosophical Magazine (2003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8610</text:p>
          </table:table-cell>
          <table:table-cell office:value-type="string">
            <text:p>ENGENHARIAS II <text:s text:c="35"/></text:p>
          </table:table-cell>
          <table:table-cell office:value-type="string">
            <text:p>Philosophical Magazine A. Physics of Condensed Matter. Defects and Mechanical Properties (Cessou em 1995. Cont. ISSN 1364-2804 Philosophical Magazine. A. Physics of Condensed Matter. Structure, Defects and Mechanical Properties (Print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0839</text:p>
          </table:table-cell>
          <table:table-cell office:value-type="string">
            <text:p>ENGENHARIAS II <text:s text:c="35"/></text:p>
          </table:table-cell>
          <table:table-cell office:value-type="string">
            <text:p>Philosophical Magazine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8436</text:p>
          </table:table-cell>
          <table:table-cell office:value-type="string">
            <text:p>ENGENHARIAS II <text:s text:c="35"/></text:p>
          </table:table-cell>
          <table:table-cell office:value-type="string">
            <text:p>Philosophical Transactions - Royal Society. Biological Scienc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905X</text:p>
          </table:table-cell>
          <table:table-cell office:value-type="string">
            <text:p>ENGENHARIAS II <text:s text:c="35"/></text:p>
          </table:table-cell>
          <table:table-cell office:value-type="string">
            <text:p>Photochemical &amp; Photobiological Scienc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5418</text:p>
          </table:table-cell>
          <table:table-cell office:value-type="string">
            <text:p>ENGENHARIAS II <text:s text:c="35"/></text:p>
          </table:table-cell>
          <table:table-cell office:value-type="string">
            <text:p>Photomedicine and Laser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1-1847</text:p>
          </table:table-cell>
          <table:table-cell office:value-type="string">
            <text:p>ENGENHARIAS II <text:s text:c="35"/></text:p>
          </table:table-cell>
          <table:table-cell office:value-type="string">
            <text:p>Physica Scripta. 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965</text:p>
          </table:table-cell>
          <table:table-cell office:value-type="string">
            <text:p>ENGENHARIAS II <text:s text:c="35"/></text:p>
          </table:table-cell>
          <table:table-cell office:value-type="string">
            <text:p>Physica Status Solidi. A, Applied Research (Cessou em 2004. Cont. ISSN 1862-6300 Physica Status Solidi. A, Applications and Materials Science (Print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1972</text:p>
          </table:table-cell>
          <table:table-cell office:value-type="string">
            <text:p>ENGENHARIAS II <text:s text:c="35"/></text:p>
          </table:table-cell>
          <table:table-cell office:value-type="string">
            <text:p>Physica Status Solidi. B, Basic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0-1634</text:p>
          </table:table-cell>
          <table:table-cell office:value-type="string">
            <text:p>ENGENHARIAS II <text:s text:c="35"/></text:p>
          </table:table-cell>
          <table:table-cell office:value-type="string">
            <text:p>Physica Status Solidi. C, Conferences and Critical Reviews (Cessou em 2005. Cont. ISSN 1862-6351 Physica Status Solidi. C, Current Topics in Solid State Physics (Print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2-6270</text:p>
          </table:table-cell>
          <table:table-cell office:value-type="string">
            <text:p>ENGENHARIAS II <text:s text:c="35"/></text:p>
          </table:table-cell>
          <table:table-cell office:value-type="string">
            <text:p>Physica Status Solidi. Rapid Research Letters (Interne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2-6254</text:p>
          </table:table-cell>
          <table:table-cell office:value-type="string">
            <text:p>ENGENHARIAS II <text:s text:c="35"/></text:p>
          </table:table-cell>
          <table:table-cell office:value-type="string">
            <text:p>Physica Status Solidi. Rapid Research Letter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371</text:p>
          </table:table-cell>
          <table:table-cell office:value-type="string">
            <text:p>ENGENHARIAS II <text:s text:c="35"/></text:p>
          </table:table-cell>
          <table:table-cell office:value-type="string">
            <text:p>Physica. 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4526</text:p>
          </table:table-cell>
          <table:table-cell office:value-type="string">
            <text:p>ENGENHARIAS II <text:s text:c="35"/></text:p>
          </table:table-cell>
          <table:table-cell office:value-type="string">
            <text:p>Physica. B, Condensed Matter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4534</text:p>
          </table:table-cell>
          <table:table-cell office:value-type="string">
            <text:p>ENGENHARIAS II <text:s text:c="35"/></text:p>
          </table:table-cell>
          <table:table-cell office:value-type="string">
            <text:p>Physica. C, Superconductivit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2789</text:p>
          </table:table-cell>
          <table:table-cell office:value-type="string">
            <text:p>ENGENHARIAS II <text:s text:c="35"/></text:p>
          </table:table-cell>
          <table:table-cell office:value-type="string">
            <text:p>Physica. D, Nonlinear phenomen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9477</text:p>
          </table:table-cell>
          <table:table-cell office:value-type="string">
            <text:p>ENGENHARIAS II <text:s text:c="35"/></text:p>
          </table:table-cell>
          <table:table-cell office:value-type="string">
            <text:p>Physica. E, Low-Dimensional Systems and Nanostructur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569</text:p>
          </table:table-cell>
          <table:table-cell office:value-type="string">
            <text:p>ENGENHARIAS II <text:s text:c="35"/></text:p>
          </table:table-cell>
          <table:table-cell office:value-type="string">
            <text:p>Physicae (APGF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007</text:p>
          </table:table-cell>
          <table:table-cell office:value-type="string">
            <text:p>ENGENHARIAS II <text:s text:c="35"/></text:p>
          </table:table-cell>
          <table:table-cell office:value-type="string">
            <text:p>Physical Review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2947</text:p>
          </table:table-cell>
          <table:table-cell office:value-type="string">
            <text:p>ENGENHARIAS II <text:s text:c="35"/></text:p>
          </table:table-cell>
          <table:table-cell office:value-type="string">
            <text:p>Physical Review. 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0121</text:p>
          </table:table-cell>
          <table:table-cell office:value-type="string">
            <text:p>ENGENHARIAS II <text:s text:c="35"/></text:p>
          </table:table-cell>
          <table:table-cell office:value-type="string">
            <text:p>Physical Review. B, Condensed Matter and Materials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1829</text:p>
          </table:table-cell>
          <table:table-cell office:value-type="string">
            <text:p>ENGENHARIAS II <text:s text:c="35"/></text:p>
          </table:table-cell>
          <table:table-cell office:value-type="string">
            <text:p>Physical Review. B, Condensed Matter. (Cessou 1997. Cont. 1098-0121 Physical Review. B, Condensed Matter and Materials Physic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6-2813</text:p>
          </table:table-cell>
          <table:table-cell office:value-type="string">
            <text:p>ENGENHARIAS II <text:s text:c="35"/></text:p>
          </table:table-cell>
          <table:table-cell office:value-type="string">
            <text:p>Physical Review. C. Nuclear Phys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3787</text:p>
          </table:table-cell>
          <table:table-cell office:value-type="string">
            <text:p>ENGENHARIAS II <text:s text:c="35"/></text:p>
          </table:table-cell>
          <table:table-cell office:value-type="string">
            <text:p>Physical Review. E, Statistical Physics, Plasmas, Fluids, and Related Interdisciplinary Topics (Online) (Cessou em 2000. Cont. ISSN 1550-2376 Physical Review. E, Statistical, Nonlinear and Soft Matter Physics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3755</text:p>
          </table:table-cell>
          <table:table-cell office:value-type="string">
            <text:p>ENGENHARIAS II <text:s text:c="35"/></text:p>
          </table:table-cell>
          <table:table-cell office:value-type="string">
            <text:p>Physical Review. E, Statistical, Nonlinear, and Soft Matter Phys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090</text:p>
          </table:table-cell>
          <table:table-cell office:value-type="string">
            <text:p>ENGENHARIAS II <text:s text:c="35"/></text:p>
          </table:table-cell>
          <table:table-cell office:value-type="string">
            <text:p>Physics and Chemistry of Glasses (Cessou em 2005. Fundiu-se com ISSN 0946-7475, 0017-1050, 1753-3546 e 1753-356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104</text:p>
          </table:table-cell>
          <table:table-cell office:value-type="string">
            <text:p>ENGENHARIAS II <text:s text:c="35"/></text:p>
          </table:table-cell>
          <table:table-cell office:value-type="string">
            <text:p>Physics and Chemistry of Liquid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2-1791</text:p>
          </table:table-cell>
          <table:table-cell office:value-type="string">
            <text:p>ENGENHARIAS II <text:s text:c="35"/></text:p>
          </table:table-cell>
          <table:table-cell office:value-type="string">
            <text:p>Physics and Chemistry of Mineral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120</text:p>
          </table:table-cell>
          <table:table-cell office:value-type="string">
            <text:p>ENGENHARIAS II <text:s text:c="35"/></text:p>
          </table:table-cell>
          <table:table-cell office:value-type="string">
            <text:p>Physics Education (Bristol. 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155</text:p>
          </table:table-cell>
          <table:table-cell office:value-type="string">
            <text:p>ENGENHARIAS II <text:s text:c="35"/></text:p>
          </table:table-cell>
          <table:table-cell office:value-type="string">
            <text:p>Physics in Medicine and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9601</text:p>
          </table:table-cell>
          <table:table-cell office:value-type="string">
            <text:p>ENGENHARIAS II <text:s text:c="35"/></text:p>
          </table:table-cell>
          <table:table-cell office:value-type="string">
            <text:p>Physics Letters. 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6631</text:p>
          </table:table-cell>
          <table:table-cell office:value-type="string">
            <text:p>ENGENHARIAS II <text:s text:c="35"/></text:p>
          </table:table-cell>
          <table:table-cell office:value-type="string">
            <text:p>Physics of Fluids (1994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269X</text:p>
          </table:table-cell>
          <table:table-cell office:value-type="string">
            <text:p>ENGENHARIAS II <text:s text:c="35"/></text:p>
          </table:table-cell>
          <table:table-cell office:value-type="string">
            <text:p>Phytocoen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7113</text:p>
          </table:table-cell>
          <table:table-cell office:value-type="string">
            <text:p>ENGENHARIAS II <text:s text:c="35"/></text:p>
          </table:table-cell>
          <table:table-cell office:value-type="string">
            <text:p>Phytomedicine (Stuttgar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79X</text:p>
          </table:table-cell>
          <table:table-cell office:value-type="string">
            <text:p>ENGENHARIAS II <text:s text:c="35"/></text:p>
          </table:table-cell>
          <table:table-cell office:value-type="string">
            <text:p>Plant and Soi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8850</text:p>
          </table:table-cell>
          <table:table-cell office:value-type="string">
            <text:p>ENGENHARIAS II <text:s text:c="35"/></text:p>
          </table:table-cell>
          <table:table-cell office:value-type="string">
            <text:p>Plasma Processes and Polym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528</text:p>
          </table:table-cell>
          <table:table-cell office:value-type="string">
            <text:p>ENGENHARIAS II <text:s text:c="35"/></text:p>
          </table:table-cell>
          <table:table-cell office:value-type="string">
            <text:p>Plástico Industri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931</text:p>
          </table:table-cell>
          <table:table-cell office:value-type="string">
            <text:p>ENGENHARIAS II <text:s text:c="35"/></text:p>
          </table:table-cell>
          <table:table-cell office:value-type="string">
            <text:p>Plástico Modern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8011</text:p>
          </table:table-cell>
          <table:table-cell office:value-type="string">
            <text:p>ENGENHARIAS II <text:s text:c="35"/></text:p>
          </table:table-cell>
          <table:table-cell office:value-type="string">
            <text:p>Plastics, Rubber and Composit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3164</text:p>
          </table:table-cell>
          <table:table-cell office:value-type="string">
            <text:p>ENGENHARIAS II <text:s text:c="35"/></text:p>
          </table:table-cell>
          <table:table-cell office:value-type="string">
            <text:p>Plating and Surface Finish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428</text:p>
          </table:table-cell>
          <table:table-cell office:value-type="string">
            <text:p>ENGENHARIAS II <text:s text:c="35"/></text:p>
          </table:table-cell>
          <table:table-cell office:value-type="string">
            <text:p>Polímeros (São Carlos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7-5083</text:p>
          </table:table-cell>
          <table:table-cell office:value-type="string">
            <text:p>ENGENHARIAS II <text:s text:c="35"/></text:p>
          </table:table-cell>
          <table:table-cell office:value-type="string">
            <text:p>Polish Journal of 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5387</text:p>
          </table:table-cell>
          <table:table-cell office:value-type="string">
            <text:p>ENGENHARIAS II <text:s text:c="35"/></text:p>
          </table:table-cell>
          <table:table-cell office:value-type="string">
            <text:p>Polyhedr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3861</text:p>
          </table:table-cell>
          <table:table-cell office:value-type="string">
            <text:p>ENGENHARIAS II <text:s text:c="35"/></text:p>
          </table:table-cell>
          <table:table-cell office:value-type="string">
            <text:p>Polymer (Guild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0-0839</text:p>
          </table:table-cell>
          <table:table-cell office:value-type="string">
            <text:p>ENGENHARIAS II <text:s text:c="35"/></text:p>
          </table:table-cell>
          <table:table-cell office:value-type="string">
            <text:p>Polymer Bulletin (Berli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6-2449</text:p>
          </table:table-cell>
          <table:table-cell office:value-type="string">
            <text:p>ENGENHARIAS II <text:s text:c="35"/></text:p>
          </table:table-cell>
          <table:table-cell office:value-type="string">
            <text:p>Polymer Bulletin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8397</text:p>
          </table:table-cell>
          <table:table-cell office:value-type="string">
            <text:p>ENGENHARIAS II <text:s text:c="35"/></text:p>
          </table:table-cell>
          <table:table-cell office:value-type="string">
            <text:p>Polymer Composit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3910</text:p>
          </table:table-cell>
          <table:table-cell office:value-type="string">
            <text:p>ENGENHARIAS II <text:s text:c="35"/></text:p>
          </table:table-cell>
          <table:table-cell office:value-type="string">
            <text:p>Polymer Degradation and Stabili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3888</text:p>
          </table:table-cell>
          <table:table-cell office:value-type="string">
            <text:p>ENGENHARIAS II <text:s text:c="35"/></text:p>
          </table:table-cell>
          <table:table-cell office:value-type="string">
            <text:p>Polymer Engineering and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8-2634</text:p>
          </table:table-cell>
          <table:table-cell office:value-type="string">
            <text:p>ENGENHARIAS II <text:s text:c="35"/></text:p>
          </table:table-cell>
          <table:table-cell office:value-type="string">
            <text:p>Polymer Engineering and Science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8103</text:p>
          </table:table-cell>
          <table:table-cell office:value-type="string">
            <text:p>ENGENHARIAS II <text:s text:c="35"/></text:p>
          </table:table-cell>
          <table:table-cell office:value-type="string">
            <text:p>Polymer Internatio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3896</text:p>
          </table:table-cell>
          <table:table-cell office:value-type="string">
            <text:p>ENGENHARIAS II <text:s text:c="35"/></text:p>
          </table:table-cell>
          <table:table-cell office:value-type="string">
            <text:p>Polymer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3414</text:p>
          </table:table-cell>
          <table:table-cell office:value-type="string">
            <text:p>ENGENHARIAS II <text:s text:c="35"/></text:p>
          </table:table-cell>
          <table:table-cell office:value-type="string">
            <text:p>Polymer Reaction Engineering (Cessou em 2003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9418</text:p>
          </table:table-cell>
          <table:table-cell office:value-type="string">
            <text:p>ENGENHARIAS II <text:s text:c="35"/></text:p>
          </table:table-cell>
          <table:table-cell office:value-type="string">
            <text:p>Polymer Test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2559</text:p>
          </table:table-cell>
          <table:table-cell office:value-type="string">
            <text:p>ENGENHARIAS II <text:s text:c="35"/></text:p>
          </table:table-cell>
          <table:table-cell office:value-type="string">
            <text:p>Polymer-Plastics Technology and Engineering (Softcover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3911</text:p>
          </table:table-cell>
          <table:table-cell office:value-type="string">
            <text:p>ENGENHARIAS II <text:s text:c="35"/></text:p>
          </table:table-cell>
          <table:table-cell office:value-type="string">
            <text:p>Polymers &amp; Polymer Composit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7147</text:p>
          </table:table-cell>
          <table:table-cell office:value-type="string">
            <text:p>ENGENHARIAS II <text:s text:c="35"/></text:p>
          </table:table-cell>
          <table:table-cell office:value-type="string">
            <text:p>Polymers for Advanced Technologi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1904</text:p>
          </table:table-cell>
          <table:table-cell office:value-type="string">
            <text:p>ENGENHARIAS II <text:s text:c="35"/></text:p>
          </table:table-cell>
          <table:table-cell office:value-type="string">
            <text:p>Portugaliae Electrochimica Ac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5214</text:p>
          </table:table-cell>
          <table:table-cell office:value-type="string">
            <text:p>ENGENHARIAS II <text:s text:c="35"/></text:p>
          </table:table-cell>
          <table:table-cell office:value-type="string">
            <text:p>Postharvest Biology and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7156</text:p>
          </table:table-cell>
          <table:table-cell office:value-type="string">
            <text:p>ENGENHARIAS II <text:s text:c="35"/></text:p>
          </table:table-cell>
          <table:table-cell office:value-type="string">
            <text:p>Powder Diffrac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5899</text:p>
          </table:table-cell>
          <table:table-cell office:value-type="string">
            <text:p>ENGENHARIAS II <text:s text:c="35"/></text:p>
          </table:table-cell>
          <table:table-cell office:value-type="string">
            <text:p>Powder Metallur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5910</text:p>
          </table:table-cell>
          <table:table-cell office:value-type="string">
            <text:p>ENGENHARIAS II <text:s text:c="35"/></text:p>
          </table:table-cell>
          <table:table-cell office:value-type="string">
            <text:p>Powder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678X</text:p>
          </table:table-cell>
          <table:table-cell office:value-type="string">
            <text:p>ENGENHARIAS II <text:s text:c="35"/></text:p>
          </table:table-cell>
          <table:table-cell office:value-type="string">
            <text:p>Praktische Metallographi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9268</text:p>
          </table:table-cell>
          <table:table-cell office:value-type="string">
            <text:p>ENGENHARIAS II <text:s text:c="35"/></text:p>
          </table:table-cell>
          <table:table-cell office:value-type="string">
            <text:p>Precambrian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4732</text:p>
          </table:table-cell>
          <table:table-cell office:value-type="string">
            <text:p>ENGENHARIAS II <text:s text:c="35"/></text:p>
          </table:table-cell>
          <table:table-cell office:value-type="string">
            <text:p>Proceedings - SPI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4054</text:p>
          </table:table-cell>
          <table:table-cell office:value-type="string">
            <text:p>ENGENHARIAS II <text:s text:c="35"/></text:p>
          </table:table-cell>
          <table:table-cell office:value-type="string">
            <text:p>Proceedings of the Institution of Mechanical Engineers. Part B, Journal of Engineering Manufactur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9592</text:p>
          </table:table-cell>
          <table:table-cell office:value-type="string">
            <text:p>ENGENHARIAS II <text:s text:c="35"/></text:p>
          </table:table-cell>
          <table:table-cell office:value-type="string">
            <text:p>Process Biochemistry (1966) (Cessou em 1990. Cont. c/ outro título e ISSN. Cessou novamente e voltou a ter o título anterior [Process Biochemistry]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5113</text:p>
          </table:table-cell>
          <table:table-cell office:value-type="string">
            <text:p>ENGENHARIAS II <text:s text:c="35"/></text:p>
          </table:table-cell>
          <table:table-cell office:value-type="string">
            <text:p>Process Biochemistry (1991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5820</text:p>
          </table:table-cell>
          <table:table-cell office:value-type="string">
            <text:p>ENGENHARIAS II <text:s text:c="35"/></text:p>
          </table:table-cell>
          <table:table-cell office:value-type="string">
            <text:p>Process Safety and Environmental Protec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513</text:p>
          </table:table-cell>
          <table:table-cell office:value-type="string">
            <text:p>ENGENHARIAS II <text:s text:c="35"/></text:p>
          </table:table-cell>
          <table:table-cell office:value-type="string">
            <text:p>Produção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056</text:p>
          </table:table-cell>
          <table:table-cell office:value-type="string">
            <text:p>ENGENHARIAS II <text:s text:c="35"/></text:p>
          </table:table-cell>
          <table:table-cell office:value-type="string">
            <text:p>Product (IGD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5-7422</text:p>
          </table:table-cell>
          <table:table-cell office:value-type="string">
            <text:p>ENGENHARIAS II <text:s text:c="35"/></text:p>
          </table:table-cell>
          <table:table-cell office:value-type="string">
            <text:p>Progress in Biomedical Optics and Imag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255X</text:p>
          </table:table-cell>
          <table:table-cell office:value-type="string">
            <text:p>ENGENHARIAS II <text:s text:c="35"/></text:p>
          </table:table-cell>
          <table:table-cell office:value-type="string">
            <text:p>Progress in Colloid &amp; Polymer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8-4349</text:p>
          </table:table-cell>
          <table:table-cell office:value-type="string">
            <text:p>ENGENHARIAS II <text:s text:c="35"/></text:p>
          </table:table-cell>
          <table:table-cell office:value-type="string">
            <text:p>Progress in Computational Fluid Dyna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9-6425</text:p>
          </table:table-cell>
          <table:table-cell office:value-type="string">
            <text:p>ENGENHARIAS II <text:s text:c="35"/></text:p>
          </table:table-cell>
          <table:table-cell office:value-type="string">
            <text:p>Progress in Materials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1970</text:p>
          </table:table-cell>
          <table:table-cell office:value-type="string">
            <text:p>ENGENHARIAS II <text:s text:c="35"/></text:p>
          </table:table-cell>
          <table:table-cell office:value-type="string">
            <text:p>Progress in Nuclear Energy (New serie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440</text:p>
          </table:table-cell>
          <table:table-cell office:value-type="string">
            <text:p>ENGENHARIAS II <text:s text:c="35"/></text:p>
          </table:table-cell>
          <table:table-cell office:value-type="string">
            <text:p>Progress in Organic Coating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2-7995</text:p>
          </table:table-cell>
          <table:table-cell office:value-type="string">
            <text:p>ENGENHARIAS II <text:s text:c="35"/></text:p>
          </table:table-cell>
          <table:table-cell office:value-type="string">
            <text:p>Progress in Photovolta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7606</text:p>
          </table:table-cell>
          <table:table-cell office:value-type="string">
            <text:p>ENGENHARIAS II <text:s text:c="35"/></text:p>
          </table:table-cell>
          <table:table-cell office:value-type="string">
            <text:p>Progress in Rubber, Plastics and Recycling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2413</text:p>
          </table:table-cell>
          <table:table-cell office:value-type="string">
            <text:p>ENGENHARIAS II <text:s text:c="35"/></text:p>
          </table:table-cell>
          <table:table-cell office:value-type="string">
            <text:p>Progress in Rubber, Plastics and Recycling Techn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757</text:p>
          </table:table-cell>
          <table:table-cell office:value-type="string">
            <text:p>ENGENHARIAS II <text:s text:c="35"/></text:p>
          </table:table-cell>
          <table:table-cell office:value-type="string">
            <text:p>Projecões (EDUS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2139</text:p>
          </table:table-cell>
          <table:table-cell office:value-type="string">
            <text:p>ENGENHARIAS II <text:s text:c="35"/></text:p>
          </table:table-cell>
          <table:table-cell office:value-type="string">
            <text:p>Protein Engineering (Print) (Cessou em 2003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5928</text:p>
          </table:table-cell>
          <table:table-cell office:value-type="string">
            <text:p>ENGENHARIAS II <text:s text:c="35"/></text:p>
          </table:table-cell>
          <table:table-cell office:value-type="string">
            <text:p>Protein Expression and Purific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18X</text:p>
          </table:table-cell>
          <table:table-cell office:value-type="string">
            <text:p>ENGENHARIAS II <text:s text:c="35"/></text:p>
          </table:table-cell>
          <table:table-cell office:value-type="string">
            <text:p>Prova Mater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418X</text:p>
          </table:table-cell>
          <table:table-cell office:value-type="string">
            <text:p>ENGENHARIAS II <text:s text:c="35"/></text:p>
          </table:table-cell>
          <table:table-cell office:value-type="string">
            <text:p>PTR. Phytotherapy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477</text:p>
          </table:table-cell>
          <table:table-cell office:value-type="string">
            <text:p>ENGENHARIAS II <text:s text:c="35"/></text:p>
          </table:table-cell>
          <table:table-cell office:value-type="string">
            <text:p>Publicatio UEPG. Ciências Exatas e da Terra, Ciências Agrárias e Engenhari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4545</text:p>
          </table:table-cell>
          <table:table-cell office:value-type="string">
            <text:p>ENGENHARIAS II <text:s text:c="35"/></text:p>
          </table:table-cell>
          <table:table-cell office:value-type="string">
            <text:p>Pure and Applied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81-4118</text:p>
          </table:table-cell>
          <table:table-cell office:value-type="string">
            <text:p>ENGENHARIAS II <text:s text:c="35"/></text:p>
          </table:table-cell>
          <table:table-cell office:value-type="string">
            <text:p>Química &amp; Derivad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934</text:p>
          </table:table-cell>
          <table:table-cell office:value-type="string">
            <text:p>ENGENHARIAS II <text:s text:c="35"/></text:p>
          </table:table-cell>
          <table:table-cell office:value-type="string">
            <text:p>Química Hoje (Cessou em 2008. Cont. ISSN 2175-1382 Química e Saúd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836</text:p>
          </table:table-cell>
          <table:table-cell office:value-type="string">
            <text:p>ENGENHARIAS II <text:s text:c="35"/></text:p>
          </table:table-cell>
          <table:table-cell office:value-type="string">
            <text:p>Química Industrial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748</text:p>
          </table:table-cell>
          <table:table-cell office:value-type="string">
            <text:p>ENGENHARIAS II <text:s text:c="35"/></text:p>
          </table:table-cell>
          <table:table-cell office:value-type="string">
            <text:p>Química no Brasi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042</text:p>
          </table:table-cell>
          <table:table-cell office:value-type="string">
            <text:p>ENGENHARIAS II <text:s text:c="35"/></text:p>
          </table:table-cell>
          <table:table-cell office:value-type="string">
            <text:p>Química Nov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064</text:p>
          </table:table-cell>
          <table:table-cell office:value-type="string">
            <text:p>ENGENHARIAS II <text:s text:c="35"/></text:p>
          </table:table-cell>
          <table:table-cell office:value-type="string">
            <text:p>Química Nov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235</text:p>
          </table:table-cell>
          <table:table-cell office:value-type="string">
            <text:p>ENGENHARIAS II <text:s text:c="35"/></text:p>
          </table:table-cell>
          <table:table-cell office:value-type="string">
            <text:p>Química Têxti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55</text:p>
          </table:table-cell>
          <table:table-cell office:value-type="string">
            <text:p>ENGENHARIAS II <text:s text:c="35"/></text:p>
          </table:table-cell>
          <table:table-cell office:value-type="string">
            <text:p>RAC. Revista de Administração Contemporâne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634X</text:p>
          </table:table-cell>
          <table:table-cell office:value-type="string">
            <text:p>ENGENHARIAS II <text:s text:c="35"/></text:p>
          </table:table-cell>
          <table:table-cell office:value-type="string">
            <text:p>Radiation and Environmental Bio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0150</text:p>
          </table:table-cell>
          <table:table-cell office:value-type="string">
            <text:p>ENGENHARIAS II <text:s text:c="35"/></text:p>
          </table:table-cell>
          <table:table-cell office:value-type="string">
            <text:p>Radiation Effects and Defects in Solid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487</text:p>
          </table:table-cell>
          <table:table-cell office:value-type="string">
            <text:p>ENGENHARIAS II <text:s text:c="35"/></text:p>
          </table:table-cell>
          <table:table-cell office:value-type="string">
            <text:p>Radiation Measurement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806X</text:p>
          </table:table-cell>
          <table:table-cell office:value-type="string">
            <text:p>ENGENHARIAS II <text:s text:c="35"/></text:p>
          </table:table-cell>
          <table:table-cell office:value-type="string">
            <text:p>Radiation Physics and Chemistry (1993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420</text:p>
          </table:table-cell>
          <table:table-cell office:value-type="string">
            <text:p>ENGENHARIAS II <text:s text:c="35"/></text:p>
          </table:table-cell>
          <table:table-cell office:value-type="string">
            <text:p>Radiation Protection Dosime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8222</text:p>
          </table:table-cell>
          <table:table-cell office:value-type="string">
            <text:p>ENGENHARIAS II <text:s text:c="35"/></text:p>
          </table:table-cell>
          <table:table-cell office:value-type="string">
            <text:p>Radiocarb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8230</text:p>
          </table:table-cell>
          <table:table-cell office:value-type="string">
            <text:p>ENGENHARIAS II <text:s text:c="35"/></text:p>
          </table:table-cell>
          <table:table-cell office:value-type="string">
            <text:p>Radiochimica Act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7016</text:p>
          </table:table-cell>
          <table:table-cell office:value-type="string">
            <text:p>ENGENHARIAS II <text:s text:c="35"/></text:p>
          </table:table-cell>
          <table:table-cell office:value-type="string">
            <text:p>Radioprotecção (S. João da Talh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3-1747</text:p>
          </table:table-cell>
          <table:table-cell office:value-type="string">
            <text:p>ENGENHARIAS II <text:s text:c="35"/></text:p>
          </table:table-cell>
          <table:table-cell office:value-type="string">
            <text:p>Radioprotección (Madri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8451</text:p>
          </table:table-cell>
          <table:table-cell office:value-type="string">
            <text:p>ENGENHARIAS II <text:s text:c="35"/></text:p>
          </table:table-cell>
          <table:table-cell office:value-type="string">
            <text:p>Radioprotection (Paris. 1966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590</text:p>
          </table:table-cell>
          <table:table-cell office:value-type="string">
            <text:p>ENGENHARIAS II <text:s text:c="35"/></text:p>
          </table:table-cell>
          <table:table-cell office:value-type="string">
            <text:p>RA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039</text:p>
          </table:table-cell>
          <table:table-cell office:value-type="string">
            <text:p>ENGENHARIAS II <text:s text:c="35"/></text:p>
          </table:table-cell>
          <table:table-cell office:value-type="string">
            <text:p>RAI : Revista de Administração e Inov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2546</text:p>
          </table:table-cell>
          <table:table-cell office:value-type="string">
            <text:p>ENGENHARIAS II <text:s text:c="35"/></text:p>
          </table:table-cell>
          <table:table-cell office:value-type="string">
            <text:p>Rapid Prototyping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984</text:p>
          </table:table-cell>
          <table:table-cell office:value-type="string">
            <text:p>ENGENHARIAS II <text:s text:c="35"/></text:p>
          </table:table-cell>
          <table:table-cell office:value-type="string">
            <text:p>RB. Radiologia Brasileir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099</text:p>
          </table:table-cell>
          <table:table-cell office:value-type="string">
            <text:p>ENGENHARIAS II <text:s text:c="35"/></text:p>
          </table:table-cell>
          <table:table-cell office:value-type="string">
            <text:p>RB. Radiologia Brasileir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32</text:p>
          </table:table-cell>
          <table:table-cell office:value-type="string">
            <text:p>ENGENHARIAS II <text:s text:c="35"/></text:p>
          </table:table-cell>
          <table:table-cell office:value-type="string">
            <text:p>RBCF. Revista Brasileira de Ciências Farmacêuticas (Cessou em 2008. Cont. ISSN 1984-8250 Brazilian Journal of Pharmaceutical Scienc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644</text:p>
          </table:table-cell>
          <table:table-cell office:value-type="string">
            <text:p>ENGENHARIAS II <text:s text:c="35"/></text:p>
          </table:table-cell>
          <table:table-cell office:value-type="string">
            <text:p>RBE. Revista Brasileira de Engenharia. Caderno de Engenharia Bioméd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64</text:p>
          </table:table-cell>
          <table:table-cell office:value-type="string">
            <text:p>ENGENHARIAS II <text:s text:c="35"/></text:p>
          </table:table-cell>
          <table:table-cell office:value-type="string">
            <text:p>RBM. Revista Brasileira de Medicina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429</text:p>
          </table:table-cell>
          <table:table-cell office:value-type="string">
            <text:p>ENGENHARIAS II <text:s text:c="35"/></text:p>
          </table:table-cell>
          <table:table-cell office:value-type="string">
            <text:p>RBP. Revista Brasileira de Implantodontia &amp; Prótese sobre Implant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858</text:p>
          </table:table-cell>
          <table:table-cell office:value-type="string">
            <text:p>ENGENHARIAS II <text:s text:c="35"/></text:p>
          </table:table-cell>
          <table:table-cell office:value-type="string">
            <text:p>RCA. Revista de Ciências Ambientais (UniLASALL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4198</text:p>
          </table:table-cell>
          <table:table-cell office:value-type="string">
            <text:p>ENGENHARIAS II <text:s text:c="35"/></text:p>
          </table:table-cell>
          <table:table-cell office:value-type="string">
            <text:p>RCM. Rapid Communications in Mass Spectrome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3-1736</text:p>
          </table:table-cell>
          <table:table-cell office:value-type="string">
            <text:p>ENGENHARIAS II <text:s text:c="35"/></text:p>
          </table:table-cell>
          <table:table-cell office:value-type="string">
            <text:p>Reaction Kinetics and Catalysis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5148</text:p>
          </table:table-cell>
          <table:table-cell office:value-type="string">
            <text:p>ENGENHARIAS II <text:s text:c="35"/></text:p>
          </table:table-cell>
          <table:table-cell office:value-type="string">
            <text:p>Reactive &amp; Functional Polym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311</text:p>
          </table:table-cell>
          <table:table-cell office:value-type="string">
            <text:p>ENGENHARIAS II <text:s text:c="35"/></text:p>
          </table:table-cell>
          <table:table-cell office:value-type="string">
            <text:p>REAd. Revista Eletrônica de Administração (Porto Alegre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2-6443</text:p>
          </table:table-cell>
          <table:table-cell office:value-type="string">
            <text:p>ENGENHARIAS II <text:s text:c="35"/></text:p>
          </table:table-cell>
          <table:table-cell office:value-type="string">
            <text:p>Real-Time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6-7478</text:p>
          </table:table-cell>
          <table:table-cell office:value-type="string">
            <text:p>ENGENHARIAS II <text:s text:c="35"/></text:p>
          </table:table-cell>
          <table:table-cell office:value-type="string">
            <text:p>Récents Progrès en Génie des Procédés (Cessou em 2003. Cont.1775-335X Récents Progrès en Génie des Procédés (Cédérom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262</text:p>
          </table:table-cell>
          <table:table-cell office:value-type="string">
            <text:p>ENGENHARIAS II <text:s text:c="35"/></text:p>
          </table:table-cell>
          <table:table-cell office:value-type="string">
            <text:p>RECITEC. Revista de ciência e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4877</text:p>
          </table:table-cell>
          <table:table-cell office:value-type="string">
            <text:p>ENGENHARIAS II <text:s text:c="35"/></text:p>
          </table:table-cell>
          <table:table-cell office:value-type="string">
            <text:p>Refractories and Industrial Cera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6443</text:p>
          </table:table-cell>
          <table:table-cell office:value-type="string">
            <text:p>ENGENHARIAS II <text:s text:c="35"/></text:p>
          </table:table-cell>
          <table:table-cell office:value-type="string">
            <text:p>Refractories Applications and New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051</text:p>
          </table:table-cell>
          <table:table-cell office:value-type="string">
            <text:p>ENGENHARIAS II <text:s text:c="35"/></text:p>
          </table:table-cell>
          <table:table-cell office:value-type="string">
            <text:p>REGA. Revista de Gestão de Águas da América Lati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8320</text:p>
          </table:table-cell>
          <table:table-cell office:value-type="string">
            <text:p>ENGENHARIAS II <text:s text:c="35"/></text:p>
          </table:table-cell>
          <table:table-cell office:value-type="string">
            <text:p>Reliability Engineering &amp; Systems Saf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4467</text:p>
          </table:table-cell>
          <table:table-cell office:value-type="string">
            <text:p>ENGENHARIAS II <text:s text:c="35"/></text:p>
          </table:table-cell>
          <table:table-cell office:value-type="string">
            <text:p>REM. Revista Escola de Mina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1481</text:p>
          </table:table-cell>
          <table:table-cell office:value-type="string">
            <text:p>ENGENHARIAS II <text:s text:c="35"/></text:p>
          </table:table-cell>
          <table:table-cell office:value-type="string">
            <text:p>Renewable Ener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6308</text:p>
          </table:table-cell>
          <table:table-cell office:value-type="string">
            <text:p>ENGENHARIAS II <text:s text:c="35"/></text:p>
          </table:table-cell>
          <table:table-cell office:value-type="string">
            <text:p>Research Technology Manage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3449</text:p>
          </table:table-cell>
          <table:table-cell office:value-type="string">
            <text:p>ENGENHARIAS II <text:s text:c="35"/></text:p>
          </table:table-cell>
          <table:table-cell office:value-type="string">
            <text:p>Resources, Conservation and Recycl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2971</text:p>
          </table:table-cell>
          <table:table-cell office:value-type="string">
            <text:p>ENGENHARIAS II <text:s text:c="35"/></text:p>
          </table:table-cell>
          <table:table-cell office:value-type="string">
            <text:p>Restoration E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6748</text:p>
          </table:table-cell>
          <table:table-cell office:value-type="string">
            <text:p>ENGENHARIAS II <text:s text:c="35"/></text:p>
          </table:table-cell>
          <table:table-cell office:value-type="string">
            <text:p>Review of Scientific Instrumen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0123</text:p>
          </table:table-cell>
          <table:table-cell office:value-type="string">
            <text:p>ENGENHARIAS II <text:s text:c="35"/></text:p>
          </table:table-cell>
          <table:table-cell office:value-type="string">
            <text:p>Reviews in Economic Ge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6-5131</text:p>
          </table:table-cell>
          <table:table-cell office:value-type="string">
            <text:p>ENGENHARIAS II <text:s text:c="35"/></text:p>
          </table:table-cell>
          <table:table-cell office:value-type="string">
            <text:p>Reviews on Advanced Materials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599</text:p>
          </table:table-cell>
          <table:table-cell office:value-type="string">
            <text:p>ENGENHARIAS II <text:s text:c="35"/></text:p>
          </table:table-cell>
          <table:table-cell office:value-type="string">
            <text:p>Revista Aben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664</text:p>
          </table:table-cell>
          <table:table-cell office:value-type="string">
            <text:p>ENGENHARIAS II <text:s text:c="35"/></text:p>
          </table:table-cell>
          <table:table-cell office:value-type="string">
            <text:p>Revista ABT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93X</text:p>
          </table:table-cell>
          <table:table-cell office:value-type="string">
            <text:p>ENGENHARIAS II <text:s text:c="35"/></text:p>
          </table:table-cell>
          <table:table-cell office:value-type="string">
            <text:p>Revista Ambiente &amp; Águ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5-7541</text:p>
          </table:table-cell>
          <table:table-cell office:value-type="string">
            <text:p>ENGENHARIAS II <text:s text:c="35"/></text:p>
          </table:table-cell>
          <table:table-cell office:value-type="string">
            <text:p>Revista Argentina de Microbiologí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762</text:p>
          </table:table-cell>
          <table:table-cell office:value-type="string">
            <text:p>ENGENHARIAS II <text:s text:c="35"/></text:p>
          </table:table-cell>
          <table:table-cell office:value-type="string">
            <text:p>Revista Árvor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2-3823</text:p>
          </table:table-cell>
          <table:table-cell office:value-type="string">
            <text:p>ENGENHARIAS II <text:s text:c="35"/></text:p>
          </table:table-cell>
          <table:table-cell office:value-type="string">
            <text:p>Revista Boliviana de Fís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996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Agrociencia (UFPE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659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Aplicações de Vácu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518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Armazenament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343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Biociência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16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Cancer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843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Cardiologia Invasiv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0-4613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Cartograf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35X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Ciência Avícola / Brazilian Journal of Poultry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683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Ciência do Sol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657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Ciência do Solo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130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Ciência Veterinár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524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Ciências Ambient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010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Ciências Morfológic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638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Cirurgia Cardiovascular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723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Corantes Natur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869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Direito de Família (Cessou em 2007. Cont. ISSN 1982-503X Revista IOB de Direito da Fam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03X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Ener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366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Engenharia Agrícola e Ambient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929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Engenharia Agrícola e Ambiental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151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Engenharia Bioméd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061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Engenharia de Biossistemas (UNICAM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843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Engenharia Quím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318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Ensino de Bioquímica e Biologia Molecula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117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Ensino de Fís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126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Ensino de Físic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72X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Farmac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5X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Farmacognos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ENGENHARIAS II <text:s text:c="35"/></text:p>
          </table:table-cell>
          <table:table-cell office:value-type="string">
            <text:p>Revista Brasileira de Física Méd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945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Fruticultur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7536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Geociênci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39X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Gestão e Desenvolvimento Reg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388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Implantodont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504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Inov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692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Medicina do Esport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786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Meteor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72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Odont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99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Otorrinolaring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6X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Parasitologia Veterinár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698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Pesquisa e Desenvolviment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572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Plantas Medicinai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329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Política Internacion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595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Produtos Agroindustria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81X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Recursos Hídric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29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Saúde Materno Infanti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686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Tecnologia Agroindustri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745</text:p>
          </table:table-cell>
          <table:table-cell office:value-type="string">
            <text:p>ENGENHARIAS II <text:s text:c="35"/></text:p>
          </table:table-cell>
          <table:table-cell office:value-type="string">
            <text:p>Revista Brasileira de Teleodont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0794</text:p>
          </table:table-cell>
          <table:table-cell office:value-type="string">
            <text:p>ENGENHARIAS II <text:s text:c="35"/></text:p>
          </table:table-cell>
          <table:table-cell office:value-type="string">
            <text:p>Revista C &amp; I. Controle &amp; Instrument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16X</text:p>
          </table:table-cell>
          <table:table-cell office:value-type="string">
            <text:p>ENGENHARIAS II <text:s text:c="35"/></text:p>
          </table:table-cell>
          <table:table-cell office:value-type="string">
            <text:p>Revista Caatinga (UFERS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6888</text:p>
          </table:table-cell>
          <table:table-cell office:value-type="string">
            <text:p>ENGENHARIAS II <text:s text:c="35"/></text:p>
          </table:table-cell>
          <table:table-cell office:value-type="string">
            <text:p>Revista Ciência Agronômica (UFC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690</text:p>
          </table:table-cell>
          <table:table-cell office:value-type="string">
            <text:p>ENGENHARIAS II <text:s text:c="35"/></text:p>
          </table:table-cell>
          <table:table-cell office:value-type="string">
            <text:p>Revista Ciência Agronômica (UFC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649</text:p>
          </table:table-cell>
          <table:table-cell office:value-type="string">
            <text:p>ENGENHARIAS II <text:s text:c="35"/></text:p>
          </table:table-cell>
          <table:table-cell office:value-type="string">
            <text:p>Revista Ciência e Tecn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896</text:p>
          </table:table-cell>
          <table:table-cell office:value-type="string">
            <text:p>ENGENHARIAS II <text:s text:c="35"/></text:p>
          </table:table-cell>
          <table:table-cell office:value-type="string">
            <text:p>Revista Ciências Administrativas (UNIFO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893</text:p>
          </table:table-cell>
          <table:table-cell office:value-type="string">
            <text:p>ENGENHARIAS II <text:s text:c="35"/></text:p>
          </table:table-cell>
          <table:table-cell office:value-type="string">
            <text:p>Revista Ciências Exat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3-9268</text:p>
          </table:table-cell>
          <table:table-cell office:value-type="string">
            <text:p>ENGENHARIAS II <text:s text:c="35"/></text:p>
          </table:table-cell>
          <table:table-cell office:value-type="string">
            <text:p>Revista Cubana de Fís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4-3466</text:p>
          </table:table-cell>
          <table:table-cell office:value-type="string">
            <text:p>ENGENHARIAS II <text:s text:c="35"/></text:p>
          </table:table-cell>
          <table:table-cell office:value-type="string">
            <text:p>Revista Cubana de Salud Pública (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455</text:p>
          </table:table-cell>
          <table:table-cell office:value-type="string">
            <text:p>ENGENHARIAS II <text:s text:c="35"/></text:p>
          </table:table-cell>
          <table:table-cell office:value-type="string">
            <text:p>Revista da ADPPUCR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5276</text:p>
          </table:table-cell>
          <table:table-cell office:value-type="string">
            <text:p>ENGENHARIAS II <text:s text:c="35"/></text:p>
          </table:table-cell>
          <table:table-cell office:value-type="string">
            <text:p>Revista da Associação Paulista de Cirurgiões Dentistas (Cessou em 1980. Cont. ISSN 0101-8140 Revista Regional de Araçatuba - Associação Paulista de Cirurgiões Dentist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611</text:p>
          </table:table-cell>
          <table:table-cell office:value-type="string">
            <text:p>ENGENHARIAS II <text:s text:c="35"/></text:p>
          </table:table-cell>
          <table:table-cell office:value-type="string">
            <text:p>Revista da EAP/APCD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012</text:p>
          </table:table-cell>
          <table:table-cell office:value-type="string">
            <text:p>ENGENHARIAS II <text:s text:c="35"/></text:p>
          </table:table-cell>
          <table:table-cell office:value-type="string">
            <text:p>Revista da Faculdade de Odontologia. Universidade de Passo Fund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9699</text:p>
          </table:table-cell>
          <table:table-cell office:value-type="string">
            <text:p>ENGENHARIAS II <text:s text:c="35"/></text:p>
          </table:table-cell>
          <table:table-cell office:value-type="string">
            <text:p>Revista da Imagem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405</text:p>
          </table:table-cell>
          <table:table-cell office:value-type="string">
            <text:p>ENGENHARIAS II <text:s text:c="35"/></text:p>
          </table:table-cell>
          <table:table-cell office:value-type="string">
            <text:p>Revista da Pesquisa &amp; Pós-Gradu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738</text:p>
          </table:table-cell>
          <table:table-cell office:value-type="string">
            <text:p>ENGENHARIAS II <text:s text:c="35"/></text:p>
          </table:table-cell>
          <table:table-cell office:value-type="string">
            <text:p>Revista da SB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001</text:p>
          </table:table-cell>
          <table:table-cell office:value-type="string">
            <text:p>ENGENHARIAS II <text:s text:c="35"/></text:p>
          </table:table-cell>
          <table:table-cell office:value-type="string">
            <text:p>Revista da Sociedade Brasileira de Cirurgia Plástica (Cessou em 2008. Cont. ISSN 1983-5175 Revista Brasileira de Cirurgia Plástic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8682</text:p>
          </table:table-cell>
          <table:table-cell office:value-type="string">
            <text:p>ENGENHARIAS II <text:s text:c="35"/></text:p>
          </table:table-cell>
          <table:table-cell office:value-type="string">
            <text:p>Revista da Sociedade Brasileira de Medicina Tropic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2107</text:p>
          </table:table-cell>
          <table:table-cell office:value-type="string">
            <text:p>ENGENHARIAS II <text:s text:c="35"/></text:p>
          </table:table-cell>
          <table:table-cell office:value-type="string">
            <text:p>Revista de Administração (FEA-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655</text:p>
          </table:table-cell>
          <table:table-cell office:value-type="string">
            <text:p>ENGENHARIAS II <text:s text:c="35"/></text:p>
          </table:table-cell>
          <table:table-cell office:value-type="string">
            <text:p>Revista de Agricultura (Piracicab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228</text:p>
          </table:table-cell>
          <table:table-cell office:value-type="string">
            <text:p>ENGENHARIAS II <text:s text:c="35"/></text:p>
          </table:table-cell>
          <table:table-cell office:value-type="string">
            <text:p>Revista de Biologia e Ciências da Ter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575</text:p>
          </table:table-cell>
          <table:table-cell office:value-type="string">
            <text:p>ENGENHARIAS II <text:s text:c="35"/></text:p>
          </table:table-cell>
          <table:table-cell office:value-type="string">
            <text:p>Revista de Ciência &amp;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022</text:p>
          </table:table-cell>
          <table:table-cell office:value-type="string">
            <text:p>ENGENHARIAS II <text:s text:c="35"/></text:p>
          </table:table-cell>
          <table:table-cell office:value-type="string">
            <text:p>Revista de Ciência &amp; Tecnologia (UNI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287</text:p>
          </table:table-cell>
          <table:table-cell office:value-type="string">
            <text:p>ENGENHARIAS II <text:s text:c="35"/></text:p>
          </table:table-cell>
          <table:table-cell office:value-type="string">
            <text:p>Revista de Direito da Concorrênc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848</text:p>
          </table:table-cell>
          <table:table-cell office:value-type="string">
            <text:p>ENGENHARIAS II <text:s text:c="35"/></text:p>
          </table:table-cell>
          <table:table-cell office:value-type="string">
            <text:p>Revista de Economia Contemporâne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744</text:p>
          </table:table-cell>
          <table:table-cell office:value-type="string">
            <text:p>ENGENHARIAS II <text:s text:c="35"/></text:p>
          </table:table-cell>
          <table:table-cell office:value-type="string">
            <text:p>Revista de Ensino de Física (Cessou em 1991. Cont.ISSN 1806-1117 Revista Brasileira de Ensino de Fís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911</text:p>
          </table:table-cell>
          <table:table-cell office:value-type="string">
            <text:p>ENGENHARIAS II <text:s text:c="35"/></text:p>
          </table:table-cell>
          <table:table-cell office:value-type="string">
            <text:p>Revista de Estudos Ambientais (Cessou em 2007. Cont. ISSN 1983-1501 Revista de Estudos Ambientais (Online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895</text:p>
          </table:table-cell>
          <table:table-cell office:value-type="string">
            <text:p>ENGENHARIAS II <text:s text:c="35"/></text:p>
          </table:table-cell>
          <table:table-cell office:value-type="string">
            <text:p>Revista de Física Aplicada e Instrument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490</text:p>
          </table:table-cell>
          <table:table-cell office:value-type="string">
            <text:p>ENGENHARIAS II <text:s text:c="35"/></text:p>
          </table:table-cell>
          <table:table-cell office:value-type="string">
            <text:p>Revista de Geografia (Recif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410</text:p>
          </table:table-cell>
          <table:table-cell office:value-type="string">
            <text:p>ENGENHARIAS II <text:s text:c="35"/></text:p>
          </table:table-cell>
          <table:table-cell office:value-type="string">
            <text:p>Revista de Geologia (Fortalez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469</text:p>
          </table:table-cell>
          <table:table-cell office:value-type="string">
            <text:p>ENGENHARIAS II <text:s text:c="35"/></text:p>
          </table:table-cell>
          <table:table-cell office:value-type="string">
            <text:p>Revista de Graduação da Engenharia Quím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2914</text:p>
          </table:table-cell>
          <table:table-cell office:value-type="string">
            <text:p>ENGENHARIAS II <text:s text:c="35"/></text:p>
          </table:table-cell>
          <table:table-cell office:value-type="string">
            <text:p>Revista de Investigación Educacional (Cessou em 1989. Cont. ISSN 0798-0329 Revista de Investigación (Caracas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635X</text:p>
          </table:table-cell>
          <table:table-cell office:value-type="string">
            <text:p>ENGENHARIAS II <text:s text:c="35"/></text:p>
          </table:table-cell>
          <table:table-cell office:value-type="string">
            <text:p>Revista de la Ciencia del Suelo y Nutrición Vegetal (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1072</text:p>
          </table:table-cell>
          <table:table-cell office:value-type="string">
            <text:p>ENGENHARIAS II <text:s text:c="35"/></text:p>
          </table:table-cell>
          <table:table-cell office:value-type="string">
            <text:p>Revista de la Facultad de Ingeniería - Universidad de Tarapacá (Impresa) (Cessou em 2006. Cont. ISSN 0718-3291 Ingeniare. Revista Chilena de Ingeniería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811</text:p>
          </table:table-cell>
          <table:table-cell office:value-type="string">
            <text:p>ENGENHARIAS II <text:s text:c="35"/></text:p>
          </table:table-cell>
          <table:table-cell office:value-type="string">
            <text:p>Revista de Matemática e Estatística (Impresso) (Cessou em 2004. Cont. ISSN 1980-4245 Revista de Matemática e Estatística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437</text:p>
          </table:table-cell>
          <table:table-cell office:value-type="string">
            <text:p>ENGENHARIAS II <text:s text:c="35"/></text:p>
          </table:table-cell>
          <table:table-cell office:value-type="string">
            <text:p>Revista de Medicina Legal, Direito Médico e da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570</text:p>
          </table:table-cell>
          <table:table-cell office:value-type="string">
            <text:p>ENGENHARIAS II <text:s text:c="35"/></text:p>
          </table:table-cell>
          <table:table-cell office:value-type="string">
            <text:p>Revista de Metalurg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3714</text:p>
          </table:table-cell>
          <table:table-cell office:value-type="string">
            <text:p>ENGENHARIAS II <text:s text:c="35"/></text:p>
          </table:table-cell>
          <table:table-cell office:value-type="string">
            <text:p>Revista de Microbiologia (Impresso) (Cessou em 1999. Cont. ISSN 1517-8382 Brazilian Journal of Microbiology (Impresso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273</text:p>
          </table:table-cell>
          <table:table-cell office:value-type="string">
            <text:p>ENGENHARIAS II <text:s text:c="35"/></text:p>
          </table:table-cell>
          <table:table-cell office:value-type="string">
            <text:p>Revista de Nutriçã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577</text:p>
          </table:table-cell>
          <table:table-cell office:value-type="string">
            <text:p>ENGENHARIAS II <text:s text:c="35"/></text:p>
          </table:table-cell>
          <table:table-cell office:value-type="string">
            <text:p>Revista de Odontologia da UNESP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663</text:p>
          </table:table-cell>
          <table:table-cell office:value-type="string">
            <text:p>ENGENHARIAS II <text:s text:c="35"/></text:p>
          </table:table-cell>
          <table:table-cell office:value-type="string">
            <text:p>Revista de Odontologia da Universidade de São Paulo (Impresso) (Cessou em 1999. Cont. ISSN 1517-7491 Pesquisa Odontológica Brasileira (Impresso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708</text:p>
          </table:table-cell>
          <table:table-cell office:value-type="string">
            <text:p>ENGENHARIAS II <text:s text:c="35"/></text:p>
          </table:table-cell>
          <table:table-cell office:value-type="string">
            <text:p>Revista de Plasticos Modern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694X</text:p>
          </table:table-cell>
          <table:table-cell office:value-type="string">
            <text:p>ENGENHARIAS II <text:s text:c="35"/></text:p>
          </table:table-cell>
          <table:table-cell office:value-type="string">
            <text:p>Revista de Química Industri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419</text:p>
          </table:table-cell>
          <table:table-cell office:value-type="string">
            <text:p>ENGENHARIAS II <text:s text:c="35"/></text:p>
          </table:table-cell>
          <table:table-cell office:value-type="string">
            <text:p>Revista Dental Press de Ortodontia e Ortopedia Faci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269</text:p>
          </table:table-cell>
          <table:table-cell office:value-type="string">
            <text:p>ENGENHARIAS II <text:s text:c="35"/></text:p>
          </table:table-cell>
          <table:table-cell office:value-type="string">
            <text:p>Revista Dental Press de Periodontia e Implant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778</text:p>
          </table:table-cell>
          <table:table-cell office:value-type="string">
            <text:p>ENGENHARIAS II <text:s text:c="35"/></text:p>
          </table:table-cell>
          <table:table-cell office:value-type="string">
            <text:p>Revista Design em Foco (Salvado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827</text:p>
          </table:table-cell>
          <table:table-cell office:value-type="string">
            <text:p>ENGENHARIAS II <text:s text:c="35"/></text:p>
          </table:table-cell>
          <table:table-cell office:value-type="string">
            <text:p>Revista do Cour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9855</text:p>
          </table:table-cell>
          <table:table-cell office:value-type="string">
            <text:p>ENGENHARIAS II <text:s text:c="35"/></text:p>
          </table:table-cell>
          <table:table-cell office:value-type="string">
            <text:p>Revista do Instituto Adolfo Lutz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674</text:p>
          </table:table-cell>
          <table:table-cell office:value-type="string">
            <text:p>ENGENHARIAS II <text:s text:c="35"/></text:p>
          </table:table-cell>
          <table:table-cell office:value-type="string">
            <text:p>Revista do Instituto de Latícinios Cândido Tost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4665</text:p>
          </table:table-cell>
          <table:table-cell office:value-type="string">
            <text:p>ENGENHARIAS II <text:s text:c="35"/></text:p>
          </table:table-cell>
          <table:table-cell office:value-type="string">
            <text:p>Revista do Instituto de Medicina Tropical de São Paul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09</text:p>
          </table:table-cell>
          <table:table-cell office:value-type="string">
            <text:p>ENGENHARIAS II <text:s text:c="35"/></text:p>
          </table:table-cell>
          <table:table-cell office:value-type="string">
            <text:p>Revista do Museu de Arqueologia e Etn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956</text:p>
          </table:table-cell>
          <table:table-cell office:value-type="string">
            <text:p>ENGENHARIAS II <text:s text:c="35"/></text:p>
          </table:table-cell>
          <table:table-cell office:value-type="string">
            <text:p>Revista Econômica do Nordes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811</text:p>
          </table:table-cell>
          <table:table-cell office:value-type="string">
            <text:p>ENGENHARIAS II <text:s text:c="35"/></text:p>
          </table:table-cell>
          <table:table-cell office:value-type="string">
            <text:p>Revista Educação e Tecnologia (Aracruz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664</text:p>
          </table:table-cell>
          <table:table-cell office:value-type="string">
            <text:p>ENGENHARIAS II <text:s text:c="35"/></text:p>
          </table:table-cell>
          <table:table-cell office:value-type="string">
            <text:p>Revista Educaonl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797</text:p>
          </table:table-cell>
          <table:table-cell office:value-type="string">
            <text:p>ENGENHARIAS II <text:s text:c="35"/></text:p>
          </table:table-cell>
          <table:table-cell office:value-type="string">
            <text:p>Revista Eletrônica de Materiais e Processos (UFC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285</text:p>
          </table:table-cell>
          <table:table-cell office:value-type="string">
            <text:p>ENGENHARIAS II <text:s text:c="35"/></text:p>
          </table:table-cell>
          <table:table-cell office:value-type="string">
            <text:p>Revista Eletrônica FJAV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26X</text:p>
          </table:table-cell>
          <table:table-cell office:value-type="string">
            <text:p>ENGENHARIAS II <text:s text:c="35"/></text:p>
          </table:table-cell>
          <table:table-cell office:value-type="string">
            <text:p>Revista Estradas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6230</text:p>
          </table:table-cell>
          <table:table-cell office:value-type="string">
            <text:p>ENGENHARIAS II <text:s text:c="35"/></text:p>
          </table:table-cell>
          <table:table-cell office:value-type="string">
            <text:p>Revista Facultad de Ingeniería Universidad de Antioqu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07</text:p>
          </table:table-cell>
          <table:table-cell office:value-type="string">
            <text:p>ENGENHARIAS II <text:s text:c="35"/></text:p>
          </table:table-cell>
          <table:table-cell office:value-type="string">
            <text:p>Revista FAPER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569</text:p>
          </table:table-cell>
          <table:table-cell office:value-type="string">
            <text:p>ENGENHARIAS II <text:s text:c="35"/></text:p>
          </table:table-cell>
          <table:table-cell office:value-type="string">
            <text:p>Revista Fitos (ALANA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542</text:p>
          </table:table-cell>
          <table:table-cell office:value-type="string">
            <text:p>ENGENHARIAS II <text:s text:c="35"/></text:p>
          </table:table-cell>
          <table:table-cell office:value-type="string">
            <text:p>Revista Gaúcha de Odontologia (Cessou em 1975. Cont. 0103-6971 RGO. Revista Gaúcha de Odontologia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448</text:p>
          </table:table-cell>
          <table:table-cell office:value-type="string">
            <text:p>ENGENHARIAS II <text:s text:c="35"/></text:p>
          </table:table-cell>
          <table:table-cell office:value-type="string">
            <text:p>Revista Gestão Industr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631</text:p>
          </table:table-cell>
          <table:table-cell office:value-type="string">
            <text:p>ENGENHARIAS II <text:s text:c="35"/></text:p>
          </table:table-cell>
          <table:table-cell office:value-type="string">
            <text:p>Revista Iberoameric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1-5653</text:p>
          </table:table-cell>
          <table:table-cell office:value-type="string">
            <text:p>ENGENHARIAS II <text:s text:c="35"/></text:p>
          </table:table-cell>
          <table:table-cell office:value-type="string">
            <text:p>Revista Iberoamericana de Educación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7-2729</text:p>
          </table:table-cell>
          <table:table-cell office:value-type="string">
            <text:p>ENGENHARIAS II <text:s text:c="35"/></text:p>
          </table:table-cell>
          <table:table-cell office:value-type="string">
            <text:p>Revista Iberoamericana de Ingeniería Mecán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0-1406</text:p>
          </table:table-cell>
          <table:table-cell office:value-type="string">
            <text:p>ENGENHARIAS II <text:s text:c="35"/></text:p>
          </table:table-cell>
          <table:table-cell office:value-type="string">
            <text:p>Revista Iberoamericana de Micologí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6651</text:p>
          </table:table-cell>
          <table:table-cell office:value-type="string">
            <text:p>ENGENHARIAS II <text:s text:c="35"/></text:p>
          </table:table-cell>
          <table:table-cell office:value-type="string">
            <text:p>Revista Iberoamericana de Polimer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046</text:p>
          </table:table-cell>
          <table:table-cell office:value-type="string">
            <text:p>ENGENHARIAS II <text:s text:c="35"/></text:p>
          </table:table-cell>
          <table:table-cell office:value-type="string">
            <text:p>Revista IBRACON de Materiais (Cessou em 2007. Fundiu-se com ISSN 1809-1121 Revista IBRACON de Estruturas e ISSN 1983-4195 Revista IBRACON de Estruturas e Materia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5-3076</text:p>
          </table:table-cell>
          <table:table-cell office:value-type="string">
            <text:p>ENGENHARIAS II <text:s text:c="35"/></text:p>
          </table:table-cell>
          <table:table-cell office:value-type="string">
            <text:p>Revista ICIDCA sobre los Derivados de la Caña de Azúcar (Disque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8-0992</text:p>
          </table:table-cell>
          <table:table-cell office:value-type="string">
            <text:p>ENGENHARIAS II <text:s text:c="35"/></text:p>
          </table:table-cell>
          <table:table-cell office:value-type="string">
            <text:p>Revista IEEE América Lati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378</text:p>
          </table:table-cell>
          <table:table-cell office:value-type="string">
            <text:p>ENGENHARIAS II <text:s text:c="35"/></text:p>
          </table:table-cell>
          <table:table-cell office:value-type="string">
            <text:p>Revista Inovação (FAPE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5-6952</text:p>
          </table:table-cell>
          <table:table-cell office:value-type="string">
            <text:p>ENGENHARIAS II <text:s text:c="35"/></text:p>
          </table:table-cell>
          <table:table-cell office:value-type="string">
            <text:p>Revista Latinoamericana de Metalurgia y Material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043</text:p>
          </table:table-cell>
          <table:table-cell office:value-type="string">
            <text:p>ENGENHARIAS II <text:s text:c="35"/></text:p>
          </table:table-cell>
          <table:table-cell office:value-type="string">
            <text:p>Revista Liberato (Novo Hamburg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1138</text:p>
          </table:table-cell>
          <table:table-cell office:value-type="string">
            <text:p>ENGENHARIAS II <text:s text:c="35"/></text:p>
          </table:table-cell>
          <table:table-cell office:value-type="string">
            <text:p>Revista Matemática Complutens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292</text:p>
          </table:table-cell>
          <table:table-cell office:value-type="string">
            <text:p>ENGENHARIAS II <text:s text:c="35"/></text:p>
          </table:table-cell>
          <table:table-cell office:value-type="string">
            <text:p>Revista Miner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837</text:p>
          </table:table-cell>
          <table:table-cell office:value-type="string">
            <text:p>ENGENHARIAS II <text:s text:c="35"/></text:p>
          </table:table-cell>
          <table:table-cell office:value-type="string">
            <text:p>Revista Nacional da Car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05X</text:p>
          </table:table-cell>
          <table:table-cell office:value-type="string">
            <text:p>ENGENHARIAS II <text:s text:c="35"/></text:p>
          </table:table-cell>
          <table:table-cell office:value-type="string">
            <text:p>Revista Paulista de Odon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726</text:p>
          </table:table-cell>
          <table:table-cell office:value-type="string">
            <text:p>ENGENHARIAS II <text:s text:c="35"/></text:p>
          </table:table-cell>
          <table:table-cell office:value-type="string">
            <text:p>Revista Pesquisa (UFC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876</text:p>
          </table:table-cell>
          <table:table-cell office:value-type="string">
            <text:p>ENGENHARIAS II <text:s text:c="35"/></text:p>
          </table:table-cell>
          <table:table-cell office:value-type="string">
            <text:p>Revista Pesquisa e Tecnologia FE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5001</text:p>
          </table:table-cell>
          <table:table-cell office:value-type="string">
            <text:p>ENGENHARIAS II <text:s text:c="35"/></text:p>
          </table:table-cell>
          <table:table-cell office:value-type="string">
            <text:p>Revista Petroquímica, Petróleo, Gas &amp; Quím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0389</text:p>
          </table:table-cell>
          <table:table-cell office:value-type="string">
            <text:p>ENGENHARIAS II <text:s text:c="35"/></text:p>
          </table:table-cell>
          <table:table-cell office:value-type="string">
            <text:p>Revista Portuguesa de Ciências Veterinári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901</text:p>
          </table:table-cell>
          <table:table-cell office:value-type="string">
            <text:p>ENGENHARIAS II <text:s text:c="35"/></text:p>
          </table:table-cell>
          <table:table-cell office:value-type="string">
            <text:p>Revista Produção Onl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64</text:p>
          </table:table-cell>
          <table:table-cell office:value-type="string">
            <text:p>ENGENHARIAS II <text:s text:c="35"/></text:p>
          </table:table-cell>
          <table:table-cell office:value-type="string">
            <text:p>Revista Química &amp; Tecnologia (UNICA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56X</text:p>
          </table:table-cell>
          <table:table-cell office:value-type="string">
            <text:p>ENGENHARIAS II <text:s text:c="35"/></text:p>
          </table:table-cell>
          <table:table-cell office:value-type="string">
            <text:p>Revista Saúde e Ambiente (UNIVILL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985</text:p>
          </table:table-cell>
          <table:table-cell office:value-type="string">
            <text:p>ENGENHARIAS II <text:s text:c="35"/></text:p>
          </table:table-cell>
          <table:table-cell office:value-type="string">
            <text:p>Revista Sul-Americana de Engenharia Estrutur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540</text:p>
          </table:table-cell>
          <table:table-cell office:value-type="string">
            <text:p>ENGENHARIAS II <text:s text:c="35"/></text:p>
          </table:table-cell>
          <table:table-cell office:value-type="string">
            <text:p>Revista Technologia (Cano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137</text:p>
          </table:table-cell>
          <table:table-cell office:value-type="string">
            <text:p>ENGENHARIAS II <text:s text:c="35"/></text:p>
          </table:table-cell>
          <table:table-cell office:value-type="string">
            <text:p>Revista Técnica de Energia Petróleo e Gá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0770</text:p>
          </table:table-cell>
          <table:table-cell office:value-type="string">
            <text:p>ENGENHARIAS II <text:s text:c="35"/></text:p>
          </table:table-cell>
          <table:table-cell office:value-type="string">
            <text:p>Revista Técnica de la Facultad de Ingeniería. Universidad del Zul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91</text:p>
          </table:table-cell>
          <table:table-cell office:value-type="string">
            <text:p>ENGENHARIAS II <text:s text:c="35"/></text:p>
          </table:table-cell>
          <table:table-cell office:value-type="string">
            <text:p>Revista Tecnologia (UNIFO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071</text:p>
          </table:table-cell>
          <table:table-cell office:value-type="string">
            <text:p>ENGENHARIAS II <text:s text:c="35"/></text:p>
          </table:table-cell>
          <table:table-cell office:value-type="string">
            <text:p>Revista Texti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275</text:p>
          </table:table-cell>
          <table:table-cell office:value-type="string">
            <text:p>ENGENHARIAS II <text:s text:c="35"/></text:p>
          </table:table-cell>
          <table:table-cell office:value-type="string">
            <text:p>Revista UNIVA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264</text:p>
          </table:table-cell>
          <table:table-cell office:value-type="string">
            <text:p>ENGENHARIAS II <text:s text:c="35"/></text:p>
          </table:table-cell>
          <table:table-cell office:value-type="string">
            <text:p>Revista Universidade Rural. Série Ciências da Vida (Cessou em 2007. Cont. ISSN 1983-4772 Revista de Ciências da Vid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578</text:p>
          </table:table-cell>
          <table:table-cell office:value-type="string">
            <text:p>ENGENHARIAS II <text:s text:c="35"/></text:p>
          </table:table-cell>
          <table:table-cell office:value-type="string">
            <text:p>Revista Universidade Rural. Série Ciências Exatas e da Terra (UFR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1563</text:p>
          </table:table-cell>
          <table:table-cell office:value-type="string">
            <text:p>ENGENHARIAS II <text:s text:c="35"/></text:p>
          </table:table-cell>
          <table:table-cell office:value-type="string">
            <text:p>Revue de Métallurgie (Imprimé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79-5119</text:p>
          </table:table-cell>
          <table:table-cell office:value-type="string">
            <text:p>ENGENHARIAS II <text:s text:c="35"/></text:p>
          </table:table-cell>
          <table:table-cell office:value-type="string">
            <text:p>Revue Européenne de Génie Civil (Cessou em 2004. Cont. ISSN 1774-7120 Revue Européenne de Génie Civi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0-256X</text:p>
          </table:table-cell>
          <table:table-cell office:value-type="string">
            <text:p>ENGENHARIAS II <text:s text:c="35"/></text:p>
          </table:table-cell>
          <table:table-cell office:value-type="string">
            <text:p>Revue Générale des Rout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4511</text:p>
          </table:table-cell>
          <table:table-cell office:value-type="string">
            <text:p>ENGENHARIAS II <text:s text:c="35"/></text:p>
          </table:table-cell>
          <table:table-cell office:value-type="string">
            <text:p>Rheologica Acta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321</text:p>
          </table:table-cell>
          <table:table-cell office:value-type="string">
            <text:p>ENGENHARIAS II <text:s text:c="35"/></text:p>
          </table:table-cell>
          <table:table-cell office:value-type="string">
            <text:p>Rios (FASET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708</text:p>
          </table:table-cell>
          <table:table-cell office:value-type="string">
            <text:p>ENGENHARIAS II <text:s text:c="35"/></text:p>
          </table:table-cell>
          <table:table-cell office:value-type="string">
            <text:p>ROBRAC (Online) (Goiân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531</text:p>
          </table:table-cell>
          <table:table-cell office:value-type="string">
            <text:p>ENGENHARIAS II <text:s text:c="35"/></text:p>
          </table:table-cell>
          <table:table-cell office:value-type="string">
            <text:p>Rochas de Quali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51</text:p>
          </table:table-cell>
          <table:table-cell office:value-type="string">
            <text:p>ENGENHARIAS II <text:s text:c="35"/></text:p>
          </table:table-cell>
          <table:table-cell office:value-type="string">
            <text:p>RUA. Revista de Arquitetura e Urbanism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9475</text:p>
          </table:table-cell>
          <table:table-cell office:value-type="string">
            <text:p>ENGENHARIAS II <text:s text:c="35"/></text:p>
          </table:table-cell>
          <table:table-cell office:value-type="string">
            <text:p>Rubber Chemistry and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7191</text:p>
          </table:table-cell>
          <table:table-cell office:value-type="string">
            <text:p>ENGENHARIAS II <text:s text:c="35"/></text:p>
          </table:table-cell>
          <table:table-cell office:value-type="string">
            <text:p>SAE Technical Paper Seri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56</text:p>
          </table:table-cell>
          <table:table-cell office:value-type="string">
            <text:p>ENGENHARIAS II <text:s text:c="35"/></text:p>
          </table:table-cell>
          <table:table-cell office:value-type="string">
            <text:p>Saneamento Ambient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1-0459</text:p>
          </table:table-cell>
          <table:table-cell office:value-type="string">
            <text:p>ENGENHARIAS II <text:s text:c="35"/></text:p>
          </table:table-cell>
          <table:table-cell office:value-type="string">
            <text:p>Scandinavian Journal of Metallur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8075</text:p>
          </table:table-cell>
          <table:table-cell office:value-type="string">
            <text:p>ENGENHARIAS II <text:s text:c="35"/></text:p>
          </table:table-cell>
          <table:table-cell office:value-type="string">
            <text:p>Science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2-1233</text:p>
          </table:table-cell>
          <table:table-cell office:value-type="string">
            <text:p>ENGENHARIAS II <text:s text:c="35"/></text:p>
          </table:table-cell>
          <table:table-cell office:value-type="string">
            <text:p>Science and Engineering of Composite Materi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8-6996</text:p>
          </table:table-cell>
          <table:table-cell office:value-type="string">
            <text:p>ENGENHARIAS II <text:s text:c="35"/></text:p>
          </table:table-cell>
          <table:table-cell office:value-type="string">
            <text:p>Science and Technology of Advanced Mate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7-6075</text:p>
          </table:table-cell>
          <table:table-cell office:value-type="string">
            <text:p>ENGENHARIAS II <text:s text:c="35"/></text:p>
          </table:table-cell>
          <table:table-cell office:value-type="string">
            <text:p>Science and Technology of Nuclear Installation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1718</text:p>
          </table:table-cell>
          <table:table-cell office:value-type="string">
            <text:p>ENGENHARIAS II <text:s text:c="35"/></text:p>
          </table:table-cell>
          <table:table-cell office:value-type="string">
            <text:p>Science and Technology of Welding and Join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50-820X</text:p>
          </table:table-cell>
          <table:table-cell office:value-type="string">
            <text:p>ENGENHARIAS II <text:s text:c="35"/></text:p>
          </table:table-cell>
          <table:table-cell office:value-type="string">
            <text:p>Science of Sint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9697</text:p>
          </table:table-cell>
          <table:table-cell office:value-type="string">
            <text:p>ENGENHARIAS II <text:s text:c="35"/></text:p>
          </table:table-cell>
          <table:table-cell office:value-type="string">
            <text:p>Science of the Total Environ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016</text:p>
          </table:table-cell>
          <table:table-cell office:value-type="string">
            <text:p>ENGENHARIAS II <text:s text:c="35"/></text:p>
          </table:table-cell>
          <table:table-cell office:value-type="string">
            <text:p>Scientia Agrícola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2-1701</text:p>
          </table:table-cell>
          <table:table-cell office:value-type="string">
            <text:p>ENGENHARIAS II <text:s text:c="35"/></text:p>
          </table:table-cell>
          <table:table-cell office:value-type="string">
            <text:p>Scientia et Techn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324</text:p>
          </table:table-cell>
          <table:table-cell office:value-type="string">
            <text:p>ENGENHARIAS II <text:s text:c="35"/></text:p>
          </table:table-cell>
          <table:table-cell office:value-type="string">
            <text:p>Scientia Forestalis (IPEF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238</text:p>
          </table:table-cell>
          <table:table-cell office:value-type="string">
            <text:p>ENGENHARIAS II <text:s text:c="35"/></text:p>
          </table:table-cell>
          <table:table-cell office:value-type="string">
            <text:p>Scientia Horticultura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793</text:p>
          </table:table-cell>
          <table:table-cell office:value-type="string">
            <text:p>ENGENHARIAS II <text:s text:c="35"/></text:p>
          </table:table-cell>
          <table:table-cell office:value-type="string">
            <text:p>Scientia Ple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8-9130</text:p>
          </table:table-cell>
          <table:table-cell office:value-type="string">
            <text:p>ENGENHARIAS II <text:s text:c="35"/></text:p>
          </table:table-cell>
          <table:table-cell office:value-type="string">
            <text:p>Scientometr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6462</text:p>
          </table:table-cell>
          <table:table-cell office:value-type="string">
            <text:p>ENGENHARIAS II <text:s text:c="35"/></text:p>
          </table:table-cell>
          <table:table-cell office:value-type="string">
            <text:p>Scripta Materialia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716X</text:p>
          </table:table-cell>
          <table:table-cell office:value-type="string">
            <text:p>ENGENHARIAS II <text:s text:c="35"/></text:p>
          </table:table-cell>
          <table:table-cell office:value-type="string">
            <text:p>Scripta Metallurgica et Materialia (Cessou em 1995. Cont. ISSN 1359-6462 Scripta Materia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47-7806</text:p>
          </table:table-cell>
          <table:table-cell office:value-type="string">
            <text:p>ENGENHARIAS II <text:s text:c="35"/></text:p>
          </table:table-cell>
          <table:table-cell office:value-type="string">
            <text:p>Sécheresse (Montroug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1-0952</text:p>
          </table:table-cell>
          <table:table-cell office:value-type="string">
            <text:p>ENGENHARIAS II <text:s text:c="35"/></text:p>
          </table:table-cell>
          <table:table-cell office:value-type="string">
            <text:p>Seed Science and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1242</text:p>
          </table:table-cell>
          <table:table-cell office:value-type="string">
            <text:p>ENGENHARIAS II <text:s text:c="35"/></text:p>
          </table:table-cell>
          <table:table-cell office:value-type="string">
            <text:p>Semiconductor Science and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198X</text:p>
          </table:table-cell>
          <table:table-cell office:value-type="string">
            <text:p>ENGENHARIAS II <text:s text:c="35"/></text:p>
          </table:table-cell>
          <table:table-cell office:value-type="string">
            <text:p>Sensor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6-5479</text:p>
          </table:table-cell>
          <table:table-cell office:value-type="string">
            <text:p>ENGENHARIAS II <text:s text:c="35"/></text:p>
          </table:table-cell>
          <table:table-cell office:value-type="string">
            <text:p>Sensors &amp; Transduc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4005</text:p>
          </table:table-cell>
          <table:table-cell office:value-type="string">
            <text:p>ENGENHARIAS II <text:s text:c="35"/></text:p>
          </table:table-cell>
          <table:table-cell office:value-type="string">
            <text:p>Sensors and Actuators. B, Chemic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866</text:p>
          </table:table-cell>
          <table:table-cell office:value-type="string">
            <text:p>ENGENHARIAS II <text:s text:c="35"/></text:p>
          </table:table-cell>
          <table:table-cell office:value-type="string">
            <text:p>Separation and Purification Tech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6395</text:p>
          </table:table-cell>
          <table:table-cell office:value-type="string">
            <text:p>ENGENHARIAS II <text:s text:c="35"/></text:p>
          </table:table-cell>
          <table:table-cell office:value-type="string">
            <text:p>Separation Science and Tech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155</text:p>
          </table:table-cell>
          <table:table-cell office:value-type="string">
            <text:p>ENGENHARIAS II <text:s text:c="35"/></text:p>
          </table:table-cell>
          <table:table-cell office:value-type="string">
            <text:p>Série Rochas e Minerais Industri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5225</text:p>
          </table:table-cell>
          <table:table-cell office:value-type="string">
            <text:p>ENGENHARIAS II <text:s text:c="35"/></text:p>
          </table:table-cell>
          <table:table-cell office:value-type="string">
            <text:p>Silicates Industrie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99X</text:p>
          </table:table-cell>
          <table:table-cell office:value-type="string">
            <text:p>ENGENHARIAS II <text:s text:c="35"/></text:p>
          </table:table-cell>
          <table:table-cell office:value-type="string">
            <text:p>Sinergia (CEFET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3-6810</text:p>
          </table:table-cell>
          <table:table-cell office:value-type="string">
            <text:p>ENGENHARIAS II <text:s text:c="35"/></text:p>
          </table:table-cell>
          <table:table-cell office:value-type="string">
            <text:p>Small (Weinhei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1726</text:p>
          </table:table-cell>
          <table:table-cell office:value-type="string">
            <text:p>ENGENHARIAS II <text:s text:c="35"/></text:p>
          </table:table-cell>
          <table:table-cell office:value-type="string">
            <text:p>Smart Materials and Structur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75X</text:p>
          </table:table-cell>
          <table:table-cell office:value-type="string">
            <text:p>ENGENHARIAS II <text:s text:c="35"/></text:p>
          </table:table-cell>
          <table:table-cell office:value-type="string">
            <text:p>Soil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5995</text:p>
          </table:table-cell>
          <table:table-cell office:value-type="string">
            <text:p>ENGENHARIAS II <text:s text:c="35"/></text:p>
          </table:table-cell>
          <table:table-cell office:value-type="string">
            <text:p>Soil Science Society of America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92X</text:p>
          </table:table-cell>
          <table:table-cell office:value-type="string">
            <text:p>ENGENHARIAS II <text:s text:c="35"/></text:p>
          </table:table-cell>
          <table:table-cell office:value-type="string">
            <text:p>Solar Ener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0248</text:p>
          </table:table-cell>
          <table:table-cell office:value-type="string">
            <text:p>ENGENHARIAS II <text:s text:c="35"/></text:p>
          </table:table-cell>
          <table:table-cell office:value-type="string">
            <text:p>Solar Energy Materials and Solar Cell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224</text:p>
          </table:table-cell>
          <table:table-cell office:value-type="string">
            <text:p>ENGENHARIAS II <text:s text:c="35"/></text:p>
          </table:table-cell>
          <table:table-cell office:value-type="string">
            <text:p>Soldagem e Inspeçã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1098</text:p>
          </table:table-cell>
          <table:table-cell office:value-type="string">
            <text:p>ENGENHARIAS II <text:s text:c="35"/></text:p>
          </table:table-cell>
          <table:table-cell office:value-type="string">
            <text:p>Solid State Commun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2738</text:p>
          </table:table-cell>
          <table:table-cell office:value-type="string">
            <text:p>ENGENHARIAS II <text:s text:c="35"/></text:p>
          </table:table-cell>
          <table:table-cell office:value-type="string">
            <text:p>Solid State Ion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3-2558</text:p>
          </table:table-cell>
          <table:table-cell office:value-type="string">
            <text:p>ENGENHARIAS II <text:s text:c="35"/></text:p>
          </table:table-cell>
          <table:table-cell office:value-type="string">
            <text:p>Solid State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21</text:p>
          </table:table-cell>
          <table:table-cell office:value-type="string">
            <text:p>ENGENHARIAS II <text:s text:c="35"/></text:p>
          </table:table-cell>
          <table:table-cell office:value-type="string">
            <text:p>Solos e Rochas (Cessou em 2006. Cont. ISSN 1980-9743 Soils &amp; Rock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6299</text:p>
          </table:table-cell>
          <table:table-cell office:value-type="string">
            <text:p>ENGENHARIAS II <text:s text:c="35"/></text:p>
          </table:table-cell>
          <table:table-cell office:value-type="string">
            <text:p>Solvent Extraction and Ion Exchang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431</text:p>
          </table:table-cell>
          <table:table-cell office:value-type="string">
            <text:p>ENGENHARIAS II <text:s text:c="35"/></text:p>
          </table:table-cell>
          <table:table-cell office:value-type="string">
            <text:p>Southern Brazilian Journal of 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3511</text:p>
          </table:table-cell>
          <table:table-cell office:value-type="string">
            <text:p>ENGENHARIAS II <text:s text:c="35"/></text:p>
          </table:table-cell>
          <table:table-cell office:value-type="string">
            <text:p>Space Structures (Cessou em 1987. Cont. ISSN 0956-0599 International Journal of Space Structur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1-1951</text:p>
          </table:table-cell>
          <table:table-cell office:value-type="string">
            <text:p>ENGENHARIAS II <text:s text:c="35"/></text:p>
          </table:table-cell>
          <table:table-cell office:value-type="string">
            <text:p>Spectrochimica Acta (Cessou em 1966. Foi desdobrado em dois: ISSN 0584-8539 Spectrochimica Acta. Part A, Molecular Spectroscopy e ISSN 0584-8547 Spectrochimica Acta. Part B, Atomic Spectroscop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1425</text:p>
          </table:table-cell>
          <table:table-cell office:value-type="string">
            <text:p>ENGENHARIAS II <text:s text:c="35"/></text:p>
          </table:table-cell>
          <table:table-cell office:value-type="string">
            <text:p>Spectrochimica Acta. Part A, Molecular and Biomolecular Spectroscop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4-8547</text:p>
          </table:table-cell>
          <table:table-cell office:value-type="string">
            <text:p>ENGENHARIAS II <text:s text:c="35"/></text:p>
          </table:table-cell>
          <table:table-cell office:value-type="string">
            <text:p>Spectrochimica Acta. Part B, Atomic Spectrosco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7010</text:p>
          </table:table-cell>
          <table:table-cell office:value-type="string">
            <text:p>ENGENHARIAS II <text:s text:c="35"/></text:p>
          </table:table-cell>
          <table:table-cell office:value-type="string">
            <text:p>Spectroscopy Letter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214</text:p>
          </table:table-cell>
          <table:table-cell office:value-type="string">
            <text:p>ENGENHARIAS II <text:s text:c="35"/></text:p>
          </table:table-cell>
          <table:table-cell office:value-type="string">
            <text:p>STAB (Piracica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4803</text:p>
          </table:table-cell>
          <table:table-cell office:value-type="string">
            <text:p>ENGENHARIAS II <text:s text:c="35"/></text:p>
          </table:table-cell>
          <table:table-cell office:value-type="string">
            <text:p>Stahl und Eisen (1881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9056</text:p>
          </table:table-cell>
          <table:table-cell office:value-type="string">
            <text:p>ENGENHARIAS II <text:s text:c="35"/></text:p>
          </table:table-cell>
          <table:table-cell office:value-type="string">
            <text:p>Stärke (Weinhei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1-3683</text:p>
          </table:table-cell>
          <table:table-cell office:value-type="string">
            <text:p>ENGENHARIAS II <text:s text:c="35"/></text:p>
          </table:table-cell>
          <table:table-cell office:value-type="string">
            <text:p>Steel Research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7798</text:p>
          </table:table-cell>
          <table:table-cell office:value-type="string">
            <text:p>ENGENHARIAS II <text:s text:c="35"/></text:p>
          </table:table-cell>
          <table:table-cell office:value-type="string">
            <text:p>Steel Times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5099</text:p>
          </table:table-cell>
          <table:table-cell office:value-type="string">
            <text:p>ENGENHARIAS II <text:s text:c="35"/></text:p>
          </table:table-cell>
          <table:table-cell office:value-type="string">
            <text:p>Stem Cells (Dayton, Ohi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5-9656</text:p>
          </table:table-cell>
          <table:table-cell office:value-type="string">
            <text:p>ENGENHARIAS II <text:s text:c="35"/></text:p>
          </table:table-cell>
          <table:table-cell office:value-type="string">
            <text:p>Stewart Postharvest Review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2-8589</text:p>
          </table:table-cell>
          <table:table-cell office:value-type="string">
            <text:p>ENGENHARIAS II <text:s text:c="35"/></text:p>
          </table:table-cell>
          <table:table-cell office:value-type="string">
            <text:p>Stomatologija (Kauna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7281</text:p>
          </table:table-cell>
          <table:table-cell office:value-type="string">
            <text:p>ENGENHARIAS II <text:s text:c="35"/></text:p>
          </table:table-cell>
          <table:table-cell office:value-type="string">
            <text:p>Studies in Applied Electromagnetics and Mechan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3630</text:p>
          </table:table-cell>
          <table:table-cell office:value-type="string">
            <text:p>ENGENHARIAS II <text:s text:c="35"/></text:p>
          </table:table-cell>
          <table:table-cell office:value-type="string">
            <text:p>Studies in Conservation (Cessou em 195u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2991</text:p>
          </table:table-cell>
          <table:table-cell office:value-type="string">
            <text:p>ENGENHARIAS II <text:s text:c="35"/></text:p>
          </table:table-cell>
          <table:table-cell office:value-type="string">
            <text:p>Studies in Surface Science and Catalys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405</text:p>
          </table:table-cell>
          <table:table-cell office:value-type="string">
            <text:p>ENGENHARIAS II <text:s text:c="35"/></text:p>
          </table:table-cell>
          <table:table-cell office:value-type="string">
            <text:p>Summa Phytopatholog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2048</text:p>
          </table:table-cell>
          <table:table-cell office:value-type="string">
            <text:p>ENGENHARIAS II <text:s text:c="35"/></text:p>
          </table:table-cell>
          <table:table-cell office:value-type="string">
            <text:p>Superconductor Science and Tech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7-8972</text:p>
          </table:table-cell>
          <table:table-cell office:value-type="string">
            <text:p>ENGENHARIAS II <text:s text:c="35"/></text:p>
          </table:table-cell>
          <table:table-cell office:value-type="string">
            <text:p>Surface &amp; Coatings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2421</text:p>
          </table:table-cell>
          <table:table-cell office:value-type="string">
            <text:p>ENGENHARIAS II <text:s text:c="35"/></text:p>
          </table:table-cell>
          <table:table-cell office:value-type="string">
            <text:p>Surface and Interface Analy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0844</text:p>
          </table:table-cell>
          <table:table-cell office:value-type="string">
            <text:p>ENGENHARIAS II <text:s text:c="35"/></text:p>
          </table:table-cell>
          <table:table-cell office:value-type="string">
            <text:p>Surface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625X</text:p>
          </table:table-cell>
          <table:table-cell office:value-type="string">
            <text:p>ENGENHARIAS II <text:s text:c="35"/></text:p>
          </table:table-cell>
          <table:table-cell office:value-type="string">
            <text:p>Surface Review and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6028</text:p>
          </table:table-cell>
          <table:table-cell office:value-type="string">
            <text:p>ENGENHARIAS II <text:s text:c="35"/></text:p>
          </table:table-cell>
          <table:table-cell office:value-type="string">
            <text:p>Surface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6-5214</text:p>
          </table:table-cell>
          <table:table-cell office:value-type="string">
            <text:p>ENGENHARIAS II <text:s text:c="35"/></text:p>
          </table:table-cell>
          <table:table-cell office:value-type="string">
            <text:p>Synlett (Stuttgar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5714</text:p>
          </table:table-cell>
          <table:table-cell office:value-type="string">
            <text:p>ENGENHARIAS II <text:s text:c="35"/></text:p>
          </table:table-cell>
          <table:table-cell office:value-type="string">
            <text:p>Synthesis and Reactivity in Inorganic and Metal-Organic Chemistry (Cessou em 2004. Cont. ISSN 1553-3174 Synthesis and Reactivity in Inorganic, Metal-Organic, and Nano-Metal Chemistr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7911</text:p>
          </table:table-cell>
          <table:table-cell office:value-type="string">
            <text:p>ENGENHARIAS II <text:s text:c="35"/></text:p>
          </table:table-cell>
          <table:table-cell office:value-type="string">
            <text:p>Synthetic Commun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6779</text:p>
          </table:table-cell>
          <table:table-cell office:value-type="string">
            <text:p>ENGENHARIAS II <text:s text:c="35"/></text:p>
          </table:table-cell>
          <table:table-cell office:value-type="string">
            <text:p>Synthetic Met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892</text:p>
          </table:table-cell>
          <table:table-cell office:value-type="string">
            <text:p>ENGENHARIAS II <text:s text:c="35"/></text:p>
          </table:table-cell>
          <table:table-cell office:value-type="string">
            <text:p>T &amp; N Petróle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5-0028</text:p>
          </table:table-cell>
          <table:table-cell office:value-type="string">
            <text:p>ENGENHARIAS II <text:s text:c="35"/></text:p>
          </table:table-cell>
          <table:table-cell office:value-type="string">
            <text:p>Taikabutsu Overseas (Cessou em 1999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9140</text:p>
          </table:table-cell>
          <table:table-cell office:value-type="string">
            <text:p>ENGENHARIAS II <text:s text:c="35"/></text:p>
          </table:table-cell>
          <table:table-cell office:value-type="string">
            <text:p>Talanta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4-1415</text:p>
          </table:table-cell>
          <table:table-cell office:value-type="string">
            <text:p>ENGENHARIAS II <text:s text:c="35"/></text:p>
          </table:table-cell>
          <table:table-cell office:value-type="string">
            <text:p>Tappi Journal (Cessou em 2001. Fundiu-se com ISSN 1093-670X PIMA's ... Papermaker e ISSN 1537-0275 Solutions! (Norcross, Ga.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053</text:p>
          </table:table-cell>
          <table:table-cell office:value-type="string">
            <text:p>ENGENHARIAS II <text:s text:c="35"/></text:p>
          </table:table-cell>
          <table:table-cell office:value-type="string">
            <text:p>Techne : Revista de Tecnologia da Construção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1625</text:p>
          </table:table-cell>
          <table:table-cell office:value-type="string">
            <text:p>ENGENHARIAS II <text:s text:c="35"/></text:p>
          </table:table-cell>
          <table:table-cell office:value-type="string">
            <text:p>Technological Forecasting &amp; Social Chang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138</text:p>
          </table:table-cell>
          <table:table-cell office:value-type="string">
            <text:p>ENGENHARIAS II <text:s text:c="35"/></text:p>
          </table:table-cell>
          <table:table-cell office:value-type="string">
            <text:p>Técnicouro (Novo Hamburg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229</text:p>
          </table:table-cell>
          <table:table-cell office:value-type="string">
            <text:p>ENGENHARIAS II <text:s text:c="35"/></text:p>
          </table:table-cell>
          <table:table-cell office:value-type="string">
            <text:p>Tecno-Lógica (UNI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871</text:p>
          </table:table-cell>
          <table:table-cell office:value-type="string">
            <text:p>ENGENHARIAS II <text:s text:c="35"/></text:p>
          </table:table-cell>
          <table:table-cell office:value-type="string">
            <text:p>Tecnologia &amp; Ciência Agropecuá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74</text:p>
          </table:table-cell>
          <table:table-cell office:value-type="string">
            <text:p>ENGENHARIAS II <text:s text:c="35"/></text:p>
          </table:table-cell>
          <table:table-cell office:value-type="string">
            <text:p>Tecnologia Ambi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00X</text:p>
          </table:table-cell>
          <table:table-cell office:value-type="string">
            <text:p>ENGENHARIAS II <text:s text:c="35"/></text:p>
          </table:table-cell>
          <table:table-cell office:value-type="string">
            <text:p>Tecnologia em Metalurgia e Materiais (São Paul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4158</text:p>
          </table:table-cell>
          <table:table-cell office:value-type="string">
            <text:p>ENGENHARIAS II <text:s text:c="35"/></text:p>
          </table:table-cell>
          <table:table-cell office:value-type="string">
            <text:p>Tecnología Láctea Latinoameric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82</text:p>
          </table:table-cell>
          <table:table-cell office:value-type="string">
            <text:p>ENGENHARIAS II <text:s text:c="35"/></text:p>
          </table:table-cell>
          <table:table-cell office:value-type="string">
            <text:p>Tecnologia Miner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1951</text:p>
          </table:table-cell>
          <table:table-cell office:value-type="string">
            <text:p>ENGENHARIAS II <text:s text:c="35"/></text:p>
          </table:table-cell>
          <table:table-cell office:value-type="string">
            <text:p>Tectonophysics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0-6509</text:p>
          </table:table-cell>
          <table:table-cell office:value-type="string">
            <text:p>ENGENHARIAS II <text:s text:c="35"/></text:p>
          </table:table-cell>
          <table:table-cell office:value-type="string">
            <text:p>Tellus. Series B, Chemical and Physical Meteo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966</text:p>
          </table:table-cell>
          <table:table-cell office:value-type="string">
            <text:p>ENGENHARIAS II <text:s text:c="35"/></text:p>
          </table:table-cell>
          <table:table-cell office:value-type="string">
            <text:p>TEMA. Tendências em Matemática Aplicada e Computa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669</text:p>
          </table:table-cell>
          <table:table-cell office:value-type="string">
            <text:p>ENGENHARIAS II <text:s text:c="35"/></text:p>
          </table:table-cell>
          <table:table-cell office:value-type="string">
            <text:p>Tendencias do Trabalh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4020</text:p>
          </table:table-cell>
          <table:table-cell office:value-type="string">
            <text:p>ENGENHARIAS II <text:s text:c="35"/></text:p>
          </table:table-cell>
          <table:table-cell office:value-type="string">
            <text:p>Tetrahedron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4039</text:p>
          </table:table-cell>
          <table:table-cell office:value-type="string">
            <text:p>ENGENHARIAS II <text:s text:c="35"/></text:p>
          </table:table-cell>
          <table:table-cell office:value-type="string">
            <text:p>Tetrahedron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166</text:p>
          </table:table-cell>
          <table:table-cell office:value-type="string">
            <text:p>ENGENHARIAS II <text:s text:c="35"/></text:p>
          </table:table-cell>
          <table:table-cell office:value-type="string">
            <text:p>Tetrahedron: Asymme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1575</text:p>
          </table:table-cell>
          <table:table-cell office:value-type="string">
            <text:p>ENGENHARIAS II <text:s text:c="35"/></text:p>
          </table:table-cell>
          <table:table-cell office:value-type="string">
            <text:p>Tetsu to Hagane / Journal of Iron and Steel Institute of Japa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04X</text:p>
          </table:table-cell>
          <table:table-cell office:value-type="string">
            <text:p>ENGENHARIAS II <text:s text:c="35"/></text:p>
          </table:table-cell>
          <table:table-cell office:value-type="string">
            <text:p>The American Mineralogis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670</text:p>
          </table:table-cell>
          <table:table-cell office:value-type="string">
            <text:p>ENGENHARIAS II <text:s text:c="35"/></text:p>
          </table:table-cell>
          <table:table-cell office:value-type="string">
            <text:p>The Brazilian Journal of Infectious Disease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8208</text:p>
          </table:table-cell>
          <table:table-cell office:value-type="string">
            <text:p>ENGENHARIAS II <text:s text:c="35"/></text:p>
          </table:table-cell>
          <table:table-cell office:value-type="string">
            <text:p>The Electrochemical Society Interfa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028</text:p>
          </table:table-cell>
          <table:table-cell office:value-type="string">
            <text:p>ENGENHARIAS II <text:s text:c="35"/></text:p>
          </table:table-cell>
          <table:table-cell office:value-type="string">
            <text:p>The European Physical Journal. B, Condensed Matter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2-8941</text:p>
          </table:table-cell>
          <table:table-cell office:value-type="string">
            <text:p>ENGENHARIAS II <text:s text:c="35"/></text:p>
          </table:table-cell>
          <table:table-cell office:value-type="string">
            <text:p>The European Physical Journal. E, Soft Matter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6638</text:p>
          </table:table-cell>
          <table:table-cell office:value-type="string">
            <text:p>ENGENHARIAS II <text:s text:c="35"/></text:p>
          </table:table-cell>
          <table:table-cell office:value-type="string">
            <text:p>The FASEB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65-499X</text:p>
          </table:table-cell>
          <table:table-cell office:value-type="string">
            <text:p>ENGENHARIAS II <text:s text:c="35"/></text:p>
          </table:table-cell>
          <table:table-cell office:value-type="string">
            <text:p>The International Journal of Information Science for Decision Making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3349</text:p>
          </table:table-cell>
          <table:table-cell office:value-type="string">
            <text:p>ENGENHARIAS II <text:s text:c="35"/></text:p>
          </table:table-cell>
          <table:table-cell office:value-type="string">
            <text:p>The International Journal of Life Cycle Assess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2174</text:p>
          </table:table-cell>
          <table:table-cell office:value-type="string">
            <text:p>ENGENHARIAS II <text:s text:c="35"/></text:p>
          </table:table-cell>
          <table:table-cell office:value-type="string">
            <text:p>The International Journal of Prosthodon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464</text:p>
          </table:table-cell>
          <table:table-cell office:value-type="string">
            <text:p>ENGENHARIAS II <text:s text:c="35"/></text:p>
          </table:table-cell>
          <table:table-cell office:value-type="string">
            <text:p>The Journal of Adhes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06</text:p>
          </table:table-cell>
          <table:table-cell office:value-type="string">
            <text:p>ENGENHARIAS II <text:s text:c="35"/></text:p>
          </table:table-cell>
          <table:table-cell office:value-type="string">
            <text:p>The Journal of Chemical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2X</text:p>
          </table:table-cell>
          <table:table-cell office:value-type="string">
            <text:p>ENGENHARIAS II <text:s text:c="35"/></text:p>
          </table:table-cell>
          <table:table-cell office:value-type="string">
            <text:p>The Journal of Clinical Endocrinology and Metabolis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4628</text:p>
          </table:table-cell>
          <table:table-cell office:value-type="string">
            <text:p>ENGENHARIAS II <text:s text:c="35"/></text:p>
          </table:table-cell>
          <table:table-cell office:value-type="string">
            <text:p>The Journal of Clinical Pediatric Dentist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2905</text:p>
          </table:table-cell>
          <table:table-cell office:value-type="string">
            <text:p>ENGENHARIAS II <text:s text:c="35"/></text:p>
          </table:table-cell>
          <table:table-cell office:value-type="string">
            <text:p>The Journal of Essential Oi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498X</text:p>
          </table:table-cell>
          <table:table-cell office:value-type="string">
            <text:p>ENGENHARIAS II <text:s text:c="35"/></text:p>
          </table:table-cell>
          <table:table-cell office:value-type="string">
            <text:p>The Journal of Gene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166</text:p>
          </table:table-cell>
          <table:table-cell office:value-type="string">
            <text:p>ENGENHARIAS II <text:s text:c="35"/></text:p>
          </table:table-cell>
          <table:table-cell office:value-type="string">
            <text:p>The Journal of Nutri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395</text:p>
          </table:table-cell>
          <table:table-cell office:value-type="string">
            <text:p>ENGENHARIAS II <text:s text:c="35"/></text:p>
          </table:table-cell>
          <table:table-cell office:value-type="string">
            <text:p>The Journal of Parasi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5639</text:p>
          </table:table-cell>
          <table:table-cell office:value-type="string">
            <text:p>ENGENHARIAS II <text:s text:c="35"/></text:p>
          </table:table-cell>
          <table:table-cell office:value-type="string">
            <text:p>The Journal of Physical Chemistry. 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3-2116</text:p>
          </table:table-cell>
          <table:table-cell office:value-type="string">
            <text:p>ENGENHARIAS II <text:s text:c="35"/></text:p>
          </table:table-cell>
          <table:table-cell office:value-type="string">
            <text:p>The Journal of Pipeline Engineer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7-6782</text:p>
          </table:table-cell>
          <table:table-cell office:value-type="string">
            <text:p>ENGENHARIAS II <text:s text:c="35"/></text:p>
          </table:table-cell>
          <table:table-cell office:value-type="string">
            <text:p>The Journal of Product Innovation Manag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913</text:p>
          </table:table-cell>
          <table:table-cell office:value-type="string">
            <text:p>ENGENHARIAS II <text:s text:c="35"/></text:p>
          </table:table-cell>
          <table:table-cell office:value-type="string">
            <text:p>The Journal of Prosthetic Dent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1697</text:p>
          </table:table-cell>
          <table:table-cell office:value-type="string">
            <text:p>ENGENHARIAS II <text:s text:c="35"/></text:p>
          </table:table-cell>
          <table:table-cell office:value-type="string">
            <text:p>The Journal of Solid Waste Technology and Manag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8446</text:p>
          </table:table-cell>
          <table:table-cell office:value-type="string">
            <text:p>ENGENHARIAS II <text:s text:c="35"/></text:p>
          </table:table-cell>
          <table:table-cell office:value-type="string">
            <text:p>The Journal of Supercritical Fluid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726</text:p>
          </table:table-cell>
          <table:table-cell office:value-type="string">
            <text:p>ENGENHARIAS II <text:s text:c="35"/></text:p>
          </table:table-cell>
          <table:table-cell office:value-type="string">
            <text:p>The Journal of the American Leather Chemists Associ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80</text:p>
          </table:table-cell>
          <table:table-cell office:value-type="string">
            <text:p>ENGENHARIAS II <text:s text:c="35"/></text:p>
          </table:table-cell>
          <table:table-cell office:value-type="string">
            <text:p>The Journal of Venomous Animals and Toxins Including Tropical Diseases (CD-RO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99</text:p>
          </table:table-cell>
          <table:table-cell office:value-type="string">
            <text:p>ENGENHARIAS II <text:s text:c="35"/></text:p>
          </table:table-cell>
          <table:table-cell office:value-type="string">
            <text:p>The Journal of Venomous Animals and Toxins Including Tropical Disease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41X</text:p>
          </table:table-cell>
          <table:table-cell office:value-type="string">
            <text:p>ENGENHARIAS II <text:s text:c="35"/></text:p>
          </table:table-cell>
          <table:table-cell office:value-type="string">
            <text:p>The Journal of Wildlife Manag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0707</text:p>
          </table:table-cell>
          <table:table-cell office:value-type="string">
            <text:p>ENGENHARIAS II <text:s text:c="35"/></text:p>
          </table:table-cell>
          <table:table-cell office:value-type="string">
            <text:p>The Open Biotechnology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396X</text:p>
          </table:table-cell>
          <table:table-cell office:value-type="string">
            <text:p>ENGENHARIAS II <text:s text:c="35"/></text:p>
          </table:table-cell>
          <table:table-cell office:value-type="string">
            <text:p>The Open Thermodynamics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4-4785</text:p>
          </table:table-cell>
          <table:table-cell office:value-type="string">
            <text:p>ENGENHARIAS II <text:s text:c="35"/></text:p>
          </table:table-cell>
          <table:table-cell office:value-type="string">
            <text:p>The Quarterly Journal of Nuclear Medicine and Molecular Imaging (Testo stampat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242X</text:p>
          </table:table-cell>
          <table:table-cell office:value-type="string">
            <text:p>ENGENHARIAS II <text:s text:c="35"/></text:p>
          </table:table-cell>
          <table:table-cell office:value-type="string">
            <text:p>The Reading Matrix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8555</text:p>
          </table:table-cell>
          <table:table-cell office:value-type="string">
            <text:p>ENGENHARIAS II <text:s text:c="35"/></text:p>
          </table:table-cell>
          <table:table-cell office:value-type="string">
            <text:p>The Science Teacher (Normal, Ill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442</text:p>
          </table:table-cell>
          <table:table-cell office:value-type="string">
            <text:p>ENGENHARIAS II <text:s text:c="35"/></text:p>
          </table:table-cell>
          <table:table-cell office:value-type="string">
            <text:p>Theoretical and Applied Fracture Mechan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6031</text:p>
          </table:table-cell>
          <table:table-cell office:value-type="string">
            <text:p>ENGENHARIAS II <text:s text:c="35"/></text:p>
          </table:table-cell>
          <table:table-cell office:value-type="string">
            <text:p>Thermochimica Act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6090</text:p>
          </table:table-cell>
          <table:table-cell office:value-type="string">
            <text:p>ENGENHARIAS II <text:s text:c="35"/></text:p>
          </table:table-cell>
          <table:table-cell office:value-type="string">
            <text:p>Thin Solid Film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8-9806</text:p>
          </table:table-cell>
          <table:table-cell office:value-type="string">
            <text:p>ENGENHARIAS II <text:s text:c="35"/></text:p>
          </table:table-cell>
          <table:table-cell office:value-type="string">
            <text:p>Tile &amp; Brick Internat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2276</text:p>
          </table:table-cell>
          <table:table-cell office:value-type="string">
            <text:p>ENGENHARIAS II <text:s text:c="35"/></text:p>
          </table:table-cell>
          <table:table-cell office:value-type="string">
            <text:p>TM &amp; IH. Tropical medicine and international healt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2570</text:p>
          </table:table-cell>
          <table:table-cell office:value-type="string">
            <text:p>ENGENHARIAS II <text:s text:c="35"/></text:p>
          </table:table-cell>
          <table:table-cell office:value-type="string">
            <text:p>TMS Lett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5528</text:p>
          </table:table-cell>
          <table:table-cell office:value-type="string">
            <text:p>ENGENHARIAS II <text:s text:c="35"/></text:p>
          </table:table-cell>
          <table:table-cell office:value-type="string">
            <text:p>Topics in Cataly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6080</text:p>
          </table:table-cell>
          <table:table-cell office:value-type="string">
            <text:p>ENGENHARIAS II <text:s text:c="35"/></text:p>
          </table:table-cell>
          <table:table-cell office:value-type="string">
            <text:p>Toxicological Scienc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0101</text:p>
          </table:table-cell>
          <table:table-cell office:value-type="string">
            <text:p>ENGENHARIAS II <text:s text:c="35"/></text:p>
          </table:table-cell>
          <table:table-cell office:value-type="string">
            <text:p>Toxicon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1-7844</text:p>
          </table:table-cell>
          <table:table-cell office:value-type="string">
            <text:p>ENGENHARIAS II <text:s text:c="35"/></text:p>
          </table:table-cell>
          <table:table-cell office:value-type="string">
            <text:p>Transactions - Institution of Mining and Metallurgy. Section A. Mining Industry (Cessou em 1999. Cont. ISSN 1474-9009 Transactions of the Institution of Mining and Metallurgy. Section A, Mining Technolog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1-7453</text:p>
          </table:table-cell>
          <table:table-cell office:value-type="string">
            <text:p>ENGENHARIAS II <text:s text:c="35"/></text:p>
          </table:table-cell>
          <table:table-cell office:value-type="string">
            <text:p>Transactions - Institution of Mining and Metallurgy. Section B. Applied Earth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1-9553</text:p>
          </table:table-cell>
          <table:table-cell office:value-type="string">
            <text:p>ENGENHARIAS II <text:s text:c="35"/></text:p>
          </table:table-cell>
          <table:table-cell office:value-type="string">
            <text:p>Transactions - Institution of Mining and Metallurgy. Section C. Mineral Processing &amp; Extractive Metallur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9-6264</text:p>
          </table:table-cell>
          <table:table-cell office:value-type="string">
            <text:p>ENGENHARIAS II <text:s text:c="35"/></text:p>
          </table:table-cell>
          <table:table-cell office:value-type="string">
            <text:p>Transactions of Materials and Heat Treat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18X</text:p>
          </table:table-cell>
          <table:table-cell office:value-type="string">
            <text:p>ENGENHARIAS II <text:s text:c="35"/></text:p>
          </table:table-cell>
          <table:table-cell office:value-type="string">
            <text:p>Transactions of the American Nuclear Societ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7-6822</text:p>
          </table:table-cell>
          <table:table-cell office:value-type="string">
            <text:p>ENGENHARIAS II <text:s text:c="35"/></text:p>
          </table:table-cell>
          <table:table-cell office:value-type="string">
            <text:p>Transactions of the American Society of Mechanical Engine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2351</text:p>
          </table:table-cell>
          <table:table-cell office:value-type="string">
            <text:p>ENGENHARIAS II <text:s text:c="35"/></text:p>
          </table:table-cell>
          <table:table-cell office:value-type="string">
            <text:p>Transactions of the ASAE (Cessou em 2005. Cont. Transactions of the ASAB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15-8977</text:p>
          </table:table-cell>
          <table:table-cell office:value-type="string">
            <text:p>ENGENHARIAS II <text:s text:c="35"/></text:p>
          </table:table-cell>
          <table:table-cell office:value-type="string">
            <text:p>Transactions of the Canadian Society for Mechanical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2967</text:p>
          </table:table-cell>
          <table:table-cell office:value-type="string">
            <text:p>ENGENHARIAS II <text:s text:c="35"/></text:p>
          </table:table-cell>
          <table:table-cell office:value-type="string">
            <text:p>Transactions of the Institute of Metal Finish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9203</text:p>
          </table:table-cell>
          <table:table-cell office:value-type="string">
            <text:p>ENGENHARIAS II <text:s text:c="35"/></text:p>
          </table:table-cell>
          <table:table-cell office:value-type="string">
            <text:p>Transactions of the Royal Society of Tropical Medicine and Hygie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7578</text:p>
          </table:table-cell>
          <table:table-cell office:value-type="string">
            <text:p>ENGENHARIAS II <text:s text:c="35"/></text:p>
          </table:table-cell>
          <table:table-cell office:value-type="string">
            <text:p>Transfusion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4285</text:p>
          </table:table-cell>
          <table:table-cell office:value-type="string">
            <text:p>ENGENHARIAS II <text:s text:c="35"/></text:p>
          </table:table-cell>
          <table:table-cell office:value-type="string">
            <text:p>Transition Metal Chemistry (Weinhei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345</text:p>
          </table:table-cell>
          <table:table-cell office:value-type="string">
            <text:p>ENGENHARIAS II <text:s text:c="35"/></text:p>
          </table:table-cell>
          <table:table-cell office:value-type="string">
            <text:p>Transplantation Proceeding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3913</text:p>
          </table:table-cell>
          <table:table-cell office:value-type="string">
            <text:p>ENGENHARIAS II <text:s text:c="35"/></text:p>
          </table:table-cell>
          <table:table-cell office:value-type="string">
            <text:p>Transport in Porous Medi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8635</text:p>
          </table:table-cell>
          <table:table-cell office:value-type="string">
            <text:p>ENGENHARIAS II <text:s text:c="35"/></text:p>
          </table:table-cell>
          <table:table-cell office:value-type="string">
            <text:p>Trends in Chromatograph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4842</text:p>
          </table:table-cell>
          <table:table-cell office:value-type="string">
            <text:p>ENGENHARIAS II <text:s text:c="35"/></text:p>
          </table:table-cell>
          <table:table-cell office:value-type="string">
            <text:p>Trends in Heat, Mass &amp; Momentum Transfe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679X</text:p>
          </table:table-cell>
          <table:table-cell office:value-type="string">
            <text:p>ENGENHARIAS II <text:s text:c="35"/></text:p>
          </table:table-cell>
          <table:table-cell office:value-type="string">
            <text:p>Tribology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7-0214</text:p>
          </table:table-cell>
          <table:table-cell office:value-type="string">
            <text:p>ENGENHARIAS II <text:s text:c="35"/></text:p>
          </table:table-cell>
          <table:table-cell office:value-type="string">
            <text:p>Tsinghua Science and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3207</text:p>
          </table:table-cell>
          <table:table-cell office:value-type="string">
            <text:p>ENGENHARIAS II <text:s text:c="35"/></text:p>
          </table:table-cell>
          <table:table-cell office:value-type="string">
            <text:p>TUGboat (Providence, R.I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228</text:p>
          </table:table-cell>
          <table:table-cell office:value-type="string">
            <text:p>ENGENHARIAS II <text:s text:c="35"/></text:p>
          </table:table-cell>
          <table:table-cell office:value-type="string">
            <text:p>UFES. Revista de Odontologia (Cessou em 2008. Cont. ISSN 2175-3946 Revista Brasileira de Pesquisa em Saúd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624X</text:p>
          </table:table-cell>
          <table:table-cell office:value-type="string">
            <text:p>ENGENHARIAS II <text:s text:c="35"/></text:p>
          </table:table-cell>
          <table:table-cell office:value-type="string">
            <text:p>Ultrasonics (Guildfor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177</text:p>
          </table:table-cell>
          <table:table-cell office:value-type="string">
            <text:p>ENGENHARIAS II <text:s text:c="35"/></text:p>
          </table:table-cell>
          <table:table-cell office:value-type="string">
            <text:p>Ultrasonics Son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1787</text:p>
          </table:table-cell>
          <table:table-cell office:value-type="string">
            <text:p>ENGENHARIAS II <text:s text:c="35"/></text:p>
          </table:table-cell>
          <table:table-cell office:value-type="string">
            <text:p>Utilities Polic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410X</text:p>
          </table:table-cell>
          <table:table-cell office:value-type="string">
            <text:p>ENGENHARIAS II <text:s text:c="35"/></text:p>
          </table:table-cell>
          <table:table-cell office:value-type="string">
            <text:p>Vaccine (Guild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207X</text:p>
          </table:table-cell>
          <table:table-cell office:value-type="string">
            <text:p>ENGENHARIAS II <text:s text:c="35"/></text:p>
          </table:table-cell>
          <table:table-cell office:value-type="string">
            <text:p>Vacuum (Oxfor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5131</text:p>
          </table:table-cell>
          <table:table-cell office:value-type="string">
            <text:p>ENGENHARIAS II <text:s text:c="35"/></text:p>
          </table:table-cell>
          <table:table-cell office:value-type="string">
            <text:p>Vária Escri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775</text:p>
          </table:table-cell>
          <table:table-cell office:value-type="string">
            <text:p>ENGENHARIAS II <text:s text:c="35"/></text:p>
          </table:table-cell>
          <table:table-cell office:value-type="string">
            <text:p>Varia História (UFMG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3667</text:p>
          </table:table-cell>
          <table:table-cell office:value-type="string">
            <text:p>ENGENHARIAS II <text:s text:c="35"/></text:p>
          </table:table-cell>
          <table:table-cell office:value-type="string">
            <text:p>Vector Borne and Zoonotic Diseases (Larchmont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2-1696</text:p>
          </table:table-cell>
          <table:table-cell office:value-type="string">
            <text:p>ENGENHARIAS II <text:s text:c="35"/></text:p>
          </table:table-cell>
          <table:table-cell office:value-type="string">
            <text:p>Vestnik Rossijskoj Akademii Estestvennyh Nauk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6-5835</text:p>
          </table:table-cell>
          <table:table-cell office:value-type="string">
            <text:p>ENGENHARIAS II <text:s text:c="35"/></text:p>
          </table:table-cell>
          <table:table-cell office:value-type="string">
            <text:p>Vestnik Tambovskogo Gosudarstvennogo Tehniceskogo Universiteta / Transactions of the Tambov State Technical Universit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463</text:p>
          </table:table-cell>
          <table:table-cell office:value-type="string">
            <text:p>ENGENHARIAS II <text:s text:c="35"/></text:p>
          </table:table-cell>
          <table:table-cell office:value-type="string">
            <text:p>Veterinária Notícias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017</text:p>
          </table:table-cell>
          <table:table-cell office:value-type="string">
            <text:p>ENGENHARIAS II <text:s text:c="35"/></text:p>
          </table:table-cell>
          <table:table-cell office:value-type="string">
            <text:p>Veterinary Parasit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4900</text:p>
          </table:table-cell>
          <table:table-cell office:value-type="string">
            <text:p>ENGENHARIAS II <text:s text:c="35"/></text:p>
          </table:table-cell>
          <table:table-cell office:value-type="string">
            <text:p>Veterinary Recor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2031</text:p>
          </table:table-cell>
          <table:table-cell office:value-type="string">
            <text:p>ENGENHARIAS II <text:s text:c="35"/></text:p>
          </table:table-cell>
          <table:table-cell office:value-type="string">
            <text:p>Vibrational Spectroscop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6822</text:p>
          </table:table-cell>
          <table:table-cell office:value-type="string">
            <text:p>ENGENHARIAS II <text:s text:c="35"/></text:p>
          </table:table-cell>
          <table:table-cell office:value-type="string">
            <text:p>Virology (New York, N.Y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702</text:p>
          </table:table-cell>
          <table:table-cell office:value-type="string">
            <text:p>ENGENHARIAS II <text:s text:c="35"/></text:p>
          </table:table-cell>
          <table:table-cell office:value-type="string">
            <text:p>Virus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192</text:p>
          </table:table-cell>
          <table:table-cell office:value-type="string">
            <text:p>ENGENHARIAS II <text:s text:c="35"/></text:p>
          </table:table-cell>
          <table:table-cell office:value-type="string">
            <text:p>Visão Acadêmica (Curitib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5-6196</text:p>
          </table:table-cell>
          <table:table-cell office:value-type="string">
            <text:p>ENGENHARIAS II <text:s text:c="35"/></text:p>
          </table:table-cell>
          <table:table-cell office:value-type="string">
            <text:p>Waste Manage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3669</text:p>
          </table:table-cell>
          <table:table-cell office:value-type="string">
            <text:p>ENGENHARIAS II <text:s text:c="35"/></text:p>
          </table:table-cell>
          <table:table-cell office:value-type="string">
            <text:p>Waste Management &amp; Research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053X</text:p>
          </table:table-cell>
          <table:table-cell office:value-type="string">
            <text:p>ENGENHARIAS II <text:s text:c="35"/></text:p>
          </table:table-cell>
          <table:table-cell office:value-type="string">
            <text:p>Waste Management (Elms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5913</text:p>
          </table:table-cell>
          <table:table-cell office:value-type="string">
            <text:p>ENGENHARIAS II <text:s text:c="35"/></text:p>
          </table:table-cell>
          <table:table-cell office:value-type="string">
            <text:p>Waste Management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1354</text:p>
          </table:table-cell>
          <table:table-cell office:value-type="string">
            <text:p>ENGENHARIAS II <text:s text:c="35"/></text:p>
          </table:table-cell>
          <table:table-cell office:value-type="string">
            <text:p>Water Research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1223</text:p>
          </table:table-cell>
          <table:table-cell office:value-type="string">
            <text:p>ENGENHARIAS II <text:s text:c="35"/></text:p>
          </table:table-cell>
          <table:table-cell office:value-type="string">
            <text:p>Water Science and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1917</text:p>
          </table:table-cell>
          <table:table-cell office:value-type="string">
            <text:p>ENGENHARIAS II <text:s text:c="35"/></text:p>
          </table:table-cell>
          <table:table-cell office:value-type="string">
            <text:p>Water Supply (Cessou em 2000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6979</text:p>
          </table:table-cell>
          <table:table-cell office:value-type="string">
            <text:p>ENGENHARIAS II <text:s text:c="35"/></text:p>
          </table:table-cell>
          <table:table-cell office:value-type="string">
            <text:p>Water, Air and Soil Pollu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7230</text:p>
          </table:table-cell>
          <table:table-cell office:value-type="string">
            <text:p>ENGENHARIAS II <text:s text:c="35"/></text:p>
          </table:table-cell>
          <table:table-cell office:value-type="string">
            <text:p>Water, Air, &amp; Soil Pollution. Focu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1648</text:p>
          </table:table-cell>
          <table:table-cell office:value-type="string">
            <text:p>ENGENHARIAS II <text:s text:c="35"/></text:p>
          </table:table-cell>
          <table:table-cell office:value-type="string">
            <text:p>Wear (Lausan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7116</text:p>
          </table:table-cell>
          <table:table-cell office:value-type="string">
            <text:p>ENGENHARIAS II <text:s text:c="35"/></text:p>
          </table:table-cell>
          <table:table-cell office:value-type="string">
            <text:p>Welding Internat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4-2138</text:p>
          </table:table-cell>
          <table:table-cell office:value-type="string">
            <text:p>ENGENHARIAS II <text:s text:c="35"/></text:p>
          </table:table-cell>
          <table:table-cell office:value-type="string">
            <text:p>Welding International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4861</text:p>
          </table:table-cell>
          <table:table-cell office:value-type="string">
            <text:p>ENGENHARIAS II <text:s text:c="35"/></text:p>
          </table:table-cell>
          <table:table-cell office:value-type="string">
            <text:p>Wetlands Ecology and Manag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4275</text:p>
          </table:table-cell>
          <table:table-cell office:value-type="string">
            <text:p>ENGENHARIAS II <text:s text:c="35"/></text:p>
          </table:table-cell>
          <table:table-cell office:value-type="string">
            <text:p>Wire Journal Internat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3541</text:p>
          </table:table-cell>
          <table:table-cell office:value-type="string">
            <text:p>ENGENHARIAS II <text:s text:c="35"/></text:p>
          </table:table-cell>
          <table:table-cell office:value-type="string">
            <text:p>WIT Transactions on Ecology and the Environment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3533</text:p>
          </table:table-cell>
          <table:table-cell office:value-type="string">
            <text:p>ENGENHARIAS II <text:s text:c="35"/></text:p>
          </table:table-cell>
          <table:table-cell office:value-type="string">
            <text:p>WIT Transactions on Engineering Science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7719</text:p>
          </table:table-cell>
          <table:table-cell office:value-type="string">
            <text:p>ENGENHARIAS II <text:s text:c="35"/></text:p>
          </table:table-cell>
          <table:table-cell office:value-type="string">
            <text:p>Wood Science and Tech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993</text:p>
          </table:table-cell>
          <table:table-cell office:value-type="string">
            <text:p>ENGENHARIAS II <text:s text:c="35"/></text:p>
          </table:table-cell>
          <table:table-cell office:value-type="string">
            <text:p>World Journal of Microbiology &amp;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0972</text:p>
          </table:table-cell>
          <table:table-cell office:value-type="string">
            <text:p>ENGENHARIAS II <text:s text:c="35"/></text:p>
          </table:table-cell>
          <table:table-cell office:value-type="string">
            <text:p>World Journal of Microbiology and Biotechn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0-1147</text:p>
          </table:table-cell>
          <table:table-cell office:value-type="string">
            <text:p>ENGENHARIAS II <text:s text:c="35"/></text:p>
          </table:table-cell>
          <table:table-cell office:value-type="string">
            <text:p>World Journal of Nuclear Medicin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6-729X</text:p>
          </table:table-cell>
          <table:table-cell office:value-type="string">
            <text:p>ENGENHARIAS II <text:s text:c="35"/></text:p>
          </table:table-cell>
          <table:table-cell office:value-type="string">
            <text:p>World Mining Equip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3-2394</text:p>
          </table:table-cell>
          <table:table-cell office:value-type="string">
            <text:p>ENGENHARIAS II <text:s text:c="35"/></text:p>
          </table:table-cell>
          <table:table-cell office:value-type="string">
            <text:p>World of Metallurgy, Erzmetal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2-2190</text:p>
          </table:table-cell>
          <table:table-cell office:value-type="string">
            <text:p>ENGENHARIAS II <text:s text:c="35"/></text:p>
          </table:table-cell>
          <table:table-cell office:value-type="string">
            <text:p>World Patent Inform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8246</text:p>
          </table:table-cell>
          <table:table-cell office:value-type="string">
            <text:p>ENGENHARIAS II <text:s text:c="35"/></text:p>
          </table:table-cell>
          <table:table-cell office:value-type="string">
            <text:p>X-Ray Spectrome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503X</text:p>
          </table:table-cell>
          <table:table-cell office:value-type="string">
            <text:p>ENGENHARIAS II <text:s text:c="35"/></text:p>
          </table:table-cell>
          <table:table-cell office:value-type="string">
            <text:p>Yeast (Chichester, Englan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4-1107</text:p>
          </table:table-cell>
          <table:table-cell office:value-type="string">
            <text:p>ENGENHARIAS II <text:s text:c="35"/></text:p>
          </table:table-cell>
          <table:table-cell office:value-type="string">
            <text:p>Zagotovitelnye proizvodstva v masinostroenii / Blanking Productions in Mechanical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2313</text:p>
          </table:table-cell>
          <table:table-cell office:value-type="string">
            <text:p>ENGENHARIAS II <text:s text:c="35"/></text:p>
          </table:table-cell>
          <table:table-cell office:value-type="string">
            <text:p>Zeitschrift fur Anorganische und Allgemeine Chemie (1950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2968</text:p>
          </table:table-cell>
          <table:table-cell office:value-type="string">
            <text:p>ENGENHARIAS II <text:s text:c="35"/></text:p>
          </table:table-cell>
          <table:table-cell office:value-type="string">
            <text:p>Zeitschrift für Kristallographi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7266</text:p>
          </table:table-cell>
          <table:table-cell office:value-type="string">
            <text:p>ENGENHARIAS II <text:s text:c="35"/></text:p>
          </table:table-cell>
          <table:table-cell office:value-type="string">
            <text:p>Zeitschrift für Kristallographie. New Crystal Structur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3093</text:p>
          </table:table-cell>
          <table:table-cell office:value-type="string">
            <text:p>ENGENHARIAS II <text:s text:c="35"/></text:p>
          </table:table-cell>
          <table:table-cell office:value-type="string">
            <text:p>Zeitschrift für Metallkunde (Cessou em 2006. Cont. ISSN 1862-5282 International Journal of Materials Research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776</text:p>
          </table:table-cell>
          <table:table-cell office:value-type="string">
            <text:p>ENGENHARIAS II <text:s text:c="35"/></text:p>
          </table:table-cell>
          <table:table-cell office:value-type="string">
            <text:p>Zeitschrift für Naturforschung. B, A Journal of Chemical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2-4397</text:p>
          </table:table-cell>
          <table:table-cell office:value-type="string">
            <text:p>ENGENHARIAS II <text:s text:c="35"/></text:p>
          </table:table-cell>
          <table:table-cell office:value-type="string">
            <text:p>ZKG International (Cessou em 1994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8-7269</text:p>
          </table:table-cell>
          <table:table-cell office:value-type="string">
            <text:p>ENGENHARIAS II <text:s text:c="35"/></text:p>
          </table:table-cell>
          <table:table-cell office:value-type="string">
            <text:p>Zootecnia Tropical - FONAIA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2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27:38</dc:date>
    <dc:creator>Marco Silva</dc:creator>
    <meta:document-statistic meta:table-count="1" meta:cell-count="8354" meta:object-count="0"/>
    <meta:generator>OpenOffice.org/3.2$Unix OpenOffice.org_project/320m12$Build-9483</meta:generator>
  </office:meta>
</office:document-meta>
</file>